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 style:data-style-name="N100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022202" calcext:value-type="float">
            <text:p>2.2202E-05</text:p>
          </table:table-cell>
          <table:table-cell office:value-type="float" office:value="0.000167051" calcext:value-type="float">
            <text:p>0.000167051</text:p>
          </table:table-cell>
          <table:table-cell office:value-type="float" office:value="0.000014219" calcext:value-type="float">
            <text:p>1.4219E-05</text:p>
          </table:table-cell>
          <table:table-cell office:value-type="float" office:value="0.000167051" calcext:value-type="float">
            <text:p>0.000167051</text:p>
          </table:table-cell>
          <table:table-cell office:value-type="float" office:value="0.000014219" calcext:value-type="float">
            <text:p>1.4219E-05</text:p>
          </table:table-cell>
          <table:table-cell office:value-type="float" office:value="0.000167051" calcext:value-type="float">
            <text:p>0.000167051</text:p>
          </table:table-cell>
          <table:table-cell office:value-type="float" office:value="0.000014219" calcext:value-type="float">
            <text:p>1.4219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0013798" calcext:value-type="float">
            <text:p>1.3798E-05</text:p>
          </table:table-cell>
          <table:table-cell office:value-type="float" office:value="0.000019541" calcext:value-type="float">
            <text:p>1.9541E-05</text:p>
          </table:table-cell>
          <table:table-cell office:value-type="float" office:value="0.000030453" calcext:value-type="float">
            <text:p>3.0453E-05</text:p>
          </table:table-cell>
          <table:table-cell office:value-type="float" office:value="0.000019541" calcext:value-type="float">
            <text:p>1.9541E-05</text:p>
          </table:table-cell>
          <table:table-cell office:value-type="float" office:value="0.000030453" calcext:value-type="float">
            <text:p>3.0453E-05</text:p>
          </table:table-cell>
          <table:table-cell office:value-type="float" office:value="0.000019541" calcext:value-type="float">
            <text:p>1.9541E-05</text:p>
          </table:table-cell>
          <table:table-cell office:value-type="float" office:value="0.000030453" calcext:value-type="float">
            <text:p>3.0453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021555" calcext:value-type="float">
            <text:p>2.1555E-05</text:p>
          </table:table-cell>
          <table:table-cell office:value-type="float" office:value="0.000084138" calcext:value-type="float">
            <text:p>8.4138E-05</text:p>
          </table:table-cell>
          <table:table-cell office:value-type="float" office:value="0.000048307" calcext:value-type="float">
            <text:p>4.8307E-05</text:p>
          </table:table-cell>
          <table:table-cell office:value-type="float" office:value="0.000168276" calcext:value-type="float">
            <text:p>0.000168276</text:p>
          </table:table-cell>
          <table:table-cell office:value-type="float" office:value="0.000096614" calcext:value-type="float">
            <text:p>9.6614E-05</text:p>
          </table:table-cell>
          <table:table-cell office:value-type="float" office:value="0.000042069" calcext:value-type="float">
            <text:p>4.2069E-05</text:p>
          </table:table-cell>
          <table:table-cell office:value-type="float" office:value="0.0000241535" calcext:value-type="float">
            <text:p>2.41535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0013855" calcext:value-type="float">
            <text:p>1.3855E-05</text:p>
          </table:table-cell>
          <table:table-cell office:value-type="float" office:value="0.000041975" calcext:value-type="float">
            <text:p>4.1975E-05</text:p>
          </table:table-cell>
          <table:table-cell office:value-type="float" office:value="0.000040274" calcext:value-type="float">
            <text:p>4.0274E-05</text:p>
          </table:table-cell>
          <table:table-cell office:value-type="float" office:value="0.00008395" calcext:value-type="float">
            <text:p>8.395E-05</text:p>
          </table:table-cell>
          <table:table-cell office:value-type="float" office:value="0.000080548" calcext:value-type="float">
            <text:p>8.0548E-05</text:p>
          </table:table-cell>
          <table:table-cell office:value-type="float" office:value="0.0000209875" calcext:value-type="float">
            <text:p>2.09875E-05</text:p>
          </table:table-cell>
          <table:table-cell office:value-type="float" office:value="0.000020137" calcext:value-type="float">
            <text:p>2.0137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025646" calcext:value-type="float">
            <text:p>2.5646E-05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00083489" calcext:value-type="float">
            <text:p>8.3489E-05</text:p>
          </table:table-cell>
          <table:table-cell office:value-type="float" office:value="0.00031329" calcext:value-type="float">
            <text:p>0.00031329</text:p>
          </table:table-cell>
          <table:table-cell office:value-type="float" office:value="0.000250467" calcext:value-type="float">
            <text:p>0.000250467</text:p>
          </table:table-cell>
          <table:table-cell office:value-type="float" office:value="0.00003481" calcext:value-type="float">
            <text:p>3.481E-05</text:p>
          </table:table-cell>
          <table:table-cell office:value-type="float" office:value="0.0000278296666666667" calcext:value-type="float">
            <text:p>2.78296666666667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0011951" calcext:value-type="float">
            <text:p>1.1951E-05</text:p>
          </table:table-cell>
          <table:table-cell office:value-type="float" office:value="0.000030435" calcext:value-type="float">
            <text:p>3.0435E-05</text:p>
          </table:table-cell>
          <table:table-cell office:value-type="float" office:value="0.000063727" calcext:value-type="float">
            <text:p>6.3727E-05</text:p>
          </table:table-cell>
          <table:table-cell office:value-type="float" office:value="0.000091305" calcext:value-type="float">
            <text:p>9.1305E-05</text:p>
          </table:table-cell>
          <table:table-cell office:value-type="float" office:value="0.000191181" calcext:value-type="float">
            <text:p>0.000191181</text:p>
          </table:table-cell>
          <table:table-cell office:value-type="float" office:value="0.000010145" calcext:value-type="float">
            <text:p>1.0145E-05</text:p>
          </table:table-cell>
          <table:table-cell office:value-type="float" office:value="0.0000212423333333333" calcext:value-type="float">
            <text:p>2.12423333333333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023537" calcext:value-type="float">
            <text:p>2.3537E-05</text:p>
          </table:table-cell>
          <table:table-cell office:value-type="float" office:value="0.000131776" calcext:value-type="float">
            <text:p>0.000131776</text:p>
          </table:table-cell>
          <table:table-cell office:value-type="float" office:value="0.000083898" calcext:value-type="float">
            <text:p>8.3898E-05</text:p>
          </table:table-cell>
          <table:table-cell office:value-type="float" office:value="0.000527104" calcext:value-type="float">
            <text:p>0.000527104</text:p>
          </table:table-cell>
          <table:table-cell office:value-type="float" office:value="0.000335592" calcext:value-type="float">
            <text:p>0.000335592</text:p>
          </table:table-cell>
          <table:table-cell office:value-type="float" office:value="0.000032944" calcext:value-type="float">
            <text:p>3.2944E-05</text:p>
          </table:table-cell>
          <table:table-cell office:value-type="float" office:value="0.0000209745" calcext:value-type="float">
            <text:p>2.09745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0024394" calcext:value-type="float">
            <text:p>2.4394E-05</text:p>
          </table:table-cell>
          <table:table-cell office:value-type="float" office:value="0.000036039" calcext:value-type="float">
            <text:p>3.6039E-05</text:p>
          </table:table-cell>
          <table:table-cell office:value-type="float" office:value="0.000076779" calcext:value-type="float">
            <text:p>7.6779E-05</text:p>
          </table:table-cell>
          <table:table-cell office:value-type="float" office:value="0.000144156" calcext:value-type="float">
            <text:p>0.000144156</text:p>
          </table:table-cell>
          <table:table-cell office:value-type="float" office:value="0.000307116" calcext:value-type="float">
            <text:p>0.000307116</text:p>
          </table:table-cell>
          <table:table-cell office:value-type="float" office:value="0.00000900975" calcext:value-type="float">
            <text:p>9.00975E-06</text:p>
          </table:table-cell>
          <table:table-cell office:value-type="float" office:value="0.00001919475" calcext:value-type="float">
            <text:p>1.919475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023242" calcext:value-type="float">
            <text:p>2.3242E-05</text:p>
          </table:table-cell>
          <table:table-cell office:value-type="float" office:value="0.000125267" calcext:value-type="float">
            <text:p>0.000125267</text:p>
          </table:table-cell>
          <table:table-cell office:value-type="float" office:value="0.000059695" calcext:value-type="float">
            <text:p>5.9695E-05</text:p>
          </table:table-cell>
          <table:table-cell office:value-type="float" office:value="0.000626335" calcext:value-type="float">
            <text:p>0.000626335</text:p>
          </table:table-cell>
          <table:table-cell office:value-type="float" office:value="0.000298475" calcext:value-type="float">
            <text:p>0.000298475</text:p>
          </table:table-cell>
          <table:table-cell office:value-type="float" office:value="0.0000250534" calcext:value-type="float">
            <text:p>2.50534E-05</text:p>
          </table:table-cell>
          <table:table-cell office:value-type="float" office:value="0.000011939" calcext:value-type="float">
            <text:p>1.1939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0015794" calcext:value-type="float">
            <text:p>1.5794E-05</text:p>
          </table:table-cell>
          <table:table-cell office:value-type="float" office:value="0.000101519" calcext:value-type="float">
            <text:p>0.000101519</text:p>
          </table:table-cell>
          <table:table-cell office:value-type="float" office:value="0.000055971" calcext:value-type="float">
            <text:p>5.5971E-05</text:p>
          </table:table-cell>
          <table:table-cell office:value-type="float" office:value="0.000507595" calcext:value-type="float">
            <text:p>0.000507595</text:p>
          </table:table-cell>
          <table:table-cell office:value-type="float" office:value="0.000279855" calcext:value-type="float">
            <text:p>0.000279855</text:p>
          </table:table-cell>
          <table:table-cell office:value-type="float" office:value="0.0000203038" calcext:value-type="float">
            <text:p>2.03038E-05</text:p>
          </table:table-cell>
          <table:table-cell office:value-type="float" office:value="0.0000111942" calcext:value-type="float">
            <text:p>1.11942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29171" calcext:value-type="float">
            <text:p>2.9171E-05</text:p>
          </table:table-cell>
          <table:table-cell office:value-type="float" office:value="0.000173074" calcext:value-type="float">
            <text:p>0.000173074</text:p>
          </table:table-cell>
          <table:table-cell office:value-type="float" office:value="0.000060577" calcext:value-type="float">
            <text:p>6.0577E-05</text:p>
          </table:table-cell>
          <table:table-cell office:value-type="float" office:value="0.001038444" calcext:value-type="float">
            <text:p>0.001038444</text:p>
          </table:table-cell>
          <table:table-cell office:value-type="float" office:value="0.000363462" calcext:value-type="float">
            <text:p>0.000363462</text:p>
          </table:table-cell>
          <table:table-cell office:value-type="float" office:value="0.0000288456666666667" calcext:value-type="float">
            <text:p>2.88456666666667E-05</text:p>
          </table:table-cell>
          <table:table-cell office:value-type="float" office:value="0.0000100961666666667" calcext:value-type="float">
            <text:p>1.00961666666667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0023692" calcext:value-type="float">
            <text:p>2.3692E-05</text:p>
          </table:table-cell>
          <table:table-cell office:value-type="float" office:value="0.000053994" calcext:value-type="float">
            <text:p>5.3994E-05</text:p>
          </table:table-cell>
          <table:table-cell office:value-type="float" office:value="0.000045014" calcext:value-type="float">
            <text:p>4.5014E-05</text:p>
          </table:table-cell>
          <table:table-cell office:value-type="float" office:value="0.000323964" calcext:value-type="float">
            <text:p>0.000323964</text:p>
          </table:table-cell>
          <table:table-cell office:value-type="float" office:value="0.000270084" calcext:value-type="float">
            <text:p>0.000270084</text:p>
          </table:table-cell>
          <table:table-cell office:value-type="float" office:value="0.000008999" calcext:value-type="float">
            <text:p>8.999E-06</text:p>
          </table:table-cell>
          <table:table-cell office:value-type="float" office:value="0.00000750233333333333" calcext:value-type="float">
            <text:p>7.50233333333333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027476" calcext:value-type="float">
            <text:p>2.7476E-05</text:p>
          </table:table-cell>
          <table:table-cell office:value-type="float" office:value="0.000099289" calcext:value-type="float">
            <text:p>9.9289E-05</text:p>
          </table:table-cell>
          <table:table-cell office:value-type="float" office:value="0.000063667" calcext:value-type="float">
            <text:p>6.3667E-05</text:p>
          </table:table-cell>
          <table:table-cell office:value-type="float" office:value="0.000695023" calcext:value-type="float">
            <text:p>0.000695023</text:p>
          </table:table-cell>
          <table:table-cell office:value-type="float" office:value="0.000445669" calcext:value-type="float">
            <text:p>0.000445669</text:p>
          </table:table-cell>
          <table:table-cell office:value-type="float" office:value="0.0000141841428571429" calcext:value-type="float">
            <text:p>1.41841428571429E-05</text:p>
          </table:table-cell>
          <table:table-cell office:value-type="float" office:value="0.00000909528571428572" calcext:value-type="float">
            <text:p>9.09528571428572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0016043" calcext:value-type="float">
            <text:p>1.6043E-05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0.000039231" calcext:value-type="float">
            <text:p>3.9231E-05</text:p>
          </table:table-cell>
          <table:table-cell office:value-type="float" office:value="0.0002457" calcext:value-type="float">
            <text:p>0.0002457</text:p>
          </table:table-cell>
          <table:table-cell office:value-type="float" office:value="0.000274617" calcext:value-type="float">
            <text:p>0.000274617</text:p>
          </table:table-cell>
          <table:table-cell office:value-type="float" office:value="0.00000501428571428571" calcext:value-type="float">
            <text:p>5.01428571428571E-06</text:p>
          </table:table-cell>
          <table:table-cell office:value-type="float" office:value="0.00000560442857142857" calcext:value-type="float">
            <text:p>5.60442857142857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027306" calcext:value-type="float">
            <text:p>2.7306E-05</text:p>
          </table:table-cell>
          <table:table-cell office:value-type="float" office:value="0.000109761" calcext:value-type="float">
            <text:p>0.000109761</text:p>
          </table:table-cell>
          <table:table-cell office:value-type="float" office:value="0.000075762" calcext:value-type="float">
            <text:p>7.5762E-05</text:p>
          </table:table-cell>
          <table:table-cell office:value-type="float" office:value="0.000878088" calcext:value-type="float">
            <text:p>0.000878088</text:p>
          </table:table-cell>
          <table:table-cell office:value-type="float" office:value="0.000606096" calcext:value-type="float">
            <text:p>0.000606096</text:p>
          </table:table-cell>
          <table:table-cell office:value-type="float" office:value="0.000013720125" calcext:value-type="float">
            <text:p>1.3720125E-05</text:p>
          </table:table-cell>
          <table:table-cell office:value-type="float" office:value="0.00000947025" calcext:value-type="float">
            <text:p>9.4702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0014373" calcext:value-type="float">
            <text:p>1.4373E-05</text:p>
          </table:table-cell>
          <table:table-cell office:value-type="float" office:value="0.000062336" calcext:value-type="float">
            <text:p>6.2336E-05</text:p>
          </table:table-cell>
          <table:table-cell office:value-type="float" office:value="0.000040477" calcext:value-type="float">
            <text:p>4.0477E-05</text:p>
          </table:table-cell>
          <table:table-cell office:value-type="float" office:value="0.000498688" calcext:value-type="float">
            <text:p>0.000498688</text:p>
          </table:table-cell>
          <table:table-cell office:value-type="float" office:value="0.000323816" calcext:value-type="float">
            <text:p>0.000323816</text:p>
          </table:table-cell>
          <table:table-cell office:value-type="float" office:value="0.000007792" calcext:value-type="float">
            <text:p>7.792E-06</text:p>
          </table:table-cell>
          <table:table-cell office:value-type="float" office:value="0.000005059625" calcext:value-type="float">
            <text:p>5.05962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29518" calcext:value-type="float">
            <text:p>2.9518E-05</text:p>
          </table:table-cell>
          <table:table-cell office:value-type="float" office:value="0.00014799" calcext:value-type="float">
            <text:p>0.00014799</text:p>
          </table:table-cell>
          <table:table-cell office:value-type="float" office:value="0.000077085" calcext:value-type="float">
            <text:p>7.7085E-05</text:p>
          </table:table-cell>
          <table:table-cell office:value-type="float" office:value="0.00133191" calcext:value-type="float">
            <text:p>0.00133191</text:p>
          </table:table-cell>
          <table:table-cell office:value-type="float" office:value="0.000693765" calcext:value-type="float">
            <text:p>0.000693765</text:p>
          </table:table-cell>
          <table:table-cell office:value-type="float" office:value="0.0000164433333333333" calcext:value-type="float">
            <text:p>1.64433333333333E-05</text:p>
          </table:table-cell>
          <table:table-cell office:value-type="float" office:value="0.000008565" calcext:value-type="float">
            <text:p>8.56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0013913" calcext:value-type="float">
            <text:p>1.3913E-05</text:p>
          </table:table-cell>
          <table:table-cell office:value-type="float" office:value="0.000086114" calcext:value-type="float">
            <text:p>8.6114E-05</text:p>
          </table:table-cell>
          <table:table-cell office:value-type="float" office:value="0.000038987" calcext:value-type="float">
            <text:p>3.8987E-05</text:p>
          </table:table-cell>
          <table:table-cell office:value-type="float" office:value="0.000775026" calcext:value-type="float">
            <text:p>0.000775026</text:p>
          </table:table-cell>
          <table:table-cell office:value-type="float" office:value="0.000350883" calcext:value-type="float">
            <text:p>0.000350883</text:p>
          </table:table-cell>
          <table:table-cell office:value-type="float" office:value="0.00000956822222222222" calcext:value-type="float">
            <text:p>9.56822222222222E-06</text:p>
          </table:table-cell>
          <table:table-cell office:value-type="float" office:value="0.00000433188888888889" calcext:value-type="float">
            <text:p>4.33188888888889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02686" calcext:value-type="float">
            <text:p>2.686E-05</text:p>
          </table:table-cell>
          <table:table-cell office:value-type="float" office:value="0.000136762" calcext:value-type="float">
            <text:p>0.000136762</text:p>
          </table:table-cell>
          <table:table-cell office:value-type="float" office:value="0.000092648" calcext:value-type="float">
            <text:p>9.2648E-05</text:p>
          </table:table-cell>
          <table:table-cell office:value-type="float" office:value="0.00136762" calcext:value-type="float">
            <text:p>0.00136762</text:p>
          </table:table-cell>
          <table:table-cell office:value-type="float" office:value="0.00092648" calcext:value-type="float">
            <text:p>0.00092648</text:p>
          </table:table-cell>
          <table:table-cell office:value-type="float" office:value="0.0000136762" calcext:value-type="float">
            <text:p>1.36762E-05</text:p>
          </table:table-cell>
          <table:table-cell office:value-type="float" office:value="0.0000092648" calcext:value-type="float">
            <text:p>9.2648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0015525" calcext:value-type="float">
            <text:p>1.5525E-05</text:p>
          </table:table-cell>
          <table:table-cell office:value-type="float" office:value="0.000085784" calcext:value-type="float">
            <text:p>8.5784E-05</text:p>
          </table:table-cell>
          <table:table-cell office:value-type="float" office:value="0.000017178" calcext:value-type="float">
            <text:p>1.7178E-05</text:p>
          </table:table-cell>
          <table:table-cell office:value-type="float" office:value="0.00085784" calcext:value-type="float">
            <text:p>0.00085784</text:p>
          </table:table-cell>
          <table:table-cell office:value-type="float" office:value="0.00017178" calcext:value-type="float">
            <text:p>0.00017178</text:p>
          </table:table-cell>
          <table:table-cell office:value-type="float" office:value="0.0000085784" calcext:value-type="float">
            <text:p>8.5784E-06</text:p>
          </table:table-cell>
          <table:table-cell office:value-type="float" office:value="0.0000017178" calcext:value-type="float">
            <text:p>1.7178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024512" calcext:value-type="float">
            <text:p>2.4512E-05</text:p>
          </table:table-cell>
          <table:table-cell office:value-type="float" office:value="0.000120964" calcext:value-type="float">
            <text:p>0.000120964</text:p>
          </table:table-cell>
          <table:table-cell office:value-type="float" office:value="0.000103065" calcext:value-type="float">
            <text:p>0.000103065</text:p>
          </table:table-cell>
          <table:table-cell office:value-type="float" office:value="0.001330604" calcext:value-type="float">
            <text:p>0.001330604</text:p>
          </table:table-cell>
          <table:table-cell office:value-type="float" office:value="0.001133715" calcext:value-type="float">
            <text:p>0.001133715</text:p>
          </table:table-cell>
          <table:table-cell office:value-type="float" office:value="0.0000109967272727273" calcext:value-type="float">
            <text:p>1.09967272727273E-05</text:p>
          </table:table-cell>
          <table:table-cell office:value-type="float" office:value="0.00000936954545454545" calcext:value-type="float">
            <text:p>9.3695454545454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0015387" calcext:value-type="float">
            <text:p>1.5387E-05</text:p>
          </table:table-cell>
          <table:table-cell office:value-type="float" office:value="0.00005334" calcext:value-type="float">
            <text:p>5.334E-05</text:p>
          </table:table-cell>
          <table:table-cell office:value-type="float" office:value="0.000132997" calcext:value-type="float">
            <text:p>0.000132997</text:p>
          </table:table-cell>
          <table:table-cell office:value-type="float" office:value="0.00058674" calcext:value-type="float">
            <text:p>0.00058674</text:p>
          </table:table-cell>
          <table:table-cell office:value-type="float" office:value="0.001462967" calcext:value-type="float">
            <text:p>0.001462967</text:p>
          </table:table-cell>
          <table:table-cell office:value-type="float" office:value="0.00000484909090909091" calcext:value-type="float">
            <text:p>4.84909090909091E-06</text:p>
          </table:table-cell>
          <table:table-cell office:value-type="float" office:value="0.0000120906363636364" calcext:value-type="float">
            <text:p>1.20906363636364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09959" calcext:value-type="float">
            <text:p>9.959E-05</text:p>
          </table:table-cell>
          <table:table-cell office:value-type="float" office:value="0.000133155" calcext:value-type="float">
            <text:p>0.000133155</text:p>
          </table:table-cell>
          <table:table-cell office:value-type="float" office:value="0.000128733" calcext:value-type="float">
            <text:p>0.000128733</text:p>
          </table:table-cell>
          <table:table-cell office:value-type="float" office:value="0.00159786" calcext:value-type="float">
            <text:p>0.00159786</text:p>
          </table:table-cell>
          <table:table-cell office:value-type="float" office:value="0.001544796" calcext:value-type="float">
            <text:p>0.001544796</text:p>
          </table:table-cell>
          <table:table-cell office:value-type="float" office:value="0.00001109625" calcext:value-type="float">
            <text:p>1.109625E-05</text:p>
          </table:table-cell>
          <table:table-cell office:value-type="float" office:value="0.00001072775" calcext:value-type="float">
            <text:p>1.072775E-05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0013812" calcext:value-type="float">
            <text:p>1.3812E-05</text:p>
          </table:table-cell>
          <table:table-cell office:value-type="float" office:value="0.000043237" calcext:value-type="float">
            <text:p>4.3237E-05</text:p>
          </table:table-cell>
          <table:table-cell office:value-type="float" office:value="0.00005129" calcext:value-type="float">
            <text:p>5.129E-05</text:p>
          </table:table-cell>
          <table:table-cell office:value-type="float" office:value="0.000518844" calcext:value-type="float">
            <text:p>0.000518844</text:p>
          </table:table-cell>
          <table:table-cell office:value-type="float" office:value="0.00061548" calcext:value-type="float">
            <text:p>0.00061548</text:p>
          </table:table-cell>
          <table:table-cell office:value-type="float" office:value="0.00000360308333333333" calcext:value-type="float">
            <text:p>3.60308333333333E-06</text:p>
          </table:table-cell>
          <table:table-cell office:value-type="float" office:value="0.00000427416666666667" calcext:value-type="float">
            <text:p>4.27416666666667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026744" calcext:value-type="float">
            <text:p>2.6744E-05</text:p>
          </table:table-cell>
          <table:table-cell office:value-type="float" office:value="0.000103064" calcext:value-type="float">
            <text:p>0.000103064</text:p>
          </table:table-cell>
          <table:table-cell office:value-type="float" office:value="0.000087548" calcext:value-type="float">
            <text:p>8.7548E-05</text:p>
          </table:table-cell>
          <table:table-cell office:value-type="float" office:value="0.001339832" calcext:value-type="float">
            <text:p>0.001339832</text:p>
          </table:table-cell>
          <table:table-cell office:value-type="float" office:value="0.001138124" calcext:value-type="float">
            <text:p>0.001138124</text:p>
          </table:table-cell>
          <table:table-cell office:value-type="float" office:value="0.000007928" calcext:value-type="float">
            <text:p>7.928E-06</text:p>
          </table:table-cell>
          <table:table-cell office:value-type="float" office:value="0.00000673446153846154" calcext:value-type="float">
            <text:p>6.73446153846154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0020657" calcext:value-type="float">
            <text:p>2.0657E-05</text:p>
          </table:table-cell>
          <table:table-cell office:value-type="float" office:value="0.00005822" calcext:value-type="float">
            <text:p>5.822E-05</text:p>
          </table:table-cell>
          <table:table-cell office:value-type="float" office:value="0.000092158" calcext:value-type="float">
            <text:p>9.2158E-05</text:p>
          </table:table-cell>
          <table:table-cell office:value-type="float" office:value="0.00075686" calcext:value-type="float">
            <text:p>0.00075686</text:p>
          </table:table-cell>
          <table:table-cell office:value-type="float" office:value="0.001198054" calcext:value-type="float">
            <text:p>0.001198054</text:p>
          </table:table-cell>
          <table:table-cell office:value-type="float" office:value="0.00000447846153846154" calcext:value-type="float">
            <text:p>4.47846153846154E-06</text:p>
          </table:table-cell>
          <table:table-cell office:value-type="float" office:value="0.00000708907692307692" calcext:value-type="float">
            <text:p>7.08907692307692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029082" calcext:value-type="float">
            <text:p>2.9082E-05</text:p>
          </table:table-cell>
          <table:table-cell office:value-type="float" office:value="0.000137585" calcext:value-type="float">
            <text:p>0.000137585</text:p>
          </table:table-cell>
          <table:table-cell office:value-type="float" office:value="0.000125289" calcext:value-type="float">
            <text:p>0.000125289</text:p>
          </table:table-cell>
          <table:table-cell office:value-type="float" office:value="0.00192619" calcext:value-type="float">
            <text:p>0.00192619</text:p>
          </table:table-cell>
          <table:table-cell office:value-type="float" office:value="0.001754046" calcext:value-type="float">
            <text:p>0.001754046</text:p>
          </table:table-cell>
          <table:table-cell office:value-type="float" office:value="0.0000098275" calcext:value-type="float">
            <text:p>9.8275E-06</text:p>
          </table:table-cell>
          <table:table-cell office:value-type="float" office:value="0.00000894921428571429" calcext:value-type="float">
            <text:p>8.94921428571429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0024087" calcext:value-type="float">
            <text:p>2.4087E-05</text:p>
          </table:table-cell>
          <table:table-cell office:value-type="float" office:value="0.000048148" calcext:value-type="float">
            <text:p>4.8148E-05</text:p>
          </table:table-cell>
          <table:table-cell office:value-type="float" office:value="0.000078631" calcext:value-type="float">
            <text:p>7.8631E-05</text:p>
          </table:table-cell>
          <table:table-cell office:value-type="float" office:value="0.000674072" calcext:value-type="float">
            <text:p>0.000674072</text:p>
          </table:table-cell>
          <table:table-cell office:value-type="float" office:value="0.001100834" calcext:value-type="float">
            <text:p>0.001100834</text:p>
          </table:table-cell>
          <table:table-cell office:value-type="float" office:value="0.00000343914285714286" calcext:value-type="float">
            <text:p>3.43914285714286E-06</text:p>
          </table:table-cell>
          <table:table-cell office:value-type="float" office:value="0.0000056165" calcext:value-type="float">
            <text:p>5.616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026073" calcext:value-type="float">
            <text:p>2.6073E-05</text:p>
          </table:table-cell>
          <table:table-cell office:value-type="float" office:value="0.000127374" calcext:value-type="float">
            <text:p>0.000127374</text:p>
          </table:table-cell>
          <table:table-cell office:value-type="float" office:value="0.000104945" calcext:value-type="float">
            <text:p>0.000104945</text:p>
          </table:table-cell>
          <table:table-cell office:value-type="float" office:value="0.00191061" calcext:value-type="float">
            <text:p>0.00191061</text:p>
          </table:table-cell>
          <table:table-cell office:value-type="float" office:value="0.001574175" calcext:value-type="float">
            <text:p>0.001574175</text:p>
          </table:table-cell>
          <table:table-cell office:value-type="float" office:value="0.0000084916" calcext:value-type="float">
            <text:p>8.4916E-06</text:p>
          </table:table-cell>
          <table:table-cell office:value-type="float" office:value="0.00000699633333333333" calcext:value-type="float">
            <text:p>6.99633333333333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0019615" calcext:value-type="float">
            <text:p>1.9615E-05</text:p>
          </table:table-cell>
          <table:table-cell office:value-type="float" office:value="0.000049214" calcext:value-type="float">
            <text:p>4.9214E-05</text:p>
          </table:table-cell>
          <table:table-cell office:value-type="float" office:value="0.000066222" calcext:value-type="float">
            <text:p>6.6222E-05</text:p>
          </table:table-cell>
          <table:table-cell office:value-type="float" office:value="0.00073821" calcext:value-type="float">
            <text:p>0.00073821</text:p>
          </table:table-cell>
          <table:table-cell office:value-type="float" office:value="0.00099333" calcext:value-type="float">
            <text:p>0.00099333</text:p>
          </table:table-cell>
          <table:table-cell office:value-type="float" office:value="0.00000328093333333333" calcext:value-type="float">
            <text:p>3.28093333333333E-06</text:p>
          </table:table-cell>
          <table:table-cell office:value-type="float" office:value="0.0000044148" calcext:value-type="float">
            <text:p>4.4148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035006" calcext:value-type="float">
            <text:p>3.5006E-05</text:p>
          </table:table-cell>
          <table:table-cell office:value-type="float" office:value="0.000119477" calcext:value-type="float">
            <text:p>0.000119477</text:p>
          </table:table-cell>
          <table:table-cell office:value-type="float" office:value="0.000095778" calcext:value-type="float">
            <text:p>9.5778E-05</text:p>
          </table:table-cell>
          <table:table-cell office:value-type="float" office:value="0.001911632" calcext:value-type="float">
            <text:p>0.001911632</text:p>
          </table:table-cell>
          <table:table-cell office:value-type="float" office:value="0.001532448" calcext:value-type="float">
            <text:p>0.001532448</text:p>
          </table:table-cell>
          <table:table-cell office:value-type="float" office:value="0.0000074673125" calcext:value-type="float">
            <text:p>7.4673125E-06</text:p>
          </table:table-cell>
          <table:table-cell office:value-type="float" office:value="0.000005986125" calcext:value-type="float">
            <text:p>5.98612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0017887" calcext:value-type="float">
            <text:p>1.7887E-05</text:p>
          </table:table-cell>
          <table:table-cell office:value-type="float" office:value="0.000056729" calcext:value-type="float">
            <text:p>5.6729E-05</text:p>
          </table:table-cell>
          <table:table-cell office:value-type="float" office:value="0.000062073" calcext:value-type="float">
            <text:p>6.2073E-05</text:p>
          </table:table-cell>
          <table:table-cell office:value-type="float" office:value="0.000907664" calcext:value-type="float">
            <text:p>0.000907664</text:p>
          </table:table-cell>
          <table:table-cell office:value-type="float" office:value="0.000993168" calcext:value-type="float">
            <text:p>0.000993168</text:p>
          </table:table-cell>
          <table:table-cell office:value-type="float" office:value="0.0000035455625" calcext:value-type="float">
            <text:p>3.5455625E-06</text:p>
          </table:table-cell>
          <table:table-cell office:value-type="float" office:value="0.0000038795625" calcext:value-type="float">
            <text:p>3.8795625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028538" calcext:value-type="float">
            <text:p>2.8538E-05</text:p>
          </table:table-cell>
          <table:table-cell office:value-type="float" office:value="0.000119853" calcext:value-type="float">
            <text:p>0.000119853</text:p>
          </table:table-cell>
          <table:table-cell office:value-type="float" office:value="0.000074491" calcext:value-type="float">
            <text:p>7.4491E-05</text:p>
          </table:table-cell>
          <table:table-cell office:value-type="float" office:value="0.002037501" calcext:value-type="float">
            <text:p>0.002037501</text:p>
          </table:table-cell>
          <table:table-cell office:value-type="float" office:value="0.001266347" calcext:value-type="float">
            <text:p>0.001266347</text:p>
          </table:table-cell>
          <table:table-cell office:value-type="float" office:value="0.00000705017647058824" calcext:value-type="float">
            <text:p>7.05017647058824E-06</text:p>
          </table:table-cell>
          <table:table-cell office:value-type="float" office:value="0.00000438182352941177" calcext:value-type="float">
            <text:p>4.38182352941177E-06</text:p>
          </table:table-cell>
        </table:table-row>
        <table:table-row table:style-name="ro1">
          <table:table-cell office:value-type="string" calcext:value-type="string">
            <text:p>2019-10-20 16:45:51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002204" calcext:value-type="float">
            <text:p>2.204E-05</text:p>
          </table:table-cell>
          <table:table-cell office:value-type="float" office:value="0.000052664" calcext:value-type="float">
            <text:p>5.2664E-05</text:p>
          </table:table-cell>
          <table:table-cell office:value-type="float" office:value="0.000063875" calcext:value-type="float">
            <text:p>6.3875E-05</text:p>
          </table:table-cell>
          <table:table-cell office:value-type="float" office:value="0.000895288" calcext:value-type="float">
            <text:p>0.000895288</text:p>
          </table:table-cell>
          <table:table-cell office:value-type="float" office:value="0.001085875" calcext:value-type="float">
            <text:p>0.001085875</text:p>
          </table:table-cell>
          <table:table-cell office:value-type="float" office:value="0.00000309788235294118" calcext:value-type="float">
            <text:p>3.09788235294118E-06</text:p>
          </table:table-cell>
          <table:table-cell office:value-type="float" office:value="0.00000375735294117647" calcext:value-type="float">
            <text:p>3.75735294117647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029266" calcext:value-type="float">
            <text:p>2.9266E-05</text:p>
          </table:table-cell>
          <table:table-cell office:value-type="float" office:value="0.000116073" calcext:value-type="float">
            <text:p>0.000116073</text:p>
          </table:table-cell>
          <table:table-cell office:value-type="float" office:value="0.000097212" calcext:value-type="float">
            <text:p>9.7212E-05</text:p>
          </table:table-cell>
          <table:table-cell office:value-type="float" office:value="0.002089314" calcext:value-type="float">
            <text:p>0.002089314</text:p>
          </table:table-cell>
          <table:table-cell office:value-type="float" office:value="0.001749816" calcext:value-type="float">
            <text:p>0.001749816</text:p>
          </table:table-cell>
          <table:table-cell office:value-type="float" office:value="0.0000064485" calcext:value-type="float">
            <text:p>6.4485E-06</text:p>
          </table:table-cell>
          <table:table-cell office:value-type="float" office:value="0.00000540066666666667" calcext:value-type="float">
            <text:p>5.40066666666667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0023673" calcext:value-type="float">
            <text:p>2.3673E-05</text:p>
          </table:table-cell>
          <table:table-cell office:value-type="float" office:value="0.000050408" calcext:value-type="float">
            <text:p>5.0408E-05</text:p>
          </table:table-cell>
          <table:table-cell office:value-type="float" office:value="0.000069624" calcext:value-type="float">
            <text:p>6.9624E-05</text:p>
          </table:table-cell>
          <table:table-cell office:value-type="float" office:value="0.000907344" calcext:value-type="float">
            <text:p>0.000907344</text:p>
          </table:table-cell>
          <table:table-cell office:value-type="float" office:value="0.001253232" calcext:value-type="float">
            <text:p>0.001253232</text:p>
          </table:table-cell>
          <table:table-cell office:value-type="float" office:value="0.00000280044444444444" calcext:value-type="float">
            <text:p>2.80044444444444E-06</text:p>
          </table:table-cell>
          <table:table-cell office:value-type="float" office:value="0.000003868" calcext:value-type="float">
            <text:p>3.868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28456" calcext:value-type="float">
            <text:p>2.8456E-05</text:p>
          </table:table-cell>
          <table:table-cell office:value-type="float" office:value="0.000119907" calcext:value-type="float">
            <text:p>0.000119907</text:p>
          </table:table-cell>
          <table:table-cell office:value-type="float" office:value="0.000099872" calcext:value-type="float">
            <text:p>9.9872E-05</text:p>
          </table:table-cell>
          <table:table-cell office:value-type="float" office:value="0.002278233" calcext:value-type="float">
            <text:p>0.002278233</text:p>
          </table:table-cell>
          <table:table-cell office:value-type="float" office:value="0.001897568" calcext:value-type="float">
            <text:p>0.001897568</text:p>
          </table:table-cell>
          <table:table-cell office:value-type="float" office:value="0.00000631089473684211" calcext:value-type="float">
            <text:p>6.31089473684211E-06</text:p>
          </table:table-cell>
          <table:table-cell office:value-type="float" office:value="0.00000525642105263158" calcext:value-type="float">
            <text:p>5.25642105263158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0019915" calcext:value-type="float">
            <text:p>1.9915E-05</text:p>
          </table:table-cell>
          <table:table-cell office:value-type="float" office:value="0.000125567" calcext:value-type="float">
            <text:p>0.000125567</text:p>
          </table:table-cell>
          <table:table-cell office:value-type="float" office:value="0.000096707" calcext:value-type="float">
            <text:p>9.6707E-05</text:p>
          </table:table-cell>
          <table:table-cell office:value-type="float" office:value="0.002385773" calcext:value-type="float">
            <text:p>0.002385773</text:p>
          </table:table-cell>
          <table:table-cell office:value-type="float" office:value="0.001837433" calcext:value-type="float">
            <text:p>0.001837433</text:p>
          </table:table-cell>
          <table:table-cell office:value-type="float" office:value="0.00000660878947368421" calcext:value-type="float">
            <text:p>6.60878947368421E-06</text:p>
          </table:table-cell>
          <table:table-cell office:value-type="float" office:value="0.00000508984210526316" calcext:value-type="float">
            <text:p>5.08984210526316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025321" calcext:value-type="float">
            <text:p>2.5321E-05</text:p>
          </table:table-cell>
          <table:table-cell office:value-type="float" office:value="0.000117651" calcext:value-type="float">
            <text:p>0.000117651</text:p>
          </table:table-cell>
          <table:table-cell office:value-type="float" office:value="0.000087256" calcext:value-type="float">
            <text:p>8.7256E-05</text:p>
          </table:table-cell>
          <table:table-cell office:value-type="float" office:value="0.00235302" calcext:value-type="float">
            <text:p>0.00235302</text:p>
          </table:table-cell>
          <table:table-cell office:value-type="float" office:value="0.00174512" calcext:value-type="float">
            <text:p>0.00174512</text:p>
          </table:table-cell>
          <table:table-cell office:value-type="float" office:value="0.00000588255" calcext:value-type="float">
            <text:p>5.88255E-06</text:p>
          </table:table-cell>
          <table:table-cell office:value-type="float" office:value="0.0000043628" calcext:value-type="float">
            <text:p>4.3628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0018371" calcext:value-type="float">
            <text:p>1.8371E-05</text:p>
          </table:table-cell>
          <table:table-cell office:value-type="float" office:value="0.000050756" calcext:value-type="float">
            <text:p>5.0756E-05</text:p>
          </table:table-cell>
          <table:table-cell office:value-type="float" office:value="0.000093281" calcext:value-type="float">
            <text:p>9.3281E-05</text:p>
          </table:table-cell>
          <table:table-cell office:value-type="float" office:value="0.00101512" calcext:value-type="float">
            <text:p>0.00101512</text:p>
          </table:table-cell>
          <table:table-cell office:value-type="float" office:value="0.00186562" calcext:value-type="float">
            <text:p>0.00186562</text:p>
          </table:table-cell>
          <table:table-cell office:value-type="float" office:value="0.0000025378" calcext:value-type="float">
            <text:p>2.5378E-06</text:p>
          </table:table-cell>
          <table:table-cell office:value-type="float" office:value="0.00000466405" calcext:value-type="float">
            <text:p>4.6640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024956" calcext:value-type="float">
            <text:p>2.4956E-05</text:p>
          </table:table-cell>
          <table:table-cell office:value-type="float" office:value="0.000122753" calcext:value-type="float">
            <text:p>0.000122753</text:p>
          </table:table-cell>
          <table:table-cell office:value-type="float" office:value="0.000091485" calcext:value-type="float">
            <text:p>9.1485E-05</text:p>
          </table:table-cell>
          <table:table-cell office:value-type="float" office:value="0.002577813" calcext:value-type="float">
            <text:p>0.002577813</text:p>
          </table:table-cell>
          <table:table-cell office:value-type="float" office:value="0.001921185" calcext:value-type="float">
            <text:p>0.001921185</text:p>
          </table:table-cell>
          <table:table-cell office:value-type="float" office:value="0.00000584538095238095" calcext:value-type="float">
            <text:p>5.84538095238095E-06</text:p>
          </table:table-cell>
          <table:table-cell office:value-type="float" office:value="0.00000435642857142857" calcext:value-type="float">
            <text:p>4.35642857142857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0016749" calcext:value-type="float">
            <text:p>1.6749E-05</text:p>
          </table:table-cell>
          <table:table-cell office:value-type="float" office:value="0.000047157" calcext:value-type="float">
            <text:p>4.7157E-05</text:p>
          </table:table-cell>
          <table:table-cell office:value-type="float" office:value="0.000104575" calcext:value-type="float">
            <text:p>0.000104575</text:p>
          </table:table-cell>
          <table:table-cell office:value-type="float" office:value="0.000990297" calcext:value-type="float">
            <text:p>0.000990297</text:p>
          </table:table-cell>
          <table:table-cell office:value-type="float" office:value="0.002196075" calcext:value-type="float">
            <text:p>0.002196075</text:p>
          </table:table-cell>
          <table:table-cell office:value-type="float" office:value="0.00000224557142857143" calcext:value-type="float">
            <text:p>2.24557142857143E-06</text:p>
          </table:table-cell>
          <table:table-cell office:value-type="float" office:value="0.0000049797619047619" calcext:value-type="float">
            <text:p>4.9797619047619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026081" calcext:value-type="float">
            <text:p>2.6081E-05</text:p>
          </table:table-cell>
          <table:table-cell office:value-type="float" office:value="0.000157765" calcext:value-type="float">
            <text:p>0.000157765</text:p>
          </table:table-cell>
          <table:table-cell office:value-type="float" office:value="0.000107503" calcext:value-type="float">
            <text:p>0.000107503</text:p>
          </table:table-cell>
          <table:table-cell office:value-type="float" office:value="0.00347083" calcext:value-type="float">
            <text:p>0.00347083</text:p>
          </table:table-cell>
          <table:table-cell office:value-type="float" office:value="0.002365066" calcext:value-type="float">
            <text:p>0.002365066</text:p>
          </table:table-cell>
          <table:table-cell office:value-type="float" office:value="0.00000717113636363636" calcext:value-type="float">
            <text:p>7.17113636363636E-06</text:p>
          </table:table-cell>
          <table:table-cell office:value-type="float" office:value="0.0000048865" calcext:value-type="float">
            <text:p>4.886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0019529" calcext:value-type="float">
            <text:p>1.9529E-05</text:p>
          </table:table-cell>
          <table:table-cell office:value-type="float" office:value="0.000075815" calcext:value-type="float">
            <text:p>7.5815E-05</text:p>
          </table:table-cell>
          <table:table-cell office:value-type="float" office:value="0.000119604" calcext:value-type="float">
            <text:p>0.000119604</text:p>
          </table:table-cell>
          <table:table-cell office:value-type="float" office:value="0.00166793" calcext:value-type="float">
            <text:p>0.00166793</text:p>
          </table:table-cell>
          <table:table-cell office:value-type="float" office:value="0.002631288" calcext:value-type="float">
            <text:p>0.002631288</text:p>
          </table:table-cell>
          <table:table-cell office:value-type="float" office:value="0.00000344613636363636" calcext:value-type="float">
            <text:p>3.44613636363636E-06</text:p>
          </table:table-cell>
          <table:table-cell office:value-type="float" office:value="0.00000543654545454546" calcext:value-type="float">
            <text:p>5.43654545454546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025937" calcext:value-type="float">
            <text:p>2.5937E-05</text:p>
          </table:table-cell>
          <table:table-cell office:value-type="float" office:value="0.000121023" calcext:value-type="float">
            <text:p>0.000121023</text:p>
          </table:table-cell>
          <table:table-cell office:value-type="float" office:value="0.000095202" calcext:value-type="float">
            <text:p>9.5202E-05</text:p>
          </table:table-cell>
          <table:table-cell office:value-type="float" office:value="0.002783529" calcext:value-type="float">
            <text:p>0.002783529</text:p>
          </table:table-cell>
          <table:table-cell office:value-type="float" office:value="0.002189646" calcext:value-type="float">
            <text:p>0.002189646</text:p>
          </table:table-cell>
          <table:table-cell office:value-type="float" office:value="0.00000526186956521739" calcext:value-type="float">
            <text:p>5.26186956521739E-06</text:p>
          </table:table-cell>
          <table:table-cell office:value-type="float" office:value="0.00000413921739130435" calcext:value-type="float">
            <text:p>4.1392173913043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0016775" calcext:value-type="float">
            <text:p>1.6775E-05</text:p>
          </table:table-cell>
          <table:table-cell office:value-type="float" office:value="0.000099402" calcext:value-type="float">
            <text:p>9.9402E-05</text:p>
          </table:table-cell>
          <table:table-cell office:value-type="float" office:value="0.000109724" calcext:value-type="float">
            <text:p>0.000109724</text:p>
          </table:table-cell>
          <table:table-cell office:value-type="float" office:value="0.002286246" calcext:value-type="float">
            <text:p>0.002286246</text:p>
          </table:table-cell>
          <table:table-cell office:value-type="float" office:value="0.002523652" calcext:value-type="float">
            <text:p>0.002523652</text:p>
          </table:table-cell>
          <table:table-cell office:value-type="float" office:value="0.00000432182608695652" calcext:value-type="float">
            <text:p>4.32182608695652E-06</text:p>
          </table:table-cell>
          <table:table-cell office:value-type="float" office:value="0.00000477060869565217" calcext:value-type="float">
            <text:p>4.77060869565217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022899" calcext:value-type="float">
            <text:p>2.2899E-05</text:p>
          </table:table-cell>
          <table:table-cell office:value-type="float" office:value="0.000123247" calcext:value-type="float">
            <text:p>0.000123247</text:p>
          </table:table-cell>
          <table:table-cell office:value-type="float" office:value="0.000100962" calcext:value-type="float">
            <text:p>0.000100962</text:p>
          </table:table-cell>
          <table:table-cell office:value-type="float" office:value="0.002957928" calcext:value-type="float">
            <text:p>0.002957928</text:p>
          </table:table-cell>
          <table:table-cell office:value-type="float" office:value="0.002423088" calcext:value-type="float">
            <text:p>0.002423088</text:p>
          </table:table-cell>
          <table:table-cell office:value-type="float" office:value="0.00000513529166666667" calcext:value-type="float">
            <text:p>5.13529166666667E-06</text:p>
          </table:table-cell>
          <table:table-cell office:value-type="float" office:value="0.00000420675" calcext:value-type="float">
            <text:p>4.2067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0017424" calcext:value-type="float">
            <text:p>1.7424E-05</text:p>
          </table:table-cell>
          <table:table-cell office:value-type="float" office:value="0.000059103" calcext:value-type="float">
            <text:p>5.9103E-05</text:p>
          </table:table-cell>
          <table:table-cell office:value-type="float" office:value="0.000115403" calcext:value-type="float">
            <text:p>0.000115403</text:p>
          </table:table-cell>
          <table:table-cell office:value-type="float" office:value="0.001418472" calcext:value-type="float">
            <text:p>0.001418472</text:p>
          </table:table-cell>
          <table:table-cell office:value-type="float" office:value="0.002769672" calcext:value-type="float">
            <text:p>0.002769672</text:p>
          </table:table-cell>
          <table:table-cell office:value-type="float" office:value="0.000002462625" calcext:value-type="float">
            <text:p>2.462625E-06</text:p>
          </table:table-cell>
          <table:table-cell office:value-type="float" office:value="0.00000480845833333333" calcext:value-type="float">
            <text:p>4.80845833333333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031462" calcext:value-type="float">
            <text:p>3.1462E-05</text:p>
          </table:table-cell>
          <table:table-cell office:value-type="float" office:value="0.000173971" calcext:value-type="float">
            <text:p>0.000173971</text:p>
          </table:table-cell>
          <table:table-cell office:value-type="float" office:value="0.000116462" calcext:value-type="float">
            <text:p>0.000116462</text:p>
          </table:table-cell>
          <table:table-cell office:value-type="float" office:value="0.004349275" calcext:value-type="float">
            <text:p>0.004349275</text:p>
          </table:table-cell>
          <table:table-cell office:value-type="float" office:value="0.00291155" calcext:value-type="float">
            <text:p>0.00291155</text:p>
          </table:table-cell>
          <table:table-cell office:value-type="float" office:value="0.00000695884" calcext:value-type="float">
            <text:p>6.95884E-06</text:p>
          </table:table-cell>
          <table:table-cell office:value-type="float" office:value="0.00000465848" calcext:value-type="float">
            <text:p>4.65848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0020923" calcext:value-type="float">
            <text:p>2.0923E-05</text:p>
          </table:table-cell>
          <table:table-cell office:value-type="float" office:value="0.000057938" calcext:value-type="float">
            <text:p>5.7938E-05</text:p>
          </table:table-cell>
          <table:table-cell office:value-type="float" office:value="0.00016056" calcext:value-type="float">
            <text:p>0.00016056</text:p>
          </table:table-cell>
          <table:table-cell office:value-type="float" office:value="0.00144845" calcext:value-type="float">
            <text:p>0.00144845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000231752" calcext:value-type="float">
            <text:p>2.31752E-06</text:p>
          </table:table-cell>
          <table:table-cell office:value-type="float" office:value="0.0000064224" calcext:value-type="float">
            <text:p>6.4224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108459" calcext:value-type="float">
            <text:p>0.000108459</text:p>
          </table:table-cell>
          <table:table-cell office:value-type="float" office:value="0.000149938" calcext:value-type="float">
            <text:p>0.000149938</text:p>
          </table:table-cell>
          <table:table-cell office:value-type="float" office:value="0.000095156" calcext:value-type="float">
            <text:p>9.5156E-05</text:p>
          </table:table-cell>
          <table:table-cell office:value-type="float" office:value="0.003898388" calcext:value-type="float">
            <text:p>0.003898388</text:p>
          </table:table-cell>
          <table:table-cell office:value-type="float" office:value="0.002474056" calcext:value-type="float">
            <text:p>0.002474056</text:p>
          </table:table-cell>
          <table:table-cell office:value-type="float" office:value="0.00000576684615384615" calcext:value-type="float">
            <text:p>5.76684615384615E-06</text:p>
          </table:table-cell>
          <table:table-cell office:value-type="float" office:value="0.00000365984615384615" calcext:value-type="float">
            <text:p>3.6598461538461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0041914" calcext:value-type="float">
            <text:p>4.1914E-05</text:p>
          </table:table-cell>
          <table:table-cell office:value-type="float" office:value="0.000071516" calcext:value-type="float">
            <text:p>7.1516E-05</text:p>
          </table:table-cell>
          <table:table-cell office:value-type="float" office:value="0.000108797" calcext:value-type="float">
            <text:p>0.000108797</text:p>
          </table:table-cell>
          <table:table-cell office:value-type="float" office:value="0.001859416" calcext:value-type="float">
            <text:p>0.001859416</text:p>
          </table:table-cell>
          <table:table-cell office:value-type="float" office:value="0.002828722" calcext:value-type="float">
            <text:p>0.002828722</text:p>
          </table:table-cell>
          <table:table-cell office:value-type="float" office:value="0.00000275061538461538" calcext:value-type="float">
            <text:p>2.75061538461538E-06</text:p>
          </table:table-cell>
          <table:table-cell office:value-type="float" office:value="0.0000041845" calcext:value-type="float">
            <text:p>4.1845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027487" calcext:value-type="float">
            <text:p>2.7487E-05</text:p>
          </table:table-cell>
          <table:table-cell office:value-type="float" office:value="0.000131185" calcext:value-type="float">
            <text:p>0.000131185</text:p>
          </table:table-cell>
          <table:table-cell office:value-type="float" office:value="0.000099488" calcext:value-type="float">
            <text:p>9.9488E-05</text:p>
          </table:table-cell>
          <table:table-cell office:value-type="float" office:value="0.003541995" calcext:value-type="float">
            <text:p>0.003541995</text:p>
          </table:table-cell>
          <table:table-cell office:value-type="float" office:value="0.002686176" calcext:value-type="float">
            <text:p>0.002686176</text:p>
          </table:table-cell>
          <table:table-cell office:value-type="float" office:value="0.0000048587037037037" calcext:value-type="float">
            <text:p>4.8587037037037E-06</text:p>
          </table:table-cell>
          <table:table-cell office:value-type="float" office:value="0.00000368474074074074" calcext:value-type="float">
            <text:p>3.68474074074074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0028757" calcext:value-type="float">
            <text:p>2.8757E-05</text:p>
          </table:table-cell>
          <table:table-cell office:value-type="float" office:value="0.000041298" calcext:value-type="float">
            <text:p>4.1298E-05</text:p>
          </table:table-cell>
          <table:table-cell office:value-type="float" office:value="0.000116349" calcext:value-type="float">
            <text:p>0.000116349</text:p>
          </table:table-cell>
          <table:table-cell office:value-type="float" office:value="0.001115046" calcext:value-type="float">
            <text:p>0.001115046</text:p>
          </table:table-cell>
          <table:table-cell office:value-type="float" office:value="0.003141423" calcext:value-type="float">
            <text:p>0.003141423</text:p>
          </table:table-cell>
          <table:table-cell office:value-type="float" office:value="0.00000152955555555556" calcext:value-type="float">
            <text:p>1.52955555555556E-06</text:p>
          </table:table-cell>
          <table:table-cell office:value-type="float" office:value="0.00000430922222222222" calcext:value-type="float">
            <text:p>4.30922222222222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032202" calcext:value-type="float">
            <text:p>3.2202E-05</text:p>
          </table:table-cell>
          <table:table-cell office:value-type="float" office:value="0.000104624" calcext:value-type="float">
            <text:p>0.000104624</text:p>
          </table:table-cell>
          <table:table-cell office:value-type="float" office:value="0.000096524" calcext:value-type="float">
            <text:p>9.6524E-05</text:p>
          </table:table-cell>
          <table:table-cell office:value-type="float" office:value="0.002929472" calcext:value-type="float">
            <text:p>0.002929472</text:p>
          </table:table-cell>
          <table:table-cell office:value-type="float" office:value="0.002702672" calcext:value-type="float">
            <text:p>0.002702672</text:p>
          </table:table-cell>
          <table:table-cell office:value-type="float" office:value="0.00000373657142857143" calcext:value-type="float">
            <text:p>3.73657142857143E-06</text:p>
          </table:table-cell>
          <table:table-cell office:value-type="float" office:value="0.00000344728571428571" calcext:value-type="float">
            <text:p>3.44728571428571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0015858" calcext:value-type="float">
            <text:p>1.5858E-05</text:p>
          </table:table-cell>
          <table:table-cell office:value-type="float" office:value="0.000058001" calcext:value-type="float">
            <text:p>5.8001E-05</text:p>
          </table:table-cell>
          <table:table-cell office:value-type="float" office:value="0.000115653" calcext:value-type="float">
            <text:p>0.000115653</text:p>
          </table:table-cell>
          <table:table-cell office:value-type="float" office:value="0.001624028" calcext:value-type="float">
            <text:p>0.001624028</text:p>
          </table:table-cell>
          <table:table-cell office:value-type="float" office:value="0.003238284" calcext:value-type="float">
            <text:p>0.003238284</text:p>
          </table:table-cell>
          <table:table-cell office:value-type="float" office:value="0.00000207146428571429" calcext:value-type="float">
            <text:p>2.07146428571429E-06</text:p>
          </table:table-cell>
          <table:table-cell office:value-type="float" office:value="0.00000413046428571429" calcext:value-type="float">
            <text:p>4.13046428571429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03036" calcext:value-type="float">
            <text:p>3.036E-05</text:p>
          </table:table-cell>
          <table:table-cell office:value-type="float" office:value="0.000145122" calcext:value-type="float">
            <text:p>0.000145122</text:p>
          </table:table-cell>
          <table:table-cell office:value-type="float" office:value="0.00009636" calcext:value-type="float">
            <text:p>9.636E-05</text:p>
          </table:table-cell>
          <table:table-cell office:value-type="float" office:value="0.004208538" calcext:value-type="float">
            <text:p>0.004208538</text:p>
          </table:table-cell>
          <table:table-cell office:value-type="float" office:value="0.00279444" calcext:value-type="float">
            <text:p>0.00279444</text:p>
          </table:table-cell>
          <table:table-cell office:value-type="float" office:value="0.00000500420689655172" calcext:value-type="float">
            <text:p>5.00420689655172E-06</text:p>
          </table:table-cell>
          <table:table-cell office:value-type="float" office:value="0.00000332275862068966" calcext:value-type="float">
            <text:p>3.32275862068966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0014429" calcext:value-type="float">
            <text:p>1.4429E-05</text:p>
          </table:table-cell>
          <table:table-cell office:value-type="float" office:value="0.000069835" calcext:value-type="float">
            <text:p>6.9835E-05</text:p>
          </table:table-cell>
          <table:table-cell office:value-type="float" office:value="0.000110013" calcext:value-type="float">
            <text:p>0.000110013</text:p>
          </table:table-cell>
          <table:table-cell office:value-type="float" office:value="0.002025215" calcext:value-type="float">
            <text:p>0.002025215</text:p>
          </table:table-cell>
          <table:table-cell office:value-type="float" office:value="0.003190377" calcext:value-type="float">
            <text:p>0.003190377</text:p>
          </table:table-cell>
          <table:table-cell office:value-type="float" office:value="0.00000240810344827586" calcext:value-type="float">
            <text:p>2.40810344827586E-06</text:p>
          </table:table-cell>
          <table:table-cell office:value-type="float" office:value="0.00000379355172413793" calcext:value-type="float">
            <text:p>3.79355172413793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022935" calcext:value-type="float">
            <text:p>2.2935E-05</text:p>
          </table:table-cell>
          <table:table-cell office:value-type="float" office:value="0.000161852" calcext:value-type="float">
            <text:p>0.000161852</text:p>
          </table:table-cell>
          <table:table-cell office:value-type="float" office:value="0.000124717" calcext:value-type="float">
            <text:p>0.000124717</text:p>
          </table:table-cell>
          <table:table-cell office:value-type="float" office:value="0.00485556" calcext:value-type="float">
            <text:p>0.00485556</text:p>
          </table:table-cell>
          <table:table-cell office:value-type="float" office:value="0.00374151" calcext:value-type="float">
            <text:p>0.00374151</text:p>
          </table:table-cell>
          <table:table-cell office:value-type="float" office:value="0.00000539506666666667" calcext:value-type="float">
            <text:p>5.39506666666667E-06</text:p>
          </table:table-cell>
          <table:table-cell office:value-type="float" office:value="0.00000415723333333333" calcext:value-type="float">
            <text:p>4.15723333333333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0017158" calcext:value-type="float">
            <text:p>1.7158E-05</text:p>
          </table:table-cell>
          <table:table-cell office:value-type="float" office:value="0.000100073" calcext:value-type="float">
            <text:p>0.000100073</text:p>
          </table:table-cell>
          <table:table-cell office:value-type="float" office:value="0.000124003" calcext:value-type="float">
            <text:p>0.000124003</text:p>
          </table:table-cell>
          <table:table-cell office:value-type="float" office:value="0.00300219" calcext:value-type="float">
            <text:p>0.00300219</text:p>
          </table:table-cell>
          <table:table-cell office:value-type="float" office:value="0.00372009" calcext:value-type="float">
            <text:p>0.00372009</text:p>
          </table:table-cell>
          <table:table-cell office:value-type="float" office:value="0.00000333576666666667" calcext:value-type="float">
            <text:p>3.33576666666667E-06</text:p>
          </table:table-cell>
          <table:table-cell office:value-type="float" office:value="0.00000413343333333333" calcext:value-type="float">
            <text:p>4.13343333333333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024873" calcext:value-type="float">
            <text:p>2.4873E-05</text:p>
          </table:table-cell>
          <table:table-cell office:value-type="float" office:value="0.000137771" calcext:value-type="float">
            <text:p>0.000137771</text:p>
          </table:table-cell>
          <table:table-cell office:value-type="float" office:value="0.000084545" calcext:value-type="float">
            <text:p>8.4545E-05</text:p>
          </table:table-cell>
          <table:table-cell office:value-type="float" office:value="0.004270901" calcext:value-type="float">
            <text:p>0.004270901</text:p>
          </table:table-cell>
          <table:table-cell office:value-type="float" office:value="0.002620895" calcext:value-type="float">
            <text:p>0.002620895</text:p>
          </table:table-cell>
          <table:table-cell office:value-type="float" office:value="0.00000444422580645161" calcext:value-type="float">
            <text:p>4.44422580645161E-06</text:p>
          </table:table-cell>
          <table:table-cell office:value-type="float" office:value="0.00000272725806451613" calcext:value-type="float">
            <text:p>2.72725806451613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0014495" calcext:value-type="float">
            <text:p>1.4495E-05</text:p>
          </table:table-cell>
          <table:table-cell office:value-type="float" office:value="0.000031736" calcext:value-type="float">
            <text:p>3.1736E-05</text:p>
          </table:table-cell>
          <table:table-cell office:value-type="float" office:value="0.000144132" calcext:value-type="float">
            <text:p>0.000144132</text:p>
          </table:table-cell>
          <table:table-cell office:value-type="float" office:value="0.000983816" calcext:value-type="float">
            <text:p>0.000983816</text:p>
          </table:table-cell>
          <table:table-cell office:value-type="float" office:value="0.004468092" calcext:value-type="float">
            <text:p>0.004468092</text:p>
          </table:table-cell>
          <table:table-cell office:value-type="float" office:value="0.00000102374193548387" calcext:value-type="float">
            <text:p>1.02374193548387E-06</text:p>
          </table:table-cell>
          <table:table-cell office:value-type="float" office:value="0.00000464941935483871" calcext:value-type="float">
            <text:p>4.64941935483871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021659" calcext:value-type="float">
            <text:p>2.1659E-05</text:p>
          </table:table-cell>
          <table:table-cell office:value-type="float" office:value="0.000126388" calcext:value-type="float">
            <text:p>0.000126388</text:p>
          </table:table-cell>
          <table:table-cell office:value-type="float" office:value="0.000076832" calcext:value-type="float">
            <text:p>7.6832E-05</text:p>
          </table:table-cell>
          <table:table-cell office:value-type="float" office:value="0.004044416" calcext:value-type="float">
            <text:p>0.004044416</text:p>
          </table:table-cell>
          <table:table-cell office:value-type="float" office:value="0.002458624" calcext:value-type="float">
            <text:p>0.002458624</text:p>
          </table:table-cell>
          <table:table-cell office:value-type="float" office:value="0.000003949625" calcext:value-type="float">
            <text:p>3.949625E-06</text:p>
          </table:table-cell>
          <table:table-cell office:value-type="float" office:value="0.000002401" calcext:value-type="float">
            <text:p>2.401E-06</text:p>
          </table:table-cell>
        </table:table-row>
        <table:table-row table:style-name="ro1">
          <table:table-cell office:value-type="string" calcext:value-type="string">
            <text:p>2019-10-20 16:45:52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0016391" calcext:value-type="float">
            <text:p>1.6391E-05</text:p>
          </table:table-cell>
          <table:table-cell office:value-type="float" office:value="0.000051862" calcext:value-type="float">
            <text:p>5.1862E-05</text:p>
          </table:table-cell>
          <table:table-cell office:value-type="float" office:value="0.000133672" calcext:value-type="float">
            <text:p>0.000133672</text:p>
          </table:table-cell>
          <table:table-cell office:value-type="float" office:value="0.001659584" calcext:value-type="float">
            <text:p>0.001659584</text:p>
          </table:table-cell>
          <table:table-cell office:value-type="float" office:value="0.004277504" calcext:value-type="float">
            <text:p>0.004277504</text:p>
          </table:table-cell>
          <table:table-cell office:value-type="float" office:value="0.0000016206875" calcext:value-type="float">
            <text:p>1.6206875E-06</text:p>
          </table:table-cell>
          <table:table-cell office:value-type="float" office:value="0.00000417725" calcext:value-type="float">
            <text:p>4.17725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105306" calcext:value-type="float">
            <text:p>0.000105306</text:p>
          </table:table-cell>
          <table:table-cell office:value-type="float" office:value="0.000363218" calcext:value-type="float">
            <text:p>0.000363218</text:p>
          </table:table-cell>
          <table:table-cell office:value-type="float" office:value="0.00008738" calcext:value-type="float">
            <text:p>8.738E-05</text:p>
          </table:table-cell>
          <table:table-cell office:value-type="float" office:value="0.000363218" calcext:value-type="float">
            <text:p>0.000363218</text:p>
          </table:table-cell>
          <table:table-cell office:value-type="float" office:value="0.00008738" calcext:value-type="float">
            <text:p>8.738E-05</text:p>
          </table:table-cell>
          <table:table-cell office:value-type="float" office:value="0.000363218" calcext:value-type="float">
            <text:p>0.000363218</text:p>
          </table:table-cell>
          <table:table-cell office:value-type="float" office:value="0.00008738" calcext:value-type="float">
            <text:p>8.738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2035976" calcext:value-type="float">
            <text:p>0.002035976</text:p>
          </table:table-cell>
          <table:table-cell office:value-type="float" office:value="0.002405069" calcext:value-type="float">
            <text:p>0.002405069</text:p>
          </table:table-cell>
          <table:table-cell office:value-type="float" office:value="0.002544188" calcext:value-type="float">
            <text:p>0.002544188</text:p>
          </table:table-cell>
          <table:table-cell office:value-type="float" office:value="0.002405069" calcext:value-type="float">
            <text:p>0.002405069</text:p>
          </table:table-cell>
          <table:table-cell office:value-type="float" office:value="0.002544188" calcext:value-type="float">
            <text:p>0.002544188</text:p>
          </table:table-cell>
          <table:table-cell office:value-type="float" office:value="0.002405069" calcext:value-type="float">
            <text:p>0.002405069</text:p>
          </table:table-cell>
          <table:table-cell office:value-type="float" office:value="0.002544188" calcext:value-type="float">
            <text:p>0.002544188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196238" calcext:value-type="float">
            <text:p>0.000196238</text:p>
          </table:table-cell>
          <table:table-cell office:value-type="float" office:value="0.000457236" calcext:value-type="float">
            <text:p>0.000457236</text:p>
          </table:table-cell>
          <table:table-cell office:value-type="float" office:value="0.000278022" calcext:value-type="float">
            <text:p>0.000278022</text:p>
          </table:table-cell>
          <table:table-cell office:value-type="float" office:value="0.000914472" calcext:value-type="float">
            <text:p>0.000914472</text:p>
          </table:table-cell>
          <table:table-cell office:value-type="float" office:value="0.000556044" calcext:value-type="float">
            <text:p>0.000556044</text:p>
          </table:table-cell>
          <table:table-cell office:value-type="float" office:value="0.000228618" calcext:value-type="float">
            <text:p>0.000228618</text:p>
          </table:table-cell>
          <table:table-cell office:value-type="float" office:value="0.000139011" calcext:value-type="float">
            <text:p>0.000139011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2431652" calcext:value-type="float">
            <text:p>0.002431652</text:p>
          </table:table-cell>
          <table:table-cell office:value-type="float" office:value="0.002085567" calcext:value-type="float">
            <text:p>0.002085567</text:p>
          </table:table-cell>
          <table:table-cell office:value-type="float" office:value="0.002001058" calcext:value-type="float">
            <text:p>0.002001058</text:p>
          </table:table-cell>
          <table:table-cell office:value-type="float" office:value="0.004171134" calcext:value-type="float">
            <text:p>0.004171134</text:p>
          </table:table-cell>
          <table:table-cell office:value-type="float" office:value="0.004002116" calcext:value-type="float">
            <text:p>0.004002116</text:p>
          </table:table-cell>
          <table:table-cell office:value-type="float" office:value="0.0010427835" calcext:value-type="float">
            <text:p>0.0010427835</text:p>
          </table:table-cell>
          <table:table-cell office:value-type="float" office:value="0.001000529" calcext:value-type="float">
            <text:p>0.001000529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110548" calcext:value-type="float">
            <text:p>0.000110548</text:p>
          </table:table-cell>
          <table:table-cell office:value-type="float" office:value="0.000346876" calcext:value-type="float">
            <text:p>0.000346876</text:p>
          </table:table-cell>
          <table:table-cell office:value-type="float" office:value="0.000191426" calcext:value-type="float">
            <text:p>0.000191426</text:p>
          </table:table-cell>
          <table:table-cell office:value-type="float" office:value="0.001040628" calcext:value-type="float">
            <text:p>0.001040628</text:p>
          </table:table-cell>
          <table:table-cell office:value-type="float" office:value="0.000574278" calcext:value-type="float">
            <text:p>0.000574278</text:p>
          </table:table-cell>
          <table:table-cell office:value-type="float" office:value="0.000115625333333333" calcext:value-type="float">
            <text:p>0.000115625333333</text:p>
          </table:table-cell>
          <table:table-cell office:value-type="float" office:value="0.0000638086666666667" calcext:value-type="float">
            <text:p>6.3808666666666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2320395" calcext:value-type="float">
            <text:p>0.002320395</text:p>
          </table:table-cell>
          <table:table-cell office:value-type="float" office:value="0.001216445" calcext:value-type="float">
            <text:p>0.001216445</text:p>
          </table:table-cell>
          <table:table-cell office:value-type="float" office:value="0.001962623" calcext:value-type="float">
            <text:p>0.001962623</text:p>
          </table:table-cell>
          <table:table-cell office:value-type="float" office:value="0.003649335" calcext:value-type="float">
            <text:p>0.003649335</text:p>
          </table:table-cell>
          <table:table-cell office:value-type="float" office:value="0.005887869" calcext:value-type="float">
            <text:p>0.005887869</text:p>
          </table:table-cell>
          <table:table-cell office:value-type="float" office:value="0.000405481666666667" calcext:value-type="float">
            <text:p>0.000405481666667</text:p>
          </table:table-cell>
          <table:table-cell office:value-type="float" office:value="0.000654207666666667" calcext:value-type="float">
            <text:p>0.000654207666667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100731" calcext:value-type="float">
            <text:p>0.000100731</text:p>
          </table:table-cell>
          <table:table-cell office:value-type="float" office:value="0.000393741" calcext:value-type="float">
            <text:p>0.000393741</text:p>
          </table:table-cell>
          <table:table-cell office:value-type="float" office:value="0.000243804" calcext:value-type="float">
            <text:p>0.000243804</text:p>
          </table:table-cell>
          <table:table-cell office:value-type="float" office:value="0.001574964" calcext:value-type="float">
            <text:p>0.001574964</text:p>
          </table:table-cell>
          <table:table-cell office:value-type="float" office:value="0.000975216" calcext:value-type="float">
            <text:p>0.000975216</text:p>
          </table:table-cell>
          <table:table-cell office:value-type="float" office:value="0.00009843525" calcext:value-type="float">
            <text:p>9.843525E-05</text:p>
          </table:table-cell>
          <table:table-cell office:value-type="float" office:value="0.000060951" calcext:value-type="float">
            <text:p>6.0951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2242007" calcext:value-type="float">
            <text:p>0.002242007</text:p>
          </table:table-cell>
          <table:table-cell office:value-type="float" office:value="0.001284534" calcext:value-type="float">
            <text:p>0.001284534</text:p>
          </table:table-cell>
          <table:table-cell office:value-type="float" office:value="0.002501844" calcext:value-type="float">
            <text:p>0.002501844</text:p>
          </table:table-cell>
          <table:table-cell office:value-type="float" office:value="0.005138136" calcext:value-type="float">
            <text:p>0.005138136</text:p>
          </table:table-cell>
          <table:table-cell office:value-type="float" office:value="0.010007376" calcext:value-type="float">
            <text:p>0.010007376</text:p>
          </table:table-cell>
          <table:table-cell office:value-type="float" office:value="0.0003211335" calcext:value-type="float">
            <text:p>0.0003211335</text:p>
          </table:table-cell>
          <table:table-cell office:value-type="float" office:value="0.000625461" calcext:value-type="float">
            <text:p>0.000625461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112761" calcext:value-type="float">
            <text:p>0.000112761</text:p>
          </table:table-cell>
          <table:table-cell office:value-type="float" office:value="0.000444284" calcext:value-type="float">
            <text:p>0.000444284</text:p>
          </table:table-cell>
          <table:table-cell office:value-type="float" office:value="0.000255744" calcext:value-type="float">
            <text:p>0.000255744</text:p>
          </table:table-cell>
          <table:table-cell office:value-type="float" office:value="0.00222142" calcext:value-type="float">
            <text:p>0.00222142</text:p>
          </table:table-cell>
          <table:table-cell office:value-type="float" office:value="0.00127872" calcext:value-type="float">
            <text:p>0.00127872</text:p>
          </table:table-cell>
          <table:table-cell office:value-type="float" office:value="0.0000888568" calcext:value-type="float">
            <text:p>8.88568E-05</text:p>
          </table:table-cell>
          <table:table-cell office:value-type="float" office:value="0.0000511488" calcext:value-type="float">
            <text:p>5.11488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2034804" calcext:value-type="float">
            <text:p>0.002034804</text:p>
          </table:table-cell>
          <table:table-cell office:value-type="float" office:value="0.001686621" calcext:value-type="float">
            <text:p>0.001686621</text:p>
          </table:table-cell>
          <table:table-cell office:value-type="float" office:value="0.001877807" calcext:value-type="float">
            <text:p>0.001877807</text:p>
          </table:table-cell>
          <table:table-cell office:value-type="float" office:value="0.008433105" calcext:value-type="float">
            <text:p>0.008433105</text:p>
          </table:table-cell>
          <table:table-cell office:value-type="float" office:value="0.009389035" calcext:value-type="float">
            <text:p>0.009389035</text:p>
          </table:table-cell>
          <table:table-cell office:value-type="float" office:value="0.0003373242" calcext:value-type="float">
            <text:p>0.0003373242</text:p>
          </table:table-cell>
          <table:table-cell office:value-type="float" office:value="0.0003755614" calcext:value-type="float">
            <text:p>0.0003755614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97729" calcext:value-type="float">
            <text:p>9.7729E-05</text:p>
          </table:table-cell>
          <table:table-cell office:value-type="float" office:value="0.000395497" calcext:value-type="float">
            <text:p>0.000395497</text:p>
          </table:table-cell>
          <table:table-cell office:value-type="float" office:value="0.000212806" calcext:value-type="float">
            <text:p>0.000212806</text:p>
          </table:table-cell>
          <table:table-cell office:value-type="float" office:value="0.002372982" calcext:value-type="float">
            <text:p>0.002372982</text:p>
          </table:table-cell>
          <table:table-cell office:value-type="float" office:value="0.001276836" calcext:value-type="float">
            <text:p>0.001276836</text:p>
          </table:table-cell>
          <table:table-cell office:value-type="float" office:value="0.0000659161666666667" calcext:value-type="float">
            <text:p>6.59161666666667E-05</text:p>
          </table:table-cell>
          <table:table-cell office:value-type="float" office:value="0.0000354676666666667" calcext:value-type="float">
            <text:p>3.5467666666666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1989863" calcext:value-type="float">
            <text:p>0.001989863</text:p>
          </table:table-cell>
          <table:table-cell office:value-type="float" office:value="0.000573236" calcext:value-type="float">
            <text:p>0.000573236</text:p>
          </table:table-cell>
          <table:table-cell office:value-type="float" office:value="0.002387766" calcext:value-type="float">
            <text:p>0.002387766</text:p>
          </table:table-cell>
          <table:table-cell office:value-type="float" office:value="0.003439416" calcext:value-type="float">
            <text:p>0.003439416</text:p>
          </table:table-cell>
          <table:table-cell office:value-type="float" office:value="0.014326596" calcext:value-type="float">
            <text:p>0.014326596</text:p>
          </table:table-cell>
          <table:table-cell office:value-type="float" office:value="0.0000955393333333333" calcext:value-type="float">
            <text:p>9.55393333333333E-05</text:p>
          </table:table-cell>
          <table:table-cell office:value-type="float" office:value="0.000397961" calcext:value-type="float">
            <text:p>0.000397961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094463" calcext:value-type="float">
            <text:p>9.4463E-05</text:p>
          </table:table-cell>
          <table:table-cell office:value-type="float" office:value="0.000358831" calcext:value-type="float">
            <text:p>0.000358831</text:p>
          </table:table-cell>
          <table:table-cell office:value-type="float" office:value="0.00024881" calcext:value-type="float">
            <text:p>0.00024881</text:p>
          </table:table-cell>
          <table:table-cell office:value-type="float" office:value="0.002511817" calcext:value-type="float">
            <text:p>0.002511817</text:p>
          </table:table-cell>
          <table:table-cell office:value-type="float" office:value="0.00174167" calcext:value-type="float">
            <text:p>0.00174167</text:p>
          </table:table-cell>
          <table:table-cell office:value-type="float" office:value="0.0000512615714285714" calcext:value-type="float">
            <text:p>5.12615714285714E-05</text:p>
          </table:table-cell>
          <table:table-cell office:value-type="float" office:value="0.0000355442857142857" calcext:value-type="float">
            <text:p>3.5544285714285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2003513" calcext:value-type="float">
            <text:p>0.002003513</text:p>
          </table:table-cell>
          <table:table-cell office:value-type="float" office:value="0.000248983" calcext:value-type="float">
            <text:p>0.000248983</text:p>
          </table:table-cell>
          <table:table-cell office:value-type="float" office:value="0.003577955" calcext:value-type="float">
            <text:p>0.003577955</text:p>
          </table:table-cell>
          <table:table-cell office:value-type="float" office:value="0.001742881" calcext:value-type="float">
            <text:p>0.001742881</text:p>
          </table:table-cell>
          <table:table-cell office:value-type="float" office:value="0.025045685" calcext:value-type="float">
            <text:p>0.025045685</text:p>
          </table:table-cell>
          <table:table-cell office:value-type="float" office:value="0.000035569" calcext:value-type="float">
            <text:p>3.5569E-05</text:p>
          </table:table-cell>
          <table:table-cell office:value-type="float" office:value="0.000511136428571429" calcext:value-type="float">
            <text:p>0.000511136428571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093801" calcext:value-type="float">
            <text:p>9.3801E-05</text:p>
          </table:table-cell>
          <table:table-cell office:value-type="float" office:value="0.00032884" calcext:value-type="float">
            <text:p>0.00032884</text:p>
          </table:table-cell>
          <table:table-cell office:value-type="float" office:value="0.000236248" calcext:value-type="float">
            <text:p>0.000236248</text:p>
          </table:table-cell>
          <table:table-cell office:value-type="float" office:value="0.00263072" calcext:value-type="float">
            <text:p>0.00263072</text:p>
          </table:table-cell>
          <table:table-cell office:value-type="float" office:value="0.001889984" calcext:value-type="float">
            <text:p>0.001889984</text:p>
          </table:table-cell>
          <table:table-cell office:value-type="float" office:value="0.000041105" calcext:value-type="float">
            <text:p>4.1105E-05</text:p>
          </table:table-cell>
          <table:table-cell office:value-type="float" office:value="0.000029531" calcext:value-type="float">
            <text:p>2.9531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1841368" calcext:value-type="float">
            <text:p>0.001841368</text:p>
          </table:table-cell>
          <table:table-cell office:value-type="float" office:value="0.001781296" calcext:value-type="float">
            <text:p>0.001781296</text:p>
          </table:table-cell>
          <table:table-cell office:value-type="float" office:value="0.001452839" calcext:value-type="float">
            <text:p>0.001452839</text:p>
          </table:table-cell>
          <table:table-cell office:value-type="float" office:value="0.014250368" calcext:value-type="float">
            <text:p>0.014250368</text:p>
          </table:table-cell>
          <table:table-cell office:value-type="float" office:value="0.011622712" calcext:value-type="float">
            <text:p>0.011622712</text:p>
          </table:table-cell>
          <table:table-cell office:value-type="float" office:value="0.000222662" calcext:value-type="float">
            <text:p>0.000222662</text:p>
          </table:table-cell>
          <table:table-cell office:value-type="float" office:value="0.000181604875" calcext:value-type="float">
            <text:p>0.00018160487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98119" calcext:value-type="float">
            <text:p>9.8119E-05</text:p>
          </table:table-cell>
          <table:table-cell office:value-type="float" office:value="0.000364336" calcext:value-type="float">
            <text:p>0.000364336</text:p>
          </table:table-cell>
          <table:table-cell office:value-type="float" office:value="0.000290088" calcext:value-type="float">
            <text:p>0.000290088</text:p>
          </table:table-cell>
          <table:table-cell office:value-type="float" office:value="0.003279024" calcext:value-type="float">
            <text:p>0.003279024</text:p>
          </table:table-cell>
          <table:table-cell office:value-type="float" office:value="0.002610792" calcext:value-type="float">
            <text:p>0.002610792</text:p>
          </table:table-cell>
          <table:table-cell office:value-type="float" office:value="0.0000404817777777778" calcext:value-type="float">
            <text:p>4.04817777777778E-05</text:p>
          </table:table-cell>
          <table:table-cell office:value-type="float" office:value="0.000032232" calcext:value-type="float">
            <text:p>3.2232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2345542" calcext:value-type="float">
            <text:p>0.002345542</text:p>
          </table:table-cell>
          <table:table-cell office:value-type="float" office:value="0.000871768" calcext:value-type="float">
            <text:p>0.000871768</text:p>
          </table:table-cell>
          <table:table-cell office:value-type="float" office:value="0.002216456" calcext:value-type="float">
            <text:p>0.002216456</text:p>
          </table:table-cell>
          <table:table-cell office:value-type="float" office:value="0.007845912" calcext:value-type="float">
            <text:p>0.007845912</text:p>
          </table:table-cell>
          <table:table-cell office:value-type="float" office:value="0.019948104" calcext:value-type="float">
            <text:p>0.019948104</text:p>
          </table:table-cell>
          <table:table-cell office:value-type="float" office:value="0.0000968631111111111" calcext:value-type="float">
            <text:p>9.68631111111111E-05</text:p>
          </table:table-cell>
          <table:table-cell office:value-type="float" office:value="0.000246272888888889" calcext:value-type="float">
            <text:p>0.000246272888889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106108" calcext:value-type="float">
            <text:p>0.000106108</text:p>
          </table:table-cell>
          <table:table-cell office:value-type="float" office:value="0.000552088" calcext:value-type="float">
            <text:p>0.000552088</text:p>
          </table:table-cell>
          <table:table-cell office:value-type="float" office:value="0.000200524" calcext:value-type="float">
            <text:p>0.000200524</text:p>
          </table:table-cell>
          <table:table-cell office:value-type="float" office:value="0.00552088" calcext:value-type="float">
            <text:p>0.00552088</text:p>
          </table:table-cell>
          <table:table-cell office:value-type="float" office:value="0.00200524" calcext:value-type="float">
            <text:p>0.00200524</text:p>
          </table:table-cell>
          <table:table-cell office:value-type="float" office:value="0.0000552088" calcext:value-type="float">
            <text:p>5.52088E-05</text:p>
          </table:table-cell>
          <table:table-cell office:value-type="float" office:value="0.0000200524" calcext:value-type="float">
            <text:p>2.00524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228513" calcext:value-type="float">
            <text:p>0.00228513</text:p>
          </table:table-cell>
          <table:table-cell office:value-type="float" office:value="0.00199599" calcext:value-type="float">
            <text:p>0.00199599</text:p>
          </table:table-cell>
          <table:table-cell office:value-type="float" office:value="0.001299451" calcext:value-type="float">
            <text:p>0.001299451</text:p>
          </table:table-cell>
          <table:table-cell office:value-type="float" office:value="0.0199599" calcext:value-type="float">
            <text:p>0.0199599</text:p>
          </table:table-cell>
          <table:table-cell office:value-type="float" office:value="0.01299451" calcext:value-type="float">
            <text:p>0.01299451</text:p>
          </table:table-cell>
          <table:table-cell office:value-type="float" office:value="0.000199599" calcext:value-type="float">
            <text:p>0.000199599</text:p>
          </table:table-cell>
          <table:table-cell office:value-type="float" office:value="0.0001299451" calcext:value-type="float">
            <text:p>0.0001299451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099833" calcext:value-type="float">
            <text:p>9.9833E-05</text:p>
          </table:table-cell>
          <table:table-cell office:value-type="float" office:value="0.000359023" calcext:value-type="float">
            <text:p>0.000359023</text:p>
          </table:table-cell>
          <table:table-cell office:value-type="float" office:value="0.00028273" calcext:value-type="float">
            <text:p>0.00028273</text:p>
          </table:table-cell>
          <table:table-cell office:value-type="float" office:value="0.003949253" calcext:value-type="float">
            <text:p>0.003949253</text:p>
          </table:table-cell>
          <table:table-cell office:value-type="float" office:value="0.00311003" calcext:value-type="float">
            <text:p>0.00311003</text:p>
          </table:table-cell>
          <table:table-cell office:value-type="float" office:value="0.0000326384545454545" calcext:value-type="float">
            <text:p>3.26384545454545E-05</text:p>
          </table:table-cell>
          <table:table-cell office:value-type="float" office:value="0.0000257027272727273" calcext:value-type="float">
            <text:p>2.57027272727273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2120069" calcext:value-type="float">
            <text:p>0.002120069</text:p>
          </table:table-cell>
          <table:table-cell office:value-type="float" office:value="0.000280142" calcext:value-type="float">
            <text:p>0.000280142</text:p>
          </table:table-cell>
          <table:table-cell office:value-type="float" office:value="0.003221038" calcext:value-type="float">
            <text:p>0.003221038</text:p>
          </table:table-cell>
          <table:table-cell office:value-type="float" office:value="0.003081562" calcext:value-type="float">
            <text:p>0.003081562</text:p>
          </table:table-cell>
          <table:table-cell office:value-type="float" office:value="0.035431418" calcext:value-type="float">
            <text:p>0.035431418</text:p>
          </table:table-cell>
          <table:table-cell office:value-type="float" office:value="0.0000254674545454545" calcext:value-type="float">
            <text:p>2.54674545454545E-05</text:p>
          </table:table-cell>
          <table:table-cell office:value-type="float" office:value="0.000292821636363636" calcext:value-type="float">
            <text:p>0.000292821636364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105805" calcext:value-type="float">
            <text:p>0.000105805</text:p>
          </table:table-cell>
          <table:table-cell office:value-type="float" office:value="0.000340522" calcext:value-type="float">
            <text:p>0.000340522</text:p>
          </table:table-cell>
          <table:table-cell office:value-type="float" office:value="0.000267059" calcext:value-type="float">
            <text:p>0.000267059</text:p>
          </table:table-cell>
          <table:table-cell office:value-type="float" office:value="0.004086264" calcext:value-type="float">
            <text:p>0.004086264</text:p>
          </table:table-cell>
          <table:table-cell office:value-type="float" office:value="0.003204708" calcext:value-type="float">
            <text:p>0.003204708</text:p>
          </table:table-cell>
          <table:table-cell office:value-type="float" office:value="0.0000283768333333333" calcext:value-type="float">
            <text:p>2.83768333333333E-05</text:p>
          </table:table-cell>
          <table:table-cell office:value-type="float" office:value="0.0000222549166666667" calcext:value-type="float">
            <text:p>2.2254916666666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2325652" calcext:value-type="float">
            <text:p>0.002325652</text:p>
          </table:table-cell>
          <table:table-cell office:value-type="float" office:value="0.000948484" calcext:value-type="float">
            <text:p>0.000948484</text:p>
          </table:table-cell>
          <table:table-cell office:value-type="float" office:value="0.002987321" calcext:value-type="float">
            <text:p>0.002987321</text:p>
          </table:table-cell>
          <table:table-cell office:value-type="float" office:value="0.011381808" calcext:value-type="float">
            <text:p>0.011381808</text:p>
          </table:table-cell>
          <table:table-cell office:value-type="float" office:value="0.035847852" calcext:value-type="float">
            <text:p>0.035847852</text:p>
          </table:table-cell>
          <table:table-cell office:value-type="float" office:value="0.0000790403333333333" calcext:value-type="float">
            <text:p>7.90403333333333E-05</text:p>
          </table:table-cell>
          <table:table-cell office:value-type="float" office:value="0.000248943416666667" calcext:value-type="float">
            <text:p>0.000248943416667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101196" calcext:value-type="float">
            <text:p>0.000101196</text:p>
          </table:table-cell>
          <table:table-cell office:value-type="float" office:value="0.000346688" calcext:value-type="float">
            <text:p>0.000346688</text:p>
          </table:table-cell>
          <table:table-cell office:value-type="float" office:value="0.000229534" calcext:value-type="float">
            <text:p>0.000229534</text:p>
          </table:table-cell>
          <table:table-cell office:value-type="float" office:value="0.004506944" calcext:value-type="float">
            <text:p>0.004506944</text:p>
          </table:table-cell>
          <table:table-cell office:value-type="float" office:value="0.002983942" calcext:value-type="float">
            <text:p>0.002983942</text:p>
          </table:table-cell>
          <table:table-cell office:value-type="float" office:value="0.0000266683076923077" calcext:value-type="float">
            <text:p>2.66683076923077E-05</text:p>
          </table:table-cell>
          <table:table-cell office:value-type="float" office:value="0.0000176564615384615" calcext:value-type="float">
            <text:p>1.76564615384615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1870195" calcext:value-type="float">
            <text:p>0.001870195</text:p>
          </table:table-cell>
          <table:table-cell office:value-type="float" office:value="0.001759058" calcext:value-type="float">
            <text:p>0.001759058</text:p>
          </table:table-cell>
          <table:table-cell office:value-type="float" office:value="0.001561532" calcext:value-type="float">
            <text:p>0.001561532</text:p>
          </table:table-cell>
          <table:table-cell office:value-type="float" office:value="0.022867754" calcext:value-type="float">
            <text:p>0.022867754</text:p>
          </table:table-cell>
          <table:table-cell office:value-type="float" office:value="0.020299916" calcext:value-type="float">
            <text:p>0.020299916</text:p>
          </table:table-cell>
          <table:table-cell office:value-type="float" office:value="0.000135312153846154" calcext:value-type="float">
            <text:p>0.000135312153846</text:p>
          </table:table-cell>
          <table:table-cell office:value-type="float" office:value="0.000120117846153846" calcext:value-type="float">
            <text:p>0.000120117846154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104241" calcext:value-type="float">
            <text:p>0.000104241</text:p>
          </table:table-cell>
          <table:table-cell office:value-type="float" office:value="0.000469847" calcext:value-type="float">
            <text:p>0.000469847</text:p>
          </table:table-cell>
          <table:table-cell office:value-type="float" office:value="0.000198574" calcext:value-type="float">
            <text:p>0.000198574</text:p>
          </table:table-cell>
          <table:table-cell office:value-type="float" office:value="0.006577858" calcext:value-type="float">
            <text:p>0.006577858</text:p>
          </table:table-cell>
          <table:table-cell office:value-type="float" office:value="0.002780036" calcext:value-type="float">
            <text:p>0.002780036</text:p>
          </table:table-cell>
          <table:table-cell office:value-type="float" office:value="0.0000335605" calcext:value-type="float">
            <text:p>3.35605E-05</text:p>
          </table:table-cell>
          <table:table-cell office:value-type="float" office:value="0.0000141838571428571" calcext:value-type="float">
            <text:p>1.41838571428571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2284272" calcext:value-type="float">
            <text:p>0.002284272</text:p>
          </table:table-cell>
          <table:table-cell office:value-type="float" office:value="0.000108674" calcext:value-type="float">
            <text:p>0.000108674</text:p>
          </table:table-cell>
          <table:table-cell office:value-type="float" office:value="0.004153017" calcext:value-type="float">
            <text:p>0.004153017</text:p>
          </table:table-cell>
          <table:table-cell office:value-type="float" office:value="0.001521436" calcext:value-type="float">
            <text:p>0.001521436</text:p>
          </table:table-cell>
          <table:table-cell office:value-type="float" office:value="0.058142238" calcext:value-type="float">
            <text:p>0.058142238</text:p>
          </table:table-cell>
          <table:table-cell office:value-type="float" office:value="0.00000776242857142857" calcext:value-type="float">
            <text:p>7.76242857142857E-06</text:p>
          </table:table-cell>
          <table:table-cell office:value-type="float" office:value="0.000296644071428571" calcext:value-type="float">
            <text:p>0.000296644071429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04988" calcext:value-type="float">
            <text:p>0.000104988</text:p>
          </table:table-cell>
          <table:table-cell office:value-type="float" office:value="0.000361347" calcext:value-type="float">
            <text:p>0.000361347</text:p>
          </table:table-cell>
          <table:table-cell office:value-type="float" office:value="0.000203377" calcext:value-type="float">
            <text:p>0.000203377</text:p>
          </table:table-cell>
          <table:table-cell office:value-type="float" office:value="0.005420205" calcext:value-type="float">
            <text:p>0.005420205</text:p>
          </table:table-cell>
          <table:table-cell office:value-type="float" office:value="0.003050655" calcext:value-type="float">
            <text:p>0.003050655</text:p>
          </table:table-cell>
          <table:table-cell office:value-type="float" office:value="0.0000240898" calcext:value-type="float">
            <text:p>2.40898E-05</text:p>
          </table:table-cell>
          <table:table-cell office:value-type="float" office:value="0.0000135584666666667" calcext:value-type="float">
            <text:p>1.3558466666666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2336485" calcext:value-type="float">
            <text:p>0.002336485</text:p>
          </table:table-cell>
          <table:table-cell office:value-type="float" office:value="0.000104592" calcext:value-type="float">
            <text:p>0.000104592</text:p>
          </table:table-cell>
          <table:table-cell office:value-type="float" office:value="0.002910591" calcext:value-type="float">
            <text:p>0.002910591</text:p>
          </table:table-cell>
          <table:table-cell office:value-type="float" office:value="0.00156888" calcext:value-type="float">
            <text:p>0.00156888</text:p>
          </table:table-cell>
          <table:table-cell office:value-type="float" office:value="0.043658865" calcext:value-type="float">
            <text:p>0.043658865</text:p>
          </table:table-cell>
          <table:table-cell office:value-type="float" office:value="0.0000069728" calcext:value-type="float">
            <text:p>6.9728E-06</text:p>
          </table:table-cell>
          <table:table-cell office:value-type="float" office:value="0.0001940394" calcext:value-type="float">
            <text:p>0.0001940394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108939" calcext:value-type="float">
            <text:p>0.000108939</text:p>
          </table:table-cell>
          <table:table-cell office:value-type="float" office:value="0.000348378" calcext:value-type="float">
            <text:p>0.000348378</text:p>
          </table:table-cell>
          <table:table-cell office:value-type="float" office:value="0.000234853" calcext:value-type="float">
            <text:p>0.000234853</text:p>
          </table:table-cell>
          <table:table-cell office:value-type="float" office:value="0.005574048" calcext:value-type="float">
            <text:p>0.005574048</text:p>
          </table:table-cell>
          <table:table-cell office:value-type="float" office:value="0.003757648" calcext:value-type="float">
            <text:p>0.003757648</text:p>
          </table:table-cell>
          <table:table-cell office:value-type="float" office:value="0.000021773625" calcext:value-type="float">
            <text:p>2.1773625E-05</text:p>
          </table:table-cell>
          <table:table-cell office:value-type="float" office:value="0.0000146783125" calcext:value-type="float">
            <text:p>1.46783125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2638495" calcext:value-type="float">
            <text:p>0.002638495</text:p>
          </table:table-cell>
          <table:table-cell office:value-type="float" office:value="0.000128705" calcext:value-type="float">
            <text:p>0.000128705</text:p>
          </table:table-cell>
          <table:table-cell office:value-type="float" office:value="0.003429373" calcext:value-type="float">
            <text:p>0.003429373</text:p>
          </table:table-cell>
          <table:table-cell office:value-type="float" office:value="0.00205928" calcext:value-type="float">
            <text:p>0.00205928</text:p>
          </table:table-cell>
          <table:table-cell office:value-type="float" office:value="0.054869968" calcext:value-type="float">
            <text:p>0.054869968</text:p>
          </table:table-cell>
          <table:table-cell office:value-type="float" office:value="0.0000080440625" calcext:value-type="float">
            <text:p>8.0440625E-06</text:p>
          </table:table-cell>
          <table:table-cell office:value-type="float" office:value="0.0002143358125" calcext:value-type="float">
            <text:p>0.000214335812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102397" calcext:value-type="float">
            <text:p>0.000102397</text:p>
          </table:table-cell>
          <table:table-cell office:value-type="float" office:value="0.000390708" calcext:value-type="float">
            <text:p>0.000390708</text:p>
          </table:table-cell>
          <table:table-cell office:value-type="float" office:value="0.000228495" calcext:value-type="float">
            <text:p>0.000228495</text:p>
          </table:table-cell>
          <table:table-cell office:value-type="float" office:value="0.006642036" calcext:value-type="float">
            <text:p>0.006642036</text:p>
          </table:table-cell>
          <table:table-cell office:value-type="float" office:value="0.003884415" calcext:value-type="float">
            <text:p>0.003884415</text:p>
          </table:table-cell>
          <table:table-cell office:value-type="float" office:value="0.0000229828235294118" calcext:value-type="float">
            <text:p>2.29828235294118E-05</text:p>
          </table:table-cell>
          <table:table-cell office:value-type="float" office:value="0.0000134408823529412" calcext:value-type="float">
            <text:p>1.34408823529412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2441338" calcext:value-type="float">
            <text:p>0.002441338</text:p>
          </table:table-cell>
          <table:table-cell office:value-type="float" office:value="0.000154251" calcext:value-type="float">
            <text:p>0.000154251</text:p>
          </table:table-cell>
          <table:table-cell office:value-type="float" office:value="0.00286073" calcext:value-type="float">
            <text:p>0.00286073</text:p>
          </table:table-cell>
          <table:table-cell office:value-type="float" office:value="0.002622267" calcext:value-type="float">
            <text:p>0.002622267</text:p>
          </table:table-cell>
          <table:table-cell office:value-type="float" office:value="0.04863241" calcext:value-type="float">
            <text:p>0.04863241</text:p>
          </table:table-cell>
          <table:table-cell office:value-type="float" office:value="0.00000907358823529412" calcext:value-type="float">
            <text:p>9.07358823529412E-06</text:p>
          </table:table-cell>
          <table:table-cell office:value-type="float" office:value="0.000168278235294118" calcext:value-type="float">
            <text:p>0.000168278235294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095751" calcext:value-type="float">
            <text:p>9.5751E-05</text:p>
          </table:table-cell>
          <table:table-cell office:value-type="float" office:value="0.00042205" calcext:value-type="float">
            <text:p>0.00042205</text:p>
          </table:table-cell>
          <table:table-cell office:value-type="float" office:value="0.000236845" calcext:value-type="float">
            <text:p>0.000236845</text:p>
          </table:table-cell>
          <table:table-cell office:value-type="float" office:value="0.0075969" calcext:value-type="float">
            <text:p>0.0075969</text:p>
          </table:table-cell>
          <table:table-cell office:value-type="float" office:value="0.00426321" calcext:value-type="float">
            <text:p>0.00426321</text:p>
          </table:table-cell>
          <table:table-cell office:value-type="float" office:value="0.0000234472222222222" calcext:value-type="float">
            <text:p>2.34472222222222E-05</text:p>
          </table:table-cell>
          <table:table-cell office:value-type="float" office:value="0.0000131580555555556" calcext:value-type="float">
            <text:p>1.31580555555556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3014368" calcext:value-type="float">
            <text:p>0.003014368</text:p>
          </table:table-cell>
          <table:table-cell office:value-type="float" office:value="0.000402028" calcext:value-type="float">
            <text:p>0.000402028</text:p>
          </table:table-cell>
          <table:table-cell office:value-type="float" office:value="0.003397101" calcext:value-type="float">
            <text:p>0.003397101</text:p>
          </table:table-cell>
          <table:table-cell office:value-type="float" office:value="0.007236504" calcext:value-type="float">
            <text:p>0.007236504</text:p>
          </table:table-cell>
          <table:table-cell office:value-type="float" office:value="0.061147818" calcext:value-type="float">
            <text:p>0.061147818</text:p>
          </table:table-cell>
          <table:table-cell office:value-type="float" office:value="0.0000223348888888889" calcext:value-type="float">
            <text:p>2.23348888888889E-05</text:p>
          </table:table-cell>
          <table:table-cell office:value-type="float" office:value="0.000188727833333333" calcext:value-type="float">
            <text:p>0.000188727833333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98078" calcext:value-type="float">
            <text:p>9.8078E-05</text:p>
          </table:table-cell>
          <table:table-cell office:value-type="float" office:value="0.000423845" calcext:value-type="float">
            <text:p>0.000423845</text:p>
          </table:table-cell>
          <table:table-cell office:value-type="float" office:value="0.000207299" calcext:value-type="float">
            <text:p>0.000207299</text:p>
          </table:table-cell>
          <table:table-cell office:value-type="float" office:value="0.008053055" calcext:value-type="float">
            <text:p>0.008053055</text:p>
          </table:table-cell>
          <table:table-cell office:value-type="float" office:value="0.003938681" calcext:value-type="float">
            <text:p>0.003938681</text:p>
          </table:table-cell>
          <table:table-cell office:value-type="float" office:value="0.0000223076315789474" calcext:value-type="float">
            <text:p>2.23076315789474E-05</text:p>
          </table:table-cell>
          <table:table-cell office:value-type="float" office:value="0.0000109104736842105" calcext:value-type="float">
            <text:p>1.09104736842105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2476275" calcext:value-type="float">
            <text:p>0.002476275</text:p>
          </table:table-cell>
          <table:table-cell office:value-type="float" office:value="0.000902004" calcext:value-type="float">
            <text:p>0.000902004</text:p>
          </table:table-cell>
          <table:table-cell office:value-type="float" office:value="0.002224125" calcext:value-type="float">
            <text:p>0.002224125</text:p>
          </table:table-cell>
          <table:table-cell office:value-type="float" office:value="0.017138076" calcext:value-type="float">
            <text:p>0.017138076</text:p>
          </table:table-cell>
          <table:table-cell office:value-type="float" office:value="0.042258375" calcext:value-type="float">
            <text:p>0.042258375</text:p>
          </table:table-cell>
          <table:table-cell office:value-type="float" office:value="0.0000474738947368421" calcext:value-type="float">
            <text:p>4.74738947368421E-05</text:p>
          </table:table-cell>
          <table:table-cell office:value-type="float" office:value="0.000117059210526316" calcext:value-type="float">
            <text:p>0.00011705921052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088391" calcext:value-type="float">
            <text:p>8.8391E-05</text:p>
          </table:table-cell>
          <table:table-cell office:value-type="float" office:value="0.000436838" calcext:value-type="float">
            <text:p>0.000436838</text:p>
          </table:table-cell>
          <table:table-cell office:value-type="float" office:value="0.000219889" calcext:value-type="float">
            <text:p>0.000219889</text:p>
          </table:table-cell>
          <table:table-cell office:value-type="float" office:value="0.00873676" calcext:value-type="float">
            <text:p>0.00873676</text:p>
          </table:table-cell>
          <table:table-cell office:value-type="float" office:value="0.00439778" calcext:value-type="float">
            <text:p>0.00439778</text:p>
          </table:table-cell>
          <table:table-cell office:value-type="float" office:value="0.0000218419" calcext:value-type="float">
            <text:p>2.18419E-05</text:p>
          </table:table-cell>
          <table:table-cell office:value-type="float" office:value="0.00001099445" calcext:value-type="float">
            <text:p>1.099445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2375324" calcext:value-type="float">
            <text:p>0.002375324</text:p>
          </table:table-cell>
          <table:table-cell office:value-type="float" office:value="0.001839091" calcext:value-type="float">
            <text:p>0.001839091</text:p>
          </table:table-cell>
          <table:table-cell office:value-type="float" office:value="0.00281619" calcext:value-type="float">
            <text:p>0.00281619</text:p>
          </table:table-cell>
          <table:table-cell office:value-type="float" office:value="0.03678182" calcext:value-type="float">
            <text:p>0.03678182</text:p>
          </table:table-cell>
          <table:table-cell office:value-type="float" office:value="0.0563238" calcext:value-type="float">
            <text:p>0.0563238</text:p>
          </table:table-cell>
          <table:table-cell office:value-type="float" office:value="0.00009195455" calcext:value-type="float">
            <text:p>9.195455E-05</text:p>
          </table:table-cell>
          <table:table-cell office:value-type="float" office:value="0.0001408095" calcext:value-type="float">
            <text:p>0.000140809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101728" calcext:value-type="float">
            <text:p>0.000101728</text:p>
          </table:table-cell>
          <table:table-cell office:value-type="float" office:value="0.000348349" calcext:value-type="float">
            <text:p>0.000348349</text:p>
          </table:table-cell>
          <table:table-cell office:value-type="float" office:value="0.000332619" calcext:value-type="float">
            <text:p>0.000332619</text:p>
          </table:table-cell>
          <table:table-cell office:value-type="float" office:value="0.007315329" calcext:value-type="float">
            <text:p>0.007315329</text:p>
          </table:table-cell>
          <table:table-cell office:value-type="float" office:value="0.006984999" calcext:value-type="float">
            <text:p>0.006984999</text:p>
          </table:table-cell>
          <table:table-cell office:value-type="float" office:value="0.0000165880476190476" calcext:value-type="float">
            <text:p>1.65880476190476E-05</text:p>
          </table:table-cell>
          <table:table-cell office:value-type="float" office:value="0.000015839" calcext:value-type="float">
            <text:p>1.5839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2866811" calcext:value-type="float">
            <text:p>0.002866811</text:p>
          </table:table-cell>
          <table:table-cell office:value-type="float" office:value="0.011101678" calcext:value-type="float">
            <text:p>0.011101678</text:p>
          </table:table-cell>
          <table:table-cell office:value-type="float" office:value="0.002101295" calcext:value-type="float">
            <text:p>0.002101295</text:p>
          </table:table-cell>
          <table:table-cell office:value-type="float" office:value="0.233135238" calcext:value-type="float">
            <text:p>0.233135238</text:p>
          </table:table-cell>
          <table:table-cell office:value-type="float" office:value="0.044127195" calcext:value-type="float">
            <text:p>0.044127195</text:p>
          </table:table-cell>
          <table:table-cell office:value-type="float" office:value="0.000528651333333333" calcext:value-type="float">
            <text:p>0.000528651333333</text:p>
          </table:table-cell>
          <table:table-cell office:value-type="float" office:value="0.000100061666666667" calcext:value-type="float">
            <text:p>0.000100061666667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097959" calcext:value-type="float">
            <text:p>9.7959E-05</text:p>
          </table:table-cell>
          <table:table-cell office:value-type="float" office:value="0.000441705" calcext:value-type="float">
            <text:p>0.000441705</text:p>
          </table:table-cell>
          <table:table-cell office:value-type="float" office:value="0.000233186" calcext:value-type="float">
            <text:p>0.000233186</text:p>
          </table:table-cell>
          <table:table-cell office:value-type="float" office:value="0.00971751" calcext:value-type="float">
            <text:p>0.00971751</text:p>
          </table:table-cell>
          <table:table-cell office:value-type="float" office:value="0.005130092" calcext:value-type="float">
            <text:p>0.005130092</text:p>
          </table:table-cell>
          <table:table-cell office:value-type="float" office:value="0.0000200775" calcext:value-type="float">
            <text:p>2.00775E-05</text:p>
          </table:table-cell>
          <table:table-cell office:value-type="float" office:value="0.0000105993636363636" calcext:value-type="float">
            <text:p>1.05993636363636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1976359" calcext:value-type="float">
            <text:p>0.001976359</text:p>
          </table:table-cell>
          <table:table-cell office:value-type="float" office:value="0.000096869" calcext:value-type="float">
            <text:p>9.6869E-05</text:p>
          </table:table-cell>
          <table:table-cell office:value-type="float" office:value="0.002608533" calcext:value-type="float">
            <text:p>0.002608533</text:p>
          </table:table-cell>
          <table:table-cell office:value-type="float" office:value="0.002131118" calcext:value-type="float">
            <text:p>0.002131118</text:p>
          </table:table-cell>
          <table:table-cell office:value-type="float" office:value="0.057387726" calcext:value-type="float">
            <text:p>0.057387726</text:p>
          </table:table-cell>
          <table:table-cell office:value-type="float" office:value="0.00000440313636363636" calcext:value-type="float">
            <text:p>4.40313636363636E-06</text:p>
          </table:table-cell>
          <table:table-cell office:value-type="float" office:value="0.000118569681818182" calcext:value-type="float">
            <text:p>0.000118569681818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084273" calcext:value-type="float">
            <text:p>8.4273E-05</text:p>
          </table:table-cell>
          <table:table-cell office:value-type="float" office:value="0.000204283" calcext:value-type="float">
            <text:p>0.000204283</text:p>
          </table:table-cell>
          <table:table-cell office:value-type="float" office:value="0.000184325" calcext:value-type="float">
            <text:p>0.000184325</text:p>
          </table:table-cell>
          <table:table-cell office:value-type="float" office:value="0.004698509" calcext:value-type="float">
            <text:p>0.004698509</text:p>
          </table:table-cell>
          <table:table-cell office:value-type="float" office:value="0.004239475" calcext:value-type="float">
            <text:p>0.004239475</text:p>
          </table:table-cell>
          <table:table-cell office:value-type="float" office:value="0.00000888186956521739" calcext:value-type="float">
            <text:p>8.88186956521739E-06</text:p>
          </table:table-cell>
          <table:table-cell office:value-type="float" office:value="0.00000801413043478261" calcext:value-type="float">
            <text:p>8.01413043478261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1681755" calcext:value-type="float">
            <text:p>0.001681755</text:p>
          </table:table-cell>
          <table:table-cell office:value-type="float" office:value="0.000066753" calcext:value-type="float">
            <text:p>6.6753E-05</text:p>
          </table:table-cell>
          <table:table-cell office:value-type="float" office:value="0.002759195" calcext:value-type="float">
            <text:p>0.002759195</text:p>
          </table:table-cell>
          <table:table-cell office:value-type="float" office:value="0.001535319" calcext:value-type="float">
            <text:p>0.001535319</text:p>
          </table:table-cell>
          <table:table-cell office:value-type="float" office:value="0.063461485" calcext:value-type="float">
            <text:p>0.063461485</text:p>
          </table:table-cell>
          <table:table-cell office:value-type="float" office:value="0.00000290230434782609" calcext:value-type="float">
            <text:p>2.90230434782609E-06</text:p>
          </table:table-cell>
          <table:table-cell office:value-type="float" office:value="0.000119965" calcext:value-type="float">
            <text:p>0.00011996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079214" calcext:value-type="float">
            <text:p>7.9214E-05</text:p>
          </table:table-cell>
          <table:table-cell office:value-type="float" office:value="0.000199935" calcext:value-type="float">
            <text:p>0.000199935</text:p>
          </table:table-cell>
          <table:table-cell office:value-type="float" office:value="0.000197964" calcext:value-type="float">
            <text:p>0.000197964</text:p>
          </table:table-cell>
          <table:table-cell office:value-type="float" office:value="0.00479844" calcext:value-type="float">
            <text:p>0.00479844</text:p>
          </table:table-cell>
          <table:table-cell office:value-type="float" office:value="0.004751136" calcext:value-type="float">
            <text:p>0.004751136</text:p>
          </table:table-cell>
          <table:table-cell office:value-type="float" office:value="0.000008330625" calcext:value-type="float">
            <text:p>8.330625E-06</text:p>
          </table:table-cell>
          <table:table-cell office:value-type="float" office:value="0.0000082485" calcext:value-type="float">
            <text:p>8.2485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1491876" calcext:value-type="float">
            <text:p>0.001491876</text:p>
          </table:table-cell>
          <table:table-cell office:value-type="float" office:value="0.000085327" calcext:value-type="float">
            <text:p>8.5327E-05</text:p>
          </table:table-cell>
          <table:table-cell office:value-type="float" office:value="0.003417323" calcext:value-type="float">
            <text:p>0.003417323</text:p>
          </table:table-cell>
          <table:table-cell office:value-type="float" office:value="0.002047848" calcext:value-type="float">
            <text:p>0.002047848</text:p>
          </table:table-cell>
          <table:table-cell office:value-type="float" office:value="0.082015752" calcext:value-type="float">
            <text:p>0.082015752</text:p>
          </table:table-cell>
          <table:table-cell office:value-type="float" office:value="0.00000355529166666667" calcext:value-type="float">
            <text:p>3.55529166666667E-06</text:p>
          </table:table-cell>
          <table:table-cell office:value-type="float" office:value="0.000142388458333333" calcext:value-type="float">
            <text:p>0.000142388458333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088254" calcext:value-type="float">
            <text:p>8.8254E-05</text:p>
          </table:table-cell>
          <table:table-cell office:value-type="float" office:value="0.000277367" calcext:value-type="float">
            <text:p>0.000277367</text:p>
          </table:table-cell>
          <table:table-cell office:value-type="float" office:value="0.000226196" calcext:value-type="float">
            <text:p>0.000226196</text:p>
          </table:table-cell>
          <table:table-cell office:value-type="float" office:value="0.006934175" calcext:value-type="float">
            <text:p>0.006934175</text:p>
          </table:table-cell>
          <table:table-cell office:value-type="float" office:value="0.0056549" calcext:value-type="float">
            <text:p>0.0056549</text:p>
          </table:table-cell>
          <table:table-cell office:value-type="float" office:value="0.00001109468" calcext:value-type="float">
            <text:p>1.109468E-05</text:p>
          </table:table-cell>
          <table:table-cell office:value-type="float" office:value="0.00000904784" calcext:value-type="float">
            <text:p>9.04784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194173" calcext:value-type="float">
            <text:p>0.00194173</text:p>
          </table:table-cell>
          <table:table-cell office:value-type="float" office:value="0.000169461" calcext:value-type="float">
            <text:p>0.000169461</text:p>
          </table:table-cell>
          <table:table-cell office:value-type="float" office:value="0.003483688" calcext:value-type="float">
            <text:p>0.003483688</text:p>
          </table:table-cell>
          <table:table-cell office:value-type="float" office:value="0.004236525" calcext:value-type="float">
            <text:p>0.004236525</text:p>
          </table:table-cell>
          <table:table-cell office:value-type="float" office:value="0.0870922" calcext:value-type="float">
            <text:p>0.0870922</text:p>
          </table:table-cell>
          <table:table-cell office:value-type="float" office:value="0.00000677844" calcext:value-type="float">
            <text:p>6.77844E-06</text:p>
          </table:table-cell>
          <table:table-cell office:value-type="float" office:value="0.00013934752" calcext:value-type="float">
            <text:p>0.00013934752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08422" calcext:value-type="float">
            <text:p>8.422E-05</text:p>
          </table:table-cell>
          <table:table-cell office:value-type="float" office:value="0.000205467" calcext:value-type="float">
            <text:p>0.000205467</text:p>
          </table:table-cell>
          <table:table-cell office:value-type="float" office:value="0.000220044" calcext:value-type="float">
            <text:p>0.000220044</text:p>
          </table:table-cell>
          <table:table-cell office:value-type="float" office:value="0.005342142" calcext:value-type="float">
            <text:p>0.005342142</text:p>
          </table:table-cell>
          <table:table-cell office:value-type="float" office:value="0.005721144" calcext:value-type="float">
            <text:p>0.005721144</text:p>
          </table:table-cell>
          <table:table-cell office:value-type="float" office:value="0.00000790257692307692" calcext:value-type="float">
            <text:p>7.90257692307692E-06</text:p>
          </table:table-cell>
          <table:table-cell office:value-type="float" office:value="0.00000846323076923077" calcext:value-type="float">
            <text:p>8.46323076923077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1628575" calcext:value-type="float">
            <text:p>0.001628575</text:p>
          </table:table-cell>
          <table:table-cell office:value-type="float" office:value="0.000074048" calcext:value-type="float">
            <text:p>7.4048E-05</text:p>
          </table:table-cell>
          <table:table-cell office:value-type="float" office:value="0.003088153" calcext:value-type="float">
            <text:p>0.003088153</text:p>
          </table:table-cell>
          <table:table-cell office:value-type="float" office:value="0.001925248" calcext:value-type="float">
            <text:p>0.001925248</text:p>
          </table:table-cell>
          <table:table-cell office:value-type="float" office:value="0.080291978" calcext:value-type="float">
            <text:p>0.080291978</text:p>
          </table:table-cell>
          <table:table-cell office:value-type="float" office:value="0.000002848" calcext:value-type="float">
            <text:p>2.848E-06</text:p>
          </table:table-cell>
          <table:table-cell office:value-type="float" office:value="0.000118775115384615" calcext:value-type="float">
            <text:p>0.00011877511538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104222" calcext:value-type="float">
            <text:p>0.000104222</text:p>
          </table:table-cell>
          <table:table-cell office:value-type="float" office:value="0.00025847" calcext:value-type="float">
            <text:p>0.00025847</text:p>
          </table:table-cell>
          <table:table-cell office:value-type="float" office:value="0.000223848" calcext:value-type="float">
            <text:p>0.000223848</text:p>
          </table:table-cell>
          <table:table-cell office:value-type="float" office:value="0.00697869" calcext:value-type="float">
            <text:p>0.00697869</text:p>
          </table:table-cell>
          <table:table-cell office:value-type="float" office:value="0.006043896" calcext:value-type="float">
            <text:p>0.006043896</text:p>
          </table:table-cell>
          <table:table-cell office:value-type="float" office:value="0.00000957296296296296" calcext:value-type="float">
            <text:p>9.57296296296296E-06</text:p>
          </table:table-cell>
          <table:table-cell office:value-type="float" office:value="0.00000829066666666667" calcext:value-type="float">
            <text:p>8.29066666666667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1927133" calcext:value-type="float">
            <text:p>0.001927133</text:p>
          </table:table-cell>
          <table:table-cell office:value-type="float" office:value="0.000169915" calcext:value-type="float">
            <text:p>0.000169915</text:p>
          </table:table-cell>
          <table:table-cell office:value-type="float" office:value="0.003179649" calcext:value-type="float">
            <text:p>0.003179649</text:p>
          </table:table-cell>
          <table:table-cell office:value-type="float" office:value="0.004587705" calcext:value-type="float">
            <text:p>0.004587705</text:p>
          </table:table-cell>
          <table:table-cell office:value-type="float" office:value="0.085850523" calcext:value-type="float">
            <text:p>0.085850523</text:p>
          </table:table-cell>
          <table:table-cell office:value-type="float" office:value="0.00000629314814814815" calcext:value-type="float">
            <text:p>6.29314814814815E-06</text:p>
          </table:table-cell>
          <table:table-cell office:value-type="float" office:value="0.000117764777777778" calcext:value-type="float">
            <text:p>0.000117764777778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077461" calcext:value-type="float">
            <text:p>7.7461E-05</text:p>
          </table:table-cell>
          <table:table-cell office:value-type="float" office:value="0.000220537" calcext:value-type="float">
            <text:p>0.000220537</text:p>
          </table:table-cell>
          <table:table-cell office:value-type="float" office:value="0.000268871" calcext:value-type="float">
            <text:p>0.000268871</text:p>
          </table:table-cell>
          <table:table-cell office:value-type="float" office:value="0.006175036" calcext:value-type="float">
            <text:p>0.006175036</text:p>
          </table:table-cell>
          <table:table-cell office:value-type="float" office:value="0.007528388" calcext:value-type="float">
            <text:p>0.007528388</text:p>
          </table:table-cell>
          <table:table-cell office:value-type="float" office:value="0.00000787632142857143" calcext:value-type="float">
            <text:p>7.87632142857143E-06</text:p>
          </table:table-cell>
          <table:table-cell office:value-type="float" office:value="0.00000960253571428571" calcext:value-type="float">
            <text:p>9.60253571428571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156702" calcext:value-type="float">
            <text:p>0.00156702</text:p>
          </table:table-cell>
          <table:table-cell office:value-type="float" office:value="0.000082645" calcext:value-type="float">
            <text:p>8.2645E-05</text:p>
          </table:table-cell>
          <table:table-cell office:value-type="float" office:value="0.002927388" calcext:value-type="float">
            <text:p>0.002927388</text:p>
          </table:table-cell>
          <table:table-cell office:value-type="float" office:value="0.00231406" calcext:value-type="float">
            <text:p>0.00231406</text:p>
          </table:table-cell>
          <table:table-cell office:value-type="float" office:value="0.081966864" calcext:value-type="float">
            <text:p>0.081966864</text:p>
          </table:table-cell>
          <table:table-cell office:value-type="float" office:value="0.00000295160714285714" calcext:value-type="float">
            <text:p>2.95160714285714E-06</text:p>
          </table:table-cell>
          <table:table-cell office:value-type="float" office:value="0.000104549571428571" calcext:value-type="float">
            <text:p>0.000104549571429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074407" calcext:value-type="float">
            <text:p>7.4407E-05</text:p>
          </table:table-cell>
          <table:table-cell office:value-type="float" office:value="0.000243393" calcext:value-type="float">
            <text:p>0.000243393</text:p>
          </table:table-cell>
          <table:table-cell office:value-type="float" office:value="0.000241988" calcext:value-type="float">
            <text:p>0.000241988</text:p>
          </table:table-cell>
          <table:table-cell office:value-type="float" office:value="0.007058397" calcext:value-type="float">
            <text:p>0.007058397</text:p>
          </table:table-cell>
          <table:table-cell office:value-type="float" office:value="0.007017652" calcext:value-type="float">
            <text:p>0.007017652</text:p>
          </table:table-cell>
          <table:table-cell office:value-type="float" office:value="0.00000839286206896552" calcext:value-type="float">
            <text:p>8.39286206896552E-06</text:p>
          </table:table-cell>
          <table:table-cell office:value-type="float" office:value="0.00000834441379310345" calcext:value-type="float">
            <text:p>8.34441379310345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1677571" calcext:value-type="float">
            <text:p>0.001677571</text:p>
          </table:table-cell>
          <table:table-cell office:value-type="float" office:value="0.000107492" calcext:value-type="float">
            <text:p>0.000107492</text:p>
          </table:table-cell>
          <table:table-cell office:value-type="float" office:value="0.0034119" calcext:value-type="float">
            <text:p>0.0034119</text:p>
          </table:table-cell>
          <table:table-cell office:value-type="float" office:value="0.003117268" calcext:value-type="float">
            <text:p>0.003117268</text:p>
          </table:table-cell>
          <table:table-cell office:value-type="float" office:value="0.0989451" calcext:value-type="float">
            <text:p>0.0989451</text:p>
          </table:table-cell>
          <table:table-cell office:value-type="float" office:value="0.00000370662068965517" calcext:value-type="float">
            <text:p>3.70662068965517E-06</text:p>
          </table:table-cell>
          <table:table-cell office:value-type="float" office:value="0.000117651724137931" calcext:value-type="float">
            <text:p>0.000117651724138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082931" calcext:value-type="float">
            <text:p>8.2931E-05</text:p>
          </table:table-cell>
          <table:table-cell office:value-type="float" office:value="0.000303628" calcext:value-type="float">
            <text:p>0.000303628</text:p>
          </table:table-cell>
          <table:table-cell office:value-type="float" office:value="0.000242665" calcext:value-type="float">
            <text:p>0.000242665</text:p>
          </table:table-cell>
          <table:table-cell office:value-type="float" office:value="0.00910884" calcext:value-type="float">
            <text:p>0.00910884</text:p>
          </table:table-cell>
          <table:table-cell office:value-type="float" office:value="0.00727995" calcext:value-type="float">
            <text:p>0.00727995</text:p>
          </table:table-cell>
          <table:table-cell office:value-type="float" office:value="0.0000101209333333333" calcext:value-type="float">
            <text:p>1.01209333333333E-05</text:p>
          </table:table-cell>
          <table:table-cell office:value-type="float" office:value="0.00000808883333333333" calcext:value-type="float">
            <text:p>8.08883333333333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2623535" calcext:value-type="float">
            <text:p>0.002623535</text:p>
          </table:table-cell>
          <table:table-cell office:value-type="float" office:value="0.000187848" calcext:value-type="float">
            <text:p>0.000187848</text:p>
          </table:table-cell>
          <table:table-cell office:value-type="float" office:value="0.002924186" calcext:value-type="float">
            <text:p>0.002924186</text:p>
          </table:table-cell>
          <table:table-cell office:value-type="float" office:value="0.00563544" calcext:value-type="float">
            <text:p>0.00563544</text:p>
          </table:table-cell>
          <table:table-cell office:value-type="float" office:value="0.08772558" calcext:value-type="float">
            <text:p>0.08772558</text:p>
          </table:table-cell>
          <table:table-cell office:value-type="float" office:value="0.0000062616" calcext:value-type="float">
            <text:p>6.2616E-06</text:p>
          </table:table-cell>
          <table:table-cell office:value-type="float" office:value="0.0000974728666666667" calcext:value-type="float">
            <text:p>9.74728666666667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072471" calcext:value-type="float">
            <text:p>7.2471E-05</text:p>
          </table:table-cell>
          <table:table-cell office:value-type="float" office:value="0.000213185" calcext:value-type="float">
            <text:p>0.000213185</text:p>
          </table:table-cell>
          <table:table-cell office:value-type="float" office:value="0.000189646" calcext:value-type="float">
            <text:p>0.000189646</text:p>
          </table:table-cell>
          <table:table-cell office:value-type="float" office:value="0.006608735" calcext:value-type="float">
            <text:p>0.006608735</text:p>
          </table:table-cell>
          <table:table-cell office:value-type="float" office:value="0.005879026" calcext:value-type="float">
            <text:p>0.005879026</text:p>
          </table:table-cell>
          <table:table-cell office:value-type="float" office:value="0.00000687693548387097" calcext:value-type="float">
            <text:p>6.87693548387097E-06</text:p>
          </table:table-cell>
          <table:table-cell office:value-type="float" office:value="0.00000611761290322581" calcext:value-type="float">
            <text:p>6.11761290322581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2021074" calcext:value-type="float">
            <text:p>0.002021074</text:p>
          </table:table-cell>
          <table:table-cell office:value-type="float" office:value="0.000099578" calcext:value-type="float">
            <text:p>9.9578E-05</text:p>
          </table:table-cell>
          <table:table-cell office:value-type="float" office:value="0.002366674" calcext:value-type="float">
            <text:p>0.002366674</text:p>
          </table:table-cell>
          <table:table-cell office:value-type="float" office:value="0.003086918" calcext:value-type="float">
            <text:p>0.003086918</text:p>
          </table:table-cell>
          <table:table-cell office:value-type="float" office:value="0.073366894" calcext:value-type="float">
            <text:p>0.073366894</text:p>
          </table:table-cell>
          <table:table-cell office:value-type="float" office:value="0.0000032121935483871" calcext:value-type="float">
            <text:p>3.2121935483871E-06</text:p>
          </table:table-cell>
          <table:table-cell office:value-type="float" office:value="0.0000763443225806452" calcext:value-type="float">
            <text:p>7.63443225806452E-05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071268" calcext:value-type="float">
            <text:p>7.1268E-05</text:p>
          </table:table-cell>
          <table:table-cell office:value-type="float" office:value="0.000257492" calcext:value-type="float">
            <text:p>0.000257492</text:p>
          </table:table-cell>
          <table:table-cell office:value-type="float" office:value="0.000231472" calcext:value-type="float">
            <text:p>0.000231472</text:p>
          </table:table-cell>
          <table:table-cell office:value-type="float" office:value="0.008239744" calcext:value-type="float">
            <text:p>0.008239744</text:p>
          </table:table-cell>
          <table:table-cell office:value-type="float" office:value="0.007407104" calcext:value-type="float">
            <text:p>0.007407104</text:p>
          </table:table-cell>
          <table:table-cell office:value-type="float" office:value="0.000008046625" calcext:value-type="float">
            <text:p>8.046625E-06</text:p>
          </table:table-cell>
          <table:table-cell office:value-type="float" office:value="0.0000072335" calcext:value-type="float">
            <text:p>7.2335E-06</text:p>
          </table:table-cell>
        </table:table-row>
        <table:table-row table:style-name="ro1">
          <table:table-cell office:value-type="string" calcext:value-type="string">
            <text:p>2019-10-20 16:45:58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2304726" calcext:value-type="float">
            <text:p>0.002304726</text:p>
          </table:table-cell>
          <table:table-cell office:value-type="float" office:value="0.000127364" calcext:value-type="float">
            <text:p>0.000127364</text:p>
          </table:table-cell>
          <table:table-cell office:value-type="float" office:value="0.003068502" calcext:value-type="float">
            <text:p>0.003068502</text:p>
          </table:table-cell>
          <table:table-cell office:value-type="float" office:value="0.004075648" calcext:value-type="float">
            <text:p>0.004075648</text:p>
          </table:table-cell>
          <table:table-cell office:value-type="float" office:value="0.098192064" calcext:value-type="float">
            <text:p>0.098192064</text:p>
          </table:table-cell>
          <table:table-cell office:value-type="float" office:value="0.000003980125" calcext:value-type="float">
            <text:p>3.980125E-06</text:p>
          </table:table-cell>
          <table:table-cell office:value-type="float" office:value="0.0000958906875" calcext:value-type="float">
            <text:p>9.58906875E-05</text:p>
          </table:table-cell>
        </table:table-row>
        <table:table-row table:style-name="ro1">
          <table:table-cell office:value-type="string" calcext:value-type="string">
            <text:p>2019-10-20 16:46:0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168565" calcext:value-type="float">
            <text:p>0.000168565</text:p>
          </table:table-cell>
          <table:table-cell office:value-type="float" office:value="0.000393277" calcext:value-type="float">
            <text:p>0.000393277</text:p>
          </table:table-cell>
          <table:table-cell office:value-type="float" office:value="0.000167191" calcext:value-type="float">
            <text:p>0.000167191</text:p>
          </table:table-cell>
          <table:table-cell office:value-type="float" office:value="0.000393277" calcext:value-type="float">
            <text:p>0.000393277</text:p>
          </table:table-cell>
          <table:table-cell office:value-type="float" office:value="0.000167191" calcext:value-type="float">
            <text:p>0.000167191</text:p>
          </table:table-cell>
          <table:table-cell office:value-type="float" office:value="0.000393277" calcext:value-type="float">
            <text:p>0.000393277</text:p>
          </table:table-cell>
          <table:table-cell office:value-type="float" office:value="0.000167191" calcext:value-type="float">
            <text:p>0.000167191</text:p>
          </table:table-cell>
        </table:table-row>
        <table:table-row table:style-name="ro1">
          <table:table-cell office:value-type="string" calcext:value-type="string">
            <text:p>2019-10-20 16:46:0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177871941" calcext:value-type="float">
            <text:p>0.177871941</text:p>
          </table:table-cell>
          <table:table-cell office:value-type="float" office:value="0.160569128" calcext:value-type="float">
            <text:p>0.160569128</text:p>
          </table:table-cell>
          <table:table-cell office:value-type="float" office:value="0.162546456" calcext:value-type="float">
            <text:p>0.162546456</text:p>
          </table:table-cell>
          <table:table-cell office:value-type="float" office:value="0.160569128" calcext:value-type="float">
            <text:p>0.160569128</text:p>
          </table:table-cell>
          <table:table-cell office:value-type="float" office:value="0.162546456" calcext:value-type="float">
            <text:p>0.162546456</text:p>
          </table:table-cell>
          <table:table-cell office:value-type="float" office:value="0.160569128" calcext:value-type="float">
            <text:p>0.160569128</text:p>
          </table:table-cell>
          <table:table-cell office:value-type="float" office:value="0.162546456" calcext:value-type="float">
            <text:p>0.162546456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229193" calcext:value-type="float">
            <text:p>0.000229193</text:p>
          </table:table-cell>
          <table:table-cell office:value-type="float" office:value="0.000432411" calcext:value-type="float">
            <text:p>0.000432411</text:p>
          </table:table-cell>
          <table:table-cell office:value-type="float" office:value="0.000326053" calcext:value-type="float">
            <text:p>0.000326053</text:p>
          </table:table-cell>
          <table:table-cell office:value-type="float" office:value="0.000864822" calcext:value-type="float">
            <text:p>0.000864822</text:p>
          </table:table-cell>
          <table:table-cell office:value-type="float" office:value="0.000652106" calcext:value-type="float">
            <text:p>0.000652106</text:p>
          </table:table-cell>
          <table:table-cell office:value-type="float" office:value="0.0002162055" calcext:value-type="float">
            <text:p>0.0002162055</text:p>
          </table:table-cell>
          <table:table-cell office:value-type="float" office:value="0.0001630265" calcext:value-type="float">
            <text:p>0.0001630265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158053812" calcext:value-type="float">
            <text:p>0.158053812</text:p>
          </table:table-cell>
          <table:table-cell office:value-type="float" office:value="0.108210501" calcext:value-type="float">
            <text:p>0.108210501</text:p>
          </table:table-cell>
          <table:table-cell office:value-type="float" office:value="0.133794375" calcext:value-type="float">
            <text:p>0.133794375</text:p>
          </table:table-cell>
          <table:table-cell office:value-type="float" office:value="0.216421002" calcext:value-type="float">
            <text:p>0.216421002</text:p>
          </table:table-cell>
          <table:table-cell office:value-type="float" office:value="0.26758875" calcext:value-type="float">
            <text:p>0.26758875</text:p>
          </table:table-cell>
          <table:table-cell office:value-type="float" office:value="0.0541052505" calcext:value-type="float">
            <text:p>0.0541052505</text:p>
          </table:table-cell>
          <table:table-cell office:value-type="float" office:value="0.0668971875" calcext:value-type="float">
            <text:p>0.0668971875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174961" calcext:value-type="float">
            <text:p>0.000174961</text:p>
          </table:table-cell>
          <table:table-cell office:value-type="float" office:value="0.000423597" calcext:value-type="float">
            <text:p>0.000423597</text:p>
          </table:table-cell>
          <table:table-cell office:value-type="float" office:value="0.000263663" calcext:value-type="float">
            <text:p>0.000263663</text:p>
          </table:table-cell>
          <table:table-cell office:value-type="float" office:value="0.001270791" calcext:value-type="float">
            <text:p>0.001270791</text:p>
          </table:table-cell>
          <table:table-cell office:value-type="float" office:value="0.000790989" calcext:value-type="float">
            <text:p>0.000790989</text:p>
          </table:table-cell>
          <table:table-cell office:value-type="float" office:value="0.000141199" calcext:value-type="float">
            <text:p>0.000141199</text:p>
          </table:table-cell>
          <table:table-cell office:value-type="float" office:value="0.0000878876666666667" calcext:value-type="float">
            <text:p>8.78876666666667E-05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136134504" calcext:value-type="float">
            <text:p>0.136134504</text:p>
          </table:table-cell>
          <table:table-cell office:value-type="float" office:value="0.104476792" calcext:value-type="float">
            <text:p>0.104476792</text:p>
          </table:table-cell>
          <table:table-cell office:value-type="float" office:value="0.147059099" calcext:value-type="float">
            <text:p>0.147059099</text:p>
          </table:table-cell>
          <table:table-cell office:value-type="float" office:value="0.313430376" calcext:value-type="float">
            <text:p>0.313430376</text:p>
          </table:table-cell>
          <table:table-cell office:value-type="float" office:value="0.441177297" calcext:value-type="float">
            <text:p>0.441177297</text:p>
          </table:table-cell>
          <table:table-cell office:value-type="float" office:value="0.0348255973333333" calcext:value-type="float">
            <text:p>0.034825597333333</text:p>
          </table:table-cell>
          <table:table-cell office:value-type="float" office:value="0.0490196996666667" calcext:value-type="float">
            <text:p>0.049019699666667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195236" calcext:value-type="float">
            <text:p>0.000195236</text:p>
          </table:table-cell>
          <table:table-cell office:value-type="float" office:value="0.000548864" calcext:value-type="float">
            <text:p>0.000548864</text:p>
          </table:table-cell>
          <table:table-cell office:value-type="float" office:value="0.000329861" calcext:value-type="float">
            <text:p>0.000329861</text:p>
          </table:table-cell>
          <table:table-cell office:value-type="float" office:value="0.002195456" calcext:value-type="float">
            <text:p>0.002195456</text:p>
          </table:table-cell>
          <table:table-cell office:value-type="float" office:value="0.001319444" calcext:value-type="float">
            <text:p>0.001319444</text:p>
          </table:table-cell>
          <table:table-cell office:value-type="float" office:value="0.000137216" calcext:value-type="float">
            <text:p>0.000137216</text:p>
          </table:table-cell>
          <table:table-cell office:value-type="float" office:value="0.00008246525" calcext:value-type="float">
            <text:p>8.246525E-05</text:p>
          </table:table-cell>
        </table:table-row>
        <table:table-row table:style-name="ro1">
          <table:table-cell office:value-type="string" calcext:value-type="string">
            <text:p>2019-10-20 16:46:0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152663588" calcext:value-type="float">
            <text:p>0.152663588</text:p>
          </table:table-cell>
          <table:table-cell office:value-type="float" office:value="0.124163317" calcext:value-type="float">
            <text:p>0.124163317</text:p>
          </table:table-cell>
          <table:table-cell office:value-type="float" office:value="0.129387854" calcext:value-type="float">
            <text:p>0.129387854</text:p>
          </table:table-cell>
          <table:table-cell office:value-type="float" office:value="0.496653268" calcext:value-type="float">
            <text:p>0.496653268</text:p>
          </table:table-cell>
          <table:table-cell office:value-type="float" office:value="0.517551416" calcext:value-type="float">
            <text:p>0.517551416</text:p>
          </table:table-cell>
          <table:table-cell office:value-type="float" office:value="0.03104082925" calcext:value-type="float">
            <text:p>0.03104082925</text:p>
          </table:table-cell>
          <table:table-cell office:value-type="float" office:value="0.0323469635" calcext:value-type="float">
            <text:p>0.0323469635</text:p>
          </table:table-cell>
        </table:table-row>
        <table:table-row table:style-name="ro1">
          <table:table-cell office:value-type="string" calcext:value-type="string">
            <text:p>2019-10-20 16:46:0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186189" calcext:value-type="float">
            <text:p>0.000186189</text:p>
          </table:table-cell>
          <table:table-cell office:value-type="float" office:value="0.00058651" calcext:value-type="float">
            <text:p>0.00058651</text:p>
          </table:table-cell>
          <table:table-cell office:value-type="float" office:value="0.000339667" calcext:value-type="float">
            <text:p>0.000339667</text:p>
          </table:table-cell>
          <table:table-cell office:value-type="float" office:value="0.00293255" calcext:value-type="float">
            <text:p>0.00293255</text:p>
          </table:table-cell>
          <table:table-cell office:value-type="float" office:value="0.001698335" calcext:value-type="float">
            <text:p>0.001698335</text:p>
          </table:table-cell>
          <table:table-cell office:value-type="float" office:value="0.000117302" calcext:value-type="float">
            <text:p>0.000117302</text:p>
          </table:table-cell>
          <table:table-cell office:value-type="float" office:value="0.0000679334" calcext:value-type="float">
            <text:p>6.79334E-05</text:p>
          </table:table-cell>
        </table:table-row>
        <table:table-row table:style-name="ro1">
          <table:table-cell office:value-type="string" calcext:value-type="string">
            <text:p>2019-10-20 16:46:0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123457115" calcext:value-type="float">
            <text:p>0.123457115</text:p>
          </table:table-cell>
          <table:table-cell office:value-type="float" office:value="0.101022988" calcext:value-type="float">
            <text:p>0.101022988</text:p>
          </table:table-cell>
          <table:table-cell office:value-type="float" office:value="0.144884228" calcext:value-type="float">
            <text:p>0.144884228</text:p>
          </table:table-cell>
          <table:table-cell office:value-type="float" office:value="0.50511494" calcext:value-type="float">
            <text:p>0.50511494</text:p>
          </table:table-cell>
          <table:table-cell office:value-type="float" office:value="0.72442114" calcext:value-type="float">
            <text:p>0.72442114</text:p>
          </table:table-cell>
          <table:table-cell office:value-type="float" office:value="0.0202045976" calcext:value-type="float">
            <text:p>0.0202045976</text:p>
          </table:table-cell>
          <table:table-cell office:value-type="float" office:value="0.0289768456" calcext:value-type="float">
            <text:p>0.0289768456</text:p>
          </table:table-cell>
        </table:table-row>
        <table:table-row table:style-name="ro1">
          <table:table-cell office:value-type="string" calcext:value-type="string">
            <text:p>2019-10-20 16:46:0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191662" calcext:value-type="float">
            <text:p>0.000191662</text:p>
          </table:table-cell>
          <table:table-cell office:value-type="float" office:value="0.00065899" calcext:value-type="float">
            <text:p>0.00065899</text:p>
          </table:table-cell>
          <table:table-cell office:value-type="float" office:value="0.000284667" calcext:value-type="float">
            <text:p>0.000284667</text:p>
          </table:table-cell>
          <table:table-cell office:value-type="float" office:value="0.00395394" calcext:value-type="float">
            <text:p>0.00395394</text:p>
          </table:table-cell>
          <table:table-cell office:value-type="float" office:value="0.001708002" calcext:value-type="float">
            <text:p>0.001708002</text:p>
          </table:table-cell>
          <table:table-cell office:value-type="float" office:value="0.000109831666666667" calcext:value-type="float">
            <text:p>0.000109831666667</text:p>
          </table:table-cell>
          <table:table-cell office:value-type="float" office:value="0.0000474445" calcext:value-type="float">
            <text:p>4.74445E-05</text:p>
          </table:table-cell>
        </table:table-row>
        <table:table-row table:style-name="ro1">
          <table:table-cell office:value-type="string" calcext:value-type="string">
            <text:p>2019-10-20 16:46:0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154979412" calcext:value-type="float">
            <text:p>0.154979412</text:p>
          </table:table-cell>
          <table:table-cell office:value-type="float" office:value="0.128708657" calcext:value-type="float">
            <text:p>0.128708657</text:p>
          </table:table-cell>
          <table:table-cell office:value-type="float" office:value="0.155440442" calcext:value-type="float">
            <text:p>0.155440442</text:p>
          </table:table-cell>
          <table:table-cell office:value-type="float" office:value="0.772251942" calcext:value-type="float">
            <text:p>0.772251942</text:p>
          </table:table-cell>
          <table:table-cell office:value-type="float" office:value="0.932642652" calcext:value-type="float">
            <text:p>0.932642652</text:p>
          </table:table-cell>
          <table:table-cell office:value-type="float" office:value="0.0214514428333333" calcext:value-type="float">
            <text:p>0.021451442833333</text:p>
          </table:table-cell>
          <table:table-cell office:value-type="float" office:value="0.0259067403333333" calcext:value-type="float">
            <text:p>0.025906740333333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78177" calcext:value-type="float">
            <text:p>0.000278177</text:p>
          </table:table-cell>
          <table:table-cell office:value-type="float" office:value="0.000598061" calcext:value-type="float">
            <text:p>0.000598061</text:p>
          </table:table-cell>
          <table:table-cell office:value-type="float" office:value="0.000434603" calcext:value-type="float">
            <text:p>0.000434603</text:p>
          </table:table-cell>
          <table:table-cell office:value-type="float" office:value="0.004186427" calcext:value-type="float">
            <text:p>0.004186427</text:p>
          </table:table-cell>
          <table:table-cell office:value-type="float" office:value="0.003042221" calcext:value-type="float">
            <text:p>0.003042221</text:p>
          </table:table-cell>
          <table:table-cell office:value-type="float" office:value="0.0000854372857142857" calcext:value-type="float">
            <text:p>8.54372857142857E-05</text:p>
          </table:table-cell>
          <table:table-cell office:value-type="float" office:value="0.0000620861428571429" calcext:value-type="float">
            <text:p>6.20861428571429E-05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142814382" calcext:value-type="float">
            <text:p>0.142814382</text:p>
          </table:table-cell>
          <table:table-cell office:value-type="float" office:value="0.045810726" calcext:value-type="float">
            <text:p>0.045810726</text:p>
          </table:table-cell>
          <table:table-cell office:value-type="float" office:value="0.162826972" calcext:value-type="float">
            <text:p>0.162826972</text:p>
          </table:table-cell>
          <table:table-cell office:value-type="float" office:value="0.320675082" calcext:value-type="float">
            <text:p>0.320675082</text:p>
          </table:table-cell>
          <table:table-cell office:value-type="float" office:value="1.139788804" calcext:value-type="float">
            <text:p>1.139788804</text:p>
          </table:table-cell>
          <table:table-cell office:value-type="float" office:value="0.00654438942857143" calcext:value-type="float">
            <text:p>0.006544389428571</text:p>
          </table:table-cell>
          <table:table-cell office:value-type="float" office:value="0.023260996" calcext:value-type="float">
            <text:p>0.023260996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177067" calcext:value-type="float">
            <text:p>0.000177067</text:p>
          </table:table-cell>
          <table:table-cell office:value-type="float" office:value="0.000490132" calcext:value-type="float">
            <text:p>0.000490132</text:p>
          </table:table-cell>
          <table:table-cell office:value-type="float" office:value="0.000414824" calcext:value-type="float">
            <text:p>0.000414824</text:p>
          </table:table-cell>
          <table:table-cell office:value-type="float" office:value="0.003921056" calcext:value-type="float">
            <text:p>0.003921056</text:p>
          </table:table-cell>
          <table:table-cell office:value-type="float" office:value="0.003318592" calcext:value-type="float">
            <text:p>0.003318592</text:p>
          </table:table-cell>
          <table:table-cell office:value-type="float" office:value="0.0000612665" calcext:value-type="float">
            <text:p>6.12665E-05</text:p>
          </table:table-cell>
          <table:table-cell office:value-type="float" office:value="0.000051853" calcext:value-type="float">
            <text:p>5.1853E-05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154005308" calcext:value-type="float">
            <text:p>0.154005308</text:p>
          </table:table-cell>
          <table:table-cell office:value-type="float" office:value="0.064313778" calcext:value-type="float">
            <text:p>0.064313778</text:p>
          </table:table-cell>
          <table:table-cell office:value-type="float" office:value="0.199237089" calcext:value-type="float">
            <text:p>0.199237089</text:p>
          </table:table-cell>
          <table:table-cell office:value-type="float" office:value="0.514510224" calcext:value-type="float">
            <text:p>0.514510224</text:p>
          </table:table-cell>
          <table:table-cell office:value-type="float" office:value="1.593896712" calcext:value-type="float">
            <text:p>1.593896712</text:p>
          </table:table-cell>
          <table:table-cell office:value-type="float" office:value="0.00803922225" calcext:value-type="float">
            <text:p>0.00803922225</text:p>
          </table:table-cell>
          <table:table-cell office:value-type="float" office:value="0.024904636125" calcext:value-type="float">
            <text:p>0.024904636125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185814" calcext:value-type="float">
            <text:p>0.000185814</text:p>
          </table:table-cell>
          <table:table-cell office:value-type="float" office:value="0.000487027" calcext:value-type="float">
            <text:p>0.000487027</text:p>
          </table:table-cell>
          <table:table-cell office:value-type="float" office:value="0.000514416" calcext:value-type="float">
            <text:p>0.000514416</text:p>
          </table:table-cell>
          <table:table-cell office:value-type="float" office:value="0.004383243" calcext:value-type="float">
            <text:p>0.004383243</text:p>
          </table:table-cell>
          <table:table-cell office:value-type="float" office:value="0.004629744" calcext:value-type="float">
            <text:p>0.004629744</text:p>
          </table:table-cell>
          <table:table-cell office:value-type="float" office:value="0.0000541141111111111" calcext:value-type="float">
            <text:p>5.41141111111111E-05</text:p>
          </table:table-cell>
          <table:table-cell office:value-type="float" office:value="0.0000571573333333333" calcext:value-type="float">
            <text:p>5.71573333333333E-05</text:p>
          </table:table-cell>
        </table:table-row>
        <table:table-row table:style-name="ro1">
          <table:table-cell office:value-type="string" calcext:value-type="string">
            <text:p>2019-10-20 16:46:0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16424536" calcext:value-type="float">
            <text:p>0.16424536</text:p>
          </table:table-cell>
          <table:table-cell office:value-type="float" office:value="0.032626093" calcext:value-type="float">
            <text:p>0.032626093</text:p>
          </table:table-cell>
          <table:table-cell office:value-type="float" office:value="0.218069278" calcext:value-type="float">
            <text:p>0.218069278</text:p>
          </table:table-cell>
          <table:table-cell office:value-type="float" office:value="0.293634837" calcext:value-type="float">
            <text:p>0.293634837</text:p>
          </table:table-cell>
          <table:table-cell office:value-type="float" office:value="1.962623502" calcext:value-type="float">
            <text:p>1.962623502</text:p>
          </table:table-cell>
          <table:table-cell office:value-type="float" office:value="0.00362512144444444" calcext:value-type="float">
            <text:p>0.003625121444444</text:p>
          </table:table-cell>
          <table:table-cell office:value-type="float" office:value="0.0242299197777778" calcext:value-type="float">
            <text:p>0.024229919777778</text:p>
          </table:table-cell>
        </table:table-row>
        <table:table-row table:style-name="ro1">
          <table:table-cell office:value-type="string" calcext:value-type="string">
            <text:p>2019-10-20 16:46:0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180878" calcext:value-type="float">
            <text:p>0.000180878</text:p>
          </table:table-cell>
          <table:table-cell office:value-type="float" office:value="0.000860742" calcext:value-type="float">
            <text:p>0.000860742</text:p>
          </table:table-cell>
          <table:table-cell office:value-type="float" office:value="0.00032663" calcext:value-type="float">
            <text:p>0.00032663</text:p>
          </table:table-cell>
          <table:table-cell office:value-type="float" office:value="0.00860742" calcext:value-type="float">
            <text:p>0.00860742</text:p>
          </table:table-cell>
          <table:table-cell office:value-type="float" office:value="0.0032663" calcext:value-type="float">
            <text:p>0.0032663</text:p>
          </table:table-cell>
          <table:table-cell office:value-type="float" office:value="0.0000860742" calcext:value-type="float">
            <text:p>8.60742E-05</text:p>
          </table:table-cell>
          <table:table-cell office:value-type="float" office:value="0.000032663" calcext:value-type="float">
            <text:p>3.2663E-05</text:p>
          </table:table-cell>
        </table:table-row>
        <table:table-row table:style-name="ro1">
          <table:table-cell office:value-type="string" calcext:value-type="string">
            <text:p>2019-10-20 16:46:0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128351998" calcext:value-type="float">
            <text:p>0.128351998</text:p>
          </table:table-cell>
          <table:table-cell office:value-type="float" office:value="0.119633099" calcext:value-type="float">
            <text:p>0.119633099</text:p>
          </table:table-cell>
          <table:table-cell office:value-type="float" office:value="0.152960645" calcext:value-type="float">
            <text:p>0.152960645</text:p>
          </table:table-cell>
          <table:table-cell office:value-type="float" office:value="1.19633099" calcext:value-type="float">
            <text:p>1.19633099</text:p>
          </table:table-cell>
          <table:table-cell office:value-type="float" office:value="1.52960645" calcext:value-type="float">
            <text:p>1.52960645</text:p>
          </table:table-cell>
          <table:table-cell office:value-type="float" office:value="0.0119633099" calcext:value-type="float">
            <text:p>0.0119633099</text:p>
          </table:table-cell>
          <table:table-cell office:value-type="float" office:value="0.0152960645" calcext:value-type="float">
            <text:p>0.0152960645</text:p>
          </table:table-cell>
        </table:table-row>
        <table:table-row table:style-name="ro1">
          <table:table-cell office:value-type="string" calcext:value-type="string">
            <text:p>2019-10-20 16:46:0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182284" calcext:value-type="float">
            <text:p>0.000182284</text:p>
          </table:table-cell>
          <table:table-cell office:value-type="float" office:value="0.00051094" calcext:value-type="float">
            <text:p>0.00051094</text:p>
          </table:table-cell>
          <table:table-cell office:value-type="float" office:value="0.000518316" calcext:value-type="float">
            <text:p>0.000518316</text:p>
          </table:table-cell>
          <table:table-cell office:value-type="float" office:value="0.00562034" calcext:value-type="float">
            <text:p>0.00562034</text:p>
          </table:table-cell>
          <table:table-cell office:value-type="float" office:value="0.005701476" calcext:value-type="float">
            <text:p>0.005701476</text:p>
          </table:table-cell>
          <table:table-cell office:value-type="float" office:value="0.0000464490909090909" calcext:value-type="float">
            <text:p>4.64490909090909E-05</text:p>
          </table:table-cell>
          <table:table-cell office:value-type="float" office:value="0.0000471196363636364" calcext:value-type="float">
            <text:p>4.71196363636364E-05</text:p>
          </table:table-cell>
        </table:table-row>
        <table:table-row table:style-name="ro1">
          <table:table-cell office:value-type="string" calcext:value-type="string">
            <text:p>2019-10-20 16:46:0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165201706" calcext:value-type="float">
            <text:p>0.165201706</text:p>
          </table:table-cell>
          <table:table-cell office:value-type="float" office:value="0.043592324" calcext:value-type="float">
            <text:p>0.043592324</text:p>
          </table:table-cell>
          <table:table-cell office:value-type="float" office:value="0.248265111" calcext:value-type="float">
            <text:p>0.248265111</text:p>
          </table:table-cell>
          <table:table-cell office:value-type="float" office:value="0.479515564" calcext:value-type="float">
            <text:p>0.479515564</text:p>
          </table:table-cell>
          <table:table-cell office:value-type="float" office:value="2.730916221" calcext:value-type="float">
            <text:p>2.730916221</text:p>
          </table:table-cell>
          <table:table-cell office:value-type="float" office:value="0.00396293854545455" calcext:value-type="float">
            <text:p>0.003962938545455</text:p>
          </table:table-cell>
          <table:table-cell office:value-type="float" office:value="0.0225695555454545" calcext:value-type="float">
            <text:p>0.022569555545455</text:p>
          </table:table-cell>
        </table:table-row>
        <table:table-row table:style-name="ro1">
          <table:table-cell office:value-type="string" calcext:value-type="string">
            <text:p>2019-10-20 16:46:0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208239" calcext:value-type="float">
            <text:p>0.000208239</text:p>
          </table:table-cell>
          <table:table-cell office:value-type="float" office:value="0.000667677" calcext:value-type="float">
            <text:p>0.000667677</text:p>
          </table:table-cell>
          <table:table-cell office:value-type="float" office:value="0.00057542" calcext:value-type="float">
            <text:p>0.00057542</text:p>
          </table:table-cell>
          <table:table-cell office:value-type="float" office:value="0.008012124" calcext:value-type="float">
            <text:p>0.008012124</text:p>
          </table:table-cell>
          <table:table-cell office:value-type="float" office:value="0.00690504" calcext:value-type="float">
            <text:p>0.00690504</text:p>
          </table:table-cell>
          <table:table-cell office:value-type="float" office:value="0.00005563975" calcext:value-type="float">
            <text:p>5.563975E-05</text:p>
          </table:table-cell>
          <table:table-cell office:value-type="float" office:value="0.0000479516666666667" calcext:value-type="float">
            <text:p>4.79516666666667E-05</text:p>
          </table:table-cell>
        </table:table-row>
        <table:table-row table:style-name="ro1">
          <table:table-cell office:value-type="string" calcext:value-type="string">
            <text:p>2019-10-20 16:46:0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148268192" calcext:value-type="float">
            <text:p>0.148268192</text:p>
          </table:table-cell>
          <table:table-cell office:value-type="float" office:value="0.111112943" calcext:value-type="float">
            <text:p>0.111112943</text:p>
          </table:table-cell>
          <table:table-cell office:value-type="float" office:value="0.14220416" calcext:value-type="float">
            <text:p>0.14220416</text:p>
          </table:table-cell>
          <table:table-cell office:value-type="float" office:value="1.333355316" calcext:value-type="float">
            <text:p>1.333355316</text:p>
          </table:table-cell>
          <table:table-cell office:value-type="float" office:value="1.70644992" calcext:value-type="float">
            <text:p>1.70644992</text:p>
          </table:table-cell>
          <table:table-cell office:value-type="float" office:value="0.00925941191666667" calcext:value-type="float">
            <text:p>0.009259411916667</text:p>
          </table:table-cell>
          <table:table-cell office:value-type="float" office:value="0.0118503466666667" calcext:value-type="float">
            <text:p>0.011850346666667</text:p>
          </table:table-cell>
        </table:table-row>
        <table:table-row table:style-name="ro1">
          <table:table-cell office:value-type="string" calcext:value-type="string">
            <text:p>2019-10-20 16:46:0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170416" calcext:value-type="float">
            <text:p>0.000170416</text:p>
          </table:table-cell>
          <table:table-cell office:value-type="float" office:value="0.000661307" calcext:value-type="float">
            <text:p>0.000661307</text:p>
          </table:table-cell>
          <table:table-cell office:value-type="float" office:value="0.000474088" calcext:value-type="float">
            <text:p>0.000474088</text:p>
          </table:table-cell>
          <table:table-cell office:value-type="float" office:value="0.008596991" calcext:value-type="float">
            <text:p>0.008596991</text:p>
          </table:table-cell>
          <table:table-cell office:value-type="float" office:value="0.006163144" calcext:value-type="float">
            <text:p>0.006163144</text:p>
          </table:table-cell>
          <table:table-cell office:value-type="float" office:value="0.0000508697692307692" calcext:value-type="float">
            <text:p>5.08697692307692E-05</text:p>
          </table:table-cell>
          <table:table-cell office:value-type="float" office:value="0.0000364683076923077" calcext:value-type="float">
            <text:p>3.64683076923077E-05</text:p>
          </table:table-cell>
        </table:table-row>
        <table:table-row table:style-name="ro1">
          <table:table-cell office:value-type="string" calcext:value-type="string">
            <text:p>2019-10-20 16:46:0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161914778" calcext:value-type="float">
            <text:p>0.161914778</text:p>
          </table:table-cell>
          <table:table-cell office:value-type="float" office:value="0.020303992" calcext:value-type="float">
            <text:p>0.020303992</text:p>
          </table:table-cell>
          <table:table-cell office:value-type="float" office:value="0.254778795" calcext:value-type="float">
            <text:p>0.254778795</text:p>
          </table:table-cell>
          <table:table-cell office:value-type="float" office:value="0.263951896" calcext:value-type="float">
            <text:p>0.263951896</text:p>
          </table:table-cell>
          <table:table-cell office:value-type="float" office:value="3.312124335" calcext:value-type="float">
            <text:p>3.312124335</text:p>
          </table:table-cell>
          <table:table-cell office:value-type="float" office:value="0.00156184553846154" calcext:value-type="float">
            <text:p>0.001561845538462</text:p>
          </table:table-cell>
          <table:table-cell office:value-type="float" office:value="0.0195983688461538" calcext:value-type="float">
            <text:p>0.019598368846154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16353" calcext:value-type="float">
            <text:p>0.000216353</text:p>
          </table:table-cell>
          <table:table-cell office:value-type="float" office:value="0.000788019" calcext:value-type="float">
            <text:p>0.000788019</text:p>
          </table:table-cell>
          <table:table-cell office:value-type="float" office:value="0.000493901" calcext:value-type="float">
            <text:p>0.000493901</text:p>
          </table:table-cell>
          <table:table-cell office:value-type="float" office:value="0.011032266" calcext:value-type="float">
            <text:p>0.011032266</text:p>
          </table:table-cell>
          <table:table-cell office:value-type="float" office:value="0.006914614" calcext:value-type="float">
            <text:p>0.006914614</text:p>
          </table:table-cell>
          <table:table-cell office:value-type="float" office:value="0.0000562870714285714" calcext:value-type="float">
            <text:p>5.62870714285714E-05</text:p>
          </table:table-cell>
          <table:table-cell office:value-type="float" office:value="0.0000352786428571429" calcext:value-type="float">
            <text:p>3.52786428571429E-05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179352681" calcext:value-type="float">
            <text:p>0.179352681</text:p>
          </table:table-cell>
          <table:table-cell office:value-type="float" office:value="0.055904401" calcext:value-type="float">
            <text:p>0.055904401</text:p>
          </table:table-cell>
          <table:table-cell office:value-type="float" office:value="0.1762431" calcext:value-type="float">
            <text:p>0.1762431</text:p>
          </table:table-cell>
          <table:table-cell office:value-type="float" office:value="0.782661614" calcext:value-type="float">
            <text:p>0.782661614</text:p>
          </table:table-cell>
          <table:table-cell office:value-type="float" office:value="2.4674034" calcext:value-type="float">
            <text:p>2.4674034</text:p>
          </table:table-cell>
          <table:table-cell office:value-type="float" office:value="0.0039931715" calcext:value-type="float">
            <text:p>0.0039931715</text:p>
          </table:table-cell>
          <table:table-cell office:value-type="float" office:value="0.0125887928571429" calcext:value-type="float">
            <text:p>0.012588792857143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93546" calcext:value-type="float">
            <text:p>0.000193546</text:p>
          </table:table-cell>
          <table:table-cell office:value-type="float" office:value="0.000906223" calcext:value-type="float">
            <text:p>0.000906223</text:p>
          </table:table-cell>
          <table:table-cell office:value-type="float" office:value="0.000282674" calcext:value-type="float">
            <text:p>0.000282674</text:p>
          </table:table-cell>
          <table:table-cell office:value-type="float" office:value="0.013593345" calcext:value-type="float">
            <text:p>0.013593345</text:p>
          </table:table-cell>
          <table:table-cell office:value-type="float" office:value="0.00424011" calcext:value-type="float">
            <text:p>0.00424011</text:p>
          </table:table-cell>
          <table:table-cell office:value-type="float" office:value="0.0000604148666666667" calcext:value-type="float">
            <text:p>6.04148666666667E-05</text:p>
          </table:table-cell>
          <table:table-cell office:value-type="float" office:value="0.0000188449333333333" calcext:value-type="float">
            <text:p>1.88449333333333E-05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149231587" calcext:value-type="float">
            <text:p>0.149231587</text:p>
          </table:table-cell>
          <table:table-cell office:value-type="float" office:value="0.135507951" calcext:value-type="float">
            <text:p>0.135507951</text:p>
          </table:table-cell>
          <table:table-cell office:value-type="float" office:value="0.163152561" calcext:value-type="float">
            <text:p>0.163152561</text:p>
          </table:table-cell>
          <table:table-cell office:value-type="float" office:value="2.032619265" calcext:value-type="float">
            <text:p>2.032619265</text:p>
          </table:table-cell>
          <table:table-cell office:value-type="float" office:value="2.447288415" calcext:value-type="float">
            <text:p>2.447288415</text:p>
          </table:table-cell>
          <table:table-cell office:value-type="float" office:value="0.0090338634" calcext:value-type="float">
            <text:p>0.0090338634</text:p>
          </table:table-cell>
          <table:table-cell office:value-type="float" office:value="0.0108768374" calcext:value-type="float">
            <text:p>0.0108768374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180882" calcext:value-type="float">
            <text:p>0.000180882</text:p>
          </table:table-cell>
          <table:table-cell office:value-type="float" office:value="0.000738471" calcext:value-type="float">
            <text:p>0.000738471</text:p>
          </table:table-cell>
          <table:table-cell office:value-type="float" office:value="0.000346784" calcext:value-type="float">
            <text:p>0.000346784</text:p>
          </table:table-cell>
          <table:table-cell office:value-type="float" office:value="0.011815536" calcext:value-type="float">
            <text:p>0.011815536</text:p>
          </table:table-cell>
          <table:table-cell office:value-type="float" office:value="0.005548544" calcext:value-type="float">
            <text:p>0.005548544</text:p>
          </table:table-cell>
          <table:table-cell office:value-type="float" office:value="0.0000461544375" calcext:value-type="float">
            <text:p>4.61544375E-05</text:p>
          </table:table-cell>
          <table:table-cell office:value-type="float" office:value="0.000021674" calcext:value-type="float">
            <text:p>2.1674E-05</text:p>
          </table:table-cell>
        </table:table-row>
        <table:table-row table:style-name="ro1">
          <table:table-cell office:value-type="string" calcext:value-type="string">
            <text:p>2019-10-20 16:46:0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187103194" calcext:value-type="float">
            <text:p>0.187103194</text:p>
          </table:table-cell>
          <table:table-cell office:value-type="float" office:value="0.00581625" calcext:value-type="float">
            <text:p>0.00581625</text:p>
          </table:table-cell>
          <table:table-cell office:value-type="float" office:value="0.264746582" calcext:value-type="float">
            <text:p>0.264746582</text:p>
          </table:table-cell>
          <table:table-cell office:value-type="float" office:value="0.09306" calcext:value-type="float">
            <text:p>0.09306</text:p>
          </table:table-cell>
          <table:table-cell office:value-type="float" office:value="4.235945312" calcext:value-type="float">
            <text:p>4.235945312</text:p>
          </table:table-cell>
          <table:table-cell office:value-type="float" office:value="0.000363515625" calcext:value-type="float">
            <text:p>0.000363515625</text:p>
          </table:table-cell>
          <table:table-cell office:value-type="float" office:value="0.016546661375" calcext:value-type="float">
            <text:p>0.016546661375</text:p>
          </table:table-cell>
        </table:table-row>
        <table:table-row table:style-name="ro1">
          <table:table-cell office:value-type="string" calcext:value-type="string">
            <text:p>2019-10-20 16:46:1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182735" calcext:value-type="float">
            <text:p>0.000182735</text:p>
          </table:table-cell>
          <table:table-cell office:value-type="float" office:value="0.000565492" calcext:value-type="float">
            <text:p>0.000565492</text:p>
          </table:table-cell>
          <table:table-cell office:value-type="float" office:value="0.000583012" calcext:value-type="float">
            <text:p>0.000583012</text:p>
          </table:table-cell>
          <table:table-cell office:value-type="float" office:value="0.009613364" calcext:value-type="float">
            <text:p>0.009613364</text:p>
          </table:table-cell>
          <table:table-cell office:value-type="float" office:value="0.009911204" calcext:value-type="float">
            <text:p>0.009911204</text:p>
          </table:table-cell>
          <table:table-cell office:value-type="float" office:value="0.0000332642352941177" calcext:value-type="float">
            <text:p>3.32642352941177E-05</text:p>
          </table:table-cell>
          <table:table-cell office:value-type="float" office:value="0.0000342948235294118" calcext:value-type="float">
            <text:p>3.42948235294118E-05</text:p>
          </table:table-cell>
        </table:table-row>
        <table:table-row table:style-name="ro1">
          <table:table-cell office:value-type="string" calcext:value-type="string">
            <text:p>2019-10-20 16:46:1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139159363" calcext:value-type="float">
            <text:p>0.139159363</text:p>
          </table:table-cell>
          <table:table-cell office:value-type="float" office:value="0.011228628" calcext:value-type="float">
            <text:p>0.011228628</text:p>
          </table:table-cell>
          <table:table-cell office:value-type="float" office:value="0.284577087" calcext:value-type="float">
            <text:p>0.284577087</text:p>
          </table:table-cell>
          <table:table-cell office:value-type="float" office:value="0.190886676" calcext:value-type="float">
            <text:p>0.190886676</text:p>
          </table:table-cell>
          <table:table-cell office:value-type="float" office:value="4.837810479" calcext:value-type="float">
            <text:p>4.837810479</text:p>
          </table:table-cell>
          <table:table-cell office:value-type="float" office:value="0.000660507529411765" calcext:value-type="float">
            <text:p>0.000660507529412</text:p>
          </table:table-cell>
          <table:table-cell office:value-type="float" office:value="0.0167398286470588" calcext:value-type="float">
            <text:p>0.016739828647059</text:p>
          </table:table-cell>
        </table:table-row>
        <table:table-row table:style-name="ro1">
          <table:table-cell office:value-type="string" calcext:value-type="string">
            <text:p>2019-10-20 16:46:1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176723" calcext:value-type="float">
            <text:p>0.000176723</text:p>
          </table:table-cell>
          <table:table-cell office:value-type="float" office:value="0.000726406" calcext:value-type="float">
            <text:p>0.000726406</text:p>
          </table:table-cell>
          <table:table-cell office:value-type="float" office:value="0.000561649" calcext:value-type="float">
            <text:p>0.000561649</text:p>
          </table:table-cell>
          <table:table-cell office:value-type="float" office:value="0.013075308" calcext:value-type="float">
            <text:p>0.013075308</text:p>
          </table:table-cell>
          <table:table-cell office:value-type="float" office:value="0.010109682" calcext:value-type="float">
            <text:p>0.010109682</text:p>
          </table:table-cell>
          <table:table-cell office:value-type="float" office:value="0.0000403558888888889" calcext:value-type="float">
            <text:p>4.03558888888889E-05</text:p>
          </table:table-cell>
          <table:table-cell office:value-type="float" office:value="0.0000312027222222222" calcext:value-type="float">
            <text:p>3.12027222222222E-05</text:p>
          </table:table-cell>
        </table:table-row>
        <table:table-row table:style-name="ro1">
          <table:table-cell office:value-type="string" calcext:value-type="string">
            <text:p>2019-10-20 16:46:1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162937964" calcext:value-type="float">
            <text:p>0.162937964</text:p>
          </table:table-cell>
          <table:table-cell office:value-type="float" office:value="0.036928059" calcext:value-type="float">
            <text:p>0.036928059</text:p>
          </table:table-cell>
          <table:table-cell office:value-type="float" office:value="0.297333743" calcext:value-type="float">
            <text:p>0.297333743</text:p>
          </table:table-cell>
          <table:table-cell office:value-type="float" office:value="0.664705062" calcext:value-type="float">
            <text:p>0.664705062</text:p>
          </table:table-cell>
          <table:table-cell office:value-type="float" office:value="5.352007374" calcext:value-type="float">
            <text:p>5.352007374</text:p>
          </table:table-cell>
          <table:table-cell office:value-type="float" office:value="0.00205155883333333" calcext:value-type="float">
            <text:p>0.002051558833333</text:p>
          </table:table-cell>
          <table:table-cell office:value-type="float" office:value="0.0165185412777778" calcext:value-type="float">
            <text:p>0.016518541277778</text:p>
          </table:table-cell>
        </table:table-row>
        <table:table-row table:style-name="ro1">
          <table:table-cell office:value-type="string" calcext:value-type="string">
            <text:p>2019-10-20 16:46:1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176365" calcext:value-type="float">
            <text:p>0.000176365</text:p>
          </table:table-cell>
          <table:table-cell office:value-type="float" office:value="0.00048165" calcext:value-type="float">
            <text:p>0.00048165</text:p>
          </table:table-cell>
          <table:table-cell office:value-type="float" office:value="0.000785305" calcext:value-type="float">
            <text:p>0.000785305</text:p>
          </table:table-cell>
          <table:table-cell office:value-type="float" office:value="0.00915135" calcext:value-type="float">
            <text:p>0.00915135</text:p>
          </table:table-cell>
          <table:table-cell office:value-type="float" office:value="0.014920795" calcext:value-type="float">
            <text:p>0.014920795</text:p>
          </table:table-cell>
          <table:table-cell office:value-type="float" office:value="0.00002535" calcext:value-type="float">
            <text:p>2.535E-05</text:p>
          </table:table-cell>
          <table:table-cell office:value-type="float" office:value="0.0000413318421052632" calcext:value-type="float">
            <text:p>4.13318421052632E-05</text:p>
          </table:table-cell>
        </table:table-row>
        <table:table-row table:style-name="ro1">
          <table:table-cell office:value-type="string" calcext:value-type="string">
            <text:p>2019-10-20 16:46:1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142466438" calcext:value-type="float">
            <text:p>0.142466438</text:p>
          </table:table-cell>
          <table:table-cell office:value-type="float" office:value="0.067853214" calcext:value-type="float">
            <text:p>0.067853214</text:p>
          </table:table-cell>
          <table:table-cell office:value-type="float" office:value="0.207258757" calcext:value-type="float">
            <text:p>0.207258757</text:p>
          </table:table-cell>
          <table:table-cell office:value-type="float" office:value="1.289211066" calcext:value-type="float">
            <text:p>1.289211066</text:p>
          </table:table-cell>
          <table:table-cell office:value-type="float" office:value="3.937916383" calcext:value-type="float">
            <text:p>3.937916383</text:p>
          </table:table-cell>
          <table:table-cell office:value-type="float" office:value="0.00357122178947368" calcext:value-type="float">
            <text:p>0.003571221789474</text:p>
          </table:table-cell>
          <table:table-cell office:value-type="float" office:value="0.0109083556315789" calcext:value-type="float">
            <text:p>0.010908355631579</text:p>
          </table:table-cell>
        </table:table-row>
        <table:table-row table:style-name="ro1">
          <table:table-cell office:value-type="string" calcext:value-type="string">
            <text:p>2019-10-20 16:46:1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177526" calcext:value-type="float">
            <text:p>0.000177526</text:p>
          </table:table-cell>
          <table:table-cell office:value-type="float" office:value="0.000563787" calcext:value-type="float">
            <text:p>0.000563787</text:p>
          </table:table-cell>
          <table:table-cell office:value-type="float" office:value="0.00066186" calcext:value-type="float">
            <text:p>0.00066186</text:p>
          </table:table-cell>
          <table:table-cell office:value-type="float" office:value="0.01127574" calcext:value-type="float">
            <text:p>0.01127574</text:p>
          </table:table-cell>
          <table:table-cell office:value-type="float" office:value="0.0132372" calcext:value-type="float">
            <text:p>0.0132372</text:p>
          </table:table-cell>
          <table:table-cell office:value-type="float" office:value="0.00002818935" calcext:value-type="float">
            <text:p>2.818935E-05</text:p>
          </table:table-cell>
          <table:table-cell office:value-type="float" office:value="0.000033093" calcext:value-type="float">
            <text:p>3.3093E-05</text:p>
          </table:table-cell>
        </table:table-row>
        <table:table-row table:style-name="ro1">
          <table:table-cell office:value-type="string" calcext:value-type="string">
            <text:p>2019-10-20 16:46:1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186078543" calcext:value-type="float">
            <text:p>0.186078543</text:p>
          </table:table-cell>
          <table:table-cell office:value-type="float" office:value="0.1367067" calcext:value-type="float">
            <text:p>0.1367067</text:p>
          </table:table-cell>
          <table:table-cell office:value-type="float" office:value="0.156221736" calcext:value-type="float">
            <text:p>0.156221736</text:p>
          </table:table-cell>
          <table:table-cell office:value-type="float" office:value="2.734134" calcext:value-type="float">
            <text:p>2.734134</text:p>
          </table:table-cell>
          <table:table-cell office:value-type="float" office:value="3.12443472" calcext:value-type="float">
            <text:p>3.12443472</text:p>
          </table:table-cell>
          <table:table-cell office:value-type="float" office:value="0.006835335" calcext:value-type="float">
            <text:p>0.006835335</text:p>
          </table:table-cell>
          <table:table-cell office:value-type="float" office:value="0.0078110868" calcext:value-type="float">
            <text:p>0.0078110868</text:p>
          </table:table-cell>
        </table:table-row>
        <table:table-row table:style-name="ro1">
          <table:table-cell office:value-type="string" calcext:value-type="string">
            <text:p>2019-10-20 16:46:1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183249" calcext:value-type="float">
            <text:p>0.000183249</text:p>
          </table:table-cell>
          <table:table-cell office:value-type="float" office:value="0.000719933" calcext:value-type="float">
            <text:p>0.000719933</text:p>
          </table:table-cell>
          <table:table-cell office:value-type="float" office:value="0.000515424" calcext:value-type="float">
            <text:p>0.000515424</text:p>
          </table:table-cell>
          <table:table-cell office:value-type="float" office:value="0.015118593" calcext:value-type="float">
            <text:p>0.015118593</text:p>
          </table:table-cell>
          <table:table-cell office:value-type="float" office:value="0.010823904" calcext:value-type="float">
            <text:p>0.010823904</text:p>
          </table:table-cell>
          <table:table-cell office:value-type="float" office:value="0.0000342825238095238" calcext:value-type="float">
            <text:p>3.42825238095238E-05</text:p>
          </table:table-cell>
          <table:table-cell office:value-type="float" office:value="0.000024544" calcext:value-type="float">
            <text:p>2.4544E-05</text:p>
          </table:table-cell>
        </table:table-row>
        <table:table-row table:style-name="ro1">
          <table:table-cell office:value-type="string" calcext:value-type="string">
            <text:p>2019-10-20 16:46:1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155474575" calcext:value-type="float">
            <text:p>0.155474575</text:p>
          </table:table-cell>
          <table:table-cell office:value-type="float" office:value="0.000156579" calcext:value-type="float">
            <text:p>0.000156579</text:p>
          </table:table-cell>
          <table:table-cell office:value-type="float" office:value="0.247229142" calcext:value-type="float">
            <text:p>0.247229142</text:p>
          </table:table-cell>
          <table:table-cell office:value-type="float" office:value="0.003288159" calcext:value-type="float">
            <text:p>0.003288159</text:p>
          </table:table-cell>
          <table:table-cell office:value-type="float" office:value="5.191811982" calcext:value-type="float">
            <text:p>5.191811982</text:p>
          </table:table-cell>
          <table:table-cell office:value-type="float" office:value="0.00000745614285714286" calcext:value-type="float">
            <text:p>7.45614285714286E-06</text:p>
          </table:table-cell>
          <table:table-cell office:value-type="float" office:value="0.0117728162857143" calcext:value-type="float">
            <text:p>0.011772816285714</text:p>
          </table:table-cell>
        </table:table-row>
        <table:table-row table:style-name="ro1">
          <table:table-cell office:value-type="string" calcext:value-type="string">
            <text:p>2019-10-20 16:46:1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197731" calcext:value-type="float">
            <text:p>0.000197731</text:p>
          </table:table-cell>
          <table:table-cell office:value-type="float" office:value="0.000712301" calcext:value-type="float">
            <text:p>0.000712301</text:p>
          </table:table-cell>
          <table:table-cell office:value-type="float" office:value="0.000567695" calcext:value-type="float">
            <text:p>0.000567695</text:p>
          </table:table-cell>
          <table:table-cell office:value-type="float" office:value="0.015670622" calcext:value-type="float">
            <text:p>0.015670622</text:p>
          </table:table-cell>
          <table:table-cell office:value-type="float" office:value="0.01248929" calcext:value-type="float">
            <text:p>0.01248929</text:p>
          </table:table-cell>
          <table:table-cell office:value-type="float" office:value="0.0000323773181818182" calcext:value-type="float">
            <text:p>3.23773181818182E-05</text:p>
          </table:table-cell>
          <table:table-cell office:value-type="float" office:value="0.0000258043181818182" calcext:value-type="float">
            <text:p>2.58043181818182E-05</text:p>
          </table:table-cell>
        </table:table-row>
        <table:table-row table:style-name="ro1">
          <table:table-cell office:value-type="string" calcext:value-type="string">
            <text:p>2019-10-20 16:46:1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16418426" calcext:value-type="float">
            <text:p>0.16418426</text:p>
          </table:table-cell>
          <table:table-cell office:value-type="float" office:value="0.000174363" calcext:value-type="float">
            <text:p>0.000174363</text:p>
          </table:table-cell>
          <table:table-cell office:value-type="float" office:value="0.306892383" calcext:value-type="float">
            <text:p>0.306892383</text:p>
          </table:table-cell>
          <table:table-cell office:value-type="float" office:value="0.003835986" calcext:value-type="float">
            <text:p>0.003835986</text:p>
          </table:table-cell>
          <table:table-cell office:value-type="float" office:value="6.751632426" calcext:value-type="float">
            <text:p>6.751632426</text:p>
          </table:table-cell>
          <table:table-cell office:value-type="float" office:value="0.00000792559090909091" calcext:value-type="float">
            <text:p>7.92559090909091E-06</text:p>
          </table:table-cell>
          <table:table-cell office:value-type="float" office:value="0.0139496537727273" calcext:value-type="float">
            <text:p>0.013949653772727</text:p>
          </table:table-cell>
        </table:table-row>
        <table:table-row table:style-name="ro1">
          <table:table-cell office:value-type="string" calcext:value-type="string">
            <text:p>2019-10-20 16:46:1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240612" calcext:value-type="float">
            <text:p>0.000240612</text:p>
          </table:table-cell>
          <table:table-cell office:value-type="float" office:value="0.000842971" calcext:value-type="float">
            <text:p>0.000842971</text:p>
          </table:table-cell>
          <table:table-cell office:value-type="float" office:value="0.000452971" calcext:value-type="float">
            <text:p>0.000452971</text:p>
          </table:table-cell>
          <table:table-cell office:value-type="float" office:value="0.019388333" calcext:value-type="float">
            <text:p>0.019388333</text:p>
          </table:table-cell>
          <table:table-cell office:value-type="float" office:value="0.010418333" calcext:value-type="float">
            <text:p>0.010418333</text:p>
          </table:table-cell>
          <table:table-cell office:value-type="float" office:value="0.0000366509130434783" calcext:value-type="float">
            <text:p>3.66509130434783E-05</text:p>
          </table:table-cell>
          <table:table-cell office:value-type="float" office:value="0.0000196943913043478" calcext:value-type="float">
            <text:p>1.96943913043478E-05</text:p>
          </table:table-cell>
        </table:table-row>
        <table:table-row table:style-name="ro1">
          <table:table-cell office:value-type="string" calcext:value-type="string">
            <text:p>2019-10-20 16:46:1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153707732" calcext:value-type="float">
            <text:p>0.153707732</text:p>
          </table:table-cell>
          <table:table-cell office:value-type="float" office:value="0.000575614" calcext:value-type="float">
            <text:p>0.000575614</text:p>
          </table:table-cell>
          <table:table-cell office:value-type="float" office:value="0.280884047" calcext:value-type="float">
            <text:p>0.280884047</text:p>
          </table:table-cell>
          <table:table-cell office:value-type="float" office:value="0.013239122" calcext:value-type="float">
            <text:p>0.013239122</text:p>
          </table:table-cell>
          <table:table-cell office:value-type="float" office:value="6.460333081" calcext:value-type="float">
            <text:p>6.460333081</text:p>
          </table:table-cell>
          <table:table-cell office:value-type="float" office:value="0.0000250266956521739" calcext:value-type="float">
            <text:p>2.50266956521739E-05</text:p>
          </table:table-cell>
          <table:table-cell office:value-type="float" office:value="0.0122123498695652" calcext:value-type="float">
            <text:p>0.012212349869565</text:p>
          </table:table-cell>
        </table:table-row>
        <table:table-row table:style-name="ro1">
          <table:table-cell office:value-type="string" calcext:value-type="string">
            <text:p>2019-10-20 16:46:1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199016" calcext:value-type="float">
            <text:p>0.000199016</text:p>
          </table:table-cell>
          <table:table-cell office:value-type="float" office:value="0.000707609" calcext:value-type="float">
            <text:p>0.000707609</text:p>
          </table:table-cell>
          <table:table-cell office:value-type="float" office:value="0.000376296" calcext:value-type="float">
            <text:p>0.000376296</text:p>
          </table:table-cell>
          <table:table-cell office:value-type="float" office:value="0.016982616" calcext:value-type="float">
            <text:p>0.016982616</text:p>
          </table:table-cell>
          <table:table-cell office:value-type="float" office:value="0.009031104" calcext:value-type="float">
            <text:p>0.009031104</text:p>
          </table:table-cell>
          <table:table-cell office:value-type="float" office:value="0.0000294837083333333" calcext:value-type="float">
            <text:p>2.94837083333333E-05</text:p>
          </table:table-cell>
          <table:table-cell office:value-type="float" office:value="0.000015679" calcext:value-type="float">
            <text:p>1.5679E-05</text:p>
          </table:table-cell>
        </table:table-row>
        <table:table-row table:style-name="ro1">
          <table:table-cell office:value-type="string" calcext:value-type="string">
            <text:p>2019-10-20 16:46:1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176403877" calcext:value-type="float">
            <text:p>0.176403877</text:p>
          </table:table-cell>
          <table:table-cell office:value-type="float" office:value="0.001330697" calcext:value-type="float">
            <text:p>0.001330697</text:p>
          </table:table-cell>
          <table:table-cell office:value-type="float" office:value="0.310456278" calcext:value-type="float">
            <text:p>0.310456278</text:p>
          </table:table-cell>
          <table:table-cell office:value-type="float" office:value="0.031936728" calcext:value-type="float">
            <text:p>0.031936728</text:p>
          </table:table-cell>
          <table:table-cell office:value-type="float" office:value="7.450950672" calcext:value-type="float">
            <text:p>7.450950672</text:p>
          </table:table-cell>
          <table:table-cell office:value-type="float" office:value="0.0000554457083333333" calcext:value-type="float">
            <text:p>5.54457083333333E-05</text:p>
          </table:table-cell>
          <table:table-cell office:value-type="float" office:value="0.01293567825" calcext:value-type="float">
            <text:p>0.01293567825</text:p>
          </table:table-cell>
        </table:table-row>
        <table:table-row table:style-name="ro1">
          <table:table-cell office:value-type="string" calcext:value-type="string">
            <text:p>2019-10-20 16:46:1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223378" calcext:value-type="float">
            <text:p>0.000223378</text:p>
          </table:table-cell>
          <table:table-cell office:value-type="float" office:value="0.000839412" calcext:value-type="float">
            <text:p>0.000839412</text:p>
          </table:table-cell>
          <table:table-cell office:value-type="float" office:value="0.000373295" calcext:value-type="float">
            <text:p>0.000373295</text:p>
          </table:table-cell>
          <table:table-cell office:value-type="float" office:value="0.0209853" calcext:value-type="float">
            <text:p>0.0209853</text:p>
          </table:table-cell>
          <table:table-cell office:value-type="float" office:value="0.009332375" calcext:value-type="float">
            <text:p>0.009332375</text:p>
          </table:table-cell>
          <table:table-cell office:value-type="float" office:value="0.00003357648" calcext:value-type="float">
            <text:p>3.357648E-05</text:p>
          </table:table-cell>
          <table:table-cell office:value-type="float" office:value="0.0000149318" calcext:value-type="float">
            <text:p>1.49318E-05</text:p>
          </table:table-cell>
        </table:table-row>
        <table:table-row table:style-name="ro1">
          <table:table-cell office:value-type="string" calcext:value-type="string">
            <text:p>2019-10-20 16:46:1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185193294" calcext:value-type="float">
            <text:p>0.185193294</text:p>
          </table:table-cell>
          <table:table-cell office:value-type="float" office:value="0.00586129" calcext:value-type="float">
            <text:p>0.00586129</text:p>
          </table:table-cell>
          <table:table-cell office:value-type="float" office:value="0.267658553" calcext:value-type="float">
            <text:p>0.267658553</text:p>
          </table:table-cell>
          <table:table-cell office:value-type="float" office:value="0.14653225" calcext:value-type="float">
            <text:p>0.14653225</text:p>
          </table:table-cell>
          <table:table-cell office:value-type="float" office:value="6.691463825" calcext:value-type="float">
            <text:p>6.691463825</text:p>
          </table:table-cell>
          <table:table-cell office:value-type="float" office:value="0.0002344516" calcext:value-type="float">
            <text:p>0.0002344516</text:p>
          </table:table-cell>
          <table:table-cell office:value-type="float" office:value="0.01070634212" calcext:value-type="float">
            <text:p>0.01070634212</text:p>
          </table:table-cell>
        </table:table-row>
        <table:table-row table:style-name="ro1">
          <table:table-cell office:value-type="string" calcext:value-type="string">
            <text:p>2019-10-20 16:46:1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180063" calcext:value-type="float">
            <text:p>0.000180063</text:p>
          </table:table-cell>
          <table:table-cell office:value-type="float" office:value="0.000547663" calcext:value-type="float">
            <text:p>0.000547663</text:p>
          </table:table-cell>
          <table:table-cell office:value-type="float" office:value="0.000537619" calcext:value-type="float">
            <text:p>0.000537619</text:p>
          </table:table-cell>
          <table:table-cell office:value-type="float" office:value="0.014239238" calcext:value-type="float">
            <text:p>0.014239238</text:p>
          </table:table-cell>
          <table:table-cell office:value-type="float" office:value="0.013978094" calcext:value-type="float">
            <text:p>0.013978094</text:p>
          </table:table-cell>
          <table:table-cell office:value-type="float" office:value="0.0000210639615384615" calcext:value-type="float">
            <text:p>2.10639615384615E-05</text:p>
          </table:table-cell>
          <table:table-cell office:value-type="float" office:value="0.0000206776538461538" calcext:value-type="float">
            <text:p>2.06776538461538E-05</text:p>
          </table:table-cell>
        </table:table-row>
        <table:table-row table:style-name="ro1">
          <table:table-cell office:value-type="string" calcext:value-type="string">
            <text:p>2019-10-20 16:46:1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18361203" calcext:value-type="float">
            <text:p>0.18361203</text:p>
          </table:table-cell>
          <table:table-cell office:value-type="float" office:value="0.022016707" calcext:value-type="float">
            <text:p>0.022016707</text:p>
          </table:table-cell>
          <table:table-cell office:value-type="float" office:value="0.315321529" calcext:value-type="float">
            <text:p>0.315321529</text:p>
          </table:table-cell>
          <table:table-cell office:value-type="float" office:value="0.572434382" calcext:value-type="float">
            <text:p>0.572434382</text:p>
          </table:table-cell>
          <table:table-cell office:value-type="float" office:value="8.198359754" calcext:value-type="float">
            <text:p>8.198359754</text:p>
          </table:table-cell>
          <table:table-cell office:value-type="float" office:value="0.000846796423076923" calcext:value-type="float">
            <text:p>0.000846796423077</text:p>
          </table:table-cell>
          <table:table-cell office:value-type="float" office:value="0.0121277511153846" calcext:value-type="float">
            <text:p>0.012127751115385</text:p>
          </table:table-cell>
        </table:table-row>
        <table:table-row table:style-name="ro1">
          <table:table-cell office:value-type="string" calcext:value-type="string">
            <text:p>2019-10-20 16:46:1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222897" calcext:value-type="float">
            <text:p>0.000222897</text:p>
          </table:table-cell>
          <table:table-cell office:value-type="float" office:value="0.000881477" calcext:value-type="float">
            <text:p>0.000881477</text:p>
          </table:table-cell>
          <table:table-cell office:value-type="float" office:value="0.000422035" calcext:value-type="float">
            <text:p>0.000422035</text:p>
          </table:table-cell>
          <table:table-cell office:value-type="float" office:value="0.023799879" calcext:value-type="float">
            <text:p>0.023799879</text:p>
          </table:table-cell>
          <table:table-cell office:value-type="float" office:value="0.011394945" calcext:value-type="float">
            <text:p>0.011394945</text:p>
          </table:table-cell>
          <table:table-cell office:value-type="float" office:value="0.0000326472962962963" calcext:value-type="float">
            <text:p>3.26472962962963E-05</text:p>
          </table:table-cell>
          <table:table-cell office:value-type="float" office:value="0.0000156309259259259" calcext:value-type="float">
            <text:p>1.56309259259259E-05</text:p>
          </table:table-cell>
        </table:table-row>
        <table:table-row table:style-name="ro1">
          <table:table-cell office:value-type="string" calcext:value-type="string">
            <text:p>2019-10-20 16:46:1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168664807" calcext:value-type="float">
            <text:p>0.168664807</text:p>
          </table:table-cell>
          <table:table-cell office:value-type="float" office:value="0.035227905" calcext:value-type="float">
            <text:p>0.035227905</text:p>
          </table:table-cell>
          <table:table-cell office:value-type="float" office:value="0.242111484" calcext:value-type="float">
            <text:p>0.242111484</text:p>
          </table:table-cell>
          <table:table-cell office:value-type="float" office:value="0.951153435" calcext:value-type="float">
            <text:p>0.951153435</text:p>
          </table:table-cell>
          <table:table-cell office:value-type="float" office:value="6.537010068" calcext:value-type="float">
            <text:p>6.537010068</text:p>
          </table:table-cell>
          <table:table-cell office:value-type="float" office:value="0.00130473722222222" calcext:value-type="float">
            <text:p>0.001304737222222</text:p>
          </table:table-cell>
          <table:table-cell office:value-type="float" office:value="0.008967092" calcext:value-type="float">
            <text:p>0.008967092</text:p>
          </table:table-cell>
        </table:table-row>
        <table:table-row table:style-name="ro1">
          <table:table-cell office:value-type="string" calcext:value-type="string">
            <text:p>2019-10-20 16:46:1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178034" calcext:value-type="float">
            <text:p>0.000178034</text:p>
          </table:table-cell>
          <table:table-cell office:value-type="float" office:value="0.000634414" calcext:value-type="float">
            <text:p>0.000634414</text:p>
          </table:table-cell>
          <table:table-cell office:value-type="float" office:value="0.000503459" calcext:value-type="float">
            <text:p>0.000503459</text:p>
          </table:table-cell>
          <table:table-cell office:value-type="float" office:value="0.017763592" calcext:value-type="float">
            <text:p>0.017763592</text:p>
          </table:table-cell>
          <table:table-cell office:value-type="float" office:value="0.014096852" calcext:value-type="float">
            <text:p>0.014096852</text:p>
          </table:table-cell>
          <table:table-cell office:value-type="float" office:value="0.0000226576428571429" calcext:value-type="float">
            <text:p>2.26576428571429E-05</text:p>
          </table:table-cell>
          <table:table-cell office:value-type="float" office:value="0.0000179806785714286" calcext:value-type="float">
            <text:p>1.79806785714286E-05</text:p>
          </table:table-cell>
        </table:table-row>
        <table:table-row table:style-name="ro1">
          <table:table-cell office:value-type="string" calcext:value-type="string">
            <text:p>2019-10-20 16:46:1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17553492" calcext:value-type="float">
            <text:p>0.17553492</text:p>
          </table:table-cell>
          <table:table-cell office:value-type="float" office:value="0.071710966" calcext:value-type="float">
            <text:p>0.071710966</text:p>
          </table:table-cell>
          <table:table-cell office:value-type="float" office:value="0.262122437" calcext:value-type="float">
            <text:p>0.262122437</text:p>
          </table:table-cell>
          <table:table-cell office:value-type="float" office:value="2.007907048" calcext:value-type="float">
            <text:p>2.007907048</text:p>
          </table:table-cell>
          <table:table-cell office:value-type="float" office:value="7.339428236" calcext:value-type="float">
            <text:p>7.339428236</text:p>
          </table:table-cell>
          <table:table-cell office:value-type="float" office:value="0.00256110592857143" calcext:value-type="float">
            <text:p>0.002561105928571</text:p>
          </table:table-cell>
          <table:table-cell office:value-type="float" office:value="0.00936151560714286" calcext:value-type="float">
            <text:p>0.009361515607143</text:p>
          </table:table-cell>
        </table:table-row>
        <table:table-row table:style-name="ro1">
          <table:table-cell office:value-type="string" calcext:value-type="string">
            <text:p>2019-10-20 16:46:1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234706" calcext:value-type="float">
            <text:p>0.000234706</text:p>
          </table:table-cell>
          <table:table-cell office:value-type="float" office:value="0.000741998" calcext:value-type="float">
            <text:p>0.000741998</text:p>
          </table:table-cell>
          <table:table-cell office:value-type="float" office:value="0.000688632" calcext:value-type="float">
            <text:p>0.000688632</text:p>
          </table:table-cell>
          <table:table-cell office:value-type="float" office:value="0.021517942" calcext:value-type="float">
            <text:p>0.021517942</text:p>
          </table:table-cell>
          <table:table-cell office:value-type="float" office:value="0.019970328" calcext:value-type="float">
            <text:p>0.019970328</text:p>
          </table:table-cell>
          <table:table-cell office:value-type="float" office:value="0.0000255861379310345" calcext:value-type="float">
            <text:p>2.55861379310345E-05</text:p>
          </table:table-cell>
          <table:table-cell office:value-type="float" office:value="0.0000237459310344828" calcext:value-type="float">
            <text:p>2.37459310344828E-05</text:p>
          </table:table-cell>
        </table:table-row>
        <table:table-row table:style-name="ro1">
          <table:table-cell office:value-type="string" calcext:value-type="string">
            <text:p>2019-10-20 16:46:1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193077008" calcext:value-type="float">
            <text:p>0.193077008</text:p>
          </table:table-cell>
          <table:table-cell office:value-type="float" office:value="0.099498783" calcext:value-type="float">
            <text:p>0.099498783</text:p>
          </table:table-cell>
          <table:table-cell office:value-type="float" office:value="0.177681942" calcext:value-type="float">
            <text:p>0.177681942</text:p>
          </table:table-cell>
          <table:table-cell office:value-type="float" office:value="2.885464707" calcext:value-type="float">
            <text:p>2.885464707</text:p>
          </table:table-cell>
          <table:table-cell office:value-type="float" office:value="5.152776318" calcext:value-type="float">
            <text:p>5.152776318</text:p>
          </table:table-cell>
          <table:table-cell office:value-type="float" office:value="0.00343099251724138" calcext:value-type="float">
            <text:p>0.003430992517241</text:p>
          </table:table-cell>
          <table:table-cell office:value-type="float" office:value="0.00612696351724138" calcext:value-type="float">
            <text:p>0.006126963517241</text:p>
          </table:table-cell>
        </table:table-row>
        <table:table-row table:style-name="ro1">
          <table:table-cell office:value-type="string" calcext:value-type="string">
            <text:p>2019-10-20 16:46:1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186459" calcext:value-type="float">
            <text:p>0.000186459</text:p>
          </table:table-cell>
          <table:table-cell office:value-type="float" office:value="0.00076285" calcext:value-type="float">
            <text:p>0.00076285</text:p>
          </table:table-cell>
          <table:table-cell office:value-type="float" office:value="0.000439075" calcext:value-type="float">
            <text:p>0.000439075</text:p>
          </table:table-cell>
          <table:table-cell office:value-type="float" office:value="0.0228855" calcext:value-type="float">
            <text:p>0.0228855</text:p>
          </table:table-cell>
          <table:table-cell office:value-type="float" office:value="0.01317225" calcext:value-type="float">
            <text:p>0.01317225</text:p>
          </table:table-cell>
          <table:table-cell office:value-type="float" office:value="0.0000254283333333333" calcext:value-type="float">
            <text:p>2.54283333333333E-05</text:p>
          </table:table-cell>
          <table:table-cell office:value-type="float" office:value="0.0000146358333333333" calcext:value-type="float">
            <text:p>1.46358333333333E-05</text:p>
          </table:table-cell>
        </table:table-row>
        <table:table-row table:style-name="ro1">
          <table:table-cell office:value-type="string" calcext:value-type="string">
            <text:p>2019-10-20 16:46:1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181274736" calcext:value-type="float">
            <text:p>0.181274736</text:p>
          </table:table-cell>
          <table:table-cell office:value-type="float" office:value="0.172529502" calcext:value-type="float">
            <text:p>0.172529502</text:p>
          </table:table-cell>
          <table:table-cell office:value-type="float" office:value="0.198581301" calcext:value-type="float">
            <text:p>0.198581301</text:p>
          </table:table-cell>
          <table:table-cell office:value-type="float" office:value="5.17588506" calcext:value-type="float">
            <text:p>5.17588506</text:p>
          </table:table-cell>
          <table:table-cell office:value-type="float" office:value="5.95743903" calcext:value-type="float">
            <text:p>5.95743903</text:p>
          </table:table-cell>
          <table:table-cell office:value-type="float" office:value="0.0057509834" calcext:value-type="float">
            <text:p>0.0057509834</text:p>
          </table:table-cell>
          <table:table-cell office:value-type="float" office:value="0.0066193767" calcext:value-type="float">
            <text:p>0.0066193767</text:p>
          </table:table-cell>
        </table:table-row>
        <table:table-row table:style-name="ro1">
          <table:table-cell office:value-type="string" calcext:value-type="string">
            <text:p>2019-10-20 16:46:1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190348" calcext:value-type="float">
            <text:p>0.000190348</text:p>
          </table:table-cell>
          <table:table-cell office:value-type="float" office:value="0.000353075" calcext:value-type="float">
            <text:p>0.000353075</text:p>
          </table:table-cell>
          <table:table-cell office:value-type="float" office:value="0.000921658" calcext:value-type="float">
            <text:p>0.000921658</text:p>
          </table:table-cell>
          <table:table-cell office:value-type="float" office:value="0.010945325" calcext:value-type="float">
            <text:p>0.010945325</text:p>
          </table:table-cell>
          <table:table-cell office:value-type="float" office:value="0.028571398" calcext:value-type="float">
            <text:p>0.028571398</text:p>
          </table:table-cell>
          <table:table-cell office:value-type="float" office:value="0.0000113895161290323" calcext:value-type="float">
            <text:p>1.13895161290323E-05</text:p>
          </table:table-cell>
          <table:table-cell office:value-type="float" office:value="0.0000297309032258065" calcext:value-type="float">
            <text:p>2.97309032258065E-05</text:p>
          </table:table-cell>
        </table:table-row>
        <table:table-row table:style-name="ro1">
          <table:table-cell office:value-type="string" calcext:value-type="string">
            <text:p>2019-10-20 16:46:1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194246044" calcext:value-type="float">
            <text:p>0.194246044</text:p>
          </table:table-cell>
          <table:table-cell office:value-type="float" office:value="0.000121767" calcext:value-type="float">
            <text:p>0.000121767</text:p>
          </table:table-cell>
          <table:table-cell office:value-type="float" office:value="0.304638186" calcext:value-type="float">
            <text:p>0.304638186</text:p>
          </table:table-cell>
          <table:table-cell office:value-type="float" office:value="0.003774777" calcext:value-type="float">
            <text:p>0.003774777</text:p>
          </table:table-cell>
          <table:table-cell office:value-type="float" office:value="9.443783766" calcext:value-type="float">
            <text:p>9.443783766</text:p>
          </table:table-cell>
          <table:table-cell office:value-type="float" office:value="0.00000392796774193548" calcext:value-type="float">
            <text:p>3.92796774193548E-06</text:p>
          </table:table-cell>
          <table:table-cell office:value-type="float" office:value="0.00982703825806452" calcext:value-type="float">
            <text:p>0.009827038258065</text:p>
          </table:table-cell>
        </table:table-row>
        <table:table-row table:style-name="ro1">
          <table:table-cell office:value-type="string" calcext:value-type="string">
            <text:p>2019-10-20 16:46:1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06787" calcext:value-type="float">
            <text:p>0.000206787</text:p>
          </table:table-cell>
          <table:table-cell office:value-type="float" office:value="0.00067139" calcext:value-type="float">
            <text:p>0.00067139</text:p>
          </table:table-cell>
          <table:table-cell office:value-type="float" office:value="0.000576546" calcext:value-type="float">
            <text:p>0.000576546</text:p>
          </table:table-cell>
          <table:table-cell office:value-type="float" office:value="0.02148448" calcext:value-type="float">
            <text:p>0.02148448</text:p>
          </table:table-cell>
          <table:table-cell office:value-type="float" office:value="0.018449472" calcext:value-type="float">
            <text:p>0.018449472</text:p>
          </table:table-cell>
          <table:table-cell office:value-type="float" office:value="0.0000209809375" calcext:value-type="float">
            <text:p>2.09809375E-05</text:p>
          </table:table-cell>
          <table:table-cell office:value-type="float" office:value="0.0000180170625" calcext:value-type="float">
            <text:p>1.80170625E-05</text:p>
          </table:table-cell>
        </table:table-row>
        <table:table-row table:style-name="ro1">
          <table:table-cell office:value-type="string" calcext:value-type="string">
            <text:p>2019-10-20 16:46:1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189295959" calcext:value-type="float">
            <text:p>0.189295959</text:p>
          </table:table-cell>
          <table:table-cell office:value-type="float" office:value="0.000131775" calcext:value-type="float">
            <text:p>0.000131775</text:p>
          </table:table-cell>
          <table:table-cell office:value-type="float" office:value="0.36424249" calcext:value-type="float">
            <text:p>0.36424249</text:p>
          </table:table-cell>
          <table:table-cell office:value-type="float" office:value="0.0042168" calcext:value-type="float">
            <text:p>0.0042168</text:p>
          </table:table-cell>
          <table:table-cell office:value-type="float" office:value="11.65575968" calcext:value-type="float">
            <text:p>11.65575968</text:p>
          </table:table-cell>
          <table:table-cell office:value-type="float" office:value="0.00000411796875" calcext:value-type="float">
            <text:p>4.11796875E-06</text:p>
          </table:table-cell>
          <table:table-cell office:value-type="float" office:value="0.0113825778125" calcext:value-type="float">
            <text:p>0.0113825778125</text:p>
          </table:table-cell>
        </table:table-row>
        <table:table-row table:style-name="ro1">
          <table:table-cell office:value-type="string" calcext:value-type="string">
            <text:p>2019-10-20 16:46:5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1351413" calcext:value-type="float">
            <text:p>0.001351413</text:p>
          </table:table-cell>
          <table:table-cell office:value-type="float" office:value="0.002114527" calcext:value-type="float">
            <text:p>0.002114527</text:p>
          </table:table-cell>
          <table:table-cell office:value-type="float" office:value="0.001713822" calcext:value-type="float">
            <text:p>0.001713822</text:p>
          </table:table-cell>
          <table:table-cell office:value-type="float" office:value="0.004229054" calcext:value-type="float">
            <text:p>0.004229054</text:p>
          </table:table-cell>
          <table:table-cell office:value-type="float" office:value="0.003427644" calcext:value-type="float">
            <text:p>0.003427644</text:p>
          </table:table-cell>
          <table:table-cell office:value-type="float" office:value="0.0010572635" calcext:value-type="float">
            <text:p>0.0010572635</text:p>
          </table:table-cell>
          <table:table-cell office:value-type="float" office:value="0.000856911" calcext:value-type="float">
            <text:p>0.000856911</text:p>
          </table:table-cell>
        </table:table-row>
        <table:table-row table:style-name="ro1">
          <table:table-cell office:value-type="string" calcext:value-type="string">
            <text:p>2019-10-20 16:46:5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4.866140329" calcext:value-type="float">
            <text:p>14.866140329</text:p>
          </table:table-cell>
          <table:table-cell office:value-type="float" office:value="12.318788888" calcext:value-type="float">
            <text:p>12.318788888</text:p>
          </table:table-cell>
          <table:table-cell office:value-type="float" office:value="14.639163355" calcext:value-type="float">
            <text:p>14.639163355</text:p>
          </table:table-cell>
          <table:table-cell office:value-type="float" office:value="24.637577776" calcext:value-type="float">
            <text:p>24.637577776</text:p>
          </table:table-cell>
          <table:table-cell office:value-type="float" office:value="29.27832671" calcext:value-type="float">
            <text:p>29.27832671</text:p>
          </table:table-cell>
          <table:table-cell office:value-type="float" office:value="6.159394444" calcext:value-type="float">
            <text:p>6.159394444</text:p>
          </table:table-cell>
          <table:table-cell office:value-type="float" office:value="7.3195816775" calcext:value-type="float">
            <text:p>7.3195816775</text:p>
          </table:table-cell>
        </table:table-row>
        <table:table-row table:style-name="ro1">
          <table:table-cell office:value-type="string" calcext:value-type="string">
            <text:p>2019-10-20 16:47:3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39916" calcext:value-type="float">
            <text:p>0.000339916</text:p>
          </table:table-cell>
          <table:table-cell office:value-type="float" office:value="0.000675795" calcext:value-type="float">
            <text:p>0.000675795</text:p>
          </table:table-cell>
          <table:table-cell office:value-type="float" office:value="0.000479889" calcext:value-type="float">
            <text:p>0.000479889</text:p>
          </table:table-cell>
          <table:table-cell office:value-type="float" office:value="0.002027385" calcext:value-type="float">
            <text:p>0.002027385</text:p>
          </table:table-cell>
          <table:table-cell office:value-type="float" office:value="0.001439667" calcext:value-type="float">
            <text:p>0.001439667</text:p>
          </table:table-cell>
          <table:table-cell office:value-type="float" office:value="0.000225265" calcext:value-type="float">
            <text:p>0.000225265</text:p>
          </table:table-cell>
          <table:table-cell office:value-type="float" office:value="0.000159963" calcext:value-type="float">
            <text:p>0.000159963</text:p>
          </table:table-cell>
        </table:table-row>
        <table:table-row table:style-name="ro1">
          <table:table-cell office:value-type="string" calcext:value-type="string">
            <text:p>2019-10-20 16:47:3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6.438721204" calcext:value-type="float">
            <text:p>16.438721204</text:p>
          </table:table-cell>
          <table:table-cell office:value-type="float" office:value="5.893373193" calcext:value-type="float">
            <text:p>5.893373193</text:p>
          </table:table-cell>
          <table:table-cell office:value-type="float" office:value="19.464862962" calcext:value-type="float">
            <text:p>19.464862962</text:p>
          </table:table-cell>
          <table:table-cell office:value-type="float" office:value="17.680119579" calcext:value-type="float">
            <text:p>17.680119579</text:p>
          </table:table-cell>
          <table:table-cell office:value-type="float" office:value="58.394588886" calcext:value-type="float">
            <text:p>58.394588886</text:p>
          </table:table-cell>
          <table:table-cell office:value-type="float" office:value="1.964457731" calcext:value-type="float">
            <text:p>1.964457731</text:p>
          </table:table-cell>
          <table:table-cell office:value-type="float" office:value="6.488287654" calcext:value-type="float">
            <text:p>6.488287654</text:p>
          </table:table-cell>
        </table:table-row>
        <table:table-row table:style-name="ro1">
          <table:table-cell office:value-type="string" calcext:value-type="string">
            <text:p>2019-10-20 16:48:2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358066" calcext:value-type="float">
            <text:p>0.000358066</text:p>
          </table:table-cell>
          <table:table-cell office:value-type="float" office:value="0.000771581" calcext:value-type="float">
            <text:p>0.000771581</text:p>
          </table:table-cell>
          <table:table-cell office:value-type="float" office:value="0.000465317" calcext:value-type="float">
            <text:p>0.000465317</text:p>
          </table:table-cell>
          <table:table-cell office:value-type="float" office:value="0.003086324" calcext:value-type="float">
            <text:p>0.003086324</text:p>
          </table:table-cell>
          <table:table-cell office:value-type="float" office:value="0.001861268" calcext:value-type="float">
            <text:p>0.001861268</text:p>
          </table:table-cell>
          <table:table-cell office:value-type="float" office:value="0.00019289525" calcext:value-type="float">
            <text:p>0.00019289525</text:p>
          </table:table-cell>
          <table:table-cell office:value-type="float" office:value="0.00011632925" calcext:value-type="float">
            <text:p>0.00011632925</text:p>
          </table:table-cell>
        </table:table-row>
        <table:table-row table:style-name="ro1">
          <table:table-cell office:value-type="string" calcext:value-type="string">
            <text:p>2019-10-20 16:48:2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6.17018643" calcext:value-type="float">
            <text:p>16.17018643</text:p>
          </table:table-cell>
          <table:table-cell office:value-type="float" office:value="11.973228914" calcext:value-type="float">
            <text:p>11.973228914</text:p>
          </table:table-cell>
          <table:table-cell office:value-type="float" office:value="15.310757891" calcext:value-type="float">
            <text:p>15.310757891</text:p>
          </table:table-cell>
          <table:table-cell office:value-type="float" office:value="47.892915656" calcext:value-type="float">
            <text:p>47.892915656</text:p>
          </table:table-cell>
          <table:table-cell office:value-type="float" office:value="61.243031564" calcext:value-type="float">
            <text:p>61.243031564</text:p>
          </table:table-cell>
          <table:table-cell office:value-type="float" office:value="2.9933072285" calcext:value-type="float">
            <text:p>2.9933072285</text:p>
          </table:table-cell>
          <table:table-cell office:value-type="float" office:value="3.82768947275" calcext:value-type="float">
            <text:p>3.82768947275</text:p>
          </table:table-cell>
        </table:table-row>
        <table:table-row table:style-name="ro1">
          <table:table-cell office:value-type="string" calcext:value-type="string">
            <text:p>2019-10-20 16:49:04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342339" calcext:value-type="float">
            <text:p>0.000342339</text:p>
          </table:table-cell>
          <table:table-cell office:value-type="float" office:value="0.00091791" calcext:value-type="float">
            <text:p>0.00091791</text:p>
          </table:table-cell>
          <table:table-cell office:value-type="float" office:value="0.000500592" calcext:value-type="float">
            <text:p>0.000500592</text:p>
          </table:table-cell>
          <table:table-cell office:value-type="float" office:value="0.00458955" calcext:value-type="float">
            <text:p>0.00458955</text:p>
          </table:table-cell>
          <table:table-cell office:value-type="float" office:value="0.00250296" calcext:value-type="float">
            <text:p>0.00250296</text:p>
          </table:table-cell>
          <table:table-cell office:value-type="float" office:value="0.000183582" calcext:value-type="float">
            <text:p>0.000183582</text:p>
          </table:table-cell>
          <table:table-cell office:value-type="float" office:value="0.0001001184" calcext:value-type="float">
            <text:p>0.0001001184</text:p>
          </table:table-cell>
        </table:table-row>
        <table:table-row table:style-name="ro1">
          <table:table-cell office:value-type="string" calcext:value-type="string">
            <text:p>2019-10-20 16:49:04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5.578140307" calcext:value-type="float">
            <text:p>15.578140307</text:p>
          </table:table-cell>
          <table:table-cell office:value-type="float" office:value="12.81635863" calcext:value-type="float">
            <text:p>12.81635863</text:p>
          </table:table-cell>
          <table:table-cell office:value-type="float" office:value="16.875411535" calcext:value-type="float">
            <text:p>16.875411535</text:p>
          </table:table-cell>
          <table:table-cell office:value-type="float" office:value="64.08179315" calcext:value-type="float">
            <text:p>64.08179315</text:p>
          </table:table-cell>
          <table:table-cell office:value-type="float" office:value="84.377057675" calcext:value-type="float">
            <text:p>84.377057675</text:p>
          </table:table-cell>
          <table:table-cell office:value-type="float" office:value="2.563271726" calcext:value-type="float">
            <text:p>2.563271726</text:p>
          </table:table-cell>
          <table:table-cell office:value-type="float" office:value="3.375082307" calcext:value-type="float">
            <text:p>3.375082307</text:p>
          </table:table-cell>
        </table:table-row>
        <table:table-row table:style-name="ro1">
          <table:table-cell office:value-type="string" calcext:value-type="string">
            <text:p>2019-10-20 16:49:4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71669" calcext:value-type="float">
            <text:p>0.000371669</text:p>
          </table:table-cell>
          <table:table-cell office:value-type="float" office:value="0.000825368" calcext:value-type="float">
            <text:p>0.000825368</text:p>
          </table:table-cell>
          <table:table-cell office:value-type="float" office:value="0.000811366" calcext:value-type="float">
            <text:p>0.000811366</text:p>
          </table:table-cell>
          <table:table-cell office:value-type="float" office:value="0.004952208" calcext:value-type="float">
            <text:p>0.004952208</text:p>
          </table:table-cell>
          <table:table-cell office:value-type="float" office:value="0.004868196" calcext:value-type="float">
            <text:p>0.004868196</text:p>
          </table:table-cell>
          <table:table-cell office:value-type="float" office:value="0.000137561333333333" calcext:value-type="float">
            <text:p>0.000137561333333</text:p>
          </table:table-cell>
          <table:table-cell office:value-type="float" office:value="0.000135227666666667" calcext:value-type="float">
            <text:p>0.000135227666667</text:p>
          </table:table-cell>
        </table:table-row>
        <table:table-row table:style-name="ro1">
          <table:table-cell office:value-type="string" calcext:value-type="string">
            <text:p>2019-10-20 16:49:4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5.640265988" calcext:value-type="float">
            <text:p>15.640265988</text:p>
          </table:table-cell>
          <table:table-cell office:value-type="float" office:value="8.665316557" calcext:value-type="float">
            <text:p>8.665316557</text:p>
          </table:table-cell>
          <table:table-cell office:value-type="float" office:value="18.644874497" calcext:value-type="float">
            <text:p>18.644874497</text:p>
          </table:table-cell>
          <table:table-cell office:value-type="float" office:value="51.991899342" calcext:value-type="float">
            <text:p>51.991899342</text:p>
          </table:table-cell>
          <table:table-cell office:value-type="float" office:value="111.869246982" calcext:value-type="float">
            <text:p>111.869246982</text:p>
          </table:table-cell>
          <table:table-cell office:value-type="float" office:value="1.44421942616667" calcext:value-type="float">
            <text:p>1.44421942616667</text:p>
          </table:table-cell>
          <table:table-cell office:value-type="float" office:value="3.10747908283333" calcext:value-type="float">
            <text:p>3.10747908283333</text:p>
          </table:table-cell>
        </table:table-row>
        <table:table-row table:style-name="ro1">
          <table:table-cell office:value-type="string" calcext:value-type="string">
            <text:p>2019-10-20 16:50:3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324769" calcext:value-type="float">
            <text:p>0.000324769</text:p>
          </table:table-cell>
          <table:table-cell office:value-type="float" office:value="0.000960143" calcext:value-type="float">
            <text:p>0.000960143</text:p>
          </table:table-cell>
          <table:table-cell office:value-type="float" office:value="0.000722377" calcext:value-type="float">
            <text:p>0.000722377</text:p>
          </table:table-cell>
          <table:table-cell office:value-type="float" office:value="0.006721001" calcext:value-type="float">
            <text:p>0.006721001</text:p>
          </table:table-cell>
          <table:table-cell office:value-type="float" office:value="0.005056639" calcext:value-type="float">
            <text:p>0.005056639</text:p>
          </table:table-cell>
          <table:table-cell office:value-type="float" office:value="0.000137163285714286" calcext:value-type="float">
            <text:p>0.000137163285714</text:p>
          </table:table-cell>
          <table:table-cell office:value-type="float" office:value="0.000103196714285714" calcext:value-type="float">
            <text:p>0.000103196714286</text:p>
          </table:table-cell>
        </table:table-row>
        <table:table-row table:style-name="ro1">
          <table:table-cell office:value-type="string" calcext:value-type="string">
            <text:p>2019-10-20 16:50:3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6.685657247" calcext:value-type="float">
            <text:p>16.685657247</text:p>
          </table:table-cell>
          <table:table-cell office:value-type="float" office:value="7.38372903" calcext:value-type="float">
            <text:p>7.38372903</text:p>
          </table:table-cell>
          <table:table-cell office:value-type="float" office:value="21.5246237" calcext:value-type="float">
            <text:p>21.5246237</text:p>
          </table:table-cell>
          <table:table-cell office:value-type="float" office:value="51.68610321" calcext:value-type="float">
            <text:p>51.68610321</text:p>
          </table:table-cell>
          <table:table-cell office:value-type="float" office:value="150.6723659" calcext:value-type="float">
            <text:p>150.6723659</text:p>
          </table:table-cell>
          <table:table-cell office:value-type="float" office:value="1.05481843285714" calcext:value-type="float">
            <text:p>1.05481843285714</text:p>
          </table:table-cell>
          <table:table-cell office:value-type="float" office:value="3.07494624285714" calcext:value-type="float">
            <text:p>3.07494624285714</text:p>
          </table:table-cell>
        </table:table-row>
        <table:table-row table:style-name="ro1">
          <table:table-cell office:value-type="string" calcext:value-type="string">
            <text:p>2019-10-20 16:51:1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329846" calcext:value-type="float">
            <text:p>0.000329846</text:p>
          </table:table-cell>
          <table:table-cell office:value-type="float" office:value="0.001126939" calcext:value-type="float">
            <text:p>0.001126939</text:p>
          </table:table-cell>
          <table:table-cell office:value-type="float" office:value="0.000605243" calcext:value-type="float">
            <text:p>0.000605243</text:p>
          </table:table-cell>
          <table:table-cell office:value-type="float" office:value="0.009015512" calcext:value-type="float">
            <text:p>0.009015512</text:p>
          </table:table-cell>
          <table:table-cell office:value-type="float" office:value="0.004841944" calcext:value-type="float">
            <text:p>0.004841944</text:p>
          </table:table-cell>
          <table:table-cell office:value-type="float" office:value="0.000140867375" calcext:value-type="float">
            <text:p>0.000140867375</text:p>
          </table:table-cell>
          <table:table-cell office:value-type="float" office:value="0.000075655375" calcext:value-type="float">
            <text:p>7.5655375E-05</text:p>
          </table:table-cell>
        </table:table-row>
        <table:table-row table:style-name="ro1">
          <table:table-cell office:value-type="string" calcext:value-type="string">
            <text:p>2019-10-20 16:51:1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6.242310478" calcext:value-type="float">
            <text:p>16.242310478</text:p>
          </table:table-cell>
          <table:table-cell office:value-type="float" office:value="14.529366857" calcext:value-type="float">
            <text:p>14.529366857</text:p>
          </table:table-cell>
          <table:table-cell office:value-type="float" office:value="16.75163111" calcext:value-type="float">
            <text:p>16.75163111</text:p>
          </table:table-cell>
          <table:table-cell office:value-type="float" office:value="116.234934856" calcext:value-type="float">
            <text:p>116.234934856</text:p>
          </table:table-cell>
          <table:table-cell office:value-type="float" office:value="134.01304888" calcext:value-type="float">
            <text:p>134.01304888</text:p>
          </table:table-cell>
          <table:table-cell office:value-type="float" office:value="1.816170857125" calcext:value-type="float">
            <text:p>1.816170857125</text:p>
          </table:table-cell>
          <table:table-cell office:value-type="float" office:value="2.09395388875" calcext:value-type="float">
            <text:p>2.09395388875</text:p>
          </table:table-cell>
        </table:table-row>
        <table:table-row table:style-name="ro1">
          <table:table-cell office:value-type="string" calcext:value-type="string">
            <text:p>2019-10-20 16:52:0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32724" calcext:value-type="float">
            <text:p>0.000332724</text:p>
          </table:table-cell>
          <table:table-cell office:value-type="float" office:value="0.001314211" calcext:value-type="float">
            <text:p>0.001314211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11827899" calcext:value-type="float">
            <text:p>0.011827899</text:p>
          </table:table-cell>
          <table:table-cell office:value-type="float" office:value="0.005515371" calcext:value-type="float">
            <text:p>0.005515371</text:p>
          </table:table-cell>
          <table:table-cell office:value-type="float" office:value="0.000146023444444444" calcext:value-type="float">
            <text:p>0.000146023444444</text:p>
          </table:table-cell>
          <table:table-cell office:value-type="float" office:value="0.000068091" calcext:value-type="float">
            <text:p>6.8091E-05</text:p>
          </table:table-cell>
        </table:table-row>
        <table:table-row table:style-name="ro1">
          <table:table-cell office:value-type="string" calcext:value-type="string">
            <text:p>2019-10-20 16:52:0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6.056125181" calcext:value-type="float">
            <text:p>16.056125181</text:p>
          </table:table-cell>
          <table:table-cell office:value-type="float" office:value="1.602361685" calcext:value-type="float">
            <text:p>1.602361685</text:p>
          </table:table-cell>
          <table:table-cell office:value-type="float" office:value="29.110614499" calcext:value-type="float">
            <text:p>29.110614499</text:p>
          </table:table-cell>
          <table:table-cell office:value-type="float" office:value="14.421255165" calcext:value-type="float">
            <text:p>14.421255165</text:p>
          </table:table-cell>
          <table:table-cell office:value-type="float" office:value="261.995530491" calcext:value-type="float">
            <text:p>261.995530491</text:p>
          </table:table-cell>
          <table:table-cell office:value-type="float" office:value="0.178040187222222" calcext:value-type="float">
            <text:p>0.178040187222222</text:p>
          </table:table-cell>
          <table:table-cell office:value-type="float" office:value="3.23451272211111" calcext:value-type="float">
            <text:p>3.23451272211111</text:p>
          </table:table-cell>
        </table:table-row>
        <table:table-row table:style-name="ro1">
          <table:table-cell office:value-type="string" calcext:value-type="string">
            <text:p>2019-10-20 16:52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34402" calcext:value-type="float">
            <text:p>0.000334402</text:p>
          </table:table-cell>
          <table:table-cell office:value-type="float" office:value="0.001437545" calcext:value-type="float">
            <text:p>0.001437545</text:p>
          </table:table-cell>
          <table:table-cell office:value-type="float" office:value="0.000726158" calcext:value-type="float">
            <text:p>0.000726158</text:p>
          </table:table-cell>
          <table:table-cell office:value-type="float" office:value="0.01437545" calcext:value-type="float">
            <text:p>0.01437545</text:p>
          </table:table-cell>
          <table:table-cell office:value-type="float" office:value="0.00726158" calcext:value-type="float">
            <text:p>0.00726158</text:p>
          </table:table-cell>
          <table:table-cell office:value-type="float" office:value="0.0001437545" calcext:value-type="float">
            <text:p>0.0001437545</text:p>
          </table:table-cell>
          <table:table-cell office:value-type="float" office:value="0.0000726158" calcext:value-type="float">
            <text:p>7.26158E-05</text:p>
          </table:table-cell>
        </table:table-row>
        <table:table-row table:style-name="ro1">
          <table:table-cell office:value-type="string" calcext:value-type="string">
            <text:p>2019-10-20 16:52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6.306341205" calcext:value-type="float">
            <text:p>16.306341205</text:p>
          </table:table-cell>
          <table:table-cell office:value-type="float" office:value="14.718661207" calcext:value-type="float">
            <text:p>14.718661207</text:p>
          </table:table-cell>
          <table:table-cell office:value-type="float" office:value="17.759824984" calcext:value-type="float">
            <text:p>17.759824984</text:p>
          </table:table-cell>
          <table:table-cell office:value-type="float" office:value="147.18661207" calcext:value-type="float">
            <text:p>147.18661207</text:p>
          </table:table-cell>
          <table:table-cell office:value-type="float" office:value="177.59824984" calcext:value-type="float">
            <text:p>177.59824984</text:p>
          </table:table-cell>
          <table:table-cell office:value-type="float" office:value="1.4718661207" calcext:value-type="float">
            <text:p>1.4718661207</text:p>
          </table:table-cell>
          <table:table-cell office:value-type="float" office:value="1.7759824984" calcext:value-type="float">
            <text:p>1.7759824984</text:p>
          </table:table-cell>
        </table:table-row>
        <table:table-row table:style-name="ro1">
          <table:table-cell office:value-type="string" calcext:value-type="string">
            <text:p>2019-10-20 16:53:4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25207" calcext:value-type="float">
            <text:p>0.000325207</text:p>
          </table:table-cell>
          <table:table-cell office:value-type="float" office:value="0.001013991" calcext:value-type="float">
            <text:p>0.001013991</text:p>
          </table:table-cell>
          <table:table-cell office:value-type="float" office:value="0.000857401" calcext:value-type="float">
            <text:p>0.000857401</text:p>
          </table:table-cell>
          <table:table-cell office:value-type="float" office:value="0.011153901" calcext:value-type="float">
            <text:p>0.011153901</text:p>
          </table:table-cell>
          <table:table-cell office:value-type="float" office:value="0.009431411" calcext:value-type="float">
            <text:p>0.009431411</text:p>
          </table:table-cell>
          <table:table-cell office:value-type="float" office:value="0.000092181" calcext:value-type="float">
            <text:p>9.2181E-05</text:p>
          </table:table-cell>
          <table:table-cell office:value-type="float" office:value="0.0000779455454545455" calcext:value-type="float">
            <text:p>7.79455454545455E-05</text:p>
          </table:table-cell>
        </table:table-row>
        <table:table-row table:style-name="ro1">
          <table:table-cell office:value-type="string" calcext:value-type="string">
            <text:p>2019-10-20 16:53:4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6.552906926" calcext:value-type="float">
            <text:p>16.552906926</text:p>
          </table:table-cell>
          <table:table-cell office:value-type="float" office:value="8.155197685" calcext:value-type="float">
            <text:p>8.155197685</text:p>
          </table:table-cell>
          <table:table-cell office:value-type="float" office:value="21.916623859" calcext:value-type="float">
            <text:p>21.916623859</text:p>
          </table:table-cell>
          <table:table-cell office:value-type="float" office:value="89.707174535" calcext:value-type="float">
            <text:p>89.707174535</text:p>
          </table:table-cell>
          <table:table-cell office:value-type="float" office:value="241.082862449" calcext:value-type="float">
            <text:p>241.082862449</text:p>
          </table:table-cell>
          <table:table-cell office:value-type="float" office:value="0.741381607727273" calcext:value-type="float">
            <text:p>0.741381607727273</text:p>
          </table:table-cell>
          <table:table-cell office:value-type="float" office:value="1.99242035081818" calcext:value-type="float">
            <text:p>1.99242035081818</text:p>
          </table:table-cell>
        </table:table-row>
        <table:table-row table:style-name="ro1">
          <table:table-cell office:value-type="string" calcext:value-type="string">
            <text:p>2019-10-20 16:54:2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332751" calcext:value-type="float">
            <text:p>0.000332751</text:p>
          </table:table-cell>
          <table:table-cell office:value-type="float" office:value="0.001315755" calcext:value-type="float">
            <text:p>0.001315755</text:p>
          </table:table-cell>
          <table:table-cell office:value-type="float" office:value="0.000749209" calcext:value-type="float">
            <text:p>0.000749209</text:p>
          </table:table-cell>
          <table:table-cell office:value-type="float" office:value="0.01578906" calcext:value-type="float">
            <text:p>0.01578906</text:p>
          </table:table-cell>
          <table:table-cell office:value-type="float" office:value="0.008990508" calcext:value-type="float">
            <text:p>0.008990508</text:p>
          </table:table-cell>
          <table:table-cell office:value-type="float" office:value="0.00010964625" calcext:value-type="float">
            <text:p>0.00010964625</text:p>
          </table:table-cell>
          <table:table-cell office:value-type="float" office:value="0.0000624340833333334" calcext:value-type="float">
            <text:p>6.24340833333334E-05</text:p>
          </table:table-cell>
        </table:table-row>
        <table:table-row table:style-name="ro1">
          <table:table-cell office:value-type="string" calcext:value-type="string">
            <text:p>2019-10-20 16:54:2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6.541171849" calcext:value-type="float">
            <text:p>16.541171849</text:p>
          </table:table-cell>
          <table:table-cell office:value-type="float" office:value="1.897596524" calcext:value-type="float">
            <text:p>1.897596524</text:p>
          </table:table-cell>
          <table:table-cell office:value-type="float" office:value="29.312687919" calcext:value-type="float">
            <text:p>29.312687919</text:p>
          </table:table-cell>
          <table:table-cell office:value-type="float" office:value="22.771158288" calcext:value-type="float">
            <text:p>22.771158288</text:p>
          </table:table-cell>
          <table:table-cell office:value-type="float" office:value="351.752255028" calcext:value-type="float">
            <text:p>351.752255028</text:p>
          </table:table-cell>
          <table:table-cell office:value-type="float" office:value="0.158133043666667" calcext:value-type="float">
            <text:p>0.158133043666667</text:p>
          </table:table-cell>
          <table:table-cell office:value-type="float" office:value="2.44272399325" calcext:value-type="float">
            <text:p>2.44272399325</text:p>
          </table:table-cell>
        </table:table-row>
        <table:table-row table:style-name="ro1">
          <table:table-cell office:value-type="string" calcext:value-type="string">
            <text:p>2019-10-20 16:55:1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315254" calcext:value-type="float">
            <text:p>0.000315254</text:p>
          </table:table-cell>
          <table:table-cell office:value-type="float" office:value="0.001200601" calcext:value-type="float">
            <text:p>0.001200601</text:p>
          </table:table-cell>
          <table:table-cell office:value-type="float" office:value="0.000804401" calcext:value-type="float">
            <text:p>0.000804401</text:p>
          </table:table-cell>
          <table:table-cell office:value-type="float" office:value="0.015607813" calcext:value-type="float">
            <text:p>0.015607813</text:p>
          </table:table-cell>
          <table:table-cell office:value-type="float" office:value="0.010457213" calcext:value-type="float">
            <text:p>0.010457213</text:p>
          </table:table-cell>
          <table:table-cell office:value-type="float" office:value="0.0000923539230769231" calcext:value-type="float">
            <text:p>9.23539230769231E-05</text:p>
          </table:table-cell>
          <table:table-cell office:value-type="float" office:value="0.000061877" calcext:value-type="float">
            <text:p>6.1877E-05</text:p>
          </table:table-cell>
        </table:table-row>
        <table:table-row table:style-name="ro1">
          <table:table-cell office:value-type="string" calcext:value-type="string">
            <text:p>2019-10-20 16:55:1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6.612017086" calcext:value-type="float">
            <text:p>16.612017086</text:p>
          </table:table-cell>
          <table:table-cell office:value-type="float" office:value="10.310642351" calcext:value-type="float">
            <text:p>10.310642351</text:p>
          </table:table-cell>
          <table:table-cell office:value-type="float" office:value="20.596529923" calcext:value-type="float">
            <text:p>20.596529923</text:p>
          </table:table-cell>
          <table:table-cell office:value-type="float" office:value="134.038350563" calcext:value-type="float">
            <text:p>134.038350563</text:p>
          </table:table-cell>
          <table:table-cell office:value-type="float" office:value="267.754888999" calcext:value-type="float">
            <text:p>267.754888999</text:p>
          </table:table-cell>
          <table:table-cell office:value-type="float" office:value="0.793126334692308" calcext:value-type="float">
            <text:p>0.793126334692308</text:p>
          </table:table-cell>
          <table:table-cell office:value-type="float" office:value="1.58434845561538" calcext:value-type="float">
            <text:p>1.58434845561538</text:p>
          </table:table-cell>
        </table:table-row>
        <table:table-row table:style-name="ro1">
          <table:table-cell office:value-type="string" calcext:value-type="string">
            <text:p>2019-10-20 16:56:0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333918" calcext:value-type="float">
            <text:p>0.000333918</text:p>
          </table:table-cell>
          <table:table-cell office:value-type="float" office:value="0.001323622" calcext:value-type="float">
            <text:p>0.001323622</text:p>
          </table:table-cell>
          <table:table-cell office:value-type="float" office:value="0.000761638" calcext:value-type="float">
            <text:p>0.000761638</text:p>
          </table:table-cell>
          <table:table-cell office:value-type="float" office:value="0.018530708" calcext:value-type="float">
            <text:p>0.018530708</text:p>
          </table:table-cell>
          <table:table-cell office:value-type="float" office:value="0.010662932" calcext:value-type="float">
            <text:p>0.010662932</text:p>
          </table:table-cell>
          <table:table-cell office:value-type="float" office:value="0.0000945444285714286" calcext:value-type="float">
            <text:p>9.45444285714286E-05</text:p>
          </table:table-cell>
          <table:table-cell office:value-type="float" office:value="0.0000544027142857143" calcext:value-type="float">
            <text:p>5.44027142857143E-05</text:p>
          </table:table-cell>
        </table:table-row>
        <table:table-row table:style-name="ro1">
          <table:table-cell office:value-type="string" calcext:value-type="string">
            <text:p>2019-10-20 16:56:0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8.413219813" calcext:value-type="float">
            <text:p>18.413219813</text:p>
          </table:table-cell>
          <table:table-cell office:value-type="float" office:value="0.817164393" calcext:value-type="float">
            <text:p>0.817164393</text:p>
          </table:table-cell>
          <table:table-cell office:value-type="float" office:value="30.267297268" calcext:value-type="float">
            <text:p>30.267297268</text:p>
          </table:table-cell>
          <table:table-cell office:value-type="float" office:value="11.440301502" calcext:value-type="float">
            <text:p>11.440301502</text:p>
          </table:table-cell>
          <table:table-cell office:value-type="float" office:value="423.742161752" calcext:value-type="float">
            <text:p>423.742161752</text:p>
          </table:table-cell>
          <table:table-cell office:value-type="float" office:value="0.0583688852142857" calcext:value-type="float">
            <text:p>0.058368885214286</text:p>
          </table:table-cell>
          <table:table-cell office:value-type="float" office:value="2.16194980485714" calcext:value-type="float">
            <text:p>2.16194980485714</text:p>
          </table:table-cell>
        </table:table-row>
        <table:table-row table:style-name="ro1">
          <table:table-cell office:value-type="string" calcext:value-type="string">
            <text:p>2019-10-20 16:56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35009" calcext:value-type="float">
            <text:p>0.00035009</text:p>
          </table:table-cell>
          <table:table-cell office:value-type="float" office:value="0.000844402" calcext:value-type="float">
            <text:p>0.000844402</text:p>
          </table:table-cell>
          <table:table-cell office:value-type="float" office:value="0.001190316" calcext:value-type="float">
            <text:p>0.001190316</text:p>
          </table:table-cell>
          <table:table-cell office:value-type="float" office:value="0.01266603" calcext:value-type="float">
            <text:p>0.01266603</text:p>
          </table:table-cell>
          <table:table-cell office:value-type="float" office:value="0.01785474" calcext:value-type="float">
            <text:p>0.01785474</text:p>
          </table:table-cell>
          <table:table-cell office:value-type="float" office:value="0.0000562934666666667" calcext:value-type="float">
            <text:p>5.62934666666667E-05</text:p>
          </table:table-cell>
          <table:table-cell office:value-type="float" office:value="0.0000793544" calcext:value-type="float">
            <text:p>7.93544E-05</text:p>
          </table:table-cell>
        </table:table-row>
        <table:table-row table:style-name="ro1">
          <table:table-cell office:value-type="string" calcext:value-type="string">
            <text:p>2019-10-20 16:56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7.83781475" calcext:value-type="float">
            <text:p>17.83781475</text:p>
          </table:table-cell>
          <table:table-cell office:value-type="float" office:value="6.092074531" calcext:value-type="float">
            <text:p>6.092074531</text:p>
          </table:table-cell>
          <table:table-cell office:value-type="float" office:value="26.020629069" calcext:value-type="float">
            <text:p>26.020629069</text:p>
          </table:table-cell>
          <table:table-cell office:value-type="float" office:value="91.381117965" calcext:value-type="float">
            <text:p>91.381117965</text:p>
          </table:table-cell>
          <table:table-cell office:value-type="float" office:value="390.309436035" calcext:value-type="float">
            <text:p>390.309436035</text:p>
          </table:table-cell>
          <table:table-cell office:value-type="float" office:value="0.406138302066667" calcext:value-type="float">
            <text:p>0.406138302066667</text:p>
          </table:table-cell>
          <table:table-cell office:value-type="float" office:value="1.7347086046" calcext:value-type="float">
            <text:p>1.7347086046</text:p>
          </table:table-cell>
        </table:table-row>
        <table:table-row table:style-name="ro1">
          <table:table-cell office:value-type="string" calcext:value-type="string">
            <text:p>2019-10-20 16:57:4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60412" calcext:value-type="float">
            <text:p>0.000360412</text:p>
          </table:table-cell>
          <table:table-cell office:value-type="float" office:value="0.000999776" calcext:value-type="float">
            <text:p>0.000999776</text:p>
          </table:table-cell>
          <table:table-cell office:value-type="float" office:value="0.001171848" calcext:value-type="float">
            <text:p>0.001171848</text:p>
          </table:table-cell>
          <table:table-cell office:value-type="float" office:value="0.015996416" calcext:value-type="float">
            <text:p>0.015996416</text:p>
          </table:table-cell>
          <table:table-cell office:value-type="float" office:value="0.018749568" calcext:value-type="float">
            <text:p>0.018749568</text:p>
          </table:table-cell>
          <table:table-cell office:value-type="float" office:value="0.000062486" calcext:value-type="float">
            <text:p>6.2486E-05</text:p>
          </table:table-cell>
          <table:table-cell office:value-type="float" office:value="0.0000732405" calcext:value-type="float">
            <text:p>7.32405E-05</text:p>
          </table:table-cell>
        </table:table-row>
        <table:table-row table:style-name="ro1">
          <table:table-cell office:value-type="string" calcext:value-type="string">
            <text:p>2019-10-20 16:57:4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6.18294448" calcext:value-type="float">
            <text:p>16.18294448</text:p>
          </table:table-cell>
          <table:table-cell office:value-type="float" office:value="15.415060849" calcext:value-type="float">
            <text:p>15.415060849</text:p>
          </table:table-cell>
          <table:table-cell office:value-type="float" office:value="16.245894379" calcext:value-type="float">
            <text:p>16.245894379</text:p>
          </table:table-cell>
          <table:table-cell office:value-type="float" office:value="246.640973584" calcext:value-type="float">
            <text:p>246.640973584</text:p>
          </table:table-cell>
          <table:table-cell office:value-type="float" office:value="259.934310064" calcext:value-type="float">
            <text:p>259.934310064</text:p>
          </table:table-cell>
          <table:table-cell office:value-type="float" office:value="0.9634413030625" calcext:value-type="float">
            <text:p>0.9634413030625</text:p>
          </table:table-cell>
          <table:table-cell office:value-type="float" office:value="1.0153683986875" calcext:value-type="float">
            <text:p>1.0153683986875</text:p>
          </table:table-cell>
        </table:table-row>
        <table:table-row table:style-name="ro1">
          <table:table-cell office:value-type="string" calcext:value-type="string">
            <text:p>2019-10-20 16:58:3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329785" calcext:value-type="float">
            <text:p>0.000329785</text:p>
          </table:table-cell>
          <table:table-cell office:value-type="float" office:value="0.000870379" calcext:value-type="float">
            <text:p>0.000870379</text:p>
          </table:table-cell>
          <table:table-cell office:value-type="float" office:value="0.001278851" calcext:value-type="float">
            <text:p>0.001278851</text:p>
          </table:table-cell>
          <table:table-cell office:value-type="float" office:value="0.014796443" calcext:value-type="float">
            <text:p>0.014796443</text:p>
          </table:table-cell>
          <table:table-cell office:value-type="float" office:value="0.021740467" calcext:value-type="float">
            <text:p>0.021740467</text:p>
          </table:table-cell>
          <table:table-cell office:value-type="float" office:value="0.0000511987647058824" calcext:value-type="float">
            <text:p>5.11987647058824E-05</text:p>
          </table:table-cell>
          <table:table-cell office:value-type="float" office:value="0.0000752265294117647" calcext:value-type="float">
            <text:p>7.52265294117647E-05</text:p>
          </table:table-cell>
        </table:table-row>
        <table:table-row table:style-name="ro1">
          <table:table-cell office:value-type="string" calcext:value-type="string">
            <text:p>2019-10-20 16:58:3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7.989565338" calcext:value-type="float">
            <text:p>17.989565338</text:p>
          </table:table-cell>
          <table:table-cell office:value-type="float" office:value="0.376799225" calcext:value-type="float">
            <text:p>0.376799225</text:p>
          </table:table-cell>
          <table:table-cell office:value-type="float" office:value="30.797074872" calcext:value-type="float">
            <text:p>30.797074872</text:p>
          </table:table-cell>
          <table:table-cell office:value-type="float" office:value="6.405586825" calcext:value-type="float">
            <text:p>6.405586825</text:p>
          </table:table-cell>
          <table:table-cell office:value-type="float" office:value="523.550272824" calcext:value-type="float">
            <text:p>523.550272824</text:p>
          </table:table-cell>
          <table:table-cell office:value-type="float" office:value="0.0221646602941176" calcext:value-type="float">
            <text:p>0.022164660294118</text:p>
          </table:table-cell>
          <table:table-cell office:value-type="float" office:value="1.81159263952941" calcext:value-type="float">
            <text:p>1.81159263952941</text:p>
          </table:table-cell>
        </table:table-row>
        <table:table-row table:style-name="ro1">
          <table:table-cell office:value-type="string" calcext:value-type="string">
            <text:p>2019-10-20 16:59:1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98259" calcext:value-type="float">
            <text:p>0.000398259</text:p>
          </table:table-cell>
          <table:table-cell office:value-type="float" office:value="0.000933642" calcext:value-type="float">
            <text:p>0.000933642</text:p>
          </table:table-cell>
          <table:table-cell office:value-type="float" office:value="0.001374926" calcext:value-type="float">
            <text:p>0.001374926</text:p>
          </table:table-cell>
          <table:table-cell office:value-type="float" office:value="0.016805556" calcext:value-type="float">
            <text:p>0.016805556</text:p>
          </table:table-cell>
          <table:table-cell office:value-type="float" office:value="0.024748668" calcext:value-type="float">
            <text:p>0.024748668</text:p>
          </table:table-cell>
          <table:table-cell office:value-type="float" office:value="0.000051869" calcext:value-type="float">
            <text:p>5.1869E-05</text:p>
          </table:table-cell>
          <table:table-cell office:value-type="float" office:value="0.0000763847777777778" calcext:value-type="float">
            <text:p>7.63847777777778E-05</text:p>
          </table:table-cell>
        </table:table-row>
        <table:table-row table:style-name="ro1">
          <table:table-cell office:value-type="string" calcext:value-type="string">
            <text:p>2019-10-20 16:59:1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7.472831809" calcext:value-type="float">
            <text:p>17.472831809</text:p>
          </table:table-cell>
          <table:table-cell office:value-type="float" office:value="2.126286385" calcext:value-type="float">
            <text:p>2.126286385</text:p>
          </table:table-cell>
          <table:table-cell office:value-type="float" office:value="29.953289084" calcext:value-type="float">
            <text:p>29.953289084</text:p>
          </table:table-cell>
          <table:table-cell office:value-type="float" office:value="38.27315493" calcext:value-type="float">
            <text:p>38.27315493</text:p>
          </table:table-cell>
          <table:table-cell office:value-type="float" office:value="539.159203512" calcext:value-type="float">
            <text:p>539.159203512</text:p>
          </table:table-cell>
          <table:table-cell office:value-type="float" office:value="0.118127021388889" calcext:value-type="float">
            <text:p>0.118127021388889</text:p>
          </table:table-cell>
          <table:table-cell office:value-type="float" office:value="1.66407161577778" calcext:value-type="float">
            <text:p>1.66407161577778</text:p>
          </table:table-cell>
        </table:table-row>
        <table:table-row table:style-name="ro1">
          <table:table-cell office:value-type="string" calcext:value-type="string">
            <text:p>2019-10-20 17:00:0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338064" calcext:value-type="float">
            <text:p>0.000338064</text:p>
          </table:table-cell>
          <table:table-cell office:value-type="float" office:value="0.001584244" calcext:value-type="float">
            <text:p>0.001584244</text:p>
          </table:table-cell>
          <table:table-cell office:value-type="float" office:value="0.000679829" calcext:value-type="float">
            <text:p>0.000679829</text:p>
          </table:table-cell>
          <table:table-cell office:value-type="float" office:value="0.030100636" calcext:value-type="float">
            <text:p>0.030100636</text:p>
          </table:table-cell>
          <table:table-cell office:value-type="float" office:value="0.012916751" calcext:value-type="float">
            <text:p>0.012916751</text:p>
          </table:table-cell>
          <table:table-cell office:value-type="float" office:value="0.0000833812631578947" calcext:value-type="float">
            <text:p>8.33812631578947E-05</text:p>
          </table:table-cell>
          <table:table-cell office:value-type="float" office:value="0.0000357804736842105" calcext:value-type="float">
            <text:p>3.57804736842105E-05</text:p>
          </table:table-cell>
        </table:table-row>
        <table:table-row table:style-name="ro1">
          <table:table-cell office:value-type="string" calcext:value-type="string">
            <text:p>2019-10-20 17:00:0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6.486924782" calcext:value-type="float">
            <text:p>16.486924782</text:p>
          </table:table-cell>
          <table:table-cell office:value-type="float" office:value="6.972257356" calcext:value-type="float">
            <text:p>6.972257356</text:p>
          </table:table-cell>
          <table:table-cell office:value-type="float" office:value="24.437058872" calcext:value-type="float">
            <text:p>24.437058872</text:p>
          </table:table-cell>
          <table:table-cell office:value-type="float" office:value="132.472889764" calcext:value-type="float">
            <text:p>132.472889764</text:p>
          </table:table-cell>
          <table:table-cell office:value-type="float" office:value="464.304118568" calcext:value-type="float">
            <text:p>464.304118568</text:p>
          </table:table-cell>
          <table:table-cell office:value-type="float" office:value="0.366960913473684" calcext:value-type="float">
            <text:p>0.366960913473684</text:p>
          </table:table-cell>
          <table:table-cell office:value-type="float" office:value="1.28616099326316" calcext:value-type="float">
            <text:p>1.28616099326316</text:p>
          </table:table-cell>
        </table:table-row>
        <table:table-row table:style-name="ro1">
          <table:table-cell office:value-type="string" calcext:value-type="string">
            <text:p>2019-10-20 17:00:5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320613" calcext:value-type="float">
            <text:p>0.000320613</text:p>
          </table:table-cell>
          <table:table-cell office:value-type="float" office:value="0.001140888" calcext:value-type="float">
            <text:p>0.001140888</text:p>
          </table:table-cell>
          <table:table-cell office:value-type="float" office:value="0.008460321" calcext:value-type="float">
            <text:p>0.008460321</text:p>
          </table:table-cell>
          <table:table-cell office:value-type="float" office:value="0.02281776" calcext:value-type="float">
            <text:p>0.02281776</text:p>
          </table:table-cell>
          <table:table-cell office:value-type="float" office:value="0.16920642" calcext:value-type="float">
            <text:p>0.16920642</text:p>
          </table:table-cell>
          <table:table-cell office:value-type="float" office:value="0.0000570444" calcext:value-type="float">
            <text:p>5.70444E-05</text:p>
          </table:table-cell>
          <table:table-cell office:value-type="float" office:value="0.00042301605" calcext:value-type="float">
            <text:p>0.00042301605</text:p>
          </table:table-cell>
        </table:table-row>
        <table:table-row table:style-name="ro1">
          <table:table-cell office:value-type="string" calcext:value-type="string">
            <text:p>2019-10-20 17:00:5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7.744751848" calcext:value-type="float">
            <text:p>17.744751848</text:p>
          </table:table-cell>
          <table:table-cell office:value-type="float" office:value="15.874300624" calcext:value-type="float">
            <text:p>15.874300624</text:p>
          </table:table-cell>
          <table:table-cell office:value-type="float" office:value="16.934352118" calcext:value-type="float">
            <text:p>16.934352118</text:p>
          </table:table-cell>
          <table:table-cell office:value-type="float" office:value="317.48601248" calcext:value-type="float">
            <text:p>317.48601248</text:p>
          </table:table-cell>
          <table:table-cell office:value-type="float" office:value="338.68704236" calcext:value-type="float">
            <text:p>338.68704236</text:p>
          </table:table-cell>
          <table:table-cell office:value-type="float" office:value="0.7937150312" calcext:value-type="float">
            <text:p>0.7937150312</text:p>
          </table:table-cell>
          <table:table-cell office:value-type="float" office:value="0.8467176059" calcext:value-type="float">
            <text:p>0.8467176059</text:p>
          </table:table-cell>
        </table:table-row>
        <table:table-row table:style-name="ro1">
          <table:table-cell office:value-type="string" calcext:value-type="string">
            <text:p>2019-10-20 17:01:4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354416" calcext:value-type="float">
            <text:p>0.000354416</text:p>
          </table:table-cell>
          <table:table-cell office:value-type="float" office:value="0.001712216" calcext:value-type="float">
            <text:p>0.001712216</text:p>
          </table:table-cell>
          <table:table-cell office:value-type="float" office:value="0.000976036" calcext:value-type="float">
            <text:p>0.000976036</text:p>
          </table:table-cell>
          <table:table-cell office:value-type="float" office:value="0.035956536" calcext:value-type="float">
            <text:p>0.035956536</text:p>
          </table:table-cell>
          <table:table-cell office:value-type="float" office:value="0.020496756" calcext:value-type="float">
            <text:p>0.020496756</text:p>
          </table:table-cell>
          <table:table-cell office:value-type="float" office:value="0.0000815340952380952" calcext:value-type="float">
            <text:p>8.15340952380952E-05</text:p>
          </table:table-cell>
          <table:table-cell office:value-type="float" office:value="0.0000464779047619048" calcext:value-type="float">
            <text:p>4.64779047619048E-05</text:p>
          </table:table-cell>
        </table:table-row>
        <table:table-row table:style-name="ro1">
          <table:table-cell office:value-type="string" calcext:value-type="string">
            <text:p>2019-10-20 17:01:47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7.505769916" calcext:value-type="float">
            <text:p>17.505769916</text:p>
          </table:table-cell>
          <table:table-cell office:value-type="float" office:value="0.046846228" calcext:value-type="float">
            <text:p>0.046846228</text:p>
          </table:table-cell>
          <table:table-cell office:value-type="float" office:value="35.472799155" calcext:value-type="float">
            <text:p>35.472799155</text:p>
          </table:table-cell>
          <table:table-cell office:value-type="float" office:value="0.983770788" calcext:value-type="float">
            <text:p>0.983770788</text:p>
          </table:table-cell>
          <table:table-cell office:value-type="float" office:value="744.928782255" calcext:value-type="float">
            <text:p>744.928782255</text:p>
          </table:table-cell>
          <table:table-cell office:value-type="float" office:value="0.00223077276190476" calcext:value-type="float">
            <text:p>0.002230772761905</text:p>
          </table:table-cell>
          <table:table-cell office:value-type="float" office:value="1.68918091214286" calcext:value-type="float">
            <text:p>1.68918091214286</text:p>
          </table:table-cell>
        </table:table-row>
        <table:table-row table:style-name="ro1">
          <table:table-cell office:value-type="string" calcext:value-type="string">
            <text:p>2019-10-20 17:02:4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337465" calcext:value-type="float">
            <text:p>0.000337465</text:p>
          </table:table-cell>
          <table:table-cell office:value-type="float" office:value="0.000903532" calcext:value-type="float">
            <text:p>0.000903532</text:p>
          </table:table-cell>
          <table:table-cell office:value-type="float" office:value="0.00161663" calcext:value-type="float">
            <text:p>0.00161663</text:p>
          </table:table-cell>
          <table:table-cell office:value-type="float" office:value="0.019877704" calcext:value-type="float">
            <text:p>0.019877704</text:p>
          </table:table-cell>
          <table:table-cell office:value-type="float" office:value="0.03556586" calcext:value-type="float">
            <text:p>0.03556586</text:p>
          </table:table-cell>
          <table:table-cell office:value-type="float" office:value="0.0000410696363636364" calcext:value-type="float">
            <text:p>4.10696363636364E-05</text:p>
          </table:table-cell>
          <table:table-cell office:value-type="float" office:value="0.0000734831818181818" calcext:value-type="float">
            <text:p>7.34831818181818E-05</text:p>
          </table:table-cell>
        </table:table-row>
        <table:table-row table:style-name="ro1">
          <table:table-cell office:value-type="string" calcext:value-type="string">
            <text:p>2019-10-20 17:02:40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7.17357697" calcext:value-type="float">
            <text:p>17.17357697</text:p>
          </table:table-cell>
          <table:table-cell office:value-type="float" office:value="0.183704857" calcext:value-type="float">
            <text:p>0.183704857</text:p>
          </table:table-cell>
          <table:table-cell office:value-type="float" office:value="33.951708882" calcext:value-type="float">
            <text:p>33.951708882</text:p>
          </table:table-cell>
          <table:table-cell office:value-type="float" office:value="4.041506854" calcext:value-type="float">
            <text:p>4.041506854</text:p>
          </table:table-cell>
          <table:table-cell office:value-type="float" office:value="746.937595404" calcext:value-type="float">
            <text:p>746.937595404</text:p>
          </table:table-cell>
          <table:table-cell office:value-type="float" office:value="0.00835022077272727" calcext:value-type="float">
            <text:p>0.008350220772727</text:p>
          </table:table-cell>
          <table:table-cell office:value-type="float" office:value="1.54325949463636" calcext:value-type="float">
            <text:p>1.54325949463636</text:p>
          </table:table-cell>
        </table:table-row>
        <table:table-row table:style-name="ro1">
          <table:table-cell office:value-type="string" calcext:value-type="string">
            <text:p>2019-10-20 17:03:31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09471" calcext:value-type="float">
            <text:p>0.000409471</text:p>
          </table:table-cell>
          <table:table-cell office:value-type="float" office:value="0.001879538" calcext:value-type="float">
            <text:p>0.001879538</text:p>
          </table:table-cell>
          <table:table-cell office:value-type="float" office:value="0.001158983" calcext:value-type="float">
            <text:p>0.001158983</text:p>
          </table:table-cell>
          <table:table-cell office:value-type="float" office:value="0.043229374" calcext:value-type="float">
            <text:p>0.043229374</text:p>
          </table:table-cell>
          <table:table-cell office:value-type="float" office:value="0.026656609" calcext:value-type="float">
            <text:p>0.026656609</text:p>
          </table:table-cell>
          <table:table-cell office:value-type="float" office:value="0.0000817190434782609" calcext:value-type="float">
            <text:p>8.17190434782609E-05</text:p>
          </table:table-cell>
          <table:table-cell office:value-type="float" office:value="0.0000503905652173913" calcext:value-type="float">
            <text:p>5.03905652173913E-05</text:p>
          </table:table-cell>
        </table:table-row>
        <table:table-row table:style-name="ro1">
          <table:table-cell office:value-type="string" calcext:value-type="string">
            <text:p>2019-10-20 17:03:31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7.661718717" calcext:value-type="float">
            <text:p>17.661718717</text:p>
          </table:table-cell>
          <table:table-cell office:value-type="float" office:value="0.718426278" calcext:value-type="float">
            <text:p>0.718426278</text:p>
          </table:table-cell>
          <table:table-cell office:value-type="float" office:value="35.690145864" calcext:value-type="float">
            <text:p>35.690145864</text:p>
          </table:table-cell>
          <table:table-cell office:value-type="float" office:value="16.523804394" calcext:value-type="float">
            <text:p>16.523804394</text:p>
          </table:table-cell>
          <table:table-cell office:value-type="float" office:value="820.873354872" calcext:value-type="float">
            <text:p>820.873354872</text:p>
          </table:table-cell>
          <table:table-cell office:value-type="float" office:value="0.0312359251304348" calcext:value-type="float">
            <text:p>0.031235925130435</text:p>
          </table:table-cell>
          <table:table-cell office:value-type="float" office:value="1.55174547234783" calcext:value-type="float">
            <text:p>1.55174547234783</text:p>
          </table:table-cell>
        </table:table-row>
        <table:table-row table:style-name="ro1">
          <table:table-cell office:value-type="string" calcext:value-type="string">
            <text:p>2019-10-20 17:04:2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464802" calcext:value-type="float">
            <text:p>0.000464802</text:p>
          </table:table-cell>
          <table:table-cell office:value-type="float" office:value="0.000742526" calcext:value-type="float">
            <text:p>0.000742526</text:p>
          </table:table-cell>
          <table:table-cell office:value-type="float" office:value="0.001891234" calcext:value-type="float">
            <text:p>0.001891234</text:p>
          </table:table-cell>
          <table:table-cell office:value-type="float" office:value="0.017820624" calcext:value-type="float">
            <text:p>0.017820624</text:p>
          </table:table-cell>
          <table:table-cell office:value-type="float" office:value="0.045389616" calcext:value-type="float">
            <text:p>0.045389616</text:p>
          </table:table-cell>
          <table:table-cell office:value-type="float" office:value="0.0000309385833333333" calcext:value-type="float">
            <text:p>3.09385833333333E-05</text:p>
          </table:table-cell>
          <table:table-cell office:value-type="float" office:value="0.0000788014166666667" calcext:value-type="float">
            <text:p>7.88014166666667E-05</text:p>
          </table:table-cell>
        </table:table-row>
        <table:table-row table:style-name="ro1">
          <table:table-cell office:value-type="string" calcext:value-type="string">
            <text:p>2019-10-20 17:04:2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9.649257722" calcext:value-type="float">
            <text:p>19.649257722</text:p>
          </table:table-cell>
          <table:table-cell office:value-type="float" office:value="2.421936378" calcext:value-type="float">
            <text:p>2.421936378</text:p>
          </table:table-cell>
          <table:table-cell office:value-type="float" office:value="34.893965882" calcext:value-type="float">
            <text:p>34.893965882</text:p>
          </table:table-cell>
          <table:table-cell office:value-type="float" office:value="58.126473072" calcext:value-type="float">
            <text:p>58.126473072</text:p>
          </table:table-cell>
          <table:table-cell office:value-type="float" office:value="837.455181168" calcext:value-type="float">
            <text:p>837.455181168</text:p>
          </table:table-cell>
          <table:table-cell office:value-type="float" office:value="0.10091401575" calcext:value-type="float">
            <text:p>0.10091401575</text:p>
          </table:table-cell>
          <table:table-cell office:value-type="float" office:value="1.45391524508333" calcext:value-type="float">
            <text:p>1.45391524508333</text:p>
          </table:table-cell>
        </table:table-row>
        <table:table-row table:style-name="ro1">
          <table:table-cell office:value-type="string" calcext:value-type="string">
            <text:p>2019-10-20 17:05:2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57606" calcext:value-type="float">
            <text:p>0.000357606</text:p>
          </table:table-cell>
          <table:table-cell office:value-type="float" office:value="0.000884874" calcext:value-type="float">
            <text:p>0.000884874</text:p>
          </table:table-cell>
          <table:table-cell office:value-type="float" office:value="0.001908832" calcext:value-type="float">
            <text:p>0.001908832</text:p>
          </table:table-cell>
          <table:table-cell office:value-type="float" office:value="0.02212185" calcext:value-type="float">
            <text:p>0.02212185</text:p>
          </table:table-cell>
          <table:table-cell office:value-type="float" office:value="0.0477208" calcext:value-type="float">
            <text:p>0.0477208</text:p>
          </table:table-cell>
          <table:table-cell office:value-type="float" office:value="0.00003539496" calcext:value-type="float">
            <text:p>3.539496E-05</text:p>
          </table:table-cell>
          <table:table-cell office:value-type="float" office:value="0.00007635328" calcext:value-type="float">
            <text:p>7.635328E-05</text:p>
          </table:table-cell>
        </table:table-row>
        <table:table-row table:style-name="ro1">
          <table:table-cell office:value-type="string" calcext:value-type="string">
            <text:p>2019-10-20 17:05:2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8.08694418" calcext:value-type="float">
            <text:p>18.08694418</text:p>
          </table:table-cell>
          <table:table-cell office:value-type="float" office:value="5.773324728" calcext:value-type="float">
            <text:p>5.773324728</text:p>
          </table:table-cell>
          <table:table-cell office:value-type="float" office:value="27.744961776" calcext:value-type="float">
            <text:p>27.744961776</text:p>
          </table:table-cell>
          <table:table-cell office:value-type="float" office:value="144.3331182" calcext:value-type="float">
            <text:p>144.3331182</text:p>
          </table:table-cell>
          <table:table-cell office:value-type="float" office:value="693.6240444" calcext:value-type="float">
            <text:p>693.6240444</text:p>
          </table:table-cell>
          <table:table-cell office:value-type="float" office:value="0.23093298912" calcext:value-type="float">
            <text:p>0.23093298912</text:p>
          </table:table-cell>
          <table:table-cell office:value-type="float" office:value="1.10979847104" calcext:value-type="float">
            <text:p>1.10979847104</text:p>
          </table:table-cell>
        </table:table-row>
        <table:table-row table:style-name="ro1">
          <table:table-cell office:value-type="string" calcext:value-type="string">
            <text:p>2019-10-20 17:06:14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38984" calcext:value-type="float">
            <text:p>0.000338984</text:p>
          </table:table-cell>
          <table:table-cell office:value-type="float" office:value="0.001098529" calcext:value-type="float">
            <text:p>0.001098529</text:p>
          </table:table-cell>
          <table:table-cell office:value-type="float" office:value="0.001681898" calcext:value-type="float">
            <text:p>0.001681898</text:p>
          </table:table-cell>
          <table:table-cell office:value-type="float" office:value="0.028561754" calcext:value-type="float">
            <text:p>0.028561754</text:p>
          </table:table-cell>
          <table:table-cell office:value-type="float" office:value="0.043729348" calcext:value-type="float">
            <text:p>0.043729348</text:p>
          </table:table-cell>
          <table:table-cell office:value-type="float" office:value="0.0000422511153846154" calcext:value-type="float">
            <text:p>4.22511153846154E-05</text:p>
          </table:table-cell>
          <table:table-cell office:value-type="float" office:value="0.0000646883846153846" calcext:value-type="float">
            <text:p>6.46883846153846E-05</text:p>
          </table:table-cell>
        </table:table-row>
        <table:table-row table:style-name="ro1">
          <table:table-cell office:value-type="string" calcext:value-type="string">
            <text:p>2019-10-20 17:06:14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18.175367522" calcext:value-type="float">
            <text:p>18.175367522</text:p>
          </table:table-cell>
          <table:table-cell office:value-type="float" office:value="11.538083727" calcext:value-type="float">
            <text:p>11.538083727</text:p>
          </table:table-cell>
          <table:table-cell office:value-type="float" office:value="22.063199494" calcext:value-type="float">
            <text:p>22.063199494</text:p>
          </table:table-cell>
          <table:table-cell office:value-type="float" office:value="299.990176902" calcext:value-type="float">
            <text:p>299.990176902</text:p>
          </table:table-cell>
          <table:table-cell office:value-type="float" office:value="573.643186844" calcext:value-type="float">
            <text:p>573.643186844</text:p>
          </table:table-cell>
          <table:table-cell office:value-type="float" office:value="0.443772451038462" calcext:value-type="float">
            <text:p>0.443772451038462</text:p>
          </table:table-cell>
          <table:table-cell office:value-type="float" office:value="0.848584595923077" calcext:value-type="float">
            <text:p>0.848584595923077</text:p>
          </table:table-cell>
        </table:table-row>
        <table:table-row table:style-name="ro1">
          <table:table-cell office:value-type="string" calcext:value-type="string">
            <text:p>2019-10-20 17:07:0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354042" calcext:value-type="float">
            <text:p>0.000354042</text:p>
          </table:table-cell>
          <table:table-cell office:value-type="float" office:value="0.000738065" calcext:value-type="float">
            <text:p>0.000738065</text:p>
          </table:table-cell>
          <table:table-cell office:value-type="float" office:value="0.002899335" calcext:value-type="float">
            <text:p>0.002899335</text:p>
          </table:table-cell>
          <table:table-cell office:value-type="float" office:value="0.019927755" calcext:value-type="float">
            <text:p>0.019927755</text:p>
          </table:table-cell>
          <table:table-cell office:value-type="float" office:value="0.078282045" calcext:value-type="float">
            <text:p>0.078282045</text:p>
          </table:table-cell>
          <table:table-cell office:value-type="float" office:value="0.0000273357407407407" calcext:value-type="float">
            <text:p>2.73357407407407E-05</text:p>
          </table:table-cell>
          <table:table-cell office:value-type="float" office:value="0.000107382777777778" calcext:value-type="float">
            <text:p>0.000107382777778</text:p>
          </table:table-cell>
        </table:table-row>
        <table:table-row table:style-name="ro1">
          <table:table-cell office:value-type="string" calcext:value-type="string">
            <text:p>2019-10-20 17:07:06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8.558486405" calcext:value-type="float">
            <text:p>18.558486405</text:p>
          </table:table-cell>
          <table:table-cell office:value-type="float" office:value="0.000372926" calcext:value-type="float">
            <text:p>0.000372926</text:p>
          </table:table-cell>
          <table:table-cell office:value-type="float" office:value="34.699082703" calcext:value-type="float">
            <text:p>34.699082703</text:p>
          </table:table-cell>
          <table:table-cell office:value-type="float" office:value="0.010069002" calcext:value-type="float">
            <text:p>0.010069002</text:p>
          </table:table-cell>
          <table:table-cell office:value-type="float" office:value="936.875232981" calcext:value-type="float">
            <text:p>936.875232981</text:p>
          </table:table-cell>
          <table:table-cell office:value-type="float" office:value="0.0000138120740740741" calcext:value-type="float">
            <text:p>1.38120740740741E-05</text:p>
          </table:table-cell>
          <table:table-cell office:value-type="float" office:value="1.28515121122222" calcext:value-type="float">
            <text:p>1.28515121122222</text:p>
          </table:table-cell>
        </table:table-row>
        <table:table-row table:style-name="ro1">
          <table:table-cell office:value-type="string" calcext:value-type="string">
            <text:p>2019-10-20 17:07:5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37171" calcext:value-type="float">
            <text:p>0.000337171</text:p>
          </table:table-cell>
          <table:table-cell office:value-type="float" office:value="0.000829924" calcext:value-type="float">
            <text:p>0.000829924</text:p>
          </table:table-cell>
          <table:table-cell office:value-type="float" office:value="0.001755038" calcext:value-type="float">
            <text:p>0.001755038</text:p>
          </table:table-cell>
          <table:table-cell office:value-type="float" office:value="0.023237872" calcext:value-type="float">
            <text:p>0.023237872</text:p>
          </table:table-cell>
          <table:table-cell office:value-type="float" office:value="0.049141064" calcext:value-type="float">
            <text:p>0.049141064</text:p>
          </table:table-cell>
          <table:table-cell office:value-type="float" office:value="0.0000296401428571429" calcext:value-type="float">
            <text:p>2.96401428571429E-05</text:p>
          </table:table-cell>
          <table:table-cell office:value-type="float" office:value="0.0000626799285714286" calcext:value-type="float">
            <text:p>6.26799285714286E-05</text:p>
          </table:table-cell>
        </table:table-row>
        <table:table-row table:style-name="ro1">
          <table:table-cell office:value-type="string" calcext:value-type="string">
            <text:p>2019-10-20 17:07:5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7.989465621" calcext:value-type="float">
            <text:p>17.989465621</text:p>
          </table:table-cell>
          <table:table-cell office:value-type="float" office:value="0.001362807" calcext:value-type="float">
            <text:p>0.001362807</text:p>
          </table:table-cell>
          <table:table-cell office:value-type="float" office:value="35.20166391" calcext:value-type="float">
            <text:p>35.20166391</text:p>
          </table:table-cell>
          <table:table-cell office:value-type="float" office:value="0.038158596" calcext:value-type="float">
            <text:p>0.038158596</text:p>
          </table:table-cell>
          <table:table-cell office:value-type="float" office:value="985.64658948" calcext:value-type="float">
            <text:p>985.64658948</text:p>
          </table:table-cell>
          <table:table-cell office:value-type="float" office:value="0.0000486716785714286" calcext:value-type="float">
            <text:p>4.86716785714286E-05</text:p>
          </table:table-cell>
          <table:table-cell office:value-type="float" office:value="1.2572022825" calcext:value-type="float">
            <text:p>1.2572022825</text:p>
          </table:table-cell>
        </table:table-row>
        <table:table-row table:style-name="ro1">
          <table:table-cell office:value-type="string" calcext:value-type="string">
            <text:p>2019-10-20 17:08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334858" calcext:value-type="float">
            <text:p>0.000334858</text:p>
          </table:table-cell>
          <table:table-cell office:value-type="float" office:value="0.001034217" calcext:value-type="float">
            <text:p>0.001034217</text:p>
          </table:table-cell>
          <table:table-cell office:value-type="float" office:value="0.00172339" calcext:value-type="float">
            <text:p>0.00172339</text:p>
          </table:table-cell>
          <table:table-cell office:value-type="float" office:value="0.029992293" calcext:value-type="float">
            <text:p>0.029992293</text:p>
          </table:table-cell>
          <table:table-cell office:value-type="float" office:value="0.04997831" calcext:value-type="float">
            <text:p>0.04997831</text:p>
          </table:table-cell>
          <table:table-cell office:value-type="float" office:value="0.0000356626551724138" calcext:value-type="float">
            <text:p>3.56626551724138E-05</text:p>
          </table:table-cell>
          <table:table-cell office:value-type="float" office:value="0.0000594272413793104" calcext:value-type="float">
            <text:p>5.94272413793104E-05</text:p>
          </table:table-cell>
        </table:table-row>
        <table:table-row table:style-name="ro1">
          <table:table-cell office:value-type="string" calcext:value-type="string">
            <text:p>2019-10-20 17:08:52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19.135389116" calcext:value-type="float">
            <text:p>19.135389116</text:p>
          </table:table-cell>
          <table:table-cell office:value-type="float" office:value="0.000959399" calcext:value-type="float">
            <text:p>0.000959399</text:p>
          </table:table-cell>
          <table:table-cell office:value-type="float" office:value="37.475423829" calcext:value-type="float">
            <text:p>37.475423829</text:p>
          </table:table-cell>
          <table:table-cell office:value-type="float" office:value="0.027822571" calcext:value-type="float">
            <text:p>0.027822571</text:p>
          </table:table-cell>
          <table:table-cell office:value-type="float" office:value="1086.787291041" calcext:value-type="float">
            <text:p>1086.787291041</text:p>
          </table:table-cell>
          <table:table-cell office:value-type="float" office:value="0.000033082724137931" calcext:value-type="float">
            <text:p>3.3082724137931E-05</text:p>
          </table:table-cell>
          <table:table-cell office:value-type="float" office:value="1.29225599410345" calcext:value-type="float">
            <text:p>1.29225599410345</text:p>
          </table:table-cell>
        </table:table-row>
        <table:table-row table:style-name="ro1">
          <table:table-cell office:value-type="string" calcext:value-type="string">
            <text:p>2019-10-20 17:09:4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72642" calcext:value-type="float">
            <text:p>0.000372642</text:p>
          </table:table-cell>
          <table:table-cell office:value-type="float" office:value="0.001757063" calcext:value-type="float">
            <text:p>0.001757063</text:p>
          </table:table-cell>
          <table:table-cell office:value-type="float" office:value="0.000873257" calcext:value-type="float">
            <text:p>0.000873257</text:p>
          </table:table-cell>
          <table:table-cell office:value-type="float" office:value="0.05271189" calcext:value-type="float">
            <text:p>0.05271189</text:p>
          </table:table-cell>
          <table:table-cell office:value-type="float" office:value="0.02619771" calcext:value-type="float">
            <text:p>0.02619771</text:p>
          </table:table-cell>
          <table:table-cell office:value-type="float" office:value="0.0000585687666666667" calcext:value-type="float">
            <text:p>5.85687666666667E-05</text:p>
          </table:table-cell>
          <table:table-cell office:value-type="float" office:value="0.0000291085666666667" calcext:value-type="float">
            <text:p>2.91085666666667E-05</text:p>
          </table:table-cell>
        </table:table-row>
        <table:table-row table:style-name="ro1">
          <table:table-cell office:value-type="string" calcext:value-type="string">
            <text:p>2019-10-20 17:09:49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20.640322083" calcext:value-type="float">
            <text:p>20.640322083</text:p>
          </table:table-cell>
          <table:table-cell office:value-type="float" office:value="0.013811501" calcext:value-type="float">
            <text:p>0.013811501</text:p>
          </table:table-cell>
          <table:table-cell office:value-type="float" office:value="38.729864767" calcext:value-type="float">
            <text:p>38.729864767</text:p>
          </table:table-cell>
          <table:table-cell office:value-type="float" office:value="0.41434503" calcext:value-type="float">
            <text:p>0.41434503</text:p>
          </table:table-cell>
          <table:table-cell office:value-type="float" office:value="1161.89594301" calcext:value-type="float">
            <text:p>1161.89594301</text:p>
          </table:table-cell>
          <table:table-cell office:value-type="float" office:value="0.000460383366666667" calcext:value-type="float">
            <text:p>0.000460383366667</text:p>
          </table:table-cell>
          <table:table-cell office:value-type="float" office:value="1.29099549223333" calcext:value-type="float">
            <text:p>1.29099549223333</text:p>
          </table:table-cell>
        </table:table-row>
        <table:table-row table:style-name="ro1">
          <table:table-cell office:value-type="string" calcext:value-type="string">
            <text:p>2019-10-20 17:10:4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4021" calcext:value-type="float">
            <text:p>0.00034021</text:p>
          </table:table-cell>
          <table:table-cell office:value-type="float" office:value="0.001816216" calcext:value-type="float">
            <text:p>0.001816216</text:p>
          </table:table-cell>
          <table:table-cell office:value-type="float" office:value="0.000715936" calcext:value-type="float">
            <text:p>0.000715936</text:p>
          </table:table-cell>
          <table:table-cell office:value-type="float" office:value="0.056302696" calcext:value-type="float">
            <text:p>0.056302696</text:p>
          </table:table-cell>
          <table:table-cell office:value-type="float" office:value="0.022194016" calcext:value-type="float">
            <text:p>0.022194016</text:p>
          </table:table-cell>
          <table:table-cell office:value-type="float" office:value="0.0000585876129032258" calcext:value-type="float">
            <text:p>5.85876129032258E-05</text:p>
          </table:table-cell>
          <table:table-cell office:value-type="float" office:value="0.0000230947096774194" calcext:value-type="float">
            <text:p>2.30947096774194E-05</text:p>
          </table:table-cell>
        </table:table-row>
        <table:table-row table:style-name="ro1">
          <table:table-cell office:value-type="string" calcext:value-type="string">
            <text:p>2019-10-20 17:10:48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9.068188374" calcext:value-type="float">
            <text:p>19.068188374</text:p>
          </table:table-cell>
          <table:table-cell office:value-type="float" office:value="0.031015814" calcext:value-type="float">
            <text:p>0.031015814</text:p>
          </table:table-cell>
          <table:table-cell office:value-type="float" office:value="37.530643269" calcext:value-type="float">
            <text:p>37.530643269</text:p>
          </table:table-cell>
          <table:table-cell office:value-type="float" office:value="0.961490234" calcext:value-type="float">
            <text:p>0.961490234</text:p>
          </table:table-cell>
          <table:table-cell office:value-type="float" office:value="1163.449941339" calcext:value-type="float">
            <text:p>1163.449941339</text:p>
          </table:table-cell>
          <table:table-cell office:value-type="float" office:value="0.00100051012903226" calcext:value-type="float">
            <text:p>0.001000510129032</text:p>
          </table:table-cell>
          <table:table-cell office:value-type="float" office:value="1.21066591190323" calcext:value-type="float">
            <text:p>1.21066591190323</text:p>
          </table:table-cell>
        </table:table-row>
        <table:table-row table:style-name="ro1">
          <table:table-cell office:value-type="string" calcext:value-type="string">
            <text:p>2019-10-20 17:11:4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326873" calcext:value-type="float">
            <text:p>0.000326873</text:p>
          </table:table-cell>
          <table:table-cell office:value-type="float" office:value="0.001698235" calcext:value-type="float">
            <text:p>0.001698235</text:p>
          </table:table-cell>
          <table:table-cell office:value-type="float" office:value="0.000674839" calcext:value-type="float">
            <text:p>0.000674839</text:p>
          </table:table-cell>
          <table:table-cell office:value-type="float" office:value="0.05434352" calcext:value-type="float">
            <text:p>0.05434352</text:p>
          </table:table-cell>
          <table:table-cell office:value-type="float" office:value="0.021594848" calcext:value-type="float">
            <text:p>0.021594848</text:p>
          </table:table-cell>
          <table:table-cell office:value-type="float" office:value="0.00005306984375" calcext:value-type="float">
            <text:p>5.306984375E-05</text:p>
          </table:table-cell>
          <table:table-cell office:value-type="float" office:value="0.00002108871875" calcext:value-type="float">
            <text:p>2.108871875E-05</text:p>
          </table:table-cell>
        </table:table-row>
        <table:table-row table:style-name="ro1">
          <table:table-cell office:value-type="string" calcext:value-type="string">
            <text:p>2019-10-20 17:11:45 U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8.446074556" calcext:value-type="float">
            <text:p>18.446074556</text:p>
          </table:table-cell>
          <table:table-cell office:value-type="float" office:value="0.093519552" calcext:value-type="float">
            <text:p>0.093519552</text:p>
          </table:table-cell>
          <table:table-cell office:value-type="float" office:value="36.203906263" calcext:value-type="float">
            <text:p>36.203906263</text:p>
          </table:table-cell>
          <table:table-cell office:value-type="float" office:value="2.992625664" calcext:value-type="float">
            <text:p>2.992625664</text:p>
          </table:table-cell>
          <table:table-cell office:value-type="float" office:value="1158.525000416" calcext:value-type="float">
            <text:p>1158.525000416</text:p>
          </table:table-cell>
          <table:table-cell office:value-type="float" office:value="0.002922486" calcext:value-type="float">
            <text:p>0.002922486</text:p>
          </table:table-cell>
          <table:table-cell office:value-type="float" office:value="1.13137207071875" calcext:value-type="float">
            <text:p>1.13137207071875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16.78pt" svg:y="7.0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"/>
        <table:table-column table:style-name="co12" table:default-cell-style-name="ce11"/>
        <table:table-column table:style-name="co12" table:number-columns-repeated="3" table:default-cell-style-name="ce17"/>
        <table:table-column table:style-name="co12" table:default-cell-style-name="ce23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7" office:value-type="string" calcext:value-type="string">
            <text:p>40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6" office:value-type="string" calcext:value-type="string">
            <text:p>fib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/>
          <table:table-cell table:style-name="ce8" office:value-type="string" calcext:value-type="string">
            <text:p>Data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2" office:value-type="string" calcext:value-type="string">
            <text:p>env_crystal_workers</text:p>
          </table:table-cell>
          <table:table-cell table:style-name="ce9" office:value-type="string" calcext:value-type="string">
            <text:p>Average - normal</text:p>
          </table:table-cell>
          <table:table-cell table:style-name="ce15" office:value-type="string" calcext:value-type="string">
            <text:p>Average - fibers_any_thread</text:p>
          </table:table-cell>
          <table:table-cell table:style-name="ce15" office:value-type="string" calcext:value-type="string">
            <text:p>Average - fibers_same_thread</text:p>
          </table:table-cell>
          <table:table-cell table:style-name="ce15" office:value-type="string" calcext:value-type="string">
            <text:p>Average - fibers_any_thread_times_worker</text:p>
          </table:table-cell>
          <table:table-cell table:style-name="ce21" office:value-type="string" calcext:value-type="string">
            <text:p>Average - fibers_same_thread_times_worker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float" office:value="14.866140329" calcext:value-type="float">
            <text:p>14.866140329</text:p>
          </table:table-cell>
          <table:table-cell table:style-name="ce16" office:value-type="float" office:value="12.318788888" calcext:value-type="float">
            <text:p>12.318788888</text:p>
          </table:table-cell>
          <table:table-cell table:style-name="ce16" office:value-type="float" office:value="14.639163355" calcext:value-type="float">
            <text:p>14.639163355</text:p>
          </table:table-cell>
          <table:table-cell table:style-name="ce16" office:value-type="float" office:value="24.637577776" calcext:value-type="float">
            <text:p>24.637577776</text:p>
          </table:table-cell>
          <table:table-cell table:style-name="ce22" office:value-type="float" office:value="29.27832671" calcext:value-type="float">
            <text:p>29.27832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438721204" calcext:value-type="float">
            <text:p>16.438721204</text:p>
          </table:table-cell>
          <table:table-cell office:value-type="float" office:value="5.893373193" calcext:value-type="float">
            <text:p>5.893373193</text:p>
          </table:table-cell>
          <table:table-cell office:value-type="float" office:value="19.464862962" calcext:value-type="float">
            <text:p>19.464862962</text:p>
          </table:table-cell>
          <table:table-cell office:value-type="float" office:value="17.680119579" calcext:value-type="float">
            <text:p>17.680119579</text:p>
          </table:table-cell>
          <table:table-cell office:value-type="float" office:value="58.394588886" calcext:value-type="float">
            <text:p>58.394588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17018643" calcext:value-type="float">
            <text:p>16.17018643</text:p>
          </table:table-cell>
          <table:table-cell office:value-type="float" office:value="11.973228914" calcext:value-type="float">
            <text:p>11.973228914</text:p>
          </table:table-cell>
          <table:table-cell office:value-type="float" office:value="15.310757891" calcext:value-type="float">
            <text:p>15.310757891</text:p>
          </table:table-cell>
          <table:table-cell office:value-type="float" office:value="47.892915656" calcext:value-type="float">
            <text:p>47.892915656</text:p>
          </table:table-cell>
          <table:table-cell office:value-type="float" office:value="61.243031564" calcext:value-type="float">
            <text:p>61.243031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578140307" calcext:value-type="float">
            <text:p>15.578140307</text:p>
          </table:table-cell>
          <table:table-cell office:value-type="float" office:value="12.81635863" calcext:value-type="float">
            <text:p>12.81635863</text:p>
          </table:table-cell>
          <table:table-cell office:value-type="float" office:value="16.875411535" calcext:value-type="float">
            <text:p>16.875411535</text:p>
          </table:table-cell>
          <table:table-cell office:value-type="float" office:value="64.08179315" calcext:value-type="float">
            <text:p>64.08179315</text:p>
          </table:table-cell>
          <table:table-cell office:value-type="float" office:value="84.377057675" calcext:value-type="float">
            <text:p>84.377057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640265988" calcext:value-type="float">
            <text:p>15.640265988</text:p>
          </table:table-cell>
          <table:table-cell office:value-type="float" office:value="8.665316557" calcext:value-type="float">
            <text:p>8.665316557</text:p>
          </table:table-cell>
          <table:table-cell office:value-type="float" office:value="18.644874497" calcext:value-type="float">
            <text:p>18.644874497</text:p>
          </table:table-cell>
          <table:table-cell office:value-type="float" office:value="51.991899342" calcext:value-type="float">
            <text:p>51.991899342</text:p>
          </table:table-cell>
          <table:table-cell office:value-type="float" office:value="111.869246982" calcext:value-type="float">
            <text:p>111.8692469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85657247" calcext:value-type="float">
            <text:p>16.685657247</text:p>
          </table:table-cell>
          <table:table-cell office:value-type="float" office:value="7.38372903" calcext:value-type="float">
            <text:p>7.38372903</text:p>
          </table:table-cell>
          <table:table-cell office:value-type="float" office:value="21.5246237" calcext:value-type="float">
            <text:p>21.5246237</text:p>
          </table:table-cell>
          <table:table-cell office:value-type="float" office:value="51.68610321" calcext:value-type="float">
            <text:p>51.68610321</text:p>
          </table:table-cell>
          <table:table-cell office:value-type="float" office:value="150.6723659" calcext:value-type="float">
            <text:p>150.6723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42310478" calcext:value-type="float">
            <text:p>16.242310478</text:p>
          </table:table-cell>
          <table:table-cell office:value-type="float" office:value="14.529366857" calcext:value-type="float">
            <text:p>14.529366857</text:p>
          </table:table-cell>
          <table:table-cell office:value-type="float" office:value="16.75163111" calcext:value-type="float">
            <text:p>16.75163111</text:p>
          </table:table-cell>
          <table:table-cell office:value-type="float" office:value="116.234934856" calcext:value-type="float">
            <text:p>116.234934856</text:p>
          </table:table-cell>
          <table:table-cell office:value-type="float" office:value="134.01304888" calcext:value-type="float">
            <text:p>134.01304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6125181" calcext:value-type="float">
            <text:p>16.056125181</text:p>
          </table:table-cell>
          <table:table-cell office:value-type="float" office:value="1.602361685" calcext:value-type="float">
            <text:p>1.602361685</text:p>
          </table:table-cell>
          <table:table-cell office:value-type="float" office:value="29.110614499" calcext:value-type="float">
            <text:p>29.110614499</text:p>
          </table:table-cell>
          <table:table-cell office:value-type="float" office:value="14.421255165" calcext:value-type="float">
            <text:p>14.421255165</text:p>
          </table:table-cell>
          <table:table-cell office:value-type="float" office:value="261.995530491" calcext:value-type="float">
            <text:p>261.995530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06341205" calcext:value-type="float">
            <text:p>16.306341205</text:p>
          </table:table-cell>
          <table:table-cell office:value-type="float" office:value="14.718661207" calcext:value-type="float">
            <text:p>14.718661207</text:p>
          </table:table-cell>
          <table:table-cell office:value-type="float" office:value="17.759824984" calcext:value-type="float">
            <text:p>17.759824984</text:p>
          </table:table-cell>
          <table:table-cell office:value-type="float" office:value="147.18661207" calcext:value-type="float">
            <text:p>147.18661207</text:p>
          </table:table-cell>
          <table:table-cell office:value-type="float" office:value="177.59824984" calcext:value-type="float">
            <text:p>177.59824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552906926" calcext:value-type="float">
            <text:p>16.552906926</text:p>
          </table:table-cell>
          <table:table-cell office:value-type="float" office:value="8.155197685" calcext:value-type="float">
            <text:p>8.155197685</text:p>
          </table:table-cell>
          <table:table-cell office:value-type="float" office:value="21.916623859" calcext:value-type="float">
            <text:p>21.916623859</text:p>
          </table:table-cell>
          <table:table-cell office:value-type="float" office:value="89.707174535" calcext:value-type="float">
            <text:p>89.707174535</text:p>
          </table:table-cell>
          <table:table-cell office:value-type="float" office:value="241.082862449" calcext:value-type="float">
            <text:p>241.082862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41171849" calcext:value-type="float">
            <text:p>16.541171849</text:p>
          </table:table-cell>
          <table:table-cell office:value-type="float" office:value="1.897596524" calcext:value-type="float">
            <text:p>1.897596524</text:p>
          </table:table-cell>
          <table:table-cell office:value-type="float" office:value="29.312687919" calcext:value-type="float">
            <text:p>29.312687919</text:p>
          </table:table-cell>
          <table:table-cell office:value-type="float" office:value="22.771158288" calcext:value-type="float">
            <text:p>22.771158288</text:p>
          </table:table-cell>
          <table:table-cell office:value-type="float" office:value="351.752255028" calcext:value-type="float">
            <text:p>351.752255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612017086" calcext:value-type="float">
            <text:p>16.612017086</text:p>
          </table:table-cell>
          <table:table-cell office:value-type="float" office:value="10.310642351" calcext:value-type="float">
            <text:p>10.310642351</text:p>
          </table:table-cell>
          <table:table-cell office:value-type="float" office:value="20.596529923" calcext:value-type="float">
            <text:p>20.596529923</text:p>
          </table:table-cell>
          <table:table-cell office:value-type="float" office:value="134.038350563" calcext:value-type="float">
            <text:p>134.038350563</text:p>
          </table:table-cell>
          <table:table-cell office:value-type="float" office:value="267.754888999" calcext:value-type="float">
            <text:p>267.75488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413219813" calcext:value-type="float">
            <text:p>18.413219813</text:p>
          </table:table-cell>
          <table:table-cell office:value-type="float" office:value="0.817164393" calcext:value-type="float">
            <text:p>0.817164393</text:p>
          </table:table-cell>
          <table:table-cell office:value-type="float" office:value="30.267297268" calcext:value-type="float">
            <text:p>30.267297268</text:p>
          </table:table-cell>
          <table:table-cell office:value-type="float" office:value="11.440301502" calcext:value-type="float">
            <text:p>11.440301502</text:p>
          </table:table-cell>
          <table:table-cell office:value-type="float" office:value="423.742161752" calcext:value-type="float">
            <text:p>423.742161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3781475" calcext:value-type="float">
            <text:p>17.83781475</text:p>
          </table:table-cell>
          <table:table-cell office:value-type="float" office:value="6.092074531" calcext:value-type="float">
            <text:p>6.092074531</text:p>
          </table:table-cell>
          <table:table-cell office:value-type="float" office:value="26.020629069" calcext:value-type="float">
            <text:p>26.020629069</text:p>
          </table:table-cell>
          <table:table-cell office:value-type="float" office:value="91.381117965" calcext:value-type="float">
            <text:p>91.381117965</text:p>
          </table:table-cell>
          <table:table-cell office:value-type="float" office:value="390.309436035" calcext:value-type="float">
            <text:p>390.309436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18294448" calcext:value-type="float">
            <text:p>16.18294448</text:p>
          </table:table-cell>
          <table:table-cell office:value-type="float" office:value="15.415060849" calcext:value-type="float">
            <text:p>15.415060849</text:p>
          </table:table-cell>
          <table:table-cell office:value-type="float" office:value="16.245894379" calcext:value-type="float">
            <text:p>16.245894379</text:p>
          </table:table-cell>
          <table:table-cell office:value-type="float" office:value="246.640973584" calcext:value-type="float">
            <text:p>246.640973584</text:p>
          </table:table-cell>
          <table:table-cell office:value-type="float" office:value="259.934310064" calcext:value-type="float">
            <text:p>259.934310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989565338" calcext:value-type="float">
            <text:p>17.989565338</text:p>
          </table:table-cell>
          <table:table-cell office:value-type="float" office:value="0.376799225" calcext:value-type="float">
            <text:p>0.376799225</text:p>
          </table:table-cell>
          <table:table-cell office:value-type="float" office:value="30.797074872" calcext:value-type="float">
            <text:p>30.797074872</text:p>
          </table:table-cell>
          <table:table-cell office:value-type="float" office:value="6.405586825" calcext:value-type="float">
            <text:p>6.405586825</text:p>
          </table:table-cell>
          <table:table-cell office:value-type="float" office:value="523.550272824" calcext:value-type="float">
            <text:p>523.550272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472831809" calcext:value-type="float">
            <text:p>17.472831809</text:p>
          </table:table-cell>
          <table:table-cell office:value-type="float" office:value="2.126286385" calcext:value-type="float">
            <text:p>2.126286385</text:p>
          </table:table-cell>
          <table:table-cell office:value-type="float" office:value="29.953289084" calcext:value-type="float">
            <text:p>29.953289084</text:p>
          </table:table-cell>
          <table:table-cell office:value-type="float" office:value="38.27315493" calcext:value-type="float">
            <text:p>38.27315493</text:p>
          </table:table-cell>
          <table:table-cell office:value-type="float" office:value="539.159203512" calcext:value-type="float">
            <text:p>539.159203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86924782" calcext:value-type="float">
            <text:p>16.486924782</text:p>
          </table:table-cell>
          <table:table-cell office:value-type="float" office:value="6.972257356" calcext:value-type="float">
            <text:p>6.972257356</text:p>
          </table:table-cell>
          <table:table-cell office:value-type="float" office:value="24.437058872" calcext:value-type="float">
            <text:p>24.437058872</text:p>
          </table:table-cell>
          <table:table-cell office:value-type="float" office:value="132.472889764" calcext:value-type="float">
            <text:p>132.472889764</text:p>
          </table:table-cell>
          <table:table-cell office:value-type="float" office:value="464.304118568" calcext:value-type="float">
            <text:p>464.3041185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744751848" calcext:value-type="float">
            <text:p>17.744751848</text:p>
          </table:table-cell>
          <table:table-cell office:value-type="float" office:value="15.874300624" calcext:value-type="float">
            <text:p>15.874300624</text:p>
          </table:table-cell>
          <table:table-cell office:value-type="float" office:value="16.934352118" calcext:value-type="float">
            <text:p>16.934352118</text:p>
          </table:table-cell>
          <table:table-cell office:value-type="float" office:value="317.48601248" calcext:value-type="float">
            <text:p>317.48601248</text:p>
          </table:table-cell>
          <table:table-cell office:value-type="float" office:value="338.68704236" calcext:value-type="float">
            <text:p>338.687042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505769916" calcext:value-type="float">
            <text:p>17.505769916</text:p>
          </table:table-cell>
          <table:table-cell office:value-type="float" office:value="0.046846228" calcext:value-type="float">
            <text:p>0.046846228</text:p>
          </table:table-cell>
          <table:table-cell office:value-type="float" office:value="35.472799155" calcext:value-type="float">
            <text:p>35.472799155</text:p>
          </table:table-cell>
          <table:table-cell office:value-type="float" office:value="0.983770788" calcext:value-type="float">
            <text:p>0.983770788</text:p>
          </table:table-cell>
          <table:table-cell office:value-type="float" office:value="744.928782255" calcext:value-type="float">
            <text:p>744.928782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17357697" calcext:value-type="float">
            <text:p>17.17357697</text:p>
          </table:table-cell>
          <table:table-cell office:value-type="float" office:value="0.183704857" calcext:value-type="float">
            <text:p>0.183704857</text:p>
          </table:table-cell>
          <table:table-cell office:value-type="float" office:value="33.951708882" calcext:value-type="float">
            <text:p>33.951708882</text:p>
          </table:table-cell>
          <table:table-cell office:value-type="float" office:value="4.041506854" calcext:value-type="float">
            <text:p>4.041506854</text:p>
          </table:table-cell>
          <table:table-cell office:value-type="float" office:value="746.937595404" calcext:value-type="float">
            <text:p>746.9375954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661718717" calcext:value-type="float">
            <text:p>17.661718717</text:p>
          </table:table-cell>
          <table:table-cell office:value-type="float" office:value="0.718426278" calcext:value-type="float">
            <text:p>0.718426278</text:p>
          </table:table-cell>
          <table:table-cell office:value-type="float" office:value="35.690145864" calcext:value-type="float">
            <text:p>35.690145864</text:p>
          </table:table-cell>
          <table:table-cell office:value-type="float" office:value="16.523804394" calcext:value-type="float">
            <text:p>16.523804394</text:p>
          </table:table-cell>
          <table:table-cell office:value-type="float" office:value="820.873354872" calcext:value-type="float">
            <text:p>820.8733548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649257722" calcext:value-type="float">
            <text:p>19.649257722</text:p>
          </table:table-cell>
          <table:table-cell office:value-type="float" office:value="2.421936378" calcext:value-type="float">
            <text:p>2.421936378</text:p>
          </table:table-cell>
          <table:table-cell office:value-type="float" office:value="34.893965882" calcext:value-type="float">
            <text:p>34.893965882</text:p>
          </table:table-cell>
          <table:table-cell office:value-type="float" office:value="58.126473072" calcext:value-type="float">
            <text:p>58.126473072</text:p>
          </table:table-cell>
          <table:table-cell office:value-type="float" office:value="837.455181168" calcext:value-type="float">
            <text:p>837.4551811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08694418" calcext:value-type="float">
            <text:p>18.08694418</text:p>
          </table:table-cell>
          <table:table-cell office:value-type="float" office:value="5.773324728" calcext:value-type="float">
            <text:p>5.773324728</text:p>
          </table:table-cell>
          <table:table-cell office:value-type="float" office:value="27.744961776" calcext:value-type="float">
            <text:p>27.744961776</text:p>
          </table:table-cell>
          <table:table-cell office:value-type="float" office:value="144.3331182" calcext:value-type="float">
            <text:p>144.3331182</text:p>
          </table:table-cell>
          <table:table-cell office:value-type="float" office:value="693.6240444" calcext:value-type="float">
            <text:p>693.6240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175367522" calcext:value-type="float">
            <text:p>18.175367522</text:p>
          </table:table-cell>
          <table:table-cell office:value-type="float" office:value="11.538083727" calcext:value-type="float">
            <text:p>11.538083727</text:p>
          </table:table-cell>
          <table:table-cell office:value-type="float" office:value="22.063199494" calcext:value-type="float">
            <text:p>22.063199494</text:p>
          </table:table-cell>
          <table:table-cell office:value-type="float" office:value="299.990176902" calcext:value-type="float">
            <text:p>299.990176902</text:p>
          </table:table-cell>
          <table:table-cell office:value-type="float" office:value="573.643186844" calcext:value-type="float">
            <text:p>573.6431868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558486405" calcext:value-type="float">
            <text:p>18.558486405</text:p>
          </table:table-cell>
          <table:table-cell office:value-type="float" office:value="0.000372926" calcext:value-type="float">
            <text:p>0.000372926</text:p>
          </table:table-cell>
          <table:table-cell office:value-type="float" office:value="34.699082703" calcext:value-type="float">
            <text:p>34.699082703</text:p>
          </table:table-cell>
          <table:table-cell office:value-type="float" office:value="0.010069002" calcext:value-type="float">
            <text:p>0.010069002</text:p>
          </table:table-cell>
          <table:table-cell office:value-type="float" office:value="936.875232981" calcext:value-type="float">
            <text:p>936.8752329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989465621" calcext:value-type="float">
            <text:p>17.989465621</text:p>
          </table:table-cell>
          <table:table-cell office:value-type="float" office:value="0.001362807" calcext:value-type="float">
            <text:p>0.001362807</text:p>
          </table:table-cell>
          <table:table-cell office:value-type="float" office:value="35.20166391" calcext:value-type="float">
            <text:p>35.20166391</text:p>
          </table:table-cell>
          <table:table-cell office:value-type="float" office:value="0.038158596" calcext:value-type="float">
            <text:p>0.038158596</text:p>
          </table:table-cell>
          <table:table-cell office:value-type="float" office:value="985.64658948" calcext:value-type="float">
            <text:p>985.64658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.135389116" calcext:value-type="float">
            <text:p>19.135389116</text:p>
          </table:table-cell>
          <table:table-cell office:value-type="float" office:value="0.000959399" calcext:value-type="float">
            <text:p>0.000959399</text:p>
          </table:table-cell>
          <table:table-cell office:value-type="float" office:value="37.475423829" calcext:value-type="float">
            <text:p>37.475423829</text:p>
          </table:table-cell>
          <table:table-cell office:value-type="float" office:value="0.027822571" calcext:value-type="float">
            <text:p>0.027822571</text:p>
          </table:table-cell>
          <table:table-cell office:value-type="float" office:value="1086.787291041" calcext:value-type="float">
            <text:p>1086.787291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640322083" calcext:value-type="float">
            <text:p>20.640322083</text:p>
          </table:table-cell>
          <table:table-cell office:value-type="float" office:value="0.013811501" calcext:value-type="float">
            <text:p>0.013811501</text:p>
          </table:table-cell>
          <table:table-cell office:value-type="float" office:value="38.729864767" calcext:value-type="float">
            <text:p>38.729864767</text:p>
          </table:table-cell>
          <table:table-cell office:value-type="float" office:value="0.41434503" calcext:value-type="float">
            <text:p>0.41434503</text:p>
          </table:table-cell>
          <table:table-cell office:value-type="float" office:value="1161.89594301" calcext:value-type="float">
            <text:p>1161.895943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068188374" calcext:value-type="float">
            <text:p>19.068188374</text:p>
          </table:table-cell>
          <table:table-cell office:value-type="float" office:value="0.031015814" calcext:value-type="float">
            <text:p>0.031015814</text:p>
          </table:table-cell>
          <table:table-cell office:value-type="float" office:value="37.530643269" calcext:value-type="float">
            <text:p>37.530643269</text:p>
          </table:table-cell>
          <table:table-cell office:value-type="float" office:value="0.961490234" calcext:value-type="float">
            <text:p>0.961490234</text:p>
          </table:table-cell>
          <table:table-cell office:value-type="float" office:value="1163.449941339" calcext:value-type="float">
            <text:p>1163.449941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float" office:value="18.446074556" calcext:value-type="float">
            <text:p>18.446074556</text:p>
          </table:table-cell>
          <table:table-cell table:style-name="ce18" office:value-type="float" office:value="0.093519552" calcext:value-type="float">
            <text:p>0.093519552</text:p>
          </table:table-cell>
          <table:table-cell table:style-name="ce18" office:value-type="float" office:value="36.203906263" calcext:value-type="float">
            <text:p>36.203906263</text:p>
          </table:table-cell>
          <table:table-cell table:style-name="ce18" office:value-type="float" office:value="2.992625664" calcext:value-type="float">
            <text:p>2.992625664</text:p>
          </table:table-cell>
          <table:table-cell table:style-name="ce24" office:value-type="float" office:value="1158.525000416" calcext:value-type="float">
            <text:p>1158.52500041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3" office:value-type="float" office:value="17.3518902655484" calcext:value-type="float">
            <text:p>17.3518902655484</text:p>
          </table:table-cell>
          <table:table-cell table:style-name="ce19" office:value-type="float" office:value="5.76651384125807" calcext:value-type="float">
            <text:p>5.76651384125807</text:p>
          </table:table-cell>
          <table:table-cell table:style-name="ce19" office:value-type="float" office:value="26.6522763770968" calcext:value-type="float">
            <text:p>26.6522763770968</text:p>
          </table:table-cell>
          <table:table-cell table:style-name="ce19" office:value-type="float" office:value="69.5120416950645" calcext:value-type="float">
            <text:p>69.5120416950645</text:p>
          </table:table-cell>
          <table:table-cell table:style-name="ce25" office:value-type="float" office:value="509.043875539645" calcext:value-type="float">
            <text:p>509.043875539645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_1'.A1:'Pivot Table_bench.cr_1'.F38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5"/>
          <table:data-pilot-field table:source-field-name="batch_timestamp" table:orientation="page" table:used-hierarchy="0" table:function="auto" loext:ignore-selected-page="true" table:selected-page="2019-10-20 16:45:51 UTC">
            <table:data-pilot-level table:show-empty="false" calcext:repeat-item-labels="false">
              <table:data-pilot-members>
                <table:data-pilot-member table:name="2019-10-20 16:45:51 UTC" table:display="true" table:show-details="true"/>
                <table:data-pilot-member table:name="2019-10-20 16:45:52 UTC" table:display="true" table:show-details="true"/>
                <table:data-pilot-member table:name="2019-10-20 16:45:58 UTC" table:display="true" table:show-details="true"/>
                <table:data-pilot-member table:name="2019-10-20 16:46:03 UTC" table:display="true" table:show-details="true"/>
                <table:data-pilot-member table:name="2019-10-20 16:46:04 UTC" table:display="true" table:show-details="true"/>
                <table:data-pilot-member table:name="2019-10-20 16:46:05 UTC" table:display="true" table:show-details="true"/>
                <table:data-pilot-member table:name="2019-10-20 16:46:06 UTC" table:display="true" table:show-details="true"/>
                <table:data-pilot-member table:name="2019-10-20 16:46:07 UTC" table:display="true" table:show-details="true"/>
                <table:data-pilot-member table:name="2019-10-20 16:46:08 UTC" table:display="true" table:show-details="true"/>
                <table:data-pilot-member table:name="2019-10-20 16:46:09 UTC" table:display="true" table:show-details="true"/>
                <table:data-pilot-member table:name="2019-10-20 16:46:10 UTC" table:display="true" table:show-details="true"/>
                <table:data-pilot-member table:name="2019-10-20 16:46:11 UTC" table:display="true" table:show-details="true"/>
                <table:data-pilot-member table:name="2019-10-20 16:46:12 UTC" table:display="true" table:show-details="true"/>
                <table:data-pilot-member table:name="2019-10-20 16:46:13 UTC" table:display="true" table:show-details="true"/>
                <table:data-pilot-member table:name="2019-10-20 16:46:14 UTC" table:display="true" table:show-details="true"/>
                <table:data-pilot-member table:name="2019-10-20 16:46:15 UTC" table:display="true" table:show-details="true"/>
                <table:data-pilot-member table:name="2019-10-20 16:46:16 UTC" table:display="true" table:show-details="true"/>
                <table:data-pilot-member table:name="2019-10-20 16:46:17 UTC" table:display="true" table:show-details="true"/>
                <table:data-pilot-member table:name="2019-10-20 16:46:56 UTC" table:display="true" table:show-details="true"/>
                <table:data-pilot-member table:name="2019-10-20 16:47:38 UTC" table:display="true" table:show-details="true"/>
                <table:data-pilot-member table:name="2019-10-20 16:48:20 UTC" table:display="true" table:show-details="true"/>
                <table:data-pilot-member table:name="2019-10-20 16:49:04 UTC" table:display="true" table:show-details="true"/>
                <table:data-pilot-member table:name="2019-10-20 16:49:49 UTC" table:display="true" table:show-details="true"/>
                <table:data-pilot-member table:name="2019-10-20 16:50:32 UTC" table:display="true" table:show-details="true"/>
                <table:data-pilot-member table:name="2019-10-20 16:51:17 UTC" table:display="true" table:show-details="true"/>
                <table:data-pilot-member table:name="2019-10-20 16:52:05 UTC" table:display="true" table:show-details="true"/>
                <table:data-pilot-member table:name="2019-10-20 16:52:52 UTC" table:display="true" table:show-details="true"/>
                <table:data-pilot-member table:name="2019-10-20 16:53:40 UTC" table:display="true" table:show-details="true"/>
                <table:data-pilot-member table:name="2019-10-20 16:54:27 UTC" table:display="true" table:show-details="true"/>
                <table:data-pilot-member table:name="2019-10-20 16:55:15 UTC" table:display="true" table:show-details="true"/>
                <table:data-pilot-member table:name="2019-10-20 16:56:02 UTC" table:display="true" table:show-details="true"/>
                <table:data-pilot-member table:name="2019-10-20 16:56:52 UTC" table:display="true" table:show-details="true"/>
                <table:data-pilot-member table:name="2019-10-20 16:57:42 UTC" table:display="true" table:show-details="true"/>
                <table:data-pilot-member table:name="2019-10-20 16:58:30 UTC" table:display="true" table:show-details="true"/>
                <table:data-pilot-member table:name="2019-10-20 16:59:19 UTC" table:display="true" table:show-details="true"/>
                <table:data-pilot-member table:name="2019-10-20 17:00:08 UTC" table:display="true" table:show-details="true"/>
                <table:data-pilot-member table:name="2019-10-20 17:00:56 UTC" table:display="true" table:show-details="true"/>
                <table:data-pilot-member table:name="2019-10-20 17:01:47 UTC" table:display="true" table:show-details="true"/>
                <table:data-pilot-member table:name="2019-10-20 17:02:40 UTC" table:display="true" table:show-details="true"/>
                <table:data-pilot-member table:name="2019-10-20 17:03:31 UTC" table:display="true" table:show-details="true"/>
                <table:data-pilot-member table:name="2019-10-20 17:04:25 UTC" table:display="true" table:show-details="true"/>
                <table:data-pilot-member table:name="2019-10-20 17:05:22 UTC" table:display="true" table:show-details="true"/>
                <table:data-pilot-member table:name="2019-10-20 17:06:14 UTC" table:display="true" table:show-details="true"/>
                <table:data-pilot-member table:name="2019-10-20 17:07:06 UTC" table:display="true" table:show-details="true"/>
                <table:data-pilot-member table:name="2019-10-20 17:07:59 UTC" table:display="true" table:show-details="true"/>
                <table:data-pilot-member table:name="2019-10-20 17:08:52 UTC" table:display="true" table:show-details="true"/>
                <table:data-pilot-member table:name="2019-10-20 17:09:49 UTC" table:display="true" table:show-details="true"/>
                <table:data-pilot-member table:name="2019-10-20 17:10:48 UTC" table:display="true" table:show-details="true"/>
                <table:data-pilot-member table:name="2019-10-20 17:11:45 UT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40">
            <table:data-pilot-level table:show-empty="false" calcext:repeat-item-labels="false">
              <table:data-pilot-members>
                <table:data-pilot-member table:name="10" table:display="false" table:show-details="true"/>
                <table:data-pilot-member table:name="20" table:display="false" table:show-details="true"/>
                <table:data-pilot-member table:name="30" table:display="false" table:show-details="true"/>
                <table:data-pilot-member table:name="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members>
                <table:data-pilot-member table:name="1.1951E-05" table:display="true" table:show-details="true"/>
                <table:data-pilot-member table:name="1.3798E-05" table:display="true" table:show-details="true"/>
                <table:data-pilot-member table:name="1.3812E-05" table:display="true" table:show-details="true"/>
                <table:data-pilot-member table:name="1.3855E-05" table:display="true" table:show-details="true"/>
                <table:data-pilot-member table:name="1.3913E-05" table:display="true" table:show-details="true"/>
                <table:data-pilot-member table:name="1.4373E-05" table:display="true" table:show-details="true"/>
                <table:data-pilot-member table:name="1.4429E-05" table:display="true" table:show-details="true"/>
                <table:data-pilot-member table:name="1.4495E-05" table:display="true" table:show-details="true"/>
                <table:data-pilot-member table:name="1.5387E-05" table:display="true" table:show-details="true"/>
                <table:data-pilot-member table:name="1.5525E-05" table:display="true" table:show-details="true"/>
                <table:data-pilot-member table:name="1.5794E-05" table:display="true" table:show-details="true"/>
                <table:data-pilot-member table:name="1.5858E-05" table:display="true" table:show-details="true"/>
                <table:data-pilot-member table:name="1.6043E-05" table:display="true" table:show-details="true"/>
                <table:data-pilot-member table:name="1.6391E-05" table:display="true" table:show-details="true"/>
                <table:data-pilot-member table:name="1.6749E-05" table:display="true" table:show-details="true"/>
                <table:data-pilot-member table:name="1.6775E-05" table:display="true" table:show-details="true"/>
                <table:data-pilot-member table:name="1.7158E-05" table:display="true" table:show-details="true"/>
                <table:data-pilot-member table:name="1.7424E-05" table:display="true" table:show-details="true"/>
                <table:data-pilot-member table:name="1.7887E-05" table:display="true" table:show-details="true"/>
                <table:data-pilot-member table:name="1.8371E-05" table:display="true" table:show-details="true"/>
                <table:data-pilot-member table:name="1.9529E-05" table:display="true" table:show-details="true"/>
                <table:data-pilot-member table:name="1.9615E-05" table:display="true" table:show-details="true"/>
                <table:data-pilot-member table:name="1.9915E-05" table:display="true" table:show-details="true"/>
                <table:data-pilot-member table:name="2.0657E-05" table:display="true" table:show-details="true"/>
                <table:data-pilot-member table:name="2.0923E-05" table:display="true" table:show-details="true"/>
                <table:data-pilot-member table:name="2.1555E-05" table:display="true" table:show-details="true"/>
                <table:data-pilot-member table:name="2.1659E-05" table:display="true" table:show-details="true"/>
                <table:data-pilot-member table:name="2.204E-05" table:display="true" table:show-details="true"/>
                <table:data-pilot-member table:name="2.2202E-05" table:display="true" table:show-details="true"/>
                <table:data-pilot-member table:name="2.2899E-05" table:display="true" table:show-details="true"/>
                <table:data-pilot-member table:name="2.2935E-05" table:display="true" table:show-details="true"/>
                <table:data-pilot-member table:name="2.3242E-05" table:display="true" table:show-details="true"/>
                <table:data-pilot-member table:name="2.3537E-05" table:display="true" table:show-details="true"/>
                <table:data-pilot-member table:name="2.3673E-05" table:display="true" table:show-details="true"/>
                <table:data-pilot-member table:name="2.3692E-05" table:display="true" table:show-details="true"/>
                <table:data-pilot-member table:name="2.4087E-05" table:display="true" table:show-details="true"/>
                <table:data-pilot-member table:name="2.4394E-05" table:display="true" table:show-details="true"/>
                <table:data-pilot-member table:name="2.4512E-05" table:display="true" table:show-details="true"/>
                <table:data-pilot-member table:name="2.4873E-05" table:display="true" table:show-details="true"/>
                <table:data-pilot-member table:name="2.4956E-05" table:display="true" table:show-details="true"/>
                <table:data-pilot-member table:name="2.5321E-05" table:display="true" table:show-details="true"/>
                <table:data-pilot-member table:name="2.5646E-05" table:display="true" table:show-details="true"/>
                <table:data-pilot-member table:name="2.5937E-05" table:display="true" table:show-details="true"/>
                <table:data-pilot-member table:name="2.6073E-05" table:display="true" table:show-details="true"/>
                <table:data-pilot-member table:name="2.6081E-05" table:display="true" table:show-details="true"/>
                <table:data-pilot-member table:name="2.6744E-05" table:display="true" table:show-details="true"/>
                <table:data-pilot-member table:name="2.686E-05" table:display="true" table:show-details="true"/>
                <table:data-pilot-member table:name="2.7306E-05" table:display="true" table:show-details="true"/>
                <table:data-pilot-member table:name="2.7476E-05" table:display="true" table:show-details="true"/>
                <table:data-pilot-member table:name="2.7487E-05" table:display="true" table:show-details="true"/>
                <table:data-pilot-member table:name="2.8456E-05" table:display="true" table:show-details="true"/>
                <table:data-pilot-member table:name="2.8538E-05" table:display="true" table:show-details="true"/>
                <table:data-pilot-member table:name="2.8757E-05" table:display="true" table:show-details="true"/>
                <table:data-pilot-member table:name="2.9082E-05" table:display="true" table:show-details="true"/>
                <table:data-pilot-member table:name="2.9171E-05" table:display="true" table:show-details="true"/>
                <table:data-pilot-member table:name="2.9266E-05" table:display="true" table:show-details="true"/>
                <table:data-pilot-member table:name="2.9518E-05" table:display="true" table:show-details="true"/>
                <table:data-pilot-member table:name="3.036E-05" table:display="true" table:show-details="true"/>
                <table:data-pilot-member table:name="3.1462E-05" table:display="true" table:show-details="true"/>
                <table:data-pilot-member table:name="3.2202E-05" table:display="true" table:show-details="true"/>
                <table:data-pilot-member table:name="3.5006E-05" table:display="true" table:show-details="true"/>
                <table:data-pilot-member table:name="4.1914E-05" table:display="true" table:show-details="true"/>
                <table:data-pilot-member table:name="7.1268E-05" table:display="true" table:show-details="true"/>
                <table:data-pilot-member table:name="7.2471E-05" table:display="true" table:show-details="true"/>
                <table:data-pilot-member table:name="7.4407E-05" table:display="true" table:show-details="true"/>
                <table:data-pilot-member table:name="7.7461E-05" table:display="true" table:show-details="true"/>
                <table:data-pilot-member table:name="7.9214E-05" table:display="true" table:show-details="true"/>
                <table:data-pilot-member table:name="8.2931E-05" table:display="true" table:show-details="true"/>
                <table:data-pilot-member table:name="8.422E-05" table:display="true" table:show-details="true"/>
                <table:data-pilot-member table:name="8.4273E-05" table:display="true" table:show-details="true"/>
                <table:data-pilot-member table:name="8.8254E-05" table:display="true" table:show-details="true"/>
                <table:data-pilot-member table:name="8.8391E-05" table:display="true" table:show-details="true"/>
                <table:data-pilot-member table:name="9.3801E-05" table:display="true" table:show-details="true"/>
                <table:data-pilot-member table:name="9.4463E-05" table:display="true" table:show-details="true"/>
                <table:data-pilot-member table:name="9.5751E-05" table:display="true" table:show-details="true"/>
                <table:data-pilot-member table:name="9.7729E-05" table:display="true" table:show-details="true"/>
                <table:data-pilot-member table:name="9.7959E-05" table:display="true" table:show-details="true"/>
                <table:data-pilot-member table:name="9.8078E-05" table:display="true" table:show-details="true"/>
                <table:data-pilot-member table:name="9.8119E-05" table:display="true" table:show-details="true"/>
                <table:data-pilot-member table:name="9.959E-05" table:display="true" table:show-details="true"/>
                <table:data-pilot-member table:name="9.9833E-05" table:display="true" table:show-details="true"/>
                <table:data-pilot-member table:name="0.000100731" table:display="true" table:show-details="true"/>
                <table:data-pilot-member table:name="0.000101196" table:display="true" table:show-details="true"/>
                <table:data-pilot-member table:name="0.000101728" table:display="true" table:show-details="true"/>
                <table:data-pilot-member table:name="0.000102397" table:display="true" table:show-details="true"/>
                <table:data-pilot-member table:name="0.000104222" table:display="true" table:show-details="true"/>
                <table:data-pilot-member table:name="0.000104241" table:display="true" table:show-details="true"/>
                <table:data-pilot-member table:name="0.000104988" table:display="true" table:show-details="true"/>
                <table:data-pilot-member table:name="0.000105306" table:display="true" table:show-details="true"/>
                <table:data-pilot-member table:name="0.000105805" table:display="true" table:show-details="true"/>
                <table:data-pilot-member table:name="0.000106108" table:display="true" table:show-details="true"/>
                <table:data-pilot-member table:name="0.000108459" table:display="true" table:show-details="true"/>
                <table:data-pilot-member table:name="0.000108939" table:display="true" table:show-details="true"/>
                <table:data-pilot-member table:name="0.000110548" table:display="true" table:show-details="true"/>
                <table:data-pilot-member table:name="0.000112761" table:display="true" table:show-details="true"/>
                <table:data-pilot-member table:name="0.000168565" table:display="true" table:show-details="true"/>
                <table:data-pilot-member table:name="0.000170416" table:display="true" table:show-details="true"/>
                <table:data-pilot-member table:name="0.000174961" table:display="true" table:show-details="true"/>
                <table:data-pilot-member table:name="0.000176365" table:display="true" table:show-details="true"/>
                <table:data-pilot-member table:name="0.000176723" table:display="true" table:show-details="true"/>
                <table:data-pilot-member table:name="0.000177067" table:display="true" table:show-details="true"/>
                <table:data-pilot-member table:name="0.000177526" table:display="true" table:show-details="true"/>
                <table:data-pilot-member table:name="0.000178034" table:display="true" table:show-details="true"/>
                <table:data-pilot-member table:name="0.000180063" table:display="true" table:show-details="true"/>
                <table:data-pilot-member table:name="0.000180878" table:display="true" table:show-details="true"/>
                <table:data-pilot-member table:name="0.000180882" table:display="true" table:show-details="true"/>
                <table:data-pilot-member table:name="0.000182284" table:display="true" table:show-details="true"/>
                <table:data-pilot-member table:name="0.000182735" table:display="true" table:show-details="true"/>
                <table:data-pilot-member table:name="0.000183249" table:display="true" table:show-details="true"/>
                <table:data-pilot-member table:name="0.000185814" table:display="true" table:show-details="true"/>
                <table:data-pilot-member table:name="0.000186189" table:display="true" table:show-details="true"/>
                <table:data-pilot-member table:name="0.000186459" table:display="true" table:show-details="true"/>
                <table:data-pilot-member table:name="0.000190348" table:display="true" table:show-details="true"/>
                <table:data-pilot-member table:name="0.000191662" table:display="true" table:show-details="true"/>
                <table:data-pilot-member table:name="0.000193546" table:display="true" table:show-details="true"/>
                <table:data-pilot-member table:name="0.000195236" table:display="true" table:show-details="true"/>
                <table:data-pilot-member table:name="0.000196238" table:display="true" table:show-details="true"/>
                <table:data-pilot-member table:name="0.000197731" table:display="true" table:show-details="true"/>
                <table:data-pilot-member table:name="0.000199016" table:display="true" table:show-details="true"/>
                <table:data-pilot-member table:name="0.000206787" table:display="true" table:show-details="true"/>
                <table:data-pilot-member table:name="0.000208239" table:display="true" table:show-details="true"/>
                <table:data-pilot-member table:name="0.000216353" table:display="true" table:show-details="true"/>
                <table:data-pilot-member table:name="0.000222897" table:display="true" table:show-details="true"/>
                <table:data-pilot-member table:name="0.000223378" table:display="true" table:show-details="true"/>
                <table:data-pilot-member table:name="0.000229193" table:display="true" table:show-details="true"/>
                <table:data-pilot-member table:name="0.000234706" table:display="true" table:show-details="true"/>
                <table:data-pilot-member table:name="0.000240612" table:display="true" table:show-details="true"/>
                <table:data-pilot-member table:name="0.000278177" table:display="true" table:show-details="true"/>
                <table:data-pilot-member table:name="0.000315254" table:display="true" table:show-details="true"/>
                <table:data-pilot-member table:name="0.000320613" table:display="true" table:show-details="true"/>
                <table:data-pilot-member table:name="0.000324769" table:display="true" table:show-details="true"/>
                <table:data-pilot-member table:name="0.000325207" table:display="true" table:show-details="true"/>
                <table:data-pilot-member table:name="0.000326873" table:display="true" table:show-details="true"/>
                <table:data-pilot-member table:name="0.000329785" table:display="true" table:show-details="true"/>
                <table:data-pilot-member table:name="0.000329846" table:display="true" table:show-details="true"/>
                <table:data-pilot-member table:name="0.000332724" table:display="true" table:show-details="true"/>
                <table:data-pilot-member table:name="0.000332751" table:display="true" table:show-details="true"/>
                <table:data-pilot-member table:name="0.000333918" table:display="true" table:show-details="true"/>
                <table:data-pilot-member table:name="0.000334402" table:display="true" table:show-details="true"/>
                <table:data-pilot-member table:name="0.000334858" table:display="true" table:show-details="true"/>
                <table:data-pilot-member table:name="0.000337171" table:display="true" table:show-details="true"/>
                <table:data-pilot-member table:name="0.000337465" table:display="true" table:show-details="true"/>
                <table:data-pilot-member table:name="0.000338064" table:display="true" table:show-details="true"/>
                <table:data-pilot-member table:name="0.000338984" table:display="true" table:show-details="true"/>
                <table:data-pilot-member table:name="0.000339916" table:display="true" table:show-details="true"/>
                <table:data-pilot-member table:name="0.00034021" table:display="true" table:show-details="true"/>
                <table:data-pilot-member table:name="0.000342339" table:display="true" table:show-details="true"/>
                <table:data-pilot-member table:name="0.00035009" table:display="true" table:show-details="true"/>
                <table:data-pilot-member table:name="0.000354042" table:display="true" table:show-details="true"/>
                <table:data-pilot-member table:name="0.000354416" table:display="true" table:show-details="true"/>
                <table:data-pilot-member table:name="0.000357606" table:display="true" table:show-details="true"/>
                <table:data-pilot-member table:name="0.000358066" table:display="true" table:show-details="true"/>
                <table:data-pilot-member table:name="0.000360412" table:display="true" table:show-details="true"/>
                <table:data-pilot-member table:name="0.000371669" table:display="true" table:show-details="true"/>
                <table:data-pilot-member table:name="0.000372642" table:display="true" table:show-details="true"/>
                <table:data-pilot-member table:name="0.000398259" table:display="true" table:show-details="true"/>
                <table:data-pilot-member table:name="0.000409471" table:display="true" table:show-details="true"/>
                <table:data-pilot-member table:name="0.000464802" table:display="true" table:show-details="true"/>
                <table:data-pilot-member table:name="0.001351413" table:display="true" table:show-details="true"/>
                <table:data-pilot-member table:name="0.001491876" table:display="true" table:show-details="true"/>
                <table:data-pilot-member table:name="0.00156702" table:display="true" table:show-details="true"/>
                <table:data-pilot-member table:name="0.001628575" table:display="true" table:show-details="true"/>
                <table:data-pilot-member table:name="0.001677571" table:display="true" table:show-details="true"/>
                <table:data-pilot-member table:name="0.001681755" table:display="true" table:show-details="true"/>
                <table:data-pilot-member table:name="0.001841368" table:display="true" table:show-details="true"/>
                <table:data-pilot-member table:name="0.001870195" table:display="true" table:show-details="true"/>
                <table:data-pilot-member table:name="0.001927133" table:display="true" table:show-details="true"/>
                <table:data-pilot-member table:name="0.00194173" table:display="true" table:show-details="true"/>
                <table:data-pilot-member table:name="0.001976359" table:display="true" table:show-details="true"/>
                <table:data-pilot-member table:name="0.001989863" table:display="true" table:show-details="true"/>
                <table:data-pilot-member table:name="0.002003513" table:display="true" table:show-details="true"/>
                <table:data-pilot-member table:name="0.002021074" table:display="true" table:show-details="true"/>
                <table:data-pilot-member table:name="0.002034804" table:display="true" table:show-details="true"/>
                <table:data-pilot-member table:name="0.002035976" table:display="true" table:show-details="true"/>
                <table:data-pilot-member table:name="0.002120069" table:display="true" table:show-details="true"/>
                <table:data-pilot-member table:name="0.002242007" table:display="true" table:show-details="true"/>
                <table:data-pilot-member table:name="0.002284272" table:display="true" table:show-details="true"/>
                <table:data-pilot-member table:name="0.00228513" table:display="true" table:show-details="true"/>
                <table:data-pilot-member table:name="0.002304726" table:display="true" table:show-details="true"/>
                <table:data-pilot-member table:name="0.002320395" table:display="true" table:show-details="true"/>
                <table:data-pilot-member table:name="0.002325652" table:display="true" table:show-details="true"/>
                <table:data-pilot-member table:name="0.002336485" table:display="true" table:show-details="true"/>
                <table:data-pilot-member table:name="0.002345542" table:display="true" table:show-details="true"/>
                <table:data-pilot-member table:name="0.002375324" table:display="true" table:show-details="true"/>
                <table:data-pilot-member table:name="0.002431652" table:display="true" table:show-details="true"/>
                <table:data-pilot-member table:name="0.002441338" table:display="true" table:show-details="true"/>
                <table:data-pilot-member table:name="0.002476275" table:display="true" table:show-details="true"/>
                <table:data-pilot-member table:name="0.002623535" table:display="true" table:show-details="true"/>
                <table:data-pilot-member table:name="0.002638495" table:display="true" table:show-details="true"/>
                <table:data-pilot-member table:name="0.002866811" table:display="true" table:show-details="true"/>
                <table:data-pilot-member table:name="0.003014368" table:display="true" table:show-details="true"/>
                <table:data-pilot-member table:name="0.123457115" table:display="true" table:show-details="true"/>
                <table:data-pilot-member table:name="0.128351998" table:display="true" table:show-details="true"/>
                <table:data-pilot-member table:name="0.136134504" table:display="true" table:show-details="true"/>
                <table:data-pilot-member table:name="0.139159363" table:display="true" table:show-details="true"/>
                <table:data-pilot-member table:name="0.142466438" table:display="true" table:show-details="true"/>
                <table:data-pilot-member table:name="0.142814382" table:display="true" table:show-details="true"/>
                <table:data-pilot-member table:name="0.148268192" table:display="true" table:show-details="true"/>
                <table:data-pilot-member table:name="0.149231587" table:display="true" table:show-details="true"/>
                <table:data-pilot-member table:name="0.152663588" table:display="true" table:show-details="true"/>
                <table:data-pilot-member table:name="0.153707732" table:display="true" table:show-details="true"/>
                <table:data-pilot-member table:name="0.154005308" table:display="true" table:show-details="true"/>
                <table:data-pilot-member table:name="0.154979412" table:display="true" table:show-details="true"/>
                <table:data-pilot-member table:name="0.155474575" table:display="true" table:show-details="true"/>
                <table:data-pilot-member table:name="0.158053812" table:display="true" table:show-details="true"/>
                <table:data-pilot-member table:name="0.161914778" table:display="true" table:show-details="true"/>
                <table:data-pilot-member table:name="0.162937964" table:display="true" table:show-details="true"/>
                <table:data-pilot-member table:name="0.16418426" table:display="true" table:show-details="true"/>
                <table:data-pilot-member table:name="0.16424536" table:display="true" table:show-details="true"/>
                <table:data-pilot-member table:name="0.165201706" table:display="true" table:show-details="true"/>
                <table:data-pilot-member table:name="0.168664807" table:display="true" table:show-details="true"/>
                <table:data-pilot-member table:name="0.17553492" table:display="true" table:show-details="true"/>
                <table:data-pilot-member table:name="0.176403877" table:display="true" table:show-details="true"/>
                <table:data-pilot-member table:name="0.177871941" table:display="true" table:show-details="true"/>
                <table:data-pilot-member table:name="0.179352681" table:display="true" table:show-details="true"/>
                <table:data-pilot-member table:name="0.181274736" table:display="true" table:show-details="true"/>
                <table:data-pilot-member table:name="0.18361203" table:display="true" table:show-details="true"/>
                <table:data-pilot-member table:name="0.185193294" table:display="true" table:show-details="true"/>
                <table:data-pilot-member table:name="0.186078543" table:display="true" table:show-details="true"/>
                <table:data-pilot-member table:name="0.187103194" table:display="true" table:show-details="true"/>
                <table:data-pilot-member table:name="0.189295959" table:display="true" table:show-details="true"/>
                <table:data-pilot-member table:name="0.193077008" table:display="true" table:show-details="true"/>
                <table:data-pilot-member table:name="0.194246044" table:display="true" table:show-details="true"/>
                <table:data-pilot-member table:name="14.866140329" table:display="true" table:show-details="true"/>
                <table:data-pilot-member table:name="15.578140307" table:display="true" table:show-details="true"/>
                <table:data-pilot-member table:name="15.640265988" table:display="true" table:show-details="true"/>
                <table:data-pilot-member table:name="16.056125181" table:display="true" table:show-details="true"/>
                <table:data-pilot-member table:name="16.17018643" table:display="true" table:show-details="true"/>
                <table:data-pilot-member table:name="16.18294448" table:display="true" table:show-details="true"/>
                <table:data-pilot-member table:name="16.242310478" table:display="true" table:show-details="true"/>
                <table:data-pilot-member table:name="16.306341205" table:display="true" table:show-details="true"/>
                <table:data-pilot-member table:name="16.438721204" table:display="true" table:show-details="true"/>
                <table:data-pilot-member table:name="16.486924782" table:display="true" table:show-details="true"/>
                <table:data-pilot-member table:name="16.541171849" table:display="true" table:show-details="true"/>
                <table:data-pilot-member table:name="16.552906926" table:display="true" table:show-details="true"/>
                <table:data-pilot-member table:name="16.612017086" table:display="true" table:show-details="true"/>
                <table:data-pilot-member table:name="16.685657247" table:display="true" table:show-details="true"/>
                <table:data-pilot-member table:name="17.17357697" table:display="true" table:show-details="true"/>
                <table:data-pilot-member table:name="17.472831809" table:display="true" table:show-details="true"/>
                <table:data-pilot-member table:name="17.505769916" table:display="true" table:show-details="true"/>
                <table:data-pilot-member table:name="17.661718717" table:display="true" table:show-details="true"/>
                <table:data-pilot-member table:name="17.744751848" table:display="true" table:show-details="true"/>
                <table:data-pilot-member table:name="17.83781475" table:display="true" table:show-details="true"/>
                <table:data-pilot-member table:name="17.989465621" table:display="true" table:show-details="true"/>
                <table:data-pilot-member table:name="17.989565338" table:display="true" table:show-details="true"/>
                <table:data-pilot-member table:name="18.08694418" table:display="true" table:show-details="true"/>
                <table:data-pilot-member table:name="18.175367522" table:display="true" table:show-details="true"/>
                <table:data-pilot-member table:name="18.413219813" table:display="true" table:show-details="true"/>
                <table:data-pilot-member table:name="18.446074556" table:display="true" table:show-details="true"/>
                <table:data-pilot-member table:name="18.558486405" table:display="true" table:show-details="true"/>
                <table:data-pilot-member table:name="19.068188374" table:display="true" table:show-details="true"/>
                <table:data-pilot-member table:name="19.135389116" table:display="true" table:show-details="true"/>
                <table:data-pilot-member table:name="19.649257722" table:display="true" table:show-details="true"/>
                <table:data-pilot-member table:name="20.6403220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members>
                <table:data-pilot-member table:name="1.9541E-05" table:display="true" table:show-details="true"/>
                <table:data-pilot-member table:name="3.0435E-05" table:display="true" table:show-details="true"/>
                <table:data-pilot-member table:name="3.1736E-05" table:display="true" table:show-details="true"/>
                <table:data-pilot-member table:name="3.51E-05" table:display="true" table:show-details="true"/>
                <table:data-pilot-member table:name="3.6039E-05" table:display="true" table:show-details="true"/>
                <table:data-pilot-member table:name="4.1298E-05" table:display="true" table:show-details="true"/>
                <table:data-pilot-member table:name="4.1975E-05" table:display="true" table:show-details="true"/>
                <table:data-pilot-member table:name="4.3237E-05" table:display="true" table:show-details="true"/>
                <table:data-pilot-member table:name="4.7157E-05" table:display="true" table:show-details="true"/>
                <table:data-pilot-member table:name="4.8148E-05" table:display="true" table:show-details="true"/>
                <table:data-pilot-member table:name="4.9214E-05" table:display="true" table:show-details="true"/>
                <table:data-pilot-member table:name="5.0408E-05" table:display="true" table:show-details="true"/>
                <table:data-pilot-member table:name="5.0756E-05" table:display="true" table:show-details="true"/>
                <table:data-pilot-member table:name="5.1862E-05" table:display="true" table:show-details="true"/>
                <table:data-pilot-member table:name="5.2664E-05" table:display="true" table:show-details="true"/>
                <table:data-pilot-member table:name="5.334E-05" table:display="true" table:show-details="true"/>
                <table:data-pilot-member table:name="5.3994E-05" table:display="true" table:show-details="true"/>
                <table:data-pilot-member table:name="5.6729E-05" table:display="true" table:show-details="true"/>
                <table:data-pilot-member table:name="5.7938E-05" table:display="true" table:show-details="true"/>
                <table:data-pilot-member table:name="5.8001E-05" table:display="true" table:show-details="true"/>
                <table:data-pilot-member table:name="5.822E-05" table:display="true" table:show-details="true"/>
                <table:data-pilot-member table:name="5.9103E-05" table:display="true" table:show-details="true"/>
                <table:data-pilot-member table:name="6.2336E-05" table:display="true" table:show-details="true"/>
                <table:data-pilot-member table:name="6.6753E-05" table:display="true" table:show-details="true"/>
                <table:data-pilot-member table:name="6.9835E-05" table:display="true" table:show-details="true"/>
                <table:data-pilot-member table:name="7.1516E-05" table:display="true" table:show-details="true"/>
                <table:data-pilot-member table:name="7.4048E-05" table:display="true" table:show-details="true"/>
                <table:data-pilot-member table:name="7.5815E-05" table:display="true" table:show-details="true"/>
                <table:data-pilot-member table:name="8.2645E-05" table:display="true" table:show-details="true"/>
                <table:data-pilot-member table:name="8.4138E-05" table:display="true" table:show-details="true"/>
                <table:data-pilot-member table:name="8.5327E-05" table:display="true" table:show-details="true"/>
                <table:data-pilot-member table:name="8.5784E-05" table:display="true" table:show-details="true"/>
                <table:data-pilot-member table:name="8.6114E-05" table:display="true" table:show-details="true"/>
                <table:data-pilot-member table:name="9.6869E-05" table:display="true" table:show-details="true"/>
                <table:data-pilot-member table:name="9.9289E-05" table:display="true" table:show-details="true"/>
                <table:data-pilot-member table:name="9.9402E-05" table:display="true" table:show-details="true"/>
                <table:data-pilot-member table:name="9.9578E-05" table:display="true" table:show-details="true"/>
                <table:data-pilot-member table:name="0.000100073" table:display="true" table:show-details="true"/>
                <table:data-pilot-member table:name="0.000101519" table:display="true" table:show-details="true"/>
                <table:data-pilot-member table:name="0.000103064" table:display="true" table:show-details="true"/>
                <table:data-pilot-member table:name="0.00010443" table:display="true" table:show-details="true"/>
                <table:data-pilot-member table:name="0.000104592" table:display="true" table:show-details="true"/>
                <table:data-pilot-member table:name="0.000104624" table:display="true" table:show-details="true"/>
                <table:data-pilot-member table:name="0.000107492" table:display="true" table:show-details="true"/>
                <table:data-pilot-member table:name="0.000108674" table:display="true" table:show-details="true"/>
                <table:data-pilot-member table:name="0.000109761" table:display="true" table:show-details="true"/>
                <table:data-pilot-member table:name="0.000116073" table:display="true" table:show-details="true"/>
                <table:data-pilot-member table:name="0.000117651" table:display="true" table:show-details="true"/>
                <table:data-pilot-member table:name="0.000119477" table:display="true" table:show-details="true"/>
                <table:data-pilot-member table:name="0.000119853" table:display="true" table:show-details="true"/>
                <table:data-pilot-member table:name="0.000119907" table:display="true" table:show-details="true"/>
                <table:data-pilot-member table:name="0.000120964" table:display="true" table:show-details="true"/>
                <table:data-pilot-member table:name="0.000121023" table:display="true" table:show-details="true"/>
                <table:data-pilot-member table:name="0.000121767" table:display="true" table:show-details="true"/>
                <table:data-pilot-member table:name="0.000122753" table:display="true" table:show-details="true"/>
                <table:data-pilot-member table:name="0.000123247" table:display="true" table:show-details="true"/>
                <table:data-pilot-member table:name="0.000125267" table:display="true" table:show-details="true"/>
                <table:data-pilot-member table:name="0.000125567" table:display="true" table:show-details="true"/>
                <table:data-pilot-member table:name="0.000126388" table:display="true" table:show-details="true"/>
                <table:data-pilot-member table:name="0.000127364" table:display="true" table:show-details="true"/>
                <table:data-pilot-member table:name="0.000127374" table:display="true" table:show-details="true"/>
                <table:data-pilot-member table:name="0.000128705" table:display="true" table:show-details="true"/>
                <table:data-pilot-member table:name="0.000131185" table:display="true" table:show-details="true"/>
                <table:data-pilot-member table:name="0.000131775" table:display="true" table:show-details="true"/>
                <table:data-pilot-member table:name="0.000131776" table:display="true" table:show-details="true"/>
                <table:data-pilot-member table:name="0.000133155" table:display="true" table:show-details="true"/>
                <table:data-pilot-member table:name="0.000136762" table:display="true" table:show-details="true"/>
                <table:data-pilot-member table:name="0.000137585" table:display="true" table:show-details="true"/>
                <table:data-pilot-member table:name="0.000137771" table:display="true" table:show-details="true"/>
                <table:data-pilot-member table:name="0.000145122" table:display="true" table:show-details="true"/>
                <table:data-pilot-member table:name="0.00014799" table:display="true" table:show-details="true"/>
                <table:data-pilot-member table:name="0.000149938" table:display="true" table:show-details="true"/>
                <table:data-pilot-member table:name="0.000154251" table:display="true" table:show-details="true"/>
                <table:data-pilot-member table:name="0.000156579" table:display="true" table:show-details="true"/>
                <table:data-pilot-member table:name="0.000157765" table:display="true" table:show-details="true"/>
                <table:data-pilot-member table:name="0.000161852" table:display="true" table:show-details="true"/>
                <table:data-pilot-member table:name="0.000167051" table:display="true" table:show-details="true"/>
                <table:data-pilot-member table:name="0.000169461" table:display="true" table:show-details="true"/>
                <table:data-pilot-member table:name="0.000169915" table:display="true" table:show-details="true"/>
                <table:data-pilot-member table:name="0.000173074" table:display="true" table:show-details="true"/>
                <table:data-pilot-member table:name="0.000173971" table:display="true" table:show-details="true"/>
                <table:data-pilot-member table:name="0.000174363" table:display="true" table:show-details="true"/>
                <table:data-pilot-member table:name="0.000187848" table:display="true" table:show-details="true"/>
                <table:data-pilot-member table:name="0.000199935" table:display="true" table:show-details="true"/>
                <table:data-pilot-member table:name="0.000204283" table:display="true" table:show-details="true"/>
                <table:data-pilot-member table:name="0.000205467" table:display="true" table:show-details="true"/>
                <table:data-pilot-member table:name="0.000213185" table:display="true" table:show-details="true"/>
                <table:data-pilot-member table:name="0.000220537" table:display="true" table:show-details="true"/>
                <table:data-pilot-member table:name="0.000243393" table:display="true" table:show-details="true"/>
                <table:data-pilot-member table:name="0.000248983" table:display="true" table:show-details="true"/>
                <table:data-pilot-member table:name="0.000257492" table:display="true" table:show-details="true"/>
                <table:data-pilot-member table:name="0.00025847" table:display="true" table:show-details="true"/>
                <table:data-pilot-member table:name="0.000277367" table:display="true" table:show-details="true"/>
                <table:data-pilot-member table:name="0.000280142" table:display="true" table:show-details="true"/>
                <table:data-pilot-member table:name="0.000303628" table:display="true" table:show-details="true"/>
                <table:data-pilot-member table:name="0.00032884" table:display="true" table:show-details="true"/>
                <table:data-pilot-member table:name="0.000340522" table:display="true" table:show-details="true"/>
                <table:data-pilot-member table:name="0.000346688" table:display="true" table:show-details="true"/>
                <table:data-pilot-member table:name="0.000346876" table:display="true" table:show-details="true"/>
                <table:data-pilot-member table:name="0.000348349" table:display="true" table:show-details="true"/>
                <table:data-pilot-member table:name="0.000348378" table:display="true" table:show-details="true"/>
                <table:data-pilot-member table:name="0.000353075" table:display="true" table:show-details="true"/>
                <table:data-pilot-member table:name="0.000358831" table:display="true" table:show-details="true"/>
                <table:data-pilot-member table:name="0.000359023" table:display="true" table:show-details="true"/>
                <table:data-pilot-member table:name="0.000361347" table:display="true" table:show-details="true"/>
                <table:data-pilot-member table:name="0.000363218" table:display="true" table:show-details="true"/>
                <table:data-pilot-member table:name="0.000364336" table:display="true" table:show-details="true"/>
                <table:data-pilot-member table:name="0.000372926" table:display="true" table:show-details="true"/>
                <table:data-pilot-member table:name="0.000390708" table:display="true" table:show-details="true"/>
                <table:data-pilot-member table:name="0.000393277" table:display="true" table:show-details="true"/>
                <table:data-pilot-member table:name="0.000393741" table:display="true" table:show-details="true"/>
                <table:data-pilot-member table:name="0.000395497" table:display="true" table:show-details="true"/>
                <table:data-pilot-member table:name="0.000402028" table:display="true" table:show-details="true"/>
                <table:data-pilot-member table:name="0.00042205" table:display="true" table:show-details="true"/>
                <table:data-pilot-member table:name="0.000423597" table:display="true" table:show-details="true"/>
                <table:data-pilot-member table:name="0.000423845" table:display="true" table:show-details="true"/>
                <table:data-pilot-member table:name="0.000432411" table:display="true" table:show-details="true"/>
                <table:data-pilot-member table:name="0.000436838" table:display="true" table:show-details="true"/>
                <table:data-pilot-member table:name="0.000441705" table:display="true" table:show-details="true"/>
                <table:data-pilot-member table:name="0.000444284" table:display="true" table:show-details="true"/>
                <table:data-pilot-member table:name="0.000457236" table:display="true" table:show-details="true"/>
                <table:data-pilot-member table:name="0.000469847" table:display="true" table:show-details="true"/>
                <table:data-pilot-member table:name="0.00048165" table:display="true" table:show-details="true"/>
                <table:data-pilot-member table:name="0.000487027" table:display="true" table:show-details="true"/>
                <table:data-pilot-member table:name="0.000490132" table:display="true" table:show-details="true"/>
                <table:data-pilot-member table:name="0.00051094" table:display="true" table:show-details="true"/>
                <table:data-pilot-member table:name="0.000547663" table:display="true" table:show-details="true"/>
                <table:data-pilot-member table:name="0.000548864" table:display="true" table:show-details="true"/>
                <table:data-pilot-member table:name="0.000552088" table:display="true" table:show-details="true"/>
                <table:data-pilot-member table:name="0.000563787" table:display="true" table:show-details="true"/>
                <table:data-pilot-member table:name="0.000565492" table:display="true" table:show-details="true"/>
                <table:data-pilot-member table:name="0.000573236" table:display="true" table:show-details="true"/>
                <table:data-pilot-member table:name="0.000575614" table:display="true" table:show-details="true"/>
                <table:data-pilot-member table:name="0.00058651" table:display="true" table:show-details="true"/>
                <table:data-pilot-member table:name="0.000598061" table:display="true" table:show-details="true"/>
                <table:data-pilot-member table:name="0.000634414" table:display="true" table:show-details="true"/>
                <table:data-pilot-member table:name="0.00065899" table:display="true" table:show-details="true"/>
                <table:data-pilot-member table:name="0.000661307" table:display="true" table:show-details="true"/>
                <table:data-pilot-member table:name="0.000667677" table:display="true" table:show-details="true"/>
                <table:data-pilot-member table:name="0.00067139" table:display="true" table:show-details="true"/>
                <table:data-pilot-member table:name="0.000675795" table:display="true" table:show-details="true"/>
                <table:data-pilot-member table:name="0.000707609" table:display="true" table:show-details="true"/>
                <table:data-pilot-member table:name="0.000712301" table:display="true" table:show-details="true"/>
                <table:data-pilot-member table:name="0.000719933" table:display="true" table:show-details="true"/>
                <table:data-pilot-member table:name="0.000726406" table:display="true" table:show-details="true"/>
                <table:data-pilot-member table:name="0.000738065" table:display="true" table:show-details="true"/>
                <table:data-pilot-member table:name="0.000738471" table:display="true" table:show-details="true"/>
                <table:data-pilot-member table:name="0.000741998" table:display="true" table:show-details="true"/>
                <table:data-pilot-member table:name="0.000742526" table:display="true" table:show-details="true"/>
                <table:data-pilot-member table:name="0.00076285" table:display="true" table:show-details="true"/>
                <table:data-pilot-member table:name="0.000771581" table:display="true" table:show-details="true"/>
                <table:data-pilot-member table:name="0.000788019" table:display="true" table:show-details="true"/>
                <table:data-pilot-member table:name="0.000825368" table:display="true" table:show-details="true"/>
                <table:data-pilot-member table:name="0.000829924" table:display="true" table:show-details="true"/>
                <table:data-pilot-member table:name="0.000839412" table:display="true" table:show-details="true"/>
                <table:data-pilot-member table:name="0.000842971" table:display="true" table:show-details="true"/>
                <table:data-pilot-member table:name="0.000844402" table:display="true" table:show-details="true"/>
                <table:data-pilot-member table:name="0.000860742" table:display="true" table:show-details="true"/>
                <table:data-pilot-member table:name="0.000870379" table:display="true" table:show-details="true"/>
                <table:data-pilot-member table:name="0.000871768" table:display="true" table:show-details="true"/>
                <table:data-pilot-member table:name="0.000881477" table:display="true" table:show-details="true"/>
                <table:data-pilot-member table:name="0.000884874" table:display="true" table:show-details="true"/>
                <table:data-pilot-member table:name="0.000902004" table:display="true" table:show-details="true"/>
                <table:data-pilot-member table:name="0.000903532" table:display="true" table:show-details="true"/>
                <table:data-pilot-member table:name="0.000906223" table:display="true" table:show-details="true"/>
                <table:data-pilot-member table:name="0.00091791" table:display="true" table:show-details="true"/>
                <table:data-pilot-member table:name="0.000933642" table:display="true" table:show-details="true"/>
                <table:data-pilot-member table:name="0.000948484" table:display="true" table:show-details="true"/>
                <table:data-pilot-member table:name="0.000959399" table:display="true" table:show-details="true"/>
                <table:data-pilot-member table:name="0.000960143" table:display="true" table:show-details="true"/>
                <table:data-pilot-member table:name="0.000999776" table:display="true" table:show-details="true"/>
                <table:data-pilot-member table:name="0.001013991" table:display="true" table:show-details="true"/>
                <table:data-pilot-member table:name="0.001034217" table:display="true" table:show-details="true"/>
                <table:data-pilot-member table:name="0.001098529" table:display="true" table:show-details="true"/>
                <table:data-pilot-member table:name="0.001126939" table:display="true" table:show-details="true"/>
                <table:data-pilot-member table:name="0.001140888" table:display="true" table:show-details="true"/>
                <table:data-pilot-member table:name="0.001200601" table:display="true" table:show-details="true"/>
                <table:data-pilot-member table:name="0.001216445" table:display="true" table:show-details="true"/>
                <table:data-pilot-member table:name="0.001284534" table:display="true" table:show-details="true"/>
                <table:data-pilot-member table:name="0.001314211" table:display="true" table:show-details="true"/>
                <table:data-pilot-member table:name="0.001315755" table:display="true" table:show-details="true"/>
                <table:data-pilot-member table:name="0.001323622" table:display="true" table:show-details="true"/>
                <table:data-pilot-member table:name="0.001330697" table:display="true" table:show-details="true"/>
                <table:data-pilot-member table:name="0.001362807" table:display="true" table:show-details="true"/>
                <table:data-pilot-member table:name="0.001437545" table:display="true" table:show-details="true"/>
                <table:data-pilot-member table:name="0.001584244" table:display="true" table:show-details="true"/>
                <table:data-pilot-member table:name="0.001686621" table:display="true" table:show-details="true"/>
                <table:data-pilot-member table:name="0.001698235" table:display="true" table:show-details="true"/>
                <table:data-pilot-member table:name="0.001712216" table:display="true" table:show-details="true"/>
                <table:data-pilot-member table:name="0.001757063" table:display="true" table:show-details="true"/>
                <table:data-pilot-member table:name="0.001759058" table:display="true" table:show-details="true"/>
                <table:data-pilot-member table:name="0.001781296" table:display="true" table:show-details="true"/>
                <table:data-pilot-member table:name="0.001816216" table:display="true" table:show-details="true"/>
                <table:data-pilot-member table:name="0.001839091" table:display="true" table:show-details="true"/>
                <table:data-pilot-member table:name="0.001879538" table:display="true" table:show-details="true"/>
                <table:data-pilot-member table:name="0.00199599" table:display="true" table:show-details="true"/>
                <table:data-pilot-member table:name="0.002085567" table:display="true" table:show-details="true"/>
                <table:data-pilot-member table:name="0.002114527" table:display="true" table:show-details="true"/>
                <table:data-pilot-member table:name="0.002405069" table:display="true" table:show-details="true"/>
                <table:data-pilot-member table:name="0.00581625" table:display="true" table:show-details="true"/>
                <table:data-pilot-member table:name="0.00586129" table:display="true" table:show-details="true"/>
                <table:data-pilot-member table:name="0.011101678" table:display="true" table:show-details="true"/>
                <table:data-pilot-member table:name="0.011228628" table:display="true" table:show-details="true"/>
                <table:data-pilot-member table:name="0.013811501" table:display="true" table:show-details="true"/>
                <table:data-pilot-member table:name="0.020303992" table:display="true" table:show-details="true"/>
                <table:data-pilot-member table:name="0.022016707" table:display="true" table:show-details="true"/>
                <table:data-pilot-member table:name="0.031015814" table:display="true" table:show-details="true"/>
                <table:data-pilot-member table:name="0.032626093" table:display="true" table:show-details="true"/>
                <table:data-pilot-member table:name="0.035227905" table:display="true" table:show-details="true"/>
                <table:data-pilot-member table:name="0.036928059" table:display="true" table:show-details="true"/>
                <table:data-pilot-member table:name="0.043592324" table:display="true" table:show-details="true"/>
                <table:data-pilot-member table:name="0.045810726" table:display="true" table:show-details="true"/>
                <table:data-pilot-member table:name="0.046846228" table:display="true" table:show-details="true"/>
                <table:data-pilot-member table:name="0.055904401" table:display="true" table:show-details="true"/>
                <table:data-pilot-member table:name="0.064313778" table:display="true" table:show-details="true"/>
                <table:data-pilot-member table:name="0.067853214" table:display="true" table:show-details="true"/>
                <table:data-pilot-member table:name="0.071710966" table:display="true" table:show-details="true"/>
                <table:data-pilot-member table:name="0.093519552" table:display="true" table:show-details="true"/>
                <table:data-pilot-member table:name="0.099498783" table:display="true" table:show-details="true"/>
                <table:data-pilot-member table:name="0.101022988" table:display="true" table:show-details="true"/>
                <table:data-pilot-member table:name="0.104476792" table:display="true" table:show-details="true"/>
                <table:data-pilot-member table:name="0.108210501" table:display="true" table:show-details="true"/>
                <table:data-pilot-member table:name="0.111112943" table:display="true" table:show-details="true"/>
                <table:data-pilot-member table:name="0.119633099" table:display="true" table:show-details="true"/>
                <table:data-pilot-member table:name="0.124163317" table:display="true" table:show-details="true"/>
                <table:data-pilot-member table:name="0.128708657" table:display="true" table:show-details="true"/>
                <table:data-pilot-member table:name="0.135507951" table:display="true" table:show-details="true"/>
                <table:data-pilot-member table:name="0.1367067" table:display="true" table:show-details="true"/>
                <table:data-pilot-member table:name="0.160569128" table:display="true" table:show-details="true"/>
                <table:data-pilot-member table:name="0.172529502" table:display="true" table:show-details="true"/>
                <table:data-pilot-member table:name="0.183704857" table:display="true" table:show-details="true"/>
                <table:data-pilot-member table:name="0.376799225" table:display="true" table:show-details="true"/>
                <table:data-pilot-member table:name="0.718426278" table:display="true" table:show-details="true"/>
                <table:data-pilot-member table:name="0.817164393" table:display="true" table:show-details="true"/>
                <table:data-pilot-member table:name="1.602361685" table:display="true" table:show-details="true"/>
                <table:data-pilot-member table:name="1.897596524" table:display="true" table:show-details="true"/>
                <table:data-pilot-member table:name="2.126286385" table:display="true" table:show-details="true"/>
                <table:data-pilot-member table:name="2.421936378" table:display="true" table:show-details="true"/>
                <table:data-pilot-member table:name="5.773324728" table:display="true" table:show-details="true"/>
                <table:data-pilot-member table:name="5.893373193" table:display="true" table:show-details="true"/>
                <table:data-pilot-member table:name="6.092074531" table:display="true" table:show-details="true"/>
                <table:data-pilot-member table:name="6.972257356" table:display="true" table:show-details="true"/>
                <table:data-pilot-member table:name="7.38372903" table:display="true" table:show-details="true"/>
                <table:data-pilot-member table:name="8.155197685" table:display="true" table:show-details="true"/>
                <table:data-pilot-member table:name="8.665316557" table:display="true" table:show-details="true"/>
                <table:data-pilot-member table:name="10.310642351" table:display="true" table:show-details="true"/>
                <table:data-pilot-member table:name="11.538083727" table:display="true" table:show-details="true"/>
                <table:data-pilot-member table:name="11.973228914" table:display="true" table:show-details="true"/>
                <table:data-pilot-member table:name="12.318788888" table:display="true" table:show-details="true"/>
                <table:data-pilot-member table:name="12.81635863" table:display="true" table:show-details="true"/>
                <table:data-pilot-member table:name="14.529366857" table:display="true" table:show-details="true"/>
                <table:data-pilot-member table:name="14.718661207" table:display="true" table:show-details="true"/>
                <table:data-pilot-member table:name="15.415060849" table:display="true" table:show-details="true"/>
                <table:data-pilot-member table:name="15.874300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members>
                <table:data-pilot-member table:name="1.4219E-05" table:display="true" table:show-details="true"/>
                <table:data-pilot-member table:name="1.7178E-05" table:display="true" table:show-details="true"/>
                <table:data-pilot-member table:name="3.0453E-05" table:display="true" table:show-details="true"/>
                <table:data-pilot-member table:name="3.8987E-05" table:display="true" table:show-details="true"/>
                <table:data-pilot-member table:name="3.9231E-05" table:display="true" table:show-details="true"/>
                <table:data-pilot-member table:name="4.0274E-05" table:display="true" table:show-details="true"/>
                <table:data-pilot-member table:name="4.0477E-05" table:display="true" table:show-details="true"/>
                <table:data-pilot-member table:name="4.5014E-05" table:display="true" table:show-details="true"/>
                <table:data-pilot-member table:name="4.8307E-05" table:display="true" table:show-details="true"/>
                <table:data-pilot-member table:name="5.129E-05" table:display="true" table:show-details="true"/>
                <table:data-pilot-member table:name="5.5971E-05" table:display="true" table:show-details="true"/>
                <table:data-pilot-member table:name="5.9695E-05" table:display="true" table:show-details="true"/>
                <table:data-pilot-member table:name="6.0577E-05" table:display="true" table:show-details="true"/>
                <table:data-pilot-member table:name="6.2073E-05" table:display="true" table:show-details="true"/>
                <table:data-pilot-member table:name="6.3667E-05" table:display="true" table:show-details="true"/>
                <table:data-pilot-member table:name="6.3727E-05" table:display="true" table:show-details="true"/>
                <table:data-pilot-member table:name="6.3875E-05" table:display="true" table:show-details="true"/>
                <table:data-pilot-member table:name="6.6222E-05" table:display="true" table:show-details="true"/>
                <table:data-pilot-member table:name="6.9624E-05" table:display="true" table:show-details="true"/>
                <table:data-pilot-member table:name="7.4491E-05" table:display="true" table:show-details="true"/>
                <table:data-pilot-member table:name="7.5762E-05" table:display="true" table:show-details="true"/>
                <table:data-pilot-member table:name="7.6779E-05" table:display="true" table:show-details="true"/>
                <table:data-pilot-member table:name="7.6832E-05" table:display="true" table:show-details="true"/>
                <table:data-pilot-member table:name="7.7085E-05" table:display="true" table:show-details="true"/>
                <table:data-pilot-member table:name="7.8631E-05" table:display="true" table:show-details="true"/>
                <table:data-pilot-member table:name="8.3489E-05" table:display="true" table:show-details="true"/>
                <table:data-pilot-member table:name="8.3898E-05" table:display="true" table:show-details="true"/>
                <table:data-pilot-member table:name="8.4545E-05" table:display="true" table:show-details="true"/>
                <table:data-pilot-member table:name="8.7256E-05" table:display="true" table:show-details="true"/>
                <table:data-pilot-member table:name="8.738E-05" table:display="true" table:show-details="true"/>
                <table:data-pilot-member table:name="8.7548E-05" table:display="true" table:show-details="true"/>
                <table:data-pilot-member table:name="9.1485E-05" table:display="true" table:show-details="true"/>
                <table:data-pilot-member table:name="9.2158E-05" table:display="true" table:show-details="true"/>
                <table:data-pilot-member table:name="9.2648E-05" table:display="true" table:show-details="true"/>
                <table:data-pilot-member table:name="9.3281E-05" table:display="true" table:show-details="true"/>
                <table:data-pilot-member table:name="9.5156E-05" table:display="true" table:show-details="true"/>
                <table:data-pilot-member table:name="9.5202E-05" table:display="true" table:show-details="true"/>
                <table:data-pilot-member table:name="9.5778E-05" table:display="true" table:show-details="true"/>
                <table:data-pilot-member table:name="9.636E-05" table:display="true" table:show-details="true"/>
                <table:data-pilot-member table:name="9.6524E-05" table:display="true" table:show-details="true"/>
                <table:data-pilot-member table:name="9.6707E-05" table:display="true" table:show-details="true"/>
                <table:data-pilot-member table:name="9.7212E-05" table:display="true" table:show-details="true"/>
                <table:data-pilot-member table:name="9.9488E-05" table:display="true" table:show-details="true"/>
                <table:data-pilot-member table:name="9.9872E-05" table:display="true" table:show-details="true"/>
                <table:data-pilot-member table:name="0.000100962" table:display="true" table:show-details="true"/>
                <table:data-pilot-member table:name="0.000103065" table:display="true" table:show-details="true"/>
                <table:data-pilot-member table:name="0.000104575" table:display="true" table:show-details="true"/>
                <table:data-pilot-member table:name="0.000104945" table:display="true" table:show-details="true"/>
                <table:data-pilot-member table:name="0.000107503" table:display="true" table:show-details="true"/>
                <table:data-pilot-member table:name="0.000108797" table:display="true" table:show-details="true"/>
                <table:data-pilot-member table:name="0.000109724" table:display="true" table:show-details="true"/>
                <table:data-pilot-member table:name="0.000110013" table:display="true" table:show-details="true"/>
                <table:data-pilot-member table:name="0.000115403" table:display="true" table:show-details="true"/>
                <table:data-pilot-member table:name="0.000115653" table:display="true" table:show-details="true"/>
                <table:data-pilot-member table:name="0.000116349" table:display="true" table:show-details="true"/>
                <table:data-pilot-member table:name="0.000116462" table:display="true" table:show-details="true"/>
                <table:data-pilot-member table:name="0.000119604" table:display="true" table:show-details="true"/>
                <table:data-pilot-member table:name="0.000124003" table:display="true" table:show-details="true"/>
                <table:data-pilot-member table:name="0.000124717" table:display="true" table:show-details="true"/>
                <table:data-pilot-member table:name="0.000125289" table:display="true" table:show-details="true"/>
                <table:data-pilot-member table:name="0.000128733" table:display="true" table:show-details="true"/>
                <table:data-pilot-member table:name="0.000132997" table:display="true" table:show-details="true"/>
                <table:data-pilot-member table:name="0.000133672" table:display="true" table:show-details="true"/>
                <table:data-pilot-member table:name="0.000144132" table:display="true" table:show-details="true"/>
                <table:data-pilot-member table:name="0.00016056" table:display="true" table:show-details="true"/>
                <table:data-pilot-member table:name="0.000167191" table:display="true" table:show-details="true"/>
                <table:data-pilot-member table:name="0.000184325" table:display="true" table:show-details="true"/>
                <table:data-pilot-member table:name="0.000189646" table:display="true" table:show-details="true"/>
                <table:data-pilot-member table:name="0.000191426" table:display="true" table:show-details="true"/>
                <table:data-pilot-member table:name="0.000197964" table:display="true" table:show-details="true"/>
                <table:data-pilot-member table:name="0.000198574" table:display="true" table:show-details="true"/>
                <table:data-pilot-member table:name="0.000200524" table:display="true" table:show-details="true"/>
                <table:data-pilot-member table:name="0.000203377" table:display="true" table:show-details="true"/>
                <table:data-pilot-member table:name="0.000207299" table:display="true" table:show-details="true"/>
                <table:data-pilot-member table:name="0.000212806" table:display="true" table:show-details="true"/>
                <table:data-pilot-member table:name="0.000219889" table:display="true" table:show-details="true"/>
                <table:data-pilot-member table:name="0.000220044" table:display="true" table:show-details="true"/>
                <table:data-pilot-member table:name="0.000223848" table:display="true" table:show-details="true"/>
                <table:data-pilot-member table:name="0.000226196" table:display="true" table:show-details="true"/>
                <table:data-pilot-member table:name="0.000228495" table:display="true" table:show-details="true"/>
                <table:data-pilot-member table:name="0.000229534" table:display="true" table:show-details="true"/>
                <table:data-pilot-member table:name="0.000231472" table:display="true" table:show-details="true"/>
                <table:data-pilot-member table:name="0.000233186" table:display="true" table:show-details="true"/>
                <table:data-pilot-member table:name="0.000234853" table:display="true" table:show-details="true"/>
                <table:data-pilot-member table:name="0.000236248" table:display="true" table:show-details="true"/>
                <table:data-pilot-member table:name="0.000236845" table:display="true" table:show-details="true"/>
                <table:data-pilot-member table:name="0.000241988" table:display="true" table:show-details="true"/>
                <table:data-pilot-member table:name="0.000242665" table:display="true" table:show-details="true"/>
                <table:data-pilot-member table:name="0.000243804" table:display="true" table:show-details="true"/>
                <table:data-pilot-member table:name="0.00024881" table:display="true" table:show-details="true"/>
                <table:data-pilot-member table:name="0.000255744" table:display="true" table:show-details="true"/>
                <table:data-pilot-member table:name="0.000263663" table:display="true" table:show-details="true"/>
                <table:data-pilot-member table:name="0.000267059" table:display="true" table:show-details="true"/>
                <table:data-pilot-member table:name="0.000268871" table:display="true" table:show-details="true"/>
                <table:data-pilot-member table:name="0.000278022" table:display="true" table:show-details="true"/>
                <table:data-pilot-member table:name="0.000282674" table:display="true" table:show-details="true"/>
                <table:data-pilot-member table:name="0.00028273" table:display="true" table:show-details="true"/>
                <table:data-pilot-member table:name="0.000284667" table:display="true" table:show-details="true"/>
                <table:data-pilot-member table:name="0.000290088" table:display="true" table:show-details="true"/>
                <table:data-pilot-member table:name="0.000326053" table:display="true" table:show-details="true"/>
                <table:data-pilot-member table:name="0.00032663" table:display="true" table:show-details="true"/>
                <table:data-pilot-member table:name="0.000329861" table:display="true" table:show-details="true"/>
                <table:data-pilot-member table:name="0.000332619" table:display="true" table:show-details="true"/>
                <table:data-pilot-member table:name="0.000339667" table:display="true" table:show-details="true"/>
                <table:data-pilot-member table:name="0.000346784" table:display="true" table:show-details="true"/>
                <table:data-pilot-member table:name="0.000373295" table:display="true" table:show-details="true"/>
                <table:data-pilot-member table:name="0.000376296" table:display="true" table:show-details="true"/>
                <table:data-pilot-member table:name="0.000414824" table:display="true" table:show-details="true"/>
                <table:data-pilot-member table:name="0.000422035" table:display="true" table:show-details="true"/>
                <table:data-pilot-member table:name="0.000434603" table:display="true" table:show-details="true"/>
                <table:data-pilot-member table:name="0.000439075" table:display="true" table:show-details="true"/>
                <table:data-pilot-member table:name="0.000452971" table:display="true" table:show-details="true"/>
                <table:data-pilot-member table:name="0.000465317" table:display="true" table:show-details="true"/>
                <table:data-pilot-member table:name="0.000474088" table:display="true" table:show-details="true"/>
                <table:data-pilot-member table:name="0.000479889" table:display="true" table:show-details="true"/>
                <table:data-pilot-member table:name="0.000493901" table:display="true" table:show-details="true"/>
                <table:data-pilot-member table:name="0.000500592" table:display="true" table:show-details="true"/>
                <table:data-pilot-member table:name="0.000503459" table:display="true" table:show-details="true"/>
                <table:data-pilot-member table:name="0.000514416" table:display="true" table:show-details="true"/>
                <table:data-pilot-member table:name="0.000515424" table:display="true" table:show-details="true"/>
                <table:data-pilot-member table:name="0.000518316" table:display="true" table:show-details="true"/>
                <table:data-pilot-member table:name="0.000537619" table:display="true" table:show-details="true"/>
                <table:data-pilot-member table:name="0.000561649" table:display="true" table:show-details="true"/>
                <table:data-pilot-member table:name="0.000567695" table:display="true" table:show-details="true"/>
                <table:data-pilot-member table:name="0.00057542" table:display="true" table:show-details="true"/>
                <table:data-pilot-member table:name="0.000576546" table:display="true" table:show-details="true"/>
                <table:data-pilot-member table:name="0.000583012" table:display="true" table:show-details="true"/>
                <table:data-pilot-member table:name="0.000605243" table:display="true" table:show-details="true"/>
                <table:data-pilot-member table:name="0.000612819" table:display="true" table:show-details="true"/>
                <table:data-pilot-member table:name="0.00066186" table:display="true" table:show-details="true"/>
                <table:data-pilot-member table:name="0.000674839" table:display="true" table:show-details="true"/>
                <table:data-pilot-member table:name="0.000679829" table:display="true" table:show-details="true"/>
                <table:data-pilot-member table:name="0.000688632" table:display="true" table:show-details="true"/>
                <table:data-pilot-member table:name="0.000715936" table:display="true" table:show-details="true"/>
                <table:data-pilot-member table:name="0.000722377" table:display="true" table:show-details="true"/>
                <table:data-pilot-member table:name="0.000726158" table:display="true" table:show-details="true"/>
                <table:data-pilot-member table:name="0.000749209" table:display="true" table:show-details="true"/>
                <table:data-pilot-member table:name="0.000761638" table:display="true" table:show-details="true"/>
                <table:data-pilot-member table:name="0.000785305" table:display="true" table:show-details="true"/>
                <table:data-pilot-member table:name="0.000804401" table:display="true" table:show-details="true"/>
                <table:data-pilot-member table:name="0.000811366" table:display="true" table:show-details="true"/>
                <table:data-pilot-member table:name="0.000857401" table:display="true" table:show-details="true"/>
                <table:data-pilot-member table:name="0.000873257" table:display="true" table:show-details="true"/>
                <table:data-pilot-member table:name="0.000921658" table:display="true" table:show-details="true"/>
                <table:data-pilot-member table:name="0.000976036" table:display="true" table:show-details="true"/>
                <table:data-pilot-member table:name="0.001158983" table:display="true" table:show-details="true"/>
                <table:data-pilot-member table:name="0.001171848" table:display="true" table:show-details="true"/>
                <table:data-pilot-member table:name="0.001190316" table:display="true" table:show-details="true"/>
                <table:data-pilot-member table:name="0.001278851" table:display="true" table:show-details="true"/>
                <table:data-pilot-member table:name="0.001299451" table:display="true" table:show-details="true"/>
                <table:data-pilot-member table:name="0.001374926" table:display="true" table:show-details="true"/>
                <table:data-pilot-member table:name="0.001452839" table:display="true" table:show-details="true"/>
                <table:data-pilot-member table:name="0.001561532" table:display="true" table:show-details="true"/>
                <table:data-pilot-member table:name="0.00161663" table:display="true" table:show-details="true"/>
                <table:data-pilot-member table:name="0.001681898" table:display="true" table:show-details="true"/>
                <table:data-pilot-member table:name="0.001713822" table:display="true" table:show-details="true"/>
                <table:data-pilot-member table:name="0.00172339" table:display="true" table:show-details="true"/>
                <table:data-pilot-member table:name="0.001755038" table:display="true" table:show-details="true"/>
                <table:data-pilot-member table:name="0.001877807" table:display="true" table:show-details="true"/>
                <table:data-pilot-member table:name="0.001891234" table:display="true" table:show-details="true"/>
                <table:data-pilot-member table:name="0.001908832" table:display="true" table:show-details="true"/>
                <table:data-pilot-member table:name="0.001962623" table:display="true" table:show-details="true"/>
                <table:data-pilot-member table:name="0.002001058" table:display="true" table:show-details="true"/>
                <table:data-pilot-member table:name="0.002101295" table:display="true" table:show-details="true"/>
                <table:data-pilot-member table:name="0.002216456" table:display="true" table:show-details="true"/>
                <table:data-pilot-member table:name="0.002224125" table:display="true" table:show-details="true"/>
                <table:data-pilot-member table:name="0.002366674" table:display="true" table:show-details="true"/>
                <table:data-pilot-member table:name="0.002387766" table:display="true" table:show-details="true"/>
                <table:data-pilot-member table:name="0.002501844" table:display="true" table:show-details="true"/>
                <table:data-pilot-member table:name="0.002544188" table:display="true" table:show-details="true"/>
                <table:data-pilot-member table:name="0.002608533" table:display="true" table:show-details="true"/>
                <table:data-pilot-member table:name="0.002759195" table:display="true" table:show-details="true"/>
                <table:data-pilot-member table:name="0.00281619" table:display="true" table:show-details="true"/>
                <table:data-pilot-member table:name="0.00286073" table:display="true" table:show-details="true"/>
                <table:data-pilot-member table:name="0.002899335" table:display="true" table:show-details="true"/>
                <table:data-pilot-member table:name="0.002910591" table:display="true" table:show-details="true"/>
                <table:data-pilot-member table:name="0.002924186" table:display="true" table:show-details="true"/>
                <table:data-pilot-member table:name="0.002927388" table:display="true" table:show-details="true"/>
                <table:data-pilot-member table:name="0.002987321" table:display="true" table:show-details="true"/>
                <table:data-pilot-member table:name="0.003068502" table:display="true" table:show-details="true"/>
                <table:data-pilot-member table:name="0.003088153" table:display="true" table:show-details="true"/>
                <table:data-pilot-member table:name="0.003179649" table:display="true" table:show-details="true"/>
                <table:data-pilot-member table:name="0.003221038" table:display="true" table:show-details="true"/>
                <table:data-pilot-member table:name="0.003397101" table:display="true" table:show-details="true"/>
                <table:data-pilot-member table:name="0.0034119" table:display="true" table:show-details="true"/>
                <table:data-pilot-member table:name="0.003417323" table:display="true" table:show-details="true"/>
                <table:data-pilot-member table:name="0.003429373" table:display="true" table:show-details="true"/>
                <table:data-pilot-member table:name="0.003483688" table:display="true" table:show-details="true"/>
                <table:data-pilot-member table:name="0.003577955" table:display="true" table:show-details="true"/>
                <table:data-pilot-member table:name="0.004153017" table:display="true" table:show-details="true"/>
                <table:data-pilot-member table:name="0.008460321" table:display="true" table:show-details="true"/>
                <table:data-pilot-member table:name="0.129387854" table:display="true" table:show-details="true"/>
                <table:data-pilot-member table:name="0.133794375" table:display="true" table:show-details="true"/>
                <table:data-pilot-member table:name="0.14220416" table:display="true" table:show-details="true"/>
                <table:data-pilot-member table:name="0.144884228" table:display="true" table:show-details="true"/>
                <table:data-pilot-member table:name="0.147059099" table:display="true" table:show-details="true"/>
                <table:data-pilot-member table:name="0.152960645" table:display="true" table:show-details="true"/>
                <table:data-pilot-member table:name="0.155440442" table:display="true" table:show-details="true"/>
                <table:data-pilot-member table:name="0.156221736" table:display="true" table:show-details="true"/>
                <table:data-pilot-member table:name="0.162546456" table:display="true" table:show-details="true"/>
                <table:data-pilot-member table:name="0.162826972" table:display="true" table:show-details="true"/>
                <table:data-pilot-member table:name="0.163152561" table:display="true" table:show-details="true"/>
                <table:data-pilot-member table:name="0.1762431" table:display="true" table:show-details="true"/>
                <table:data-pilot-member table:name="0.177681942" table:display="true" table:show-details="true"/>
                <table:data-pilot-member table:name="0.198581301" table:display="true" table:show-details="true"/>
                <table:data-pilot-member table:name="0.199237089" table:display="true" table:show-details="true"/>
                <table:data-pilot-member table:name="0.207258757" table:display="true" table:show-details="true"/>
                <table:data-pilot-member table:name="0.218069278" table:display="true" table:show-details="true"/>
                <table:data-pilot-member table:name="0.242111484" table:display="true" table:show-details="true"/>
                <table:data-pilot-member table:name="0.247229142" table:display="true" table:show-details="true"/>
                <table:data-pilot-member table:name="0.248265111" table:display="true" table:show-details="true"/>
                <table:data-pilot-member table:name="0.254778795" table:display="true" table:show-details="true"/>
                <table:data-pilot-member table:name="0.262122437" table:display="true" table:show-details="true"/>
                <table:data-pilot-member table:name="0.264746582" table:display="true" table:show-details="true"/>
                <table:data-pilot-member table:name="0.267658553" table:display="true" table:show-details="true"/>
                <table:data-pilot-member table:name="0.280884047" table:display="true" table:show-details="true"/>
                <table:data-pilot-member table:name="0.284577087" table:display="true" table:show-details="true"/>
                <table:data-pilot-member table:name="0.297333743" table:display="true" table:show-details="true"/>
                <table:data-pilot-member table:name="0.304638186" table:display="true" table:show-details="true"/>
                <table:data-pilot-member table:name="0.306892383" table:display="true" table:show-details="true"/>
                <table:data-pilot-member table:name="0.310456278" table:display="true" table:show-details="true"/>
                <table:data-pilot-member table:name="0.315321529" table:display="true" table:show-details="true"/>
                <table:data-pilot-member table:name="0.36424249" table:display="true" table:show-details="true"/>
                <table:data-pilot-member table:name="14.639163355" table:display="true" table:show-details="true"/>
                <table:data-pilot-member table:name="15.310757891" table:display="true" table:show-details="true"/>
                <table:data-pilot-member table:name="16.245894379" table:display="true" table:show-details="true"/>
                <table:data-pilot-member table:name="16.75163111" table:display="true" table:show-details="true"/>
                <table:data-pilot-member table:name="16.875411535" table:display="true" table:show-details="true"/>
                <table:data-pilot-member table:name="16.934352118" table:display="true" table:show-details="true"/>
                <table:data-pilot-member table:name="17.759824984" table:display="true" table:show-details="true"/>
                <table:data-pilot-member table:name="18.644874497" table:display="true" table:show-details="true"/>
                <table:data-pilot-member table:name="19.464862962" table:display="true" table:show-details="true"/>
                <table:data-pilot-member table:name="20.596529923" table:display="true" table:show-details="true"/>
                <table:data-pilot-member table:name="21.5246237" table:display="true" table:show-details="true"/>
                <table:data-pilot-member table:name="21.916623859" table:display="true" table:show-details="true"/>
                <table:data-pilot-member table:name="22.063199494" table:display="true" table:show-details="true"/>
                <table:data-pilot-member table:name="24.437058872" table:display="true" table:show-details="true"/>
                <table:data-pilot-member table:name="26.020629069" table:display="true" table:show-details="true"/>
                <table:data-pilot-member table:name="27.744961776" table:display="true" table:show-details="true"/>
                <table:data-pilot-member table:name="29.110614499" table:display="true" table:show-details="true"/>
                <table:data-pilot-member table:name="29.312687919" table:display="true" table:show-details="true"/>
                <table:data-pilot-member table:name="29.953289084" table:display="true" table:show-details="true"/>
                <table:data-pilot-member table:name="30.267297268" table:display="true" table:show-details="true"/>
                <table:data-pilot-member table:name="30.797074872" table:display="true" table:show-details="true"/>
                <table:data-pilot-member table:name="33.951708882" table:display="true" table:show-details="true"/>
                <table:data-pilot-member table:name="34.699082703" table:display="true" table:show-details="true"/>
                <table:data-pilot-member table:name="34.893965882" table:display="true" table:show-details="true"/>
                <table:data-pilot-member table:name="35.20166391" table:display="true" table:show-details="true"/>
                <table:data-pilot-member table:name="35.472799155" table:display="true" table:show-details="true"/>
                <table:data-pilot-member table:name="35.690145864" table:display="true" table:show-details="true"/>
                <table:data-pilot-member table:name="36.203906263" table:display="true" table:show-details="true"/>
                <table:data-pilot-member table:name="37.475423829" table:display="true" table:show-details="true"/>
                <table:data-pilot-member table:name="37.530643269" table:display="true" table:show-details="true"/>
                <table:data-pilot-member table:name="38.7298647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1.9541E-05" table:display="true" table:show-details="true"/>
                <table:data-pilot-member table:name="8.395E-05" table:display="true" table:show-details="true"/>
                <table:data-pilot-member table:name="9.1305E-05" table:display="true" table:show-details="true"/>
                <table:data-pilot-member table:name="0.000144156" table:display="true" table:show-details="true"/>
                <table:data-pilot-member table:name="0.000167051" table:display="true" table:show-details="true"/>
                <table:data-pilot-member table:name="0.000168276" table:display="true" table:show-details="true"/>
                <table:data-pilot-member table:name="0.0002457" table:display="true" table:show-details="true"/>
                <table:data-pilot-member table:name="0.00031329" table:display="true" table:show-details="true"/>
                <table:data-pilot-member table:name="0.000323964" table:display="true" table:show-details="true"/>
                <table:data-pilot-member table:name="0.000363218" table:display="true" table:show-details="true"/>
                <table:data-pilot-member table:name="0.000393277" table:display="true" table:show-details="true"/>
                <table:data-pilot-member table:name="0.000498688" table:display="true" table:show-details="true"/>
                <table:data-pilot-member table:name="0.000507595" table:display="true" table:show-details="true"/>
                <table:data-pilot-member table:name="0.000518844" table:display="true" table:show-details="true"/>
                <table:data-pilot-member table:name="0.000527104" table:display="true" table:show-details="true"/>
                <table:data-pilot-member table:name="0.00058674" table:display="true" table:show-details="true"/>
                <table:data-pilot-member table:name="0.000626335" table:display="true" table:show-details="true"/>
                <table:data-pilot-member table:name="0.000674072" table:display="true" table:show-details="true"/>
                <table:data-pilot-member table:name="0.000695023" table:display="true" table:show-details="true"/>
                <table:data-pilot-member table:name="0.00073821" table:display="true" table:show-details="true"/>
                <table:data-pilot-member table:name="0.00075686" table:display="true" table:show-details="true"/>
                <table:data-pilot-member table:name="0.000775026" table:display="true" table:show-details="true"/>
                <table:data-pilot-member table:name="0.00085784" table:display="true" table:show-details="true"/>
                <table:data-pilot-member table:name="0.000864822" table:display="true" table:show-details="true"/>
                <table:data-pilot-member table:name="0.000878088" table:display="true" table:show-details="true"/>
                <table:data-pilot-member table:name="0.000895288" table:display="true" table:show-details="true"/>
                <table:data-pilot-member table:name="0.000907344" table:display="true" table:show-details="true"/>
                <table:data-pilot-member table:name="0.000907664" table:display="true" table:show-details="true"/>
                <table:data-pilot-member table:name="0.000914472" table:display="true" table:show-details="true"/>
                <table:data-pilot-member table:name="0.000983816" table:display="true" table:show-details="true"/>
                <table:data-pilot-member table:name="0.000990297" table:display="true" table:show-details="true"/>
                <table:data-pilot-member table:name="0.00101512" table:display="true" table:show-details="true"/>
                <table:data-pilot-member table:name="0.001038444" table:display="true" table:show-details="true"/>
                <table:data-pilot-member table:name="0.001040628" table:display="true" table:show-details="true"/>
                <table:data-pilot-member table:name="0.001115046" table:display="true" table:show-details="true"/>
                <table:data-pilot-member table:name="0.001270791" table:display="true" table:show-details="true"/>
                <table:data-pilot-member table:name="0.001330604" table:display="true" table:show-details="true"/>
                <table:data-pilot-member table:name="0.00133191" table:display="true" table:show-details="true"/>
                <table:data-pilot-member table:name="0.001339832" table:display="true" table:show-details="true"/>
                <table:data-pilot-member table:name="0.00136762" table:display="true" table:show-details="true"/>
                <table:data-pilot-member table:name="0.001418472" table:display="true" table:show-details="true"/>
                <table:data-pilot-member table:name="0.00144845" table:display="true" table:show-details="true"/>
                <table:data-pilot-member table:name="0.001521436" table:display="true" table:show-details="true"/>
                <table:data-pilot-member table:name="0.001535319" table:display="true" table:show-details="true"/>
                <table:data-pilot-member table:name="0.00156888" table:display="true" table:show-details="true"/>
                <table:data-pilot-member table:name="0.001574964" table:display="true" table:show-details="true"/>
                <table:data-pilot-member table:name="0.00159786" table:display="true" table:show-details="true"/>
                <table:data-pilot-member table:name="0.001624028" table:display="true" table:show-details="true"/>
                <table:data-pilot-member table:name="0.001659584" table:display="true" table:show-details="true"/>
                <table:data-pilot-member table:name="0.00166793" table:display="true" table:show-details="true"/>
                <table:data-pilot-member table:name="0.001742881" table:display="true" table:show-details="true"/>
                <table:data-pilot-member table:name="0.001859416" table:display="true" table:show-details="true"/>
                <table:data-pilot-member table:name="0.00191061" table:display="true" table:show-details="true"/>
                <table:data-pilot-member table:name="0.001911632" table:display="true" table:show-details="true"/>
                <table:data-pilot-member table:name="0.001925248" table:display="true" table:show-details="true"/>
                <table:data-pilot-member table:name="0.00192619" table:display="true" table:show-details="true"/>
                <table:data-pilot-member table:name="0.002025215" table:display="true" table:show-details="true"/>
                <table:data-pilot-member table:name="0.002027385" table:display="true" table:show-details="true"/>
                <table:data-pilot-member table:name="0.002037501" table:display="true" table:show-details="true"/>
                <table:data-pilot-member table:name="0.002047848" table:display="true" table:show-details="true"/>
                <table:data-pilot-member table:name="0.00205928" table:display="true" table:show-details="true"/>
                <table:data-pilot-member table:name="0.002089314" table:display="true" table:show-details="true"/>
                <table:data-pilot-member table:name="0.002131118" table:display="true" table:show-details="true"/>
                <table:data-pilot-member table:name="0.002195456" table:display="true" table:show-details="true"/>
                <table:data-pilot-member table:name="0.00222142" table:display="true" table:show-details="true"/>
                <table:data-pilot-member table:name="0.002278233" table:display="true" table:show-details="true"/>
                <table:data-pilot-member table:name="0.002286246" table:display="true" table:show-details="true"/>
                <table:data-pilot-member table:name="0.00231406" table:display="true" table:show-details="true"/>
                <table:data-pilot-member table:name="0.00235302" table:display="true" table:show-details="true"/>
                <table:data-pilot-member table:name="0.002372982" table:display="true" table:show-details="true"/>
                <table:data-pilot-member table:name="0.002385773" table:display="true" table:show-details="true"/>
                <table:data-pilot-member table:name="0.002405069" table:display="true" table:show-details="true"/>
                <table:data-pilot-member table:name="0.002511817" table:display="true" table:show-details="true"/>
                <table:data-pilot-member table:name="0.002577813" table:display="true" table:show-details="true"/>
                <table:data-pilot-member table:name="0.002622267" table:display="true" table:show-details="true"/>
                <table:data-pilot-member table:name="0.00263072" table:display="true" table:show-details="true"/>
                <table:data-pilot-member table:name="0.002783529" table:display="true" table:show-details="true"/>
                <table:data-pilot-member table:name="0.002929472" table:display="true" table:show-details="true"/>
                <table:data-pilot-member table:name="0.00293255" table:display="true" table:show-details="true"/>
                <table:data-pilot-member table:name="0.002957928" table:display="true" table:show-details="true"/>
                <table:data-pilot-member table:name="0.00300219" table:display="true" table:show-details="true"/>
                <table:data-pilot-member table:name="0.003081562" table:display="true" table:show-details="true"/>
                <table:data-pilot-member table:name="0.003086324" table:display="true" table:show-details="true"/>
                <table:data-pilot-member table:name="0.003086918" table:display="true" table:show-details="true"/>
                <table:data-pilot-member table:name="0.003117268" table:display="true" table:show-details="true"/>
                <table:data-pilot-member table:name="0.003279024" table:display="true" table:show-details="true"/>
                <table:data-pilot-member table:name="0.003288159" table:display="true" table:show-details="true"/>
                <table:data-pilot-member table:name="0.003439416" table:display="true" table:show-details="true"/>
                <table:data-pilot-member table:name="0.00347083" table:display="true" table:show-details="true"/>
                <table:data-pilot-member table:name="0.003541995" table:display="true" table:show-details="true"/>
                <table:data-pilot-member table:name="0.003649335" table:display="true" table:show-details="true"/>
                <table:data-pilot-member table:name="0.003774777" table:display="true" table:show-details="true"/>
                <table:data-pilot-member table:name="0.003835986" table:display="true" table:show-details="true"/>
                <table:data-pilot-member table:name="0.003898388" table:display="true" table:show-details="true"/>
                <table:data-pilot-member table:name="0.003921056" table:display="true" table:show-details="true"/>
                <table:data-pilot-member table:name="0.003949253" table:display="true" table:show-details="true"/>
                <table:data-pilot-member table:name="0.00395394" table:display="true" table:show-details="true"/>
                <table:data-pilot-member table:name="0.004044416" table:display="true" table:show-details="true"/>
                <table:data-pilot-member table:name="0.004075648" table:display="true" table:show-details="true"/>
                <table:data-pilot-member table:name="0.004086264" table:display="true" table:show-details="true"/>
                <table:data-pilot-member table:name="0.004171134" table:display="true" table:show-details="true"/>
                <table:data-pilot-member table:name="0.004186427" table:display="true" table:show-details="true"/>
                <table:data-pilot-member table:name="0.004208538" table:display="true" table:show-details="true"/>
                <table:data-pilot-member table:name="0.0042168" table:display="true" table:show-details="true"/>
                <table:data-pilot-member table:name="0.004229054" table:display="true" table:show-details="true"/>
                <table:data-pilot-member table:name="0.004236525" table:display="true" table:show-details="true"/>
                <table:data-pilot-member table:name="0.004270901" table:display="true" table:show-details="true"/>
                <table:data-pilot-member table:name="0.004349275" table:display="true" table:show-details="true"/>
                <table:data-pilot-member table:name="0.004383243" table:display="true" table:show-details="true"/>
                <table:data-pilot-member table:name="0.004506944" table:display="true" table:show-details="true"/>
                <table:data-pilot-member table:name="0.004587705" table:display="true" table:show-details="true"/>
                <table:data-pilot-member table:name="0.00458955" table:display="true" table:show-details="true"/>
                <table:data-pilot-member table:name="0.004698509" table:display="true" table:show-details="true"/>
                <table:data-pilot-member table:name="0.00479844" table:display="true" table:show-details="true"/>
                <table:data-pilot-member table:name="0.00485556" table:display="true" table:show-details="true"/>
                <table:data-pilot-member table:name="0.004952208" table:display="true" table:show-details="true"/>
                <table:data-pilot-member table:name="0.005138136" table:display="true" table:show-details="true"/>
                <table:data-pilot-member table:name="0.005342142" table:display="true" table:show-details="true"/>
                <table:data-pilot-member table:name="0.005420205" table:display="true" table:show-details="true"/>
                <table:data-pilot-member table:name="0.00552088" table:display="true" table:show-details="true"/>
                <table:data-pilot-member table:name="0.005574048" table:display="true" table:show-details="true"/>
                <table:data-pilot-member table:name="0.00562034" table:display="true" table:show-details="true"/>
                <table:data-pilot-member table:name="0.00563544" table:display="true" table:show-details="true"/>
                <table:data-pilot-member table:name="0.006175036" table:display="true" table:show-details="true"/>
                <table:data-pilot-member table:name="0.006577858" table:display="true" table:show-details="true"/>
                <table:data-pilot-member table:name="0.006608735" table:display="true" table:show-details="true"/>
                <table:data-pilot-member table:name="0.006642036" table:display="true" table:show-details="true"/>
                <table:data-pilot-member table:name="0.006721001" table:display="true" table:show-details="true"/>
                <table:data-pilot-member table:name="0.006934175" table:display="true" table:show-details="true"/>
                <table:data-pilot-member table:name="0.00697869" table:display="true" table:show-details="true"/>
                <table:data-pilot-member table:name="0.007058397" table:display="true" table:show-details="true"/>
                <table:data-pilot-member table:name="0.007236504" table:display="true" table:show-details="true"/>
                <table:data-pilot-member table:name="0.007315329" table:display="true" table:show-details="true"/>
                <table:data-pilot-member table:name="0.0075969" table:display="true" table:show-details="true"/>
                <table:data-pilot-member table:name="0.007845912" table:display="true" table:show-details="true"/>
                <table:data-pilot-member table:name="0.008012124" table:display="true" table:show-details="true"/>
                <table:data-pilot-member table:name="0.008053055" table:display="true" table:show-details="true"/>
                <table:data-pilot-member table:name="0.008239744" table:display="true" table:show-details="true"/>
                <table:data-pilot-member table:name="0.008433105" table:display="true" table:show-details="true"/>
                <table:data-pilot-member table:name="0.008596991" table:display="true" table:show-details="true"/>
                <table:data-pilot-member table:name="0.00860742" table:display="true" table:show-details="true"/>
                <table:data-pilot-member table:name="0.00873676" table:display="true" table:show-details="true"/>
                <table:data-pilot-member table:name="0.009015512" table:display="true" table:show-details="true"/>
                <table:data-pilot-member table:name="0.00910884" table:display="true" table:show-details="true"/>
                <table:data-pilot-member table:name="0.00915135" table:display="true" table:show-details="true"/>
                <table:data-pilot-member table:name="0.009613364" table:display="true" table:show-details="true"/>
                <table:data-pilot-member table:name="0.00971751" table:display="true" table:show-details="true"/>
                <table:data-pilot-member table:name="0.010069002" table:display="true" table:show-details="true"/>
                <table:data-pilot-member table:name="0.010945325" table:display="true" table:show-details="true"/>
                <table:data-pilot-member table:name="0.011032266" table:display="true" table:show-details="true"/>
                <table:data-pilot-member table:name="0.011153901" table:display="true" table:show-details="true"/>
                <table:data-pilot-member table:name="0.01127574" table:display="true" table:show-details="true"/>
                <table:data-pilot-member table:name="0.011381808" table:display="true" table:show-details="true"/>
                <table:data-pilot-member table:name="0.011815536" table:display="true" table:show-details="true"/>
                <table:data-pilot-member table:name="0.011827899" table:display="true" table:show-details="true"/>
                <table:data-pilot-member table:name="0.01266603" table:display="true" table:show-details="true"/>
                <table:data-pilot-member table:name="0.013075308" table:display="true" table:show-details="true"/>
                <table:data-pilot-member table:name="0.013239122" table:display="true" table:show-details="true"/>
                <table:data-pilot-member table:name="0.013593345" table:display="true" table:show-details="true"/>
                <table:data-pilot-member table:name="0.014239238" table:display="true" table:show-details="true"/>
                <table:data-pilot-member table:name="0.014250368" table:display="true" table:show-details="true"/>
                <table:data-pilot-member table:name="0.01437545" table:display="true" table:show-details="true"/>
                <table:data-pilot-member table:name="0.014796443" table:display="true" table:show-details="true"/>
                <table:data-pilot-member table:name="0.015118593" table:display="true" table:show-details="true"/>
                <table:data-pilot-member table:name="0.015607813" table:display="true" table:show-details="true"/>
                <table:data-pilot-member table:name="0.015670622" table:display="true" table:show-details="true"/>
                <table:data-pilot-member table:name="0.01578906" table:display="true" table:show-details="true"/>
                <table:data-pilot-member table:name="0.015996416" table:display="true" table:show-details="true"/>
                <table:data-pilot-member table:name="0.016805556" table:display="true" table:show-details="true"/>
                <table:data-pilot-member table:name="0.016982616" table:display="true" table:show-details="true"/>
                <table:data-pilot-member table:name="0.017138076" table:display="true" table:show-details="true"/>
                <table:data-pilot-member table:name="0.017763592" table:display="true" table:show-details="true"/>
                <table:data-pilot-member table:name="0.017820624" table:display="true" table:show-details="true"/>
                <table:data-pilot-member table:name="0.018530708" table:display="true" table:show-details="true"/>
                <table:data-pilot-member table:name="0.019388333" table:display="true" table:show-details="true"/>
                <table:data-pilot-member table:name="0.019877704" table:display="true" table:show-details="true"/>
                <table:data-pilot-member table:name="0.019927755" table:display="true" table:show-details="true"/>
                <table:data-pilot-member table:name="0.0199599" table:display="true" table:show-details="true"/>
                <table:data-pilot-member table:name="0.0209853" table:display="true" table:show-details="true"/>
                <table:data-pilot-member table:name="0.02148448" table:display="true" table:show-details="true"/>
                <table:data-pilot-member table:name="0.021517942" table:display="true" table:show-details="true"/>
                <table:data-pilot-member table:name="0.02212185" table:display="true" table:show-details="true"/>
                <table:data-pilot-member table:name="0.02281776" table:display="true" table:show-details="true"/>
                <table:data-pilot-member table:name="0.022867754" table:display="true" table:show-details="true"/>
                <table:data-pilot-member table:name="0.0228855" table:display="true" table:show-details="true"/>
                <table:data-pilot-member table:name="0.023237872" table:display="true" table:show-details="true"/>
                <table:data-pilot-member table:name="0.023799879" table:display="true" table:show-details="true"/>
                <table:data-pilot-member table:name="0.027822571" table:display="true" table:show-details="true"/>
                <table:data-pilot-member table:name="0.028561754" table:display="true" table:show-details="true"/>
                <table:data-pilot-member table:name="0.029992293" table:display="true" table:show-details="true"/>
                <table:data-pilot-member table:name="0.030100636" table:display="true" table:show-details="true"/>
                <table:data-pilot-member table:name="0.031936728" table:display="true" table:show-details="true"/>
                <table:data-pilot-member table:name="0.035956536" table:display="true" table:show-details="true"/>
                <table:data-pilot-member table:name="0.03678182" table:display="true" table:show-details="true"/>
                <table:data-pilot-member table:name="0.038158596" table:display="true" table:show-details="true"/>
                <table:data-pilot-member table:name="0.043229374" table:display="true" table:show-details="true"/>
                <table:data-pilot-member table:name="0.05271189" table:display="true" table:show-details="true"/>
                <table:data-pilot-member table:name="0.05434352" table:display="true" table:show-details="true"/>
                <table:data-pilot-member table:name="0.056302696" table:display="true" table:show-details="true"/>
                <table:data-pilot-member table:name="0.09306" table:display="true" table:show-details="true"/>
                <table:data-pilot-member table:name="0.14653225" table:display="true" table:show-details="true"/>
                <table:data-pilot-member table:name="0.160569128" table:display="true" table:show-details="true"/>
                <table:data-pilot-member table:name="0.190886676" table:display="true" table:show-details="true"/>
                <table:data-pilot-member table:name="0.216421002" table:display="true" table:show-details="true"/>
                <table:data-pilot-member table:name="0.233135238" table:display="true" table:show-details="true"/>
                <table:data-pilot-member table:name="0.263951896" table:display="true" table:show-details="true"/>
                <table:data-pilot-member table:name="0.293634837" table:display="true" table:show-details="true"/>
                <table:data-pilot-member table:name="0.313430376" table:display="true" table:show-details="true"/>
                <table:data-pilot-member table:name="0.320675082" table:display="true" table:show-details="true"/>
                <table:data-pilot-member table:name="0.41434503" table:display="true" table:show-details="true"/>
                <table:data-pilot-member table:name="0.479515564" table:display="true" table:show-details="true"/>
                <table:data-pilot-member table:name="0.496653268" table:display="true" table:show-details="true"/>
                <table:data-pilot-member table:name="0.50511494" table:display="true" table:show-details="true"/>
                <table:data-pilot-member table:name="0.514510224" table:display="true" table:show-details="true"/>
                <table:data-pilot-member table:name="0.572434382" table:display="true" table:show-details="true"/>
                <table:data-pilot-member table:name="0.664705062" table:display="true" table:show-details="true"/>
                <table:data-pilot-member table:name="0.772251942" table:display="true" table:show-details="true"/>
                <table:data-pilot-member table:name="0.782661614" table:display="true" table:show-details="true"/>
                <table:data-pilot-member table:name="0.951153435" table:display="true" table:show-details="true"/>
                <table:data-pilot-member table:name="0.961490234" table:display="true" table:show-details="true"/>
                <table:data-pilot-member table:name="0.983770788" table:display="true" table:show-details="true"/>
                <table:data-pilot-member table:name="1.19633099" table:display="true" table:show-details="true"/>
                <table:data-pilot-member table:name="1.289211066" table:display="true" table:show-details="true"/>
                <table:data-pilot-member table:name="1.333355316" table:display="true" table:show-details="true"/>
                <table:data-pilot-member table:name="2.007907048" table:display="true" table:show-details="true"/>
                <table:data-pilot-member table:name="2.032619265" table:display="true" table:show-details="true"/>
                <table:data-pilot-member table:name="2.734134" table:display="true" table:show-details="true"/>
                <table:data-pilot-member table:name="2.885464707" table:display="true" table:show-details="true"/>
                <table:data-pilot-member table:name="2.992625664" table:display="true" table:show-details="true"/>
                <table:data-pilot-member table:name="4.041506854" table:display="true" table:show-details="true"/>
                <table:data-pilot-member table:name="5.17588506" table:display="true" table:show-details="true"/>
                <table:data-pilot-member table:name="6.405586825" table:display="true" table:show-details="true"/>
                <table:data-pilot-member table:name="11.440301502" table:display="true" table:show-details="true"/>
                <table:data-pilot-member table:name="14.421255165" table:display="true" table:show-details="true"/>
                <table:data-pilot-member table:name="16.523804394" table:display="true" table:show-details="true"/>
                <table:data-pilot-member table:name="17.680119579" table:display="true" table:show-details="true"/>
                <table:data-pilot-member table:name="22.771158288" table:display="true" table:show-details="true"/>
                <table:data-pilot-member table:name="24.637577776" table:display="true" table:show-details="true"/>
                <table:data-pilot-member table:name="38.27315493" table:display="true" table:show-details="true"/>
                <table:data-pilot-member table:name="47.892915656" table:display="true" table:show-details="true"/>
                <table:data-pilot-member table:name="51.68610321" table:display="true" table:show-details="true"/>
                <table:data-pilot-member table:name="51.991899342" table:display="true" table:show-details="true"/>
                <table:data-pilot-member table:name="58.126473072" table:display="true" table:show-details="true"/>
                <table:data-pilot-member table:name="64.08179315" table:display="true" table:show-details="true"/>
                <table:data-pilot-member table:name="89.707174535" table:display="true" table:show-details="true"/>
                <table:data-pilot-member table:name="91.381117965" table:display="true" table:show-details="true"/>
                <table:data-pilot-member table:name="116.234934856" table:display="true" table:show-details="true"/>
                <table:data-pilot-member table:name="132.472889764" table:display="true" table:show-details="true"/>
                <table:data-pilot-member table:name="134.038350563" table:display="true" table:show-details="true"/>
                <table:data-pilot-member table:name="144.3331182" table:display="true" table:show-details="true"/>
                <table:data-pilot-member table:name="147.18661207" table:display="true" table:show-details="true"/>
                <table:data-pilot-member table:name="246.640973584" table:display="true" table:show-details="true"/>
                <table:data-pilot-member table:name="299.990176902" table:display="true" table:show-details="true"/>
                <table:data-pilot-member table:name="317.486012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1.4219E-05" table:display="true" table:show-details="true"/>
                <table:data-pilot-member table:name="3.0453E-05" table:display="true" table:show-details="true"/>
                <table:data-pilot-member table:name="8.0548E-05" table:display="true" table:show-details="true"/>
                <table:data-pilot-member table:name="8.738E-05" table:display="true" table:show-details="true"/>
                <table:data-pilot-member table:name="9.6614E-05" table:display="true" table:show-details="true"/>
                <table:data-pilot-member table:name="0.000167191" table:display="true" table:show-details="true"/>
                <table:data-pilot-member table:name="0.00017178" table:display="true" table:show-details="true"/>
                <table:data-pilot-member table:name="0.000191181" table:display="true" table:show-details="true"/>
                <table:data-pilot-member table:name="0.000250467" table:display="true" table:show-details="true"/>
                <table:data-pilot-member table:name="0.000270084" table:display="true" table:show-details="true"/>
                <table:data-pilot-member table:name="0.000274617" table:display="true" table:show-details="true"/>
                <table:data-pilot-member table:name="0.000279855" table:display="true" table:show-details="true"/>
                <table:data-pilot-member table:name="0.000298475" table:display="true" table:show-details="true"/>
                <table:data-pilot-member table:name="0.000307116" table:display="true" table:show-details="true"/>
                <table:data-pilot-member table:name="0.000323816" table:display="true" table:show-details="true"/>
                <table:data-pilot-member table:name="0.000335592" table:display="true" table:show-details="true"/>
                <table:data-pilot-member table:name="0.000350883" table:display="true" table:show-details="true"/>
                <table:data-pilot-member table:name="0.000363462" table:display="true" table:show-details="true"/>
                <table:data-pilot-member table:name="0.000445669" table:display="true" table:show-details="true"/>
                <table:data-pilot-member table:name="0.000556044" table:display="true" table:show-details="true"/>
                <table:data-pilot-member table:name="0.000574278" table:display="true" table:show-details="true"/>
                <table:data-pilot-member table:name="0.000606096" table:display="true" table:show-details="true"/>
                <table:data-pilot-member table:name="0.00061548" table:display="true" table:show-details="true"/>
                <table:data-pilot-member table:name="0.000652106" table:display="true" table:show-details="true"/>
                <table:data-pilot-member table:name="0.000693765" table:display="true" table:show-details="true"/>
                <table:data-pilot-member table:name="0.000790989" table:display="true" table:show-details="true"/>
                <table:data-pilot-member table:name="0.00092648" table:display="true" table:show-details="true"/>
                <table:data-pilot-member table:name="0.000975216" table:display="true" table:show-details="true"/>
                <table:data-pilot-member table:name="0.000993168" table:display="true" table:show-details="true"/>
                <table:data-pilot-member table:name="0.00099333" table:display="true" table:show-details="true"/>
                <table:data-pilot-member table:name="0.001085875" table:display="true" table:show-details="true"/>
                <table:data-pilot-member table:name="0.001100834" table:display="true" table:show-details="true"/>
                <table:data-pilot-member table:name="0.001133715" table:display="true" table:show-details="true"/>
                <table:data-pilot-member table:name="0.001138124" table:display="true" table:show-details="true"/>
                <table:data-pilot-member table:name="0.001198054" table:display="true" table:show-details="true"/>
                <table:data-pilot-member table:name="0.001253232" table:display="true" table:show-details="true"/>
                <table:data-pilot-member table:name="0.001266347" table:display="true" table:show-details="true"/>
                <table:data-pilot-member table:name="0.001276836" table:display="true" table:show-details="true"/>
                <table:data-pilot-member table:name="0.00127872" table:display="true" table:show-details="true"/>
                <table:data-pilot-member table:name="0.001319444" table:display="true" table:show-details="true"/>
                <table:data-pilot-member table:name="0.001439667" table:display="true" table:show-details="true"/>
                <table:data-pilot-member table:name="0.001462967" table:display="true" table:show-details="true"/>
                <table:data-pilot-member table:name="0.001532448" table:display="true" table:show-details="true"/>
                <table:data-pilot-member table:name="0.001544796" table:display="true" table:show-details="true"/>
                <table:data-pilot-member table:name="0.001574175" table:display="true" table:show-details="true"/>
                <table:data-pilot-member table:name="0.001698335" table:display="true" table:show-details="true"/>
                <table:data-pilot-member table:name="0.001708002" table:display="true" table:show-details="true"/>
                <table:data-pilot-member table:name="0.00174167" table:display="true" table:show-details="true"/>
                <table:data-pilot-member table:name="0.00174512" table:display="true" table:show-details="true"/>
                <table:data-pilot-member table:name="0.001749816" table:display="true" table:show-details="true"/>
                <table:data-pilot-member table:name="0.001754046" table:display="true" table:show-details="true"/>
                <table:data-pilot-member table:name="0.001837433" table:display="true" table:show-details="true"/>
                <table:data-pilot-member table:name="0.001861268" table:display="true" table:show-details="true"/>
                <table:data-pilot-member table:name="0.00186562" table:display="true" table:show-details="true"/>
                <table:data-pilot-member table:name="0.001889984" table:display="true" table:show-details="true"/>
                <table:data-pilot-member table:name="0.001897568" table:display="true" table:show-details="true"/>
                <table:data-pilot-member table:name="0.001921185" table:display="true" table:show-details="true"/>
                <table:data-pilot-member table:name="0.00200524" table:display="true" table:show-details="true"/>
                <table:data-pilot-member table:name="0.002189646" table:display="true" table:show-details="true"/>
                <table:data-pilot-member table:name="0.002196075" table:display="true" table:show-details="true"/>
                <table:data-pilot-member table:name="0.002365066" table:display="true" table:show-details="true"/>
                <table:data-pilot-member table:name="0.002423088" table:display="true" table:show-details="true"/>
                <table:data-pilot-member table:name="0.002458624" table:display="true" table:show-details="true"/>
                <table:data-pilot-member table:name="0.002474056" table:display="true" table:show-details="true"/>
                <table:data-pilot-member table:name="0.00250296" table:display="true" table:show-details="true"/>
                <table:data-pilot-member table:name="0.002523652" table:display="true" table:show-details="true"/>
                <table:data-pilot-member table:name="0.002544188" table:display="true" table:show-details="true"/>
                <table:data-pilot-member table:name="0.002610792" table:display="true" table:show-details="true"/>
                <table:data-pilot-member table:name="0.002620895" table:display="true" table:show-details="true"/>
                <table:data-pilot-member table:name="0.002631288" table:display="true" table:show-details="true"/>
                <table:data-pilot-member table:name="0.002686176" table:display="true" table:show-details="true"/>
                <table:data-pilot-member table:name="0.002702672" table:display="true" table:show-details="true"/>
                <table:data-pilot-member table:name="0.002769672" table:display="true" table:show-details="true"/>
                <table:data-pilot-member table:name="0.002780036" table:display="true" table:show-details="true"/>
                <table:data-pilot-member table:name="0.00279444" table:display="true" table:show-details="true"/>
                <table:data-pilot-member table:name="0.002828722" table:display="true" table:show-details="true"/>
                <table:data-pilot-member table:name="0.00291155" table:display="true" table:show-details="true"/>
                <table:data-pilot-member table:name="0.002983942" table:display="true" table:show-details="true"/>
                <table:data-pilot-member table:name="0.003042221" table:display="true" table:show-details="true"/>
                <table:data-pilot-member table:name="0.003050655" table:display="true" table:show-details="true"/>
                <table:data-pilot-member table:name="0.00311003" table:display="true" table:show-details="true"/>
                <table:data-pilot-member table:name="0.003141423" table:display="true" table:show-details="true"/>
                <table:data-pilot-member table:name="0.003190377" table:display="true" table:show-details="true"/>
                <table:data-pilot-member table:name="0.003204708" table:display="true" table:show-details="true"/>
                <table:data-pilot-member table:name="0.003238284" table:display="true" table:show-details="true"/>
                <table:data-pilot-member table:name="0.0032663" table:display="true" table:show-details="true"/>
                <table:data-pilot-member table:name="0.003318592" table:display="true" table:show-details="true"/>
                <table:data-pilot-member table:name="0.003427644" table:display="true" table:show-details="true"/>
                <table:data-pilot-member table:name="0.00372009" table:display="true" table:show-details="true"/>
                <table:data-pilot-member table:name="0.00374151" table:display="true" table:show-details="true"/>
                <table:data-pilot-member table:name="0.003757648" table:display="true" table:show-details="true"/>
                <table:data-pilot-member table:name="0.003884415" table:display="true" table:show-details="true"/>
                <table:data-pilot-member table:name="0.003938681" table:display="true" table:show-details="true"/>
                <table:data-pilot-member table:name="0.004002116" table:display="true" table:show-details="true"/>
                <table:data-pilot-member table:name="0.004014" table:display="true" table:show-details="true"/>
                <table:data-pilot-member table:name="0.004239475" table:display="true" table:show-details="true"/>
                <table:data-pilot-member table:name="0.00424011" table:display="true" table:show-details="true"/>
                <table:data-pilot-member table:name="0.00426321" table:display="true" table:show-details="true"/>
                <table:data-pilot-member table:name="0.004277504" table:display="true" table:show-details="true"/>
                <table:data-pilot-member table:name="0.00439778" table:display="true" table:show-details="true"/>
                <table:data-pilot-member table:name="0.004468092" table:display="true" table:show-details="true"/>
                <table:data-pilot-member table:name="0.004629744" table:display="true" table:show-details="true"/>
                <table:data-pilot-member table:name="0.004751136" table:display="true" table:show-details="true"/>
                <table:data-pilot-member table:name="0.004841944" table:display="true" table:show-details="true"/>
                <table:data-pilot-member table:name="0.004868196" table:display="true" table:show-details="true"/>
                <table:data-pilot-member table:name="0.005056639" table:display="true" table:show-details="true"/>
                <table:data-pilot-member table:name="0.005130092" table:display="true" table:show-details="true"/>
                <table:data-pilot-member table:name="0.005515371" table:display="true" table:show-details="true"/>
                <table:data-pilot-member table:name="0.005548544" table:display="true" table:show-details="true"/>
                <table:data-pilot-member table:name="0.0056549" table:display="true" table:show-details="true"/>
                <table:data-pilot-member table:name="0.005701476" table:display="true" table:show-details="true"/>
                <table:data-pilot-member table:name="0.005721144" table:display="true" table:show-details="true"/>
                <table:data-pilot-member table:name="0.005879026" table:display="true" table:show-details="true"/>
                <table:data-pilot-member table:name="0.005887869" table:display="true" table:show-details="true"/>
                <table:data-pilot-member table:name="0.006043896" table:display="true" table:show-details="true"/>
                <table:data-pilot-member table:name="0.006163144" table:display="true" table:show-details="true"/>
                <table:data-pilot-member table:name="0.00690504" table:display="true" table:show-details="true"/>
                <table:data-pilot-member table:name="0.006914614" table:display="true" table:show-details="true"/>
                <table:data-pilot-member table:name="0.006984999" table:display="true" table:show-details="true"/>
                <table:data-pilot-member table:name="0.007017652" table:display="true" table:show-details="true"/>
                <table:data-pilot-member table:name="0.00726158" table:display="true" table:show-details="true"/>
                <table:data-pilot-member table:name="0.00727995" table:display="true" table:show-details="true"/>
                <table:data-pilot-member table:name="0.007407104" table:display="true" table:show-details="true"/>
                <table:data-pilot-member table:name="0.007528388" table:display="true" table:show-details="true"/>
                <table:data-pilot-member table:name="0.008990508" table:display="true" table:show-details="true"/>
                <table:data-pilot-member table:name="0.009031104" table:display="true" table:show-details="true"/>
                <table:data-pilot-member table:name="0.009332375" table:display="true" table:show-details="true"/>
                <table:data-pilot-member table:name="0.009389035" table:display="true" table:show-details="true"/>
                <table:data-pilot-member table:name="0.009431411" table:display="true" table:show-details="true"/>
                <table:data-pilot-member table:name="0.009911204" table:display="true" table:show-details="true"/>
                <table:data-pilot-member table:name="0.010007376" table:display="true" table:show-details="true"/>
                <table:data-pilot-member table:name="0.010109682" table:display="true" table:show-details="true"/>
                <table:data-pilot-member table:name="0.010418333" table:display="true" table:show-details="true"/>
                <table:data-pilot-member table:name="0.010457213" table:display="true" table:show-details="true"/>
                <table:data-pilot-member table:name="0.010662932" table:display="true" table:show-details="true"/>
                <table:data-pilot-member table:name="0.010823904" table:display="true" table:show-details="true"/>
                <table:data-pilot-member table:name="0.011394945" table:display="true" table:show-details="true"/>
                <table:data-pilot-member table:name="0.011622712" table:display="true" table:show-details="true"/>
                <table:data-pilot-member table:name="0.01248929" table:display="true" table:show-details="true"/>
                <table:data-pilot-member table:name="0.012916751" table:display="true" table:show-details="true"/>
                <table:data-pilot-member table:name="0.01299451" table:display="true" table:show-details="true"/>
                <table:data-pilot-member table:name="0.01317225" table:display="true" table:show-details="true"/>
                <table:data-pilot-member table:name="0.0132372" table:display="true" table:show-details="true"/>
                <table:data-pilot-member table:name="0.013978094" table:display="true" table:show-details="true"/>
                <table:data-pilot-member table:name="0.014096852" table:display="true" table:show-details="true"/>
                <table:data-pilot-member table:name="0.014326596" table:display="true" table:show-details="true"/>
                <table:data-pilot-member table:name="0.014920795" table:display="true" table:show-details="true"/>
                <table:data-pilot-member table:name="0.01785474" table:display="true" table:show-details="true"/>
                <table:data-pilot-member table:name="0.018449472" table:display="true" table:show-details="true"/>
                <table:data-pilot-member table:name="0.018749568" table:display="true" table:show-details="true"/>
                <table:data-pilot-member table:name="0.019948104" table:display="true" table:show-details="true"/>
                <table:data-pilot-member table:name="0.019970328" table:display="true" table:show-details="true"/>
                <table:data-pilot-member table:name="0.020299916" table:display="true" table:show-details="true"/>
                <table:data-pilot-member table:name="0.020496756" table:display="true" table:show-details="true"/>
                <table:data-pilot-member table:name="0.021594848" table:display="true" table:show-details="true"/>
                <table:data-pilot-member table:name="0.021740467" table:display="true" table:show-details="true"/>
                <table:data-pilot-member table:name="0.022194016" table:display="true" table:show-details="true"/>
                <table:data-pilot-member table:name="0.024748668" table:display="true" table:show-details="true"/>
                <table:data-pilot-member table:name="0.025045685" table:display="true" table:show-details="true"/>
                <table:data-pilot-member table:name="0.02619771" table:display="true" table:show-details="true"/>
                <table:data-pilot-member table:name="0.026656609" table:display="true" table:show-details="true"/>
                <table:data-pilot-member table:name="0.028571398" table:display="true" table:show-details="true"/>
                <table:data-pilot-member table:name="0.035431418" table:display="true" table:show-details="true"/>
                <table:data-pilot-member table:name="0.03556586" table:display="true" table:show-details="true"/>
                <table:data-pilot-member table:name="0.035847852" table:display="true" table:show-details="true"/>
                <table:data-pilot-member table:name="0.042258375" table:display="true" table:show-details="true"/>
                <table:data-pilot-member table:name="0.043658865" table:display="true" table:show-details="true"/>
                <table:data-pilot-member table:name="0.043729348" table:display="true" table:show-details="true"/>
                <table:data-pilot-member table:name="0.044127195" table:display="true" table:show-details="true"/>
                <table:data-pilot-member table:name="0.045389616" table:display="true" table:show-details="true"/>
                <table:data-pilot-member table:name="0.0477208" table:display="true" table:show-details="true"/>
                <table:data-pilot-member table:name="0.04863241" table:display="true" table:show-details="true"/>
                <table:data-pilot-member table:name="0.049141064" table:display="true" table:show-details="true"/>
                <table:data-pilot-member table:name="0.04997831" table:display="true" table:show-details="true"/>
                <table:data-pilot-member table:name="0.054869968" table:display="true" table:show-details="true"/>
                <table:data-pilot-member table:name="0.0563238" table:display="true" table:show-details="true"/>
                <table:data-pilot-member table:name="0.057387726" table:display="true" table:show-details="true"/>
                <table:data-pilot-member table:name="0.058142238" table:display="true" table:show-details="true"/>
                <table:data-pilot-member table:name="0.061147818" table:display="true" table:show-details="true"/>
                <table:data-pilot-member table:name="0.063461485" table:display="true" table:show-details="true"/>
                <table:data-pilot-member table:name="0.073366894" table:display="true" table:show-details="true"/>
                <table:data-pilot-member table:name="0.078282045" table:display="true" table:show-details="true"/>
                <table:data-pilot-member table:name="0.080291978" table:display="true" table:show-details="true"/>
                <table:data-pilot-member table:name="0.081966864" table:display="true" table:show-details="true"/>
                <table:data-pilot-member table:name="0.082015752" table:display="true" table:show-details="true"/>
                <table:data-pilot-member table:name="0.085850523" table:display="true" table:show-details="true"/>
                <table:data-pilot-member table:name="0.0870922" table:display="true" table:show-details="true"/>
                <table:data-pilot-member table:name="0.08772558" table:display="true" table:show-details="true"/>
                <table:data-pilot-member table:name="0.098192064" table:display="true" table:show-details="true"/>
                <table:data-pilot-member table:name="0.0989451" table:display="true" table:show-details="true"/>
                <table:data-pilot-member table:name="0.162546456" table:display="true" table:show-details="true"/>
                <table:data-pilot-member table:name="0.16920642" table:display="true" table:show-details="true"/>
                <table:data-pilot-member table:name="0.26758875" table:display="true" table:show-details="true"/>
                <table:data-pilot-member table:name="0.441177297" table:display="true" table:show-details="true"/>
                <table:data-pilot-member table:name="0.517551416" table:display="true" table:show-details="true"/>
                <table:data-pilot-member table:name="0.72442114" table:display="true" table:show-details="true"/>
                <table:data-pilot-member table:name="0.932642652" table:display="true" table:show-details="true"/>
                <table:data-pilot-member table:name="1.139788804" table:display="true" table:show-details="true"/>
                <table:data-pilot-member table:name="1.52960645" table:display="true" table:show-details="true"/>
                <table:data-pilot-member table:name="1.593896712" table:display="true" table:show-details="true"/>
                <table:data-pilot-member table:name="1.70644992" table:display="true" table:show-details="true"/>
                <table:data-pilot-member table:name="1.962623502" table:display="true" table:show-details="true"/>
                <table:data-pilot-member table:name="2.447288415" table:display="true" table:show-details="true"/>
                <table:data-pilot-member table:name="2.4674034" table:display="true" table:show-details="true"/>
                <table:data-pilot-member table:name="2.730916221" table:display="true" table:show-details="true"/>
                <table:data-pilot-member table:name="3.12443472" table:display="true" table:show-details="true"/>
                <table:data-pilot-member table:name="3.312124335" table:display="true" table:show-details="true"/>
                <table:data-pilot-member table:name="3.937916383" table:display="true" table:show-details="true"/>
                <table:data-pilot-member table:name="4.235945312" table:display="true" table:show-details="true"/>
                <table:data-pilot-member table:name="4.837810479" table:display="true" table:show-details="true"/>
                <table:data-pilot-member table:name="5.152776318" table:display="true" table:show-details="true"/>
                <table:data-pilot-member table:name="5.191811982" table:display="true" table:show-details="true"/>
                <table:data-pilot-member table:name="5.352007374" table:display="true" table:show-details="true"/>
                <table:data-pilot-member table:name="5.95743903" table:display="true" table:show-details="true"/>
                <table:data-pilot-member table:name="6.460333081" table:display="true" table:show-details="true"/>
                <table:data-pilot-member table:name="6.537010068" table:display="true" table:show-details="true"/>
                <table:data-pilot-member table:name="6.691463825" table:display="true" table:show-details="true"/>
                <table:data-pilot-member table:name="6.751632426" table:display="true" table:show-details="true"/>
                <table:data-pilot-member table:name="7.339428236" table:display="true" table:show-details="true"/>
                <table:data-pilot-member table:name="7.450950672" table:display="true" table:show-details="true"/>
                <table:data-pilot-member table:name="8.198359754" table:display="true" table:show-details="true"/>
                <table:data-pilot-member table:name="9.443783766" table:display="true" table:show-details="true"/>
                <table:data-pilot-member table:name="11.65575968" table:display="true" table:show-details="true"/>
                <table:data-pilot-member table:name="29.27832671" table:display="true" table:show-details="true"/>
                <table:data-pilot-member table:name="58.394588886" table:display="true" table:show-details="true"/>
                <table:data-pilot-member table:name="61.243031564" table:display="true" table:show-details="true"/>
                <table:data-pilot-member table:name="84.377057675" table:display="true" table:show-details="true"/>
                <table:data-pilot-member table:name="111.869246982" table:display="true" table:show-details="true"/>
                <table:data-pilot-member table:name="134.01304888" table:display="true" table:show-details="true"/>
                <table:data-pilot-member table:name="150.6723659" table:display="true" table:show-details="true"/>
                <table:data-pilot-member table:name="177.59824984" table:display="true" table:show-details="true"/>
                <table:data-pilot-member table:name="241.082862449" table:display="true" table:show-details="true"/>
                <table:data-pilot-member table:name="259.934310064" table:display="true" table:show-details="true"/>
                <table:data-pilot-member table:name="261.995530491" table:display="true" table:show-details="true"/>
                <table:data-pilot-member table:name="267.754888999" table:display="true" table:show-details="true"/>
                <table:data-pilot-member table:name="338.68704236" table:display="true" table:show-details="true"/>
                <table:data-pilot-member table:name="351.752255028" table:display="true" table:show-details="true"/>
                <table:data-pilot-member table:name="390.309436035" table:display="true" table:show-details="true"/>
                <table:data-pilot-member table:name="423.742161752" table:display="true" table:show-details="true"/>
                <table:data-pilot-member table:name="464.304118568" table:display="true" table:show-details="true"/>
                <table:data-pilot-member table:name="523.550272824" table:display="true" table:show-details="true"/>
                <table:data-pilot-member table:name="539.159203512" table:display="true" table:show-details="true"/>
                <table:data-pilot-member table:name="573.643186844" table:display="true" table:show-details="true"/>
                <table:data-pilot-member table:name="693.6240444" table:display="true" table:show-details="true"/>
                <table:data-pilot-member table:name="744.928782255" table:display="true" table:show-details="true"/>
                <table:data-pilot-member table:name="746.937595404" table:display="true" table:show-details="true"/>
                <table:data-pilot-member table:name="820.873354872" table:display="true" table:show-details="true"/>
                <table:data-pilot-member table:name="837.455181168" table:display="true" table:show-details="true"/>
                <table:data-pilot-member table:name="936.875232981" table:display="true" table:show-details="true"/>
                <table:data-pilot-member table:name="985.64658948" table:display="true" table:show-details="true"/>
                <table:data-pilot-member table:name="1086.787291041" table:display="true" table:show-details="true"/>
                <table:data-pilot-member table:name="1158.525000416" table:display="true" table:show-details="true"/>
                <table:data-pilot-member table:name="1161.89594301" table:display="true" table:show-details="true"/>
                <table:data-pilot-member table:name="1163.4499413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13:34:51.501906311</dc:date>
    <meta:editing-duration>PT10M30S</meta:editing-duration>
    <meta:editing-cycles>2</meta:editing-cycles>
    <meta:document-statistic meta:table-count="2" meta:cell-count="3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legend svg:x="6.203cm" svg:y="20.563cm" style:legend-expansion="custom" chartooo:width="30.567cm" chartooo:height="2.226cm" style:legend-expansion-aspect-ratio="13.7318059299191" chart:style-name="ch2"/>
        <chart:plot-area chart:style-name="ch3" table:cell-range-address="PivotChart" chart:data-source-has-labels="column" svg:x="0.858cm" svg:y="1.383cm" svg:width="41.255cm" svg:height="18.848cm">
          <chartooo:coordinate-region svg:x="2.141cm" svg:y="1.582cm" svg:width="39.785cm" svg:height="18.002cm"/>
          <chart:axis chart:dimension="x" chart:name="primary-x" chart:style-name="ch4" chartooo:axis-type="auto">
            <chartooo:date-scale/>
            <chart:categories table:cell-range-address="PT@categories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T@data 0" chart:label-cell-address="PT@label 0" chart:class="chart:line">
            <chart:data-point chart:repeated="31"/>
          </chart:series>
          <chart:series chart:style-name="ch8" chart:values-cell-range-address="PT@data 1" chart:label-cell-address="PT@label 1" chart:class="chart:line">
            <chart:data-point chart:repeated="31"/>
          </chart:series>
          <chart:series chart:style-name="ch9" chart:values-cell-range-address="PT@data 2" chart:label-cell-address="PT@label 2" chart:class="chart:line">
            <chart:data-point chart:repeated="31"/>
          </chart:series>
          <chart:series chart:style-name="ch10" chart:values-cell-range-address="PT@data 3" chart:label-cell-address="PT@label 3" chart:class="chart:line">
            <chart:data-point chart:repeated="31"/>
          </chart:series>
          <chart:series chart:style-name="ch11" chart:values-cell-range-address="PT@data 4" chart:label-cell-address="PT@label 4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PT@categories</svg:desc>
                </draw:g>
              </table:table-cell>
              <table:table-cell office:value-type="float" office:value="14.866140329">
                <text:p>14.866140329</text:p>
                <draw:g>
                  <svg:desc>PT@data 0</svg:desc>
                </draw:g>
              </table:table-cell>
              <table:table-cell office:value-type="float" office:value="12.318788888">
                <text:p>12.318788888</text:p>
                <draw:g>
                  <svg:desc>PT@data 1</svg:desc>
                </draw:g>
              </table:table-cell>
              <table:table-cell office:value-type="float" office:value="14.639163355">
                <text:p>14.639163355</text:p>
                <draw:g>
                  <svg:desc>PT@data 2</svg:desc>
                </draw:g>
              </table:table-cell>
              <table:table-cell office:value-type="float" office:value="24.637577776">
                <text:p>24.637577776</text:p>
                <draw:g>
                  <svg:desc>PT@data 3</svg:desc>
                </draw:g>
              </table:table-cell>
              <table:table-cell office:value-type="float" office:value="29.27832671">
                <text:p>29.27832671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38721204">
                <text:p>16.438721204</text:p>
              </table:table-cell>
              <table:table-cell office:value-type="float" office:value="5.893373193">
                <text:p>5.893373193</text:p>
              </table:table-cell>
              <table:table-cell office:value-type="float" office:value="19.464862962">
                <text:p>19.464862962</text:p>
              </table:table-cell>
              <table:table-cell office:value-type="float" office:value="17.680119579">
                <text:p>17.680119579</text:p>
              </table:table-cell>
              <table:table-cell office:value-type="float" office:value="58.394588886">
                <text:p>58.394588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17018643">
                <text:p>16.17018643</text:p>
              </table:table-cell>
              <table:table-cell office:value-type="float" office:value="11.973228914">
                <text:p>11.973228914</text:p>
              </table:table-cell>
              <table:table-cell office:value-type="float" office:value="15.310757891">
                <text:p>15.310757891</text:p>
              </table:table-cell>
              <table:table-cell office:value-type="float" office:value="47.892915656">
                <text:p>47.892915656</text:p>
              </table:table-cell>
              <table:table-cell office:value-type="float" office:value="61.243031564">
                <text:p>61.24303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78140307">
                <text:p>15.578140307</text:p>
              </table:table-cell>
              <table:table-cell office:value-type="float" office:value="12.81635863">
                <text:p>12.81635863</text:p>
              </table:table-cell>
              <table:table-cell office:value-type="float" office:value="16.875411535">
                <text:p>16.875411535</text:p>
              </table:table-cell>
              <table:table-cell office:value-type="float" office:value="64.08179315">
                <text:p>64.08179315</text:p>
              </table:table-cell>
              <table:table-cell office:value-type="float" office:value="84.377057675">
                <text:p>84.377057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640265988">
                <text:p>15.640265988</text:p>
              </table:table-cell>
              <table:table-cell office:value-type="float" office:value="8.665316557">
                <text:p>8.665316557</text:p>
              </table:table-cell>
              <table:table-cell office:value-type="float" office:value="18.644874497">
                <text:p>18.644874497</text:p>
              </table:table-cell>
              <table:table-cell office:value-type="float" office:value="51.991899342">
                <text:p>51.991899342</text:p>
              </table:table-cell>
              <table:table-cell office:value-type="float" office:value="111.869246982">
                <text:p>111.869246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85657247">
                <text:p>16.685657247</text:p>
              </table:table-cell>
              <table:table-cell office:value-type="float" office:value="7.38372903">
                <text:p>7.38372903</text:p>
              </table:table-cell>
              <table:table-cell office:value-type="float" office:value="21.5246237">
                <text:p>21.5246237</text:p>
              </table:table-cell>
              <table:table-cell office:value-type="float" office:value="51.68610321">
                <text:p>51.68610321</text:p>
              </table:table-cell>
              <table:table-cell office:value-type="float" office:value="150.6723659">
                <text:p>150.6723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242310478">
                <text:p>16.242310478</text:p>
              </table:table-cell>
              <table:table-cell office:value-type="float" office:value="14.529366857">
                <text:p>14.529366857</text:p>
              </table:table-cell>
              <table:table-cell office:value-type="float" office:value="16.75163111">
                <text:p>16.75163111</text:p>
              </table:table-cell>
              <table:table-cell office:value-type="float" office:value="116.234934856">
                <text:p>116.234934856</text:p>
              </table:table-cell>
              <table:table-cell office:value-type="float" office:value="134.01304888">
                <text:p>134.01304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056125181">
                <text:p>16.056125181</text:p>
              </table:table-cell>
              <table:table-cell office:value-type="float" office:value="1.602361685">
                <text:p>1.602361685</text:p>
              </table:table-cell>
              <table:table-cell office:value-type="float" office:value="29.110614499">
                <text:p>29.110614499</text:p>
              </table:table-cell>
              <table:table-cell office:value-type="float" office:value="14.421255165">
                <text:p>14.421255165</text:p>
              </table:table-cell>
              <table:table-cell office:value-type="float" office:value="261.995530491">
                <text:p>261.995530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306341205">
                <text:p>16.306341205</text:p>
              </table:table-cell>
              <table:table-cell office:value-type="float" office:value="14.718661207">
                <text:p>14.718661207</text:p>
              </table:table-cell>
              <table:table-cell office:value-type="float" office:value="17.759824984">
                <text:p>17.759824984</text:p>
              </table:table-cell>
              <table:table-cell office:value-type="float" office:value="147.18661207">
                <text:p>147.18661207</text:p>
              </table:table-cell>
              <table:table-cell office:value-type="float" office:value="177.59824984">
                <text:p>177.59824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52906926">
                <text:p>16.552906926</text:p>
              </table:table-cell>
              <table:table-cell office:value-type="float" office:value="8.155197685">
                <text:p>8.155197685</text:p>
              </table:table-cell>
              <table:table-cell office:value-type="float" office:value="21.916623859">
                <text:p>21.916623859</text:p>
              </table:table-cell>
              <table:table-cell office:value-type="float" office:value="89.707174535">
                <text:p>89.707174535</text:p>
              </table:table-cell>
              <table:table-cell office:value-type="float" office:value="241.082862449">
                <text:p>241.082862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41171849">
                <text:p>16.541171849</text:p>
              </table:table-cell>
              <table:table-cell office:value-type="float" office:value="1.897596524">
                <text:p>1.897596524</text:p>
              </table:table-cell>
              <table:table-cell office:value-type="float" office:value="29.312687919">
                <text:p>29.312687919</text:p>
              </table:table-cell>
              <table:table-cell office:value-type="float" office:value="22.771158288">
                <text:p>22.771158288</text:p>
              </table:table-cell>
              <table:table-cell office:value-type="float" office:value="351.752255028">
                <text:p>351.752255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612017086">
                <text:p>16.612017086</text:p>
              </table:table-cell>
              <table:table-cell office:value-type="float" office:value="10.310642351">
                <text:p>10.310642351</text:p>
              </table:table-cell>
              <table:table-cell office:value-type="float" office:value="20.596529923">
                <text:p>20.596529923</text:p>
              </table:table-cell>
              <table:table-cell office:value-type="float" office:value="134.038350563">
                <text:p>134.038350563</text:p>
              </table:table-cell>
              <table:table-cell office:value-type="float" office:value="267.754888999">
                <text:p>267.754888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413219813">
                <text:p>18.413219813</text:p>
              </table:table-cell>
              <table:table-cell office:value-type="float" office:value="0.817164393">
                <text:p>0.817164393</text:p>
              </table:table-cell>
              <table:table-cell office:value-type="float" office:value="30.267297268">
                <text:p>30.267297268</text:p>
              </table:table-cell>
              <table:table-cell office:value-type="float" office:value="11.440301502">
                <text:p>11.440301502</text:p>
              </table:table-cell>
              <table:table-cell office:value-type="float" office:value="423.742161752">
                <text:p>423.742161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83781475">
                <text:p>17.83781475</text:p>
              </table:table-cell>
              <table:table-cell office:value-type="float" office:value="6.092074531">
                <text:p>6.092074531</text:p>
              </table:table-cell>
              <table:table-cell office:value-type="float" office:value="26.020629069">
                <text:p>26.020629069</text:p>
              </table:table-cell>
              <table:table-cell office:value-type="float" office:value="91.381117965">
                <text:p>91.381117965</text:p>
              </table:table-cell>
              <table:table-cell office:value-type="float" office:value="390.309436035">
                <text:p>390.309436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8294448">
                <text:p>16.18294448</text:p>
              </table:table-cell>
              <table:table-cell office:value-type="float" office:value="15.415060849">
                <text:p>15.415060849</text:p>
              </table:table-cell>
              <table:table-cell office:value-type="float" office:value="16.245894379">
                <text:p>16.245894379</text:p>
              </table:table-cell>
              <table:table-cell office:value-type="float" office:value="246.640973584">
                <text:p>246.640973584</text:p>
              </table:table-cell>
              <table:table-cell office:value-type="float" office:value="259.934310064">
                <text:p>259.934310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89565338">
                <text:p>17.989565338</text:p>
              </table:table-cell>
              <table:table-cell office:value-type="float" office:value="0.376799225">
                <text:p>0.376799225</text:p>
              </table:table-cell>
              <table:table-cell office:value-type="float" office:value="30.797074872">
                <text:p>30.797074872</text:p>
              </table:table-cell>
              <table:table-cell office:value-type="float" office:value="6.405586825">
                <text:p>6.405586825</text:p>
              </table:table-cell>
              <table:table-cell office:value-type="float" office:value="523.550272824">
                <text:p>523.550272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472831809">
                <text:p>17.472831809</text:p>
              </table:table-cell>
              <table:table-cell office:value-type="float" office:value="2.126286385">
                <text:p>2.126286385</text:p>
              </table:table-cell>
              <table:table-cell office:value-type="float" office:value="29.953289084">
                <text:p>29.953289084</text:p>
              </table:table-cell>
              <table:table-cell office:value-type="float" office:value="38.27315493">
                <text:p>38.27315493</text:p>
              </table:table-cell>
              <table:table-cell office:value-type="float" office:value="539.159203512">
                <text:p>539.159203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86924782">
                <text:p>16.486924782</text:p>
              </table:table-cell>
              <table:table-cell office:value-type="float" office:value="6.972257356">
                <text:p>6.972257356</text:p>
              </table:table-cell>
              <table:table-cell office:value-type="float" office:value="24.437058872">
                <text:p>24.437058872</text:p>
              </table:table-cell>
              <table:table-cell office:value-type="float" office:value="132.472889764">
                <text:p>132.472889764</text:p>
              </table:table-cell>
              <table:table-cell office:value-type="float" office:value="464.304118568">
                <text:p>464.304118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744751848">
                <text:p>17.744751848</text:p>
              </table:table-cell>
              <table:table-cell office:value-type="float" office:value="15.874300624">
                <text:p>15.874300624</text:p>
              </table:table-cell>
              <table:table-cell office:value-type="float" office:value="16.934352118">
                <text:p>16.934352118</text:p>
              </table:table-cell>
              <table:table-cell office:value-type="float" office:value="317.48601248">
                <text:p>317.48601248</text:p>
              </table:table-cell>
              <table:table-cell office:value-type="float" office:value="338.68704236">
                <text:p>338.68704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05769916">
                <text:p>17.505769916</text:p>
              </table:table-cell>
              <table:table-cell office:value-type="float" office:value="0.046846228">
                <text:p>0.046846228</text:p>
              </table:table-cell>
              <table:table-cell office:value-type="float" office:value="35.472799155">
                <text:p>35.472799155</text:p>
              </table:table-cell>
              <table:table-cell office:value-type="float" office:value="0.983770788">
                <text:p>0.983770788</text:p>
              </table:table-cell>
              <table:table-cell office:value-type="float" office:value="744.928782255">
                <text:p>744.92878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7357697">
                <text:p>17.17357697</text:p>
              </table:table-cell>
              <table:table-cell office:value-type="float" office:value="0.183704857">
                <text:p>0.183704857</text:p>
              </table:table-cell>
              <table:table-cell office:value-type="float" office:value="33.951708882">
                <text:p>33.951708882</text:p>
              </table:table-cell>
              <table:table-cell office:value-type="float" office:value="4.041506854">
                <text:p>4.041506854</text:p>
              </table:table-cell>
              <table:table-cell office:value-type="float" office:value="746.937595404">
                <text:p>746.937595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61718717">
                <text:p>17.661718717</text:p>
              </table:table-cell>
              <table:table-cell office:value-type="float" office:value="0.718426278">
                <text:p>0.718426278</text:p>
              </table:table-cell>
              <table:table-cell office:value-type="float" office:value="35.690145864">
                <text:p>35.690145864</text:p>
              </table:table-cell>
              <table:table-cell office:value-type="float" office:value="16.523804394">
                <text:p>16.523804394</text:p>
              </table:table-cell>
              <table:table-cell office:value-type="float" office:value="820.873354872">
                <text:p>820.873354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649257722">
                <text:p>19.649257722</text:p>
              </table:table-cell>
              <table:table-cell office:value-type="float" office:value="2.421936378">
                <text:p>2.421936378</text:p>
              </table:table-cell>
              <table:table-cell office:value-type="float" office:value="34.893965882">
                <text:p>34.893965882</text:p>
              </table:table-cell>
              <table:table-cell office:value-type="float" office:value="58.126473072">
                <text:p>58.126473072</text:p>
              </table:table-cell>
              <table:table-cell office:value-type="float" office:value="837.455181168">
                <text:p>837.455181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08694418">
                <text:p>18.08694418</text:p>
              </table:table-cell>
              <table:table-cell office:value-type="float" office:value="5.773324728">
                <text:p>5.773324728</text:p>
              </table:table-cell>
              <table:table-cell office:value-type="float" office:value="27.744961776">
                <text:p>27.744961776</text:p>
              </table:table-cell>
              <table:table-cell office:value-type="float" office:value="144.3331182">
                <text:p>144.3331182</text:p>
              </table:table-cell>
              <table:table-cell office:value-type="float" office:value="693.6240444">
                <text:p>693.6240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175367522">
                <text:p>18.175367522</text:p>
              </table:table-cell>
              <table:table-cell office:value-type="float" office:value="11.538083727">
                <text:p>11.538083727</text:p>
              </table:table-cell>
              <table:table-cell office:value-type="float" office:value="22.063199494">
                <text:p>22.063199494</text:p>
              </table:table-cell>
              <table:table-cell office:value-type="float" office:value="299.990176902">
                <text:p>299.990176902</text:p>
              </table:table-cell>
              <table:table-cell office:value-type="float" office:value="573.643186844">
                <text:p>573.643186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558486405">
                <text:p>18.558486405</text:p>
              </table:table-cell>
              <table:table-cell office:value-type="float" office:value="0.000372926">
                <text:p>0.000372926</text:p>
              </table:table-cell>
              <table:table-cell office:value-type="float" office:value="34.699082703">
                <text:p>34.699082703</text:p>
              </table:table-cell>
              <table:table-cell office:value-type="float" office:value="0.010069002">
                <text:p>0.010069002</text:p>
              </table:table-cell>
              <table:table-cell office:value-type="float" office:value="936.875232981">
                <text:p>936.875232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89465621">
                <text:p>17.989465621</text:p>
              </table:table-cell>
              <table:table-cell office:value-type="float" office:value="0.001362807">
                <text:p>0.001362807</text:p>
              </table:table-cell>
              <table:table-cell office:value-type="float" office:value="35.20166391">
                <text:p>35.20166391</text:p>
              </table:table-cell>
              <table:table-cell office:value-type="float" office:value="0.038158596">
                <text:p>0.038158596</text:p>
              </table:table-cell>
              <table:table-cell office:value-type="float" office:value="985.64658948">
                <text:p>985.64658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35389116">
                <text:p>19.135389116</text:p>
              </table:table-cell>
              <table:table-cell office:value-type="float" office:value="0.000959399">
                <text:p>0.000959399</text:p>
              </table:table-cell>
              <table:table-cell office:value-type="float" office:value="37.475423829">
                <text:p>37.475423829</text:p>
              </table:table-cell>
              <table:table-cell office:value-type="float" office:value="0.027822571">
                <text:p>0.027822571</text:p>
              </table:table-cell>
              <table:table-cell office:value-type="float" office:value="1086.787291041">
                <text:p>1086.787291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640322083">
                <text:p>20.640322083</text:p>
              </table:table-cell>
              <table:table-cell office:value-type="float" office:value="0.013811501">
                <text:p>0.013811501</text:p>
              </table:table-cell>
              <table:table-cell office:value-type="float" office:value="38.729864767">
                <text:p>38.729864767</text:p>
              </table:table-cell>
              <table:table-cell office:value-type="float" office:value="0.41434503">
                <text:p>0.41434503</text:p>
              </table:table-cell>
              <table:table-cell office:value-type="float" office:value="1161.89594301">
                <text:p>1161.89594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068188374">
                <text:p>19.068188374</text:p>
              </table:table-cell>
              <table:table-cell office:value-type="float" office:value="0.031015814">
                <text:p>0.031015814</text:p>
              </table:table-cell>
              <table:table-cell office:value-type="float" office:value="37.530643269">
                <text:p>37.530643269</text:p>
              </table:table-cell>
              <table:table-cell office:value-type="float" office:value="0.961490234">
                <text:p>0.961490234</text:p>
              </table:table-cell>
              <table:table-cell office:value-type="float" office:value="1163.449941339">
                <text:p>1163.449941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446074556">
                <text:p>18.446074556</text:p>
              </table:table-cell>
              <table:table-cell office:value-type="float" office:value="0.093519552">
                <text:p>0.093519552</text:p>
              </table:table-cell>
              <table:table-cell office:value-type="float" office:value="36.203906263">
                <text:p>36.203906263</text:p>
              </table:table-cell>
              <table:table-cell office:value-type="float" office:value="2.992625664">
                <text:p>2.992625664</text:p>
              </table:table-cell>
              <table:table-cell office:value-type="float" office:value="1158.525000416">
                <text:p>1158.525000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